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22mm"/>
    </style:style>
    <style:style style:name="co3" style:family="table-column">
      <style:table-column-properties fo:break-before="auto" style:column-width="6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lationMapping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MC Barreiro - Unnormalized</text:p>
          </table:table-cell>
          <table:table-cell table:style-name="ce1" table:number-columns-repeated="18"/>
        </table:table-row>
        <table:table-row table:style-name="ro1">
          <table:table-cell table:style-name="ce1" office:value-type="string" calcext:value-type="string">
            <text:p>Template columns must be manually filled in with the name of the JSON file.</text:p>
          </table:table-cell>
          <table:table-cell table:style-name="ce1" table:number-columns-repeated="18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Sample</text:p>
          </table:table-cell>
          <table:table-cell table:style-name="ce1" table:number-columns-repeated="2"/>
          <table:table-cell table:style-name="ce1" office:value-type="string" calcext:value-type="string">
            <text:p>Experimen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/>
          <table:table-cell table:style-name="ce1" office:value-type="string" calcext:value-type="string">
            <text:p>Files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Dataset_alias</text:p>
          </table:table-cell>
          <table:table-cell table:style-name="ce1" office:value-type="string" calcext:value-type="string">
            <text:p>Dataset_template</text:p>
          </table:table-cell>
          <table:table-cell table:style-name="ce1" office:value-type="string" calcext:value-type="string">
            <text:p>EGAD</text:p>
          </table:table-cell>
          <table:table-cell table:style-name="ce1" office:value-type="string" calcext:value-type="string">
            <text:p>Sample_alias</text:p>
          </table:table-cell>
          <table:table-cell table:style-name="ce1" office:value-type="string" calcext:value-type="string">
            <text:p>Sample_template</text:p>
          </table:table-cell>
          <table:table-cell table:style-name="ce1" office:value-type="string" calcext:value-type="string">
            <text:p>EGAN</text:p>
          </table:table-cell>
          <table:table-cell table:style-name="ce1" office:value-type="string" calcext:value-type="string">
            <text:p>Experiment_alias</text:p>
          </table:table-cell>
          <table:table-cell table:style-name="ce1" office:value-type="string" calcext:value-type="string">
            <text:p>Experiment_template</text:p>
          </table:table-cell>
          <table:table-cell table:style-name="ce1" office:value-type="string" calcext:value-type="string">
            <text:p>EGAX</text:p>
          </table:table-cell>
          <table:table-cell table:style-name="ce1" office:value-type="string" calcext:value-type="string">
            <text:p>Run_alias</text:p>
          </table:table-cell>
          <table:table-cell table:style-name="ce1" office:value-type="string" calcext:value-type="string">
            <text:p>EGAR</text:p>
          </table:table-cell>
          <table:table-cell table:style-name="ce1" office:value-type="string" calcext:value-type="string">
            <text:p>File1_fileName</text:p>
          </table:table-cell>
          <table:table-cell table:style-name="ce1" office:value-type="string" calcext:value-type="string">
            <text:p>File1_checksum</text:p>
          </table:table-cell>
          <table:table-cell table:style-name="ce1" office:value-type="string" calcext:value-type="string">
            <text:p>File1_encrypted_checksum</text:p>
          </table:table-cell>
          <table:table-cell table:style-name="ce1" office:value-type="string" calcext:value-type="string">
            <text:p>File1_EGAF</text:p>
          </table:table-cell>
          <table:table-cell table:style-name="ce1" office:value-type="string" calcext:value-type="string">
            <text:p>File2_fileName</text:p>
          </table:table-cell>
          <table:table-cell table:style-name="ce1" office:value-type="string" calcext:value-type="string">
            <text:p>File2_checksum</text:p>
          </table:table-cell>
          <table:table-cell table:style-name="ce1" office:value-type="string" calcext:value-type="string">
            <text:p>File2_encrypted_checksum</text:p>
          </table:table-cell>
          <table:table-cell table:style-name="ce1" office:value-type="string" calcext:value-type="string">
            <text:p>File2_EGAF</text:p>
          </table:table-cell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301.BS</text:p>
          </table:table-cell>
          <table:table-cell/>
          <table:table-cell office:value-type="string" calcext:value-type="string">
            <text:p>EMC_Barreiro/WGBS_AF/MS049301.BS.204.4.pair1.fastq.gz</text:p>
          </table:table-cell>
          <table:table-cell office:value-type="string" calcext:value-type="string">
            <text:p>0cc1e5fca4fa8b45f294bd73630ead01</text:p>
          </table:table-cell>
          <table:table-cell office:value-type="string" calcext:value-type="string">
            <text:p>155a8adf550935a67f8324f2f136fff9</text:p>
          </table:table-cell>
          <table:table-cell/>
          <table:table-cell office:value-type="string" calcext:value-type="string">
            <text:p>EMC_Barreiro/WGBS_AF/MS049301.BS.204.4.pair2.fastq.gz</text:p>
          </table:table-cell>
          <table:table-cell office:value-type="string" calcext:value-type="string">
            <text:p>2a69c11c80084dd4114ae436968d0bb3</text:p>
          </table:table-cell>
          <table:table-cell office:value-type="string" calcext:value-type="string">
            <text:p>21dbc618eb5df4ba5d54a290e864ee3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302.BS</text:p>
          </table:table-cell>
          <table:table-cell/>
          <table:table-cell office:value-type="string" calcext:value-type="string">
            <text:p>EMC_Barreiro/WGBS_AF/MS049302.BS.204.3.pair1.fastq.gz</text:p>
          </table:table-cell>
          <table:table-cell office:value-type="string" calcext:value-type="string">
            <text:p>bec84d7c4bf193dc3275261baeef16e2</text:p>
          </table:table-cell>
          <table:table-cell office:value-type="string" calcext:value-type="string">
            <text:p>b40c78e5c668334d4b033cb2c4872753</text:p>
          </table:table-cell>
          <table:table-cell/>
          <table:table-cell office:value-type="string" calcext:value-type="string">
            <text:p>EMC_Barreiro/WGBS_AF/MS049302.BS.204.3.pair2.fastq.gz</text:p>
          </table:table-cell>
          <table:table-cell office:value-type="string" calcext:value-type="string">
            <text:p>a0ded7dc75f3c9b3832f7400cbceb0fe</text:p>
          </table:table-cell>
          <table:table-cell office:value-type="string" calcext:value-type="string">
            <text:p>f92f52136ebbdb114bda13f55466f62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401.BS</text:p>
          </table:table-cell>
          <table:table-cell/>
          <table:table-cell office:value-type="string" calcext:value-type="string">
            <text:p>EMC_Barreiro/WGBS_AF/MS049401.BS.225.6.pair1.fastq.gz</text:p>
          </table:table-cell>
          <table:table-cell office:value-type="string" calcext:value-type="string">
            <text:p>ce88c2502640e10bf2dd46fd8f079965</text:p>
          </table:table-cell>
          <table:table-cell office:value-type="string" calcext:value-type="string">
            <text:p>d9e16709000efff1dc78b5cc92689b5c</text:p>
          </table:table-cell>
          <table:table-cell/>
          <table:table-cell office:value-type="string" calcext:value-type="string">
            <text:p>EMC_Barreiro/WGBS_AF/MS049401.BS.225.6.pair2.fastq.gz</text:p>
          </table:table-cell>
          <table:table-cell office:value-type="string" calcext:value-type="string">
            <text:p>3717a5d57aee3dab66b78f2e6ce502bd</text:p>
          </table:table-cell>
          <table:table-cell office:value-type="string" calcext:value-type="string">
            <text:p>f6faae70186aa979302de03e68b0b38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402.BS</text:p>
          </table:table-cell>
          <table:table-cell/>
          <table:table-cell office:value-type="string" calcext:value-type="string">
            <text:p>EMC_Barreiro/WGBS_AF/MS049402.BS.225.5.pair1.fastq.gz</text:p>
          </table:table-cell>
          <table:table-cell office:value-type="string" calcext:value-type="string">
            <text:p>2a8c405967cd8294f8c2662d077ff6d1</text:p>
          </table:table-cell>
          <table:table-cell office:value-type="string" calcext:value-type="string">
            <text:p>988ce6b4d6d54eb445488c8bd8d78fa7</text:p>
          </table:table-cell>
          <table:table-cell/>
          <table:table-cell office:value-type="string" calcext:value-type="string">
            <text:p>EMC_Barreiro/WGBS_AF/MS049402.BS.225.5.pair2.fastq.gz</text:p>
          </table:table-cell>
          <table:table-cell office:value-type="string" calcext:value-type="string">
            <text:p>7d270f13577451c9122a19f62708128c</text:p>
          </table:table-cell>
          <table:table-cell office:value-type="string" calcext:value-type="string">
            <text:p>1fd50ac28e5cf3049061e15f5b88065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501.BS</text:p>
          </table:table-cell>
          <table:table-cell/>
          <table:table-cell office:value-type="string" calcext:value-type="string">
            <text:p>EMC_Barreiro/WGBS_AF/MS049501.BS.203.4.pair1.fastq.gz</text:p>
          </table:table-cell>
          <table:table-cell office:value-type="string" calcext:value-type="string">
            <text:p>f5419fc4478e2c68d9f4db81e7d78aad</text:p>
          </table:table-cell>
          <table:table-cell office:value-type="string" calcext:value-type="string">
            <text:p>a6328ee1cccdf2a6affa55ad6ddc190b</text:p>
          </table:table-cell>
          <table:table-cell/>
          <table:table-cell office:value-type="string" calcext:value-type="string">
            <text:p>EMC_Barreiro/WGBS_AF/MS049501.BS.203.4.pair2.fastq.gz</text:p>
          </table:table-cell>
          <table:table-cell office:value-type="string" calcext:value-type="string">
            <text:p>25bf6221df8991632920eab1b16906fe</text:p>
          </table:table-cell>
          <table:table-cell office:value-type="string" calcext:value-type="string">
            <text:p>c42be1e57821238f6cd47cff6e9996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502.BS</text:p>
          </table:table-cell>
          <table:table-cell/>
          <table:table-cell office:value-type="string" calcext:value-type="string">
            <text:p>EMC_Barreiro/WGBS_AF/MS049502.BS.203.3.pair1.fastq.gz</text:p>
          </table:table-cell>
          <table:table-cell office:value-type="string" calcext:value-type="string">
            <text:p>b75e02e4eab3139240e9e52ae038121f</text:p>
          </table:table-cell>
          <table:table-cell office:value-type="string" calcext:value-type="string">
            <text:p>edfa496c77eb06954f741cf2440609eb</text:p>
          </table:table-cell>
          <table:table-cell/>
          <table:table-cell office:value-type="string" calcext:value-type="string">
            <text:p>EMC_Barreiro/WGBS_AF/MS049502.BS.203.3.pair2.fastq.gz</text:p>
          </table:table-cell>
          <table:table-cell office:value-type="string" calcext:value-type="string">
            <text:p>f456820125aa1c4b23edf145b3dacaa0</text:p>
          </table:table-cell>
          <table:table-cell office:value-type="string" calcext:value-type="string">
            <text:p>163dedb469fcccee2bd208ab7247e48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601.BS</text:p>
          </table:table-cell>
          <table:table-cell/>
          <table:table-cell office:value-type="string" calcext:value-type="string">
            <text:p>EMC_Barreiro/WGBS_AF/MS049601.BS.204.4.pair1.fastq.gz</text:p>
          </table:table-cell>
          <table:table-cell office:value-type="string" calcext:value-type="string">
            <text:p>2afd9c9c52d24a18abf743455928192c</text:p>
          </table:table-cell>
          <table:table-cell office:value-type="string" calcext:value-type="string">
            <text:p>80a4f5eff41f02e49b41ac9d522c5b48</text:p>
          </table:table-cell>
          <table:table-cell/>
          <table:table-cell office:value-type="string" calcext:value-type="string">
            <text:p>EMC_Barreiro/WGBS_AF/MS049601.BS.204.4.pair2.fastq.gz</text:p>
          </table:table-cell>
          <table:table-cell office:value-type="string" calcext:value-type="string">
            <text:p>1b502bedd50b884399b9cff2501858de</text:p>
          </table:table-cell>
          <table:table-cell office:value-type="string" calcext:value-type="string">
            <text:p>1512babef2a011e756840028daca440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602.BS</text:p>
          </table:table-cell>
          <table:table-cell/>
          <table:table-cell office:value-type="string" calcext:value-type="string">
            <text:p>EMC_Barreiro/WGBS_AF/MS049602.BS.204.3.pair1.fastq.gz</text:p>
          </table:table-cell>
          <table:table-cell office:value-type="string" calcext:value-type="string">
            <text:p>a0d922b029e7e2230ddc14130bba7c48</text:p>
          </table:table-cell>
          <table:table-cell office:value-type="string" calcext:value-type="string">
            <text:p>fe50c684654de812f84577fbc65e4b57</text:p>
          </table:table-cell>
          <table:table-cell/>
          <table:table-cell office:value-type="string" calcext:value-type="string">
            <text:p>EMC_Barreiro/WGBS_AF/MS049602.BS.204.3.pair2.fastq.gz</text:p>
          </table:table-cell>
          <table:table-cell office:value-type="string" calcext:value-type="string">
            <text:p>fd5983e2817b9c1cea299f4b389c8915</text:p>
          </table:table-cell>
          <table:table-cell office:value-type="string" calcext:value-type="string">
            <text:p>8b224270a40258fe7f905b757e7f1b4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701.BS</text:p>
          </table:table-cell>
          <table:table-cell/>
          <table:table-cell office:value-type="string" calcext:value-type="string">
            <text:p>EMC_Barreiro/WGBS_AF/MS049701.BS.204.6.pair1.fastq.gz</text:p>
          </table:table-cell>
          <table:table-cell office:value-type="string" calcext:value-type="string">
            <text:p>66826f0f060d87c56cd6bfe103b934b1</text:p>
          </table:table-cell>
          <table:table-cell office:value-type="string" calcext:value-type="string">
            <text:p>1ef066ae207621ec1aed27b81d72836c</text:p>
          </table:table-cell>
          <table:table-cell/>
          <table:table-cell office:value-type="string" calcext:value-type="string">
            <text:p>EMC_Barreiro/WGBS_AF/MS049701.BS.204.6.pair2.fastq.gz</text:p>
          </table:table-cell>
          <table:table-cell office:value-type="string" calcext:value-type="string">
            <text:p>0c1454758ab553728e9ede3a95a6bc16</text:p>
          </table:table-cell>
          <table:table-cell office:value-type="string" calcext:value-type="string">
            <text:p>770b17de1b82522fd9bef49ec209ee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702.BS</text:p>
          </table:table-cell>
          <table:table-cell/>
          <table:table-cell office:value-type="string" calcext:value-type="string">
            <text:p>EMC_Barreiro/WGBS_AF/MS049702.BS.204.5.pair1.fastq.gz</text:p>
          </table:table-cell>
          <table:table-cell office:value-type="string" calcext:value-type="string">
            <text:p>163bf7222c423e0eb5606cb244133167</text:p>
          </table:table-cell>
          <table:table-cell office:value-type="string" calcext:value-type="string">
            <text:p>431cb8c6365fdc648bb70470d4201b9f</text:p>
          </table:table-cell>
          <table:table-cell/>
          <table:table-cell office:value-type="string" calcext:value-type="string">
            <text:p>EMC_Barreiro/WGBS_AF/MS049702.BS.204.5.pair2.fastq.gz</text:p>
          </table:table-cell>
          <table:table-cell office:value-type="string" calcext:value-type="string">
            <text:p>4ef36add8184903a4e350345fd531786</text:p>
          </table:table-cell>
          <table:table-cell office:value-type="string" calcext:value-type="string">
            <text:p>ad4a2a5830d466542f7437a1d23a6dd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801.BS</text:p>
          </table:table-cell>
          <table:table-cell/>
          <table:table-cell office:value-type="string" calcext:value-type="string">
            <text:p>EMC_Barreiro/WGBS_AF/MS049801.BS.204.8.pair1.fastq.gz</text:p>
          </table:table-cell>
          <table:table-cell office:value-type="string" calcext:value-type="string">
            <text:p>3263500ab5ca976f27ca806112c912f9</text:p>
          </table:table-cell>
          <table:table-cell office:value-type="string" calcext:value-type="string">
            <text:p>1dc1f9e0bd79f95cb258a57fbc57d17f</text:p>
          </table:table-cell>
          <table:table-cell/>
          <table:table-cell office:value-type="string" calcext:value-type="string">
            <text:p>EMC_Barreiro/WGBS_AF/MS049801.BS.204.8.pair2.fastq.gz</text:p>
          </table:table-cell>
          <table:table-cell office:value-type="string" calcext:value-type="string">
            <text:p>338a8ec4e92f1edb3542dbe01ba8ef6c</text:p>
          </table:table-cell>
          <table:table-cell office:value-type="string" calcext:value-type="string">
            <text:p>39fd06ad5e5ad0d9355cf6c91256d49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802.BS</text:p>
          </table:table-cell>
          <table:table-cell/>
          <table:table-cell office:value-type="string" calcext:value-type="string">
            <text:p>EMC_Barreiro/WGBS_AF/MS049802.BS.204.7.pair1.fastq.gz</text:p>
          </table:table-cell>
          <table:table-cell office:value-type="string" calcext:value-type="string">
            <text:p>8034e2d30299b9fa598158ccd7bdf87e</text:p>
          </table:table-cell>
          <table:table-cell office:value-type="string" calcext:value-type="string">
            <text:p>cef6da9e3e00577f837450f16f4e7ba9</text:p>
          </table:table-cell>
          <table:table-cell/>
          <table:table-cell office:value-type="string" calcext:value-type="string">
            <text:p>EMC_Barreiro/WGBS_AF/MS049802.BS.204.7.pair2.fastq.gz</text:p>
          </table:table-cell>
          <table:table-cell office:value-type="string" calcext:value-type="string">
            <text:p>dc6b9f5db2589772e2a164844985e11a</text:p>
          </table:table-cell>
          <table:table-cell office:value-type="string" calcext:value-type="string">
            <text:p>e31be90e6bb1495109f3d668ae4fd7c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901.BS</text:p>
          </table:table-cell>
          <table:table-cell/>
          <table:table-cell office:value-type="string" calcext:value-type="string">
            <text:p>EMC_Barreiro/WGBS_AF/MS049901.BS.207.1.pair1.fastq.gz</text:p>
          </table:table-cell>
          <table:table-cell office:value-type="string" calcext:value-type="string">
            <text:p>2068fbf9a76460e2aa8216b26fcedbb2</text:p>
          </table:table-cell>
          <table:table-cell office:value-type="string" calcext:value-type="string">
            <text:p>ae49fde0427a74e0c2bdf7e6e4e21422</text:p>
          </table:table-cell>
          <table:table-cell/>
          <table:table-cell office:value-type="string" calcext:value-type="string">
            <text:p>EMC_Barreiro/WGBS_AF/MS049901.BS.207.1.pair2.fastq.gz</text:p>
          </table:table-cell>
          <table:table-cell office:value-type="string" calcext:value-type="string">
            <text:p>4889ca274056d22cbcc724d5565b2374</text:p>
          </table:table-cell>
          <table:table-cell office:value-type="string" calcext:value-type="string">
            <text:p>2ad24adadcd67d96b3fb882689f4581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902.BS</text:p>
          </table:table-cell>
          <table:table-cell/>
          <table:table-cell office:value-type="string" calcext:value-type="string">
            <text:p>EMC_Barreiro/WGBS_AF/MS049902.BS.205.8.pair1.fastq.gz</text:p>
          </table:table-cell>
          <table:table-cell office:value-type="string" calcext:value-type="string">
            <text:p>1737ac510ce71c53e6fe1e956488c7f5</text:p>
          </table:table-cell>
          <table:table-cell office:value-type="string" calcext:value-type="string">
            <text:p>ab34e123ef2e305a8b0b7a76f2bd6095</text:p>
          </table:table-cell>
          <table:table-cell/>
          <table:table-cell office:value-type="string" calcext:value-type="string">
            <text:p>EMC_Barreiro/WGBS_AF/MS049902.BS.205.8.pair2.fastq.gz</text:p>
          </table:table-cell>
          <table:table-cell office:value-type="string" calcext:value-type="string">
            <text:p>38d64dd59b57c1ea51591b3e57f2a958</text:p>
          </table:table-cell>
          <table:table-cell office:value-type="string" calcext:value-type="string">
            <text:p>e515cb347e5b5f5d9784218daac7be4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001.BS</text:p>
          </table:table-cell>
          <table:table-cell/>
          <table:table-cell office:value-type="string" calcext:value-type="string">
            <text:p>EMC_Barreiro/WGBS_AF/MS050001.BS.207.3.pair1.fastq.gz</text:p>
          </table:table-cell>
          <table:table-cell office:value-type="string" calcext:value-type="string">
            <text:p>b8ce6b7fbf4530e17e885e851d51234e</text:p>
          </table:table-cell>
          <table:table-cell office:value-type="string" calcext:value-type="string">
            <text:p>853aa7ea8f572a26cc2c06facca0ac25</text:p>
          </table:table-cell>
          <table:table-cell/>
          <table:table-cell office:value-type="string" calcext:value-type="string">
            <text:p>EMC_Barreiro/WGBS_AF/MS050001.BS.207.3.pair2.fastq.gz</text:p>
          </table:table-cell>
          <table:table-cell office:value-type="string" calcext:value-type="string">
            <text:p>b0023acafc202dc7d76b037418f13091</text:p>
          </table:table-cell>
          <table:table-cell office:value-type="string" calcext:value-type="string">
            <text:p>df1d0ec0b7c4b5789c64a88b7f8f9af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002.BS</text:p>
          </table:table-cell>
          <table:table-cell/>
          <table:table-cell office:value-type="string" calcext:value-type="string">
            <text:p>EMC_Barreiro/WGBS_AF/MS050002.BS.207.2.pair1.fastq.gz</text:p>
          </table:table-cell>
          <table:table-cell office:value-type="string" calcext:value-type="string">
            <text:p>a920930c7298c670a8de07719785579d</text:p>
          </table:table-cell>
          <table:table-cell office:value-type="string" calcext:value-type="string">
            <text:p>00a68ebaa6aa4f335164cb8a55d4bdce</text:p>
          </table:table-cell>
          <table:table-cell/>
          <table:table-cell office:value-type="string" calcext:value-type="string">
            <text:p>EMC_Barreiro/WGBS_AF/MS050002.BS.207.2.pair2.fastq.gz</text:p>
          </table:table-cell>
          <table:table-cell office:value-type="string" calcext:value-type="string">
            <text:p>f8ac56dadb9f823642c6af216f96d06f</text:p>
          </table:table-cell>
          <table:table-cell office:value-type="string" calcext:value-type="string">
            <text:p>cbf54f0f4b008dae236b48a4d9975f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101.BS</text:p>
          </table:table-cell>
          <table:table-cell/>
          <table:table-cell office:value-type="string" calcext:value-type="string">
            <text:p>EMC_Barreiro/WGBS_AF/MS050101.BS.207.5.pair1.fastq.gz</text:p>
          </table:table-cell>
          <table:table-cell office:value-type="string" calcext:value-type="string">
            <text:p>000745e2844704d4d6273dcb051f7627</text:p>
          </table:table-cell>
          <table:table-cell office:value-type="string" calcext:value-type="string">
            <text:p>b97e01c99e7aca5e6c3a96616d82cb6e</text:p>
          </table:table-cell>
          <table:table-cell/>
          <table:table-cell office:value-type="string" calcext:value-type="string">
            <text:p>EMC_Barreiro/WGBS_AF/MS050101.BS.207.5.pair2.fastq.gz</text:p>
          </table:table-cell>
          <table:table-cell office:value-type="string" calcext:value-type="string">
            <text:p>cd9ffacffd919f8915f653028cada3e3</text:p>
          </table:table-cell>
          <table:table-cell office:value-type="string" calcext:value-type="string">
            <text:p>a3d324b1ceebe40f48c41fadef9a1b4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102.BS</text:p>
          </table:table-cell>
          <table:table-cell/>
          <table:table-cell office:value-type="string" calcext:value-type="string">
            <text:p>EMC_Barreiro/WGBS_AF/MS050102.BS.207.4.pair1.fastq.gz</text:p>
          </table:table-cell>
          <table:table-cell office:value-type="string" calcext:value-type="string">
            <text:p>f6c5f8b45eff963a0dae944ada831b90</text:p>
          </table:table-cell>
          <table:table-cell office:value-type="string" calcext:value-type="string">
            <text:p>24babba73da96eee5947b98efbec7ec0</text:p>
          </table:table-cell>
          <table:table-cell/>
          <table:table-cell office:value-type="string" calcext:value-type="string">
            <text:p>EMC_Barreiro/WGBS_AF/MS050102.BS.207.4.pair2.fastq.gz</text:p>
          </table:table-cell>
          <table:table-cell office:value-type="string" calcext:value-type="string">
            <text:p>0cfe060185c676409763a8bd9045e71d</text:p>
          </table:table-cell>
          <table:table-cell office:value-type="string" calcext:value-type="string">
            <text:p>ce75a5ac27bb83c511e9221a54217a0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201.BS</text:p>
          </table:table-cell>
          <table:table-cell/>
          <table:table-cell office:value-type="string" calcext:value-type="string">
            <text:p>EMC_Barreiro/WGBS_AF/MS050201.BS.200.1.pair1.fastq.gz</text:p>
          </table:table-cell>
          <table:table-cell office:value-type="string" calcext:value-type="string">
            <text:p>58f060d01efa1caaacb4bf1856fbcde9</text:p>
          </table:table-cell>
          <table:table-cell office:value-type="string" calcext:value-type="string">
            <text:p>592edcf9b6f013deb090b6ef5bcf59fd</text:p>
          </table:table-cell>
          <table:table-cell/>
          <table:table-cell office:value-type="string" calcext:value-type="string">
            <text:p>EMC_Barreiro/WGBS_AF/MS050201.BS.200.1.pair2.fastq.gz</text:p>
          </table:table-cell>
          <table:table-cell office:value-type="string" calcext:value-type="string">
            <text:p>002f0ad29fc34ad931cda476169988f8</text:p>
          </table:table-cell>
          <table:table-cell office:value-type="string" calcext:value-type="string">
            <text:p>89fea4caeab5ac534c4d5822fea5b2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202.BS</text:p>
          </table:table-cell>
          <table:table-cell/>
          <table:table-cell office:value-type="string" calcext:value-type="string">
            <text:p>EMC_Barreiro/WGBS_AF/MS050202.BS.202.8.pair1.fastq.gz</text:p>
          </table:table-cell>
          <table:table-cell office:value-type="string" calcext:value-type="string">
            <text:p>19742181be72d3a9a511e7cdc0256546</text:p>
          </table:table-cell>
          <table:table-cell office:value-type="string" calcext:value-type="string">
            <text:p>ae83061a02515f59000ea2bdb52cf446</text:p>
          </table:table-cell>
          <table:table-cell/>
          <table:table-cell office:value-type="string" calcext:value-type="string">
            <text:p>EMC_Barreiro/WGBS_AF/MS050202.BS.202.8.pair2.fastq.gz</text:p>
          </table:table-cell>
          <table:table-cell office:value-type="string" calcext:value-type="string">
            <text:p>90145e681f016940ee22469360799d1a</text:p>
          </table:table-cell>
          <table:table-cell office:value-type="string" calcext:value-type="string">
            <text:p>72569eb24ea1fcee8c46e7a69bd2ace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301.BS</text:p>
          </table:table-cell>
          <table:table-cell/>
          <table:table-cell office:value-type="string" calcext:value-type="string">
            <text:p>EMC_Barreiro/WGBS_AF/MS050301.BS.200.3.pair1.fastq.gz</text:p>
          </table:table-cell>
          <table:table-cell office:value-type="string" calcext:value-type="string">
            <text:p>3a8c9f3f683c0534ea174268296e0ed5</text:p>
          </table:table-cell>
          <table:table-cell office:value-type="string" calcext:value-type="string">
            <text:p>47d21fabe769f8658745377f97c19f6f</text:p>
          </table:table-cell>
          <table:table-cell/>
          <table:table-cell office:value-type="string" calcext:value-type="string">
            <text:p>EMC_Barreiro/WGBS_AF/MS050301.BS.200.3.pair2.fastq.gz</text:p>
          </table:table-cell>
          <table:table-cell office:value-type="string" calcext:value-type="string">
            <text:p>fa0803dfaa93f111f40ead120f085177</text:p>
          </table:table-cell>
          <table:table-cell office:value-type="string" calcext:value-type="string">
            <text:p>cd1b0f1a7ebe53ec22beccdf3ecc6b2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302.BS</text:p>
          </table:table-cell>
          <table:table-cell/>
          <table:table-cell office:value-type="string" calcext:value-type="string">
            <text:p>EMC_Barreiro/WGBS_AF/MS050302.BS.200.2.pair1.fastq.gz</text:p>
          </table:table-cell>
          <table:table-cell office:value-type="string" calcext:value-type="string">
            <text:p>37eaf5026597e604a6c538b8db9a3605</text:p>
          </table:table-cell>
          <table:table-cell office:value-type="string" calcext:value-type="string">
            <text:p>40fce9ce268fc982ed9faa99c9f32fca</text:p>
          </table:table-cell>
          <table:table-cell/>
          <table:table-cell office:value-type="string" calcext:value-type="string">
            <text:p>EMC_Barreiro/WGBS_AF/MS050302.BS.200.2.pair2.fastq.gz</text:p>
          </table:table-cell>
          <table:table-cell office:value-type="string" calcext:value-type="string">
            <text:p>265093aa5c73b7d153a439862284478b</text:p>
          </table:table-cell>
          <table:table-cell office:value-type="string" calcext:value-type="string">
            <text:p>e83625a910173081a6b25b06480f16f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401.BS</text:p>
          </table:table-cell>
          <table:table-cell/>
          <table:table-cell office:value-type="string" calcext:value-type="string">
            <text:p>EMC_Barreiro/WGBS_AF/MS050401.BS.200.5.pair1.fastq.gz</text:p>
          </table:table-cell>
          <table:table-cell office:value-type="string" calcext:value-type="string">
            <text:p>fe9531c5d681a134ed3c0a3e58467f70</text:p>
          </table:table-cell>
          <table:table-cell office:value-type="string" calcext:value-type="string">
            <text:p>f938bf9886023117a1a515f11273a404</text:p>
          </table:table-cell>
          <table:table-cell/>
          <table:table-cell office:value-type="string" calcext:value-type="string">
            <text:p>EMC_Barreiro/WGBS_AF/MS050401.BS.200.5.pair2.fastq.gz</text:p>
          </table:table-cell>
          <table:table-cell office:value-type="string" calcext:value-type="string">
            <text:p>5ed0fc63818c6abaea464529e057015b</text:p>
          </table:table-cell>
          <table:table-cell office:value-type="string" calcext:value-type="string">
            <text:p>7d2da2d003f720d51ed33c2fd5f21ac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402.BS</text:p>
          </table:table-cell>
          <table:table-cell/>
          <table:table-cell office:value-type="string" calcext:value-type="string">
            <text:p>EMC_Barreiro/WGBS_AF/MS050402.BS.200.4.pair1.fastq.gz</text:p>
          </table:table-cell>
          <table:table-cell office:value-type="string" calcext:value-type="string">
            <text:p>58ebc01dc8ec46465392ff138820e86d</text:p>
          </table:table-cell>
          <table:table-cell office:value-type="string" calcext:value-type="string">
            <text:p>81006e37b35e2f7c5a249c1c0e6de89a</text:p>
          </table:table-cell>
          <table:table-cell/>
          <table:table-cell office:value-type="string" calcext:value-type="string">
            <text:p>EMC_Barreiro/WGBS_AF/MS050402.BS.200.4.pair2.fastq.gz</text:p>
          </table:table-cell>
          <table:table-cell office:value-type="string" calcext:value-type="string">
            <text:p>6039af5adf132d31c1b8a467094cd75d</text:p>
          </table:table-cell>
          <table:table-cell office:value-type="string" calcext:value-type="string">
            <text:p>6f314f8f307537f778ca2cdea8fb4bd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501.BS</text:p>
          </table:table-cell>
          <table:table-cell/>
          <table:table-cell office:value-type="string" calcext:value-type="string">
            <text:p>EMC_Barreiro/WGBS_AF/MS050501.BS.200.7.pair1.fastq.gz</text:p>
          </table:table-cell>
          <table:table-cell office:value-type="string" calcext:value-type="string">
            <text:p>8ab1d0106df09b4fc2d92b02ca4b0f76</text:p>
          </table:table-cell>
          <table:table-cell office:value-type="string" calcext:value-type="string">
            <text:p>2add9548fccb2ed5887e701d10f0a93b</text:p>
          </table:table-cell>
          <table:table-cell/>
          <table:table-cell office:value-type="string" calcext:value-type="string">
            <text:p>EMC_Barreiro/WGBS_AF/MS050501.BS.200.7.pair2.fastq.gz</text:p>
          </table:table-cell>
          <table:table-cell office:value-type="string" calcext:value-type="string">
            <text:p>4e22f59a18b5c6abba21e187e76198e5</text:p>
          </table:table-cell>
          <table:table-cell office:value-type="string" calcext:value-type="string">
            <text:p>0e978350037e40a0ac94cf067ce550f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502.BS</text:p>
          </table:table-cell>
          <table:table-cell/>
          <table:table-cell office:value-type="string" calcext:value-type="string">
            <text:p>EMC_Barreiro/WGBS_AF/MS050502.BS.200.6.pair1.fastq.gz</text:p>
          </table:table-cell>
          <table:table-cell office:value-type="string" calcext:value-type="string">
            <text:p>2453f595f684bdacedd199e9c63f6146</text:p>
          </table:table-cell>
          <table:table-cell office:value-type="string" calcext:value-type="string">
            <text:p>4624b3ee43c8733e8fa48d7b4af75f2f</text:p>
          </table:table-cell>
          <table:table-cell/>
          <table:table-cell office:value-type="string" calcext:value-type="string">
            <text:p>EMC_Barreiro/WGBS_AF/MS050502.BS.200.6.pair2.fastq.gz</text:p>
          </table:table-cell>
          <table:table-cell office:value-type="string" calcext:value-type="string">
            <text:p>9b4f254dce136101bc04e1853f94cb41</text:p>
          </table:table-cell>
          <table:table-cell office:value-type="string" calcext:value-type="string">
            <text:p>610dc75c84e84df92eb18aa9bb4d202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601.BS</text:p>
          </table:table-cell>
          <table:table-cell/>
          <table:table-cell office:value-type="string" calcext:value-type="string">
            <text:p>EMC_Barreiro/WGBS_AF/MS050601.BS.199.1.pair1.fastq.gz</text:p>
          </table:table-cell>
          <table:table-cell office:value-type="string" calcext:value-type="string">
            <text:p>c0312bfa3e03b5e2284286889f1a8875</text:p>
          </table:table-cell>
          <table:table-cell office:value-type="string" calcext:value-type="string">
            <text:p>6ef7ba65dec424d3b0d9cce53efd8e0b</text:p>
          </table:table-cell>
          <table:table-cell/>
          <table:table-cell office:value-type="string" calcext:value-type="string">
            <text:p>EMC_Barreiro/WGBS_AF/MS050601.BS.199.1.pair2.fastq.gz</text:p>
          </table:table-cell>
          <table:table-cell office:value-type="string" calcext:value-type="string">
            <text:p>85d7306ec9efe5c935d0945077834d07</text:p>
          </table:table-cell>
          <table:table-cell office:value-type="string" calcext:value-type="string">
            <text:p>3f7f5763dd8218070f30b35cba5233c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602.BS</text:p>
          </table:table-cell>
          <table:table-cell/>
          <table:table-cell office:value-type="string" calcext:value-type="string">
            <text:p>EMC_Barreiro/WGBS_AF/MS050602.BS.200.8.pair1.fastq.gz</text:p>
          </table:table-cell>
          <table:table-cell office:value-type="string" calcext:value-type="string">
            <text:p>df3dcaae9c5c4f952adc149900e1b848</text:p>
          </table:table-cell>
          <table:table-cell office:value-type="string" calcext:value-type="string">
            <text:p>1044703c9604f58155f6eeabcb3d64fa</text:p>
          </table:table-cell>
          <table:table-cell/>
          <table:table-cell office:value-type="string" calcext:value-type="string">
            <text:p>EMC_Barreiro/WGBS_AF/MS050602.BS.200.8.pair2.fastq.gz</text:p>
          </table:table-cell>
          <table:table-cell office:value-type="string" calcext:value-type="string">
            <text:p>19ea89e4c49dc7677fe340864143a0f7</text:p>
          </table:table-cell>
          <table:table-cell office:value-type="string" calcext:value-type="string">
            <text:p>f139da5aa515f345754dbca8b969b8e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801.BS</text:p>
          </table:table-cell>
          <table:table-cell/>
          <table:table-cell office:value-type="string" calcext:value-type="string">
            <text:p>EMC_Barreiro/WGBS_AF/MS050801.BS.199.7.pair1.fastq.gz</text:p>
          </table:table-cell>
          <table:table-cell office:value-type="string" calcext:value-type="string">
            <text:p>ecd6592614cbe7df35cf84b52f381d8a</text:p>
          </table:table-cell>
          <table:table-cell office:value-type="string" calcext:value-type="string">
            <text:p>63a55670810069d6042130d4452ded82</text:p>
          </table:table-cell>
          <table:table-cell/>
          <table:table-cell office:value-type="string" calcext:value-type="string">
            <text:p>EMC_Barreiro/WGBS_AF/MS050801.BS.199.7.pair2.fastq.gz</text:p>
          </table:table-cell>
          <table:table-cell office:value-type="string" calcext:value-type="string">
            <text:p>318a496f0f189cfcc17afe3e17b19853</text:p>
          </table:table-cell>
          <table:table-cell office:value-type="string" calcext:value-type="string">
            <text:p>429032597f8d6c06f417e793e092c06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802.BS</text:p>
          </table:table-cell>
          <table:table-cell/>
          <table:table-cell office:value-type="string" calcext:value-type="string">
            <text:p>EMC_Barreiro/WGBS_AF/MS050802.BS.199.6.pair1.fastq.gz</text:p>
          </table:table-cell>
          <table:table-cell office:value-type="string" calcext:value-type="string">
            <text:p>18154877cb40c6d00f9809e122134247</text:p>
          </table:table-cell>
          <table:table-cell office:value-type="string" calcext:value-type="string">
            <text:p>5db27a1efb81f2ea52068af3a1af2926</text:p>
          </table:table-cell>
          <table:table-cell/>
          <table:table-cell office:value-type="string" calcext:value-type="string">
            <text:p>EMC_Barreiro/WGBS_AF/MS050802.BS.199.6.pair2.fastq.gz</text:p>
          </table:table-cell>
          <table:table-cell office:value-type="string" calcext:value-type="string">
            <text:p>532c72125478d3496afdc9ee4e6a902c</text:p>
          </table:table-cell>
          <table:table-cell office:value-type="string" calcext:value-type="string">
            <text:p>7bb923a664bc4a8bd54382480df5e1d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901.BS</text:p>
          </table:table-cell>
          <table:table-cell/>
          <table:table-cell office:value-type="string" calcext:value-type="string">
            <text:p>EMC_Barreiro/WGBS_AF/MS050901.BS.219.1.pair1.fastq.gz</text:p>
          </table:table-cell>
          <table:table-cell office:value-type="string" calcext:value-type="string">
            <text:p>968e234294a6d43c64cfe9094fb108be</text:p>
          </table:table-cell>
          <table:table-cell office:value-type="string" calcext:value-type="string">
            <text:p>60178e38314bcff5bfc17d9d129214ac</text:p>
          </table:table-cell>
          <table:table-cell/>
          <table:table-cell office:value-type="string" calcext:value-type="string">
            <text:p>EMC_Barreiro/WGBS_AF/MS050901.BS.219.1.pair2.fastq.gz</text:p>
          </table:table-cell>
          <table:table-cell office:value-type="string" calcext:value-type="string">
            <text:p>69f1ee77408622146994993919ae944f</text:p>
          </table:table-cell>
          <table:table-cell office:value-type="string" calcext:value-type="string">
            <text:p>db629578729260fb988186cb1a68031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902.BS</text:p>
          </table:table-cell>
          <table:table-cell/>
          <table:table-cell office:value-type="string" calcext:value-type="string">
            <text:p>EMC_Barreiro/WGBS_AF/MS050902.BS.218.8.pair1.fastq.gz</text:p>
          </table:table-cell>
          <table:table-cell office:value-type="string" calcext:value-type="string">
            <text:p>e74cb7beb859faf519a63537f6f10033</text:p>
          </table:table-cell>
          <table:table-cell office:value-type="string" calcext:value-type="string">
            <text:p>53ba1d379f33bf325a4295d5e5d83b45</text:p>
          </table:table-cell>
          <table:table-cell/>
          <table:table-cell office:value-type="string" calcext:value-type="string">
            <text:p>EMC_Barreiro/WGBS_AF/MS050902.BS.218.8.pair2.fastq.gz</text:p>
          </table:table-cell>
          <table:table-cell office:value-type="string" calcext:value-type="string">
            <text:p>1dccb848733ca16a99877a109a3bce1b</text:p>
          </table:table-cell>
          <table:table-cell office:value-type="string" calcext:value-type="string">
            <text:p>08c3d198babbfc69cafb128bb00a350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001.BS</text:p>
          </table:table-cell>
          <table:table-cell/>
          <table:table-cell office:value-type="string" calcext:value-type="string">
            <text:p>EMC_Barreiro/WGBS_AF/MS051001.BS.219.3.pair1.fastq.gz</text:p>
          </table:table-cell>
          <table:table-cell office:value-type="string" calcext:value-type="string">
            <text:p>9917f0ab57ad3f21bc3b9f01d292b81e</text:p>
          </table:table-cell>
          <table:table-cell office:value-type="string" calcext:value-type="string">
            <text:p>7f02712cf4974115dfea1c64f447a239</text:p>
          </table:table-cell>
          <table:table-cell/>
          <table:table-cell office:value-type="string" calcext:value-type="string">
            <text:p>EMC_Barreiro/WGBS_AF/MS051001.BS.219.3.pair2.fastq.gz</text:p>
          </table:table-cell>
          <table:table-cell office:value-type="string" calcext:value-type="string">
            <text:p>498484ab05a757933e9c48084898b335</text:p>
          </table:table-cell>
          <table:table-cell office:value-type="string" calcext:value-type="string">
            <text:p>1ec4b76f7fa50d0bf457667d106b576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002.BS</text:p>
          </table:table-cell>
          <table:table-cell/>
          <table:table-cell office:value-type="string" calcext:value-type="string">
            <text:p>EMC_Barreiro/WGBS_AF/MS051002.BS.219.2.pair1.fastq.gz</text:p>
          </table:table-cell>
          <table:table-cell office:value-type="string" calcext:value-type="string">
            <text:p>7d35e50640984afb211ec10fb62929d6</text:p>
          </table:table-cell>
          <table:table-cell office:value-type="string" calcext:value-type="string">
            <text:p>5be92220c2e316f9b976f895af7f5abc</text:p>
          </table:table-cell>
          <table:table-cell/>
          <table:table-cell office:value-type="string" calcext:value-type="string">
            <text:p>EMC_Barreiro/WGBS_AF/MS051002.BS.219.2.pair2.fastq.gz</text:p>
          </table:table-cell>
          <table:table-cell office:value-type="string" calcext:value-type="string">
            <text:p>6324e3dba18c422fe2f3071b2d7e42a3</text:p>
          </table:table-cell>
          <table:table-cell office:value-type="string" calcext:value-type="string">
            <text:p>990d3e66ae98fb0d577836dc5291fcd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201.BS</text:p>
          </table:table-cell>
          <table:table-cell/>
          <table:table-cell office:value-type="string" calcext:value-type="string">
            <text:p>EMC_Barreiro/WGBS_EU/MS051201.BS.219.8.pair1.fastq.gz</text:p>
          </table:table-cell>
          <table:table-cell office:value-type="string" calcext:value-type="string">
            <text:p>cea01a2b21ee8896c58cc598358b3719</text:p>
          </table:table-cell>
          <table:table-cell office:value-type="string" calcext:value-type="string">
            <text:p>0bc9e18985e3438490ed6888c0876452</text:p>
          </table:table-cell>
          <table:table-cell/>
          <table:table-cell office:value-type="string" calcext:value-type="string">
            <text:p>EMC_Barreiro/WGBS_EU/MS051201.BS.219.8.pair2.fastq.gz</text:p>
          </table:table-cell>
          <table:table-cell office:value-type="string" calcext:value-type="string">
            <text:p>9b4f11736dbe7c04adca20e44576f3ba</text:p>
          </table:table-cell>
          <table:table-cell office:value-type="string" calcext:value-type="string">
            <text:p>663303ad8a2b14cff1c592dfb9b8e03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202.BS</text:p>
          </table:table-cell>
          <table:table-cell/>
          <table:table-cell office:value-type="string" calcext:value-type="string">
            <text:p>EMC_Barreiro/WGBS_EU/MS051202.BS.219.7.pair1.fastq.gz</text:p>
          </table:table-cell>
          <table:table-cell office:value-type="string" calcext:value-type="string">
            <text:p>a427c67f405c548ffd29af01e352a61d</text:p>
          </table:table-cell>
          <table:table-cell office:value-type="string" calcext:value-type="string">
            <text:p>9feed48e0c929bc1ad7f9ccd5b759067</text:p>
          </table:table-cell>
          <table:table-cell/>
          <table:table-cell office:value-type="string" calcext:value-type="string">
            <text:p>EMC_Barreiro/WGBS_EU/MS051202.BS.219.7.pair2.fastq.gz</text:p>
          </table:table-cell>
          <table:table-cell office:value-type="string" calcext:value-type="string">
            <text:p>618c7da6df1a185f30420b88266b91b8</text:p>
          </table:table-cell>
          <table:table-cell office:value-type="string" calcext:value-type="string">
            <text:p>528d19652da0a7e826eb6b3a5a49851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301.BS</text:p>
          </table:table-cell>
          <table:table-cell/>
          <table:table-cell office:value-type="string" calcext:value-type="string">
            <text:p>EMC_Barreiro/WGBS_EU/MS051301.BS.204.2.pair1.fastq.gz</text:p>
          </table:table-cell>
          <table:table-cell office:value-type="string" calcext:value-type="string">
            <text:p>e67a6435da8f0f7b1f7a5e56102ae037</text:p>
          </table:table-cell>
          <table:table-cell office:value-type="string" calcext:value-type="string">
            <text:p>8d44f23c7dc4509ad4657bbe5f2bd4d6</text:p>
          </table:table-cell>
          <table:table-cell/>
          <table:table-cell office:value-type="string" calcext:value-type="string">
            <text:p>EMC_Barreiro/WGBS_EU/MS051301.BS.204.2.pair2.fastq.gz</text:p>
          </table:table-cell>
          <table:table-cell office:value-type="string" calcext:value-type="string">
            <text:p>2b730eb8e5bc5fdd9717ee7ee85ea6f4</text:p>
          </table:table-cell>
          <table:table-cell office:value-type="string" calcext:value-type="string">
            <text:p>c071f7ec2230f92bb99331ae053463b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302.BS</text:p>
          </table:table-cell>
          <table:table-cell/>
          <table:table-cell office:value-type="string" calcext:value-type="string">
            <text:p>EMC_Barreiro/WGBS_EU/MS051302.BS.204.1.pair1.fastq.gz</text:p>
          </table:table-cell>
          <table:table-cell office:value-type="string" calcext:value-type="string">
            <text:p>cbdfd18af53f4630281c911350f5837d</text:p>
          </table:table-cell>
          <table:table-cell office:value-type="string" calcext:value-type="string">
            <text:p>07bcfc49e62d88eea53e45825e1c7262</text:p>
          </table:table-cell>
          <table:table-cell/>
          <table:table-cell office:value-type="string" calcext:value-type="string">
            <text:p>EMC_Barreiro/WGBS_EU/MS051302.BS.204.1.pair2.fastq.gz</text:p>
          </table:table-cell>
          <table:table-cell office:value-type="string" calcext:value-type="string">
            <text:p>8b835b9cb9a2f0135fb045871e3c967b</text:p>
          </table:table-cell>
          <table:table-cell office:value-type="string" calcext:value-type="string">
            <text:p>f551a6072a5512223527bdbfb8aa0e0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401.BS</text:p>
          </table:table-cell>
          <table:table-cell/>
          <table:table-cell office:value-type="string" calcext:value-type="string">
            <text:p>EMC_Barreiro/WGBS_EU/MS051401.BS.204.6.pair1.fastq.gz</text:p>
          </table:table-cell>
          <table:table-cell office:value-type="string" calcext:value-type="string">
            <text:p>de157d12f2304ca76eedcda41854e425</text:p>
          </table:table-cell>
          <table:table-cell office:value-type="string" calcext:value-type="string">
            <text:p>648713c6c6ae39926f34514c3f2ed601</text:p>
          </table:table-cell>
          <table:table-cell/>
          <table:table-cell office:value-type="string" calcext:value-type="string">
            <text:p>EMC_Barreiro/WGBS_EU/MS051401.BS.204.6.pair2.fastq.gz</text:p>
          </table:table-cell>
          <table:table-cell office:value-type="string" calcext:value-type="string">
            <text:p>fe963d82f1e54805d2f8db252e254804</text:p>
          </table:table-cell>
          <table:table-cell office:value-type="string" calcext:value-type="string">
            <text:p>8a9922e578d3ef82eceef22ea8cb631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402.BS</text:p>
          </table:table-cell>
          <table:table-cell/>
          <table:table-cell office:value-type="string" calcext:value-type="string">
            <text:p>EMC_Barreiro/WGBS_EU/MS051402.BS.204.5.pair1.fastq.gz</text:p>
          </table:table-cell>
          <table:table-cell office:value-type="string" calcext:value-type="string">
            <text:p>9f0a782787b06ccb30d7bb2a6304bb40</text:p>
          </table:table-cell>
          <table:table-cell office:value-type="string" calcext:value-type="string">
            <text:p>aeb313955f1f7c196fa90c56b8a68601</text:p>
          </table:table-cell>
          <table:table-cell/>
          <table:table-cell office:value-type="string" calcext:value-type="string">
            <text:p>EMC_Barreiro/WGBS_EU/MS051402.BS.204.5.pair2.fastq.gz</text:p>
          </table:table-cell>
          <table:table-cell office:value-type="string" calcext:value-type="string">
            <text:p>e9dfa05de523188c49a8a7904bad0e38</text:p>
          </table:table-cell>
          <table:table-cell office:value-type="string" calcext:value-type="string">
            <text:p>6af253d2f8ad35ff49f8d5270a4efd7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501.BS</text:p>
          </table:table-cell>
          <table:table-cell/>
          <table:table-cell office:value-type="string" calcext:value-type="string">
            <text:p>EMC_Barreiro/WGBS_EU/MS051501.BS.225.1.pair1.fastq.gz</text:p>
          </table:table-cell>
          <table:table-cell office:value-type="string" calcext:value-type="string">
            <text:p>2a52de82067a3e7c4cc103c924f8d9f8</text:p>
          </table:table-cell>
          <table:table-cell office:value-type="string" calcext:value-type="string">
            <text:p>a5b196962843cebed473c2aca4c0d2c7</text:p>
          </table:table-cell>
          <table:table-cell/>
          <table:table-cell office:value-type="string" calcext:value-type="string">
            <text:p>EMC_Barreiro/WGBS_EU/MS051501.BS.225.1.pair2.fastq.gz</text:p>
          </table:table-cell>
          <table:table-cell office:value-type="string" calcext:value-type="string">
            <text:p>64630e67022e0ea0661d1d2e0bcb4699</text:p>
          </table:table-cell>
          <table:table-cell office:value-type="string" calcext:value-type="string">
            <text:p>0d842d50c416a7bfe1a93e8831a3817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502.BS</text:p>
          </table:table-cell>
          <table:table-cell/>
          <table:table-cell office:value-type="string" calcext:value-type="string">
            <text:p>EMC_Barreiro/WGBS_EU/MS051502.BS.204.8.pair1.fastq.gz</text:p>
          </table:table-cell>
          <table:table-cell office:value-type="string" calcext:value-type="string">
            <text:p>7e2cd6c96a7e832d28c71e1f4f5d4e20</text:p>
          </table:table-cell>
          <table:table-cell office:value-type="string" calcext:value-type="string">
            <text:p>0ff77516f2d55e63e7255010878377a4</text:p>
          </table:table-cell>
          <table:table-cell/>
          <table:table-cell office:value-type="string" calcext:value-type="string">
            <text:p>EMC_Barreiro/WGBS_EU/MS051502.BS.204.8.pair2.fastq.gz</text:p>
          </table:table-cell>
          <table:table-cell office:value-type="string" calcext:value-type="string">
            <text:p>3f38dec81eb07e52dc5e2f83bf11de2c</text:p>
          </table:table-cell>
          <table:table-cell office:value-type="string" calcext:value-type="string">
            <text:p>6e15b56e0f9819c2bac0af0411b20a7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601.BS</text:p>
          </table:table-cell>
          <table:table-cell/>
          <table:table-cell office:value-type="string" calcext:value-type="string">
            <text:p>EMC_Barreiro/WGBS_EU/MS051601.BS.225.4.pair1.fastq.gz</text:p>
          </table:table-cell>
          <table:table-cell office:value-type="string" calcext:value-type="string">
            <text:p>4374008b3aa7f402a76bf8fdcd7e6942</text:p>
          </table:table-cell>
          <table:table-cell office:value-type="string" calcext:value-type="string">
            <text:p>b974e271299a0be43c6c7f4c04fa18ec</text:p>
          </table:table-cell>
          <table:table-cell/>
          <table:table-cell office:value-type="string" calcext:value-type="string">
            <text:p>EMC_Barreiro/WGBS_EU/MS051601.BS.225.4.pair2.fastq.gz</text:p>
          </table:table-cell>
          <table:table-cell office:value-type="string" calcext:value-type="string">
            <text:p>0addf1d434c75b19ff701bdc0d5b1652</text:p>
          </table:table-cell>
          <table:table-cell office:value-type="string" calcext:value-type="string">
            <text:p>186d3c0401a94a8174c5de5cd2cebd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602.BS</text:p>
          </table:table-cell>
          <table:table-cell/>
          <table:table-cell office:value-type="string" calcext:value-type="string">
            <text:p>EMC_Barreiro/WGBS_EU/MS051602.BS.225.3.pair1.fastq.gz</text:p>
          </table:table-cell>
          <table:table-cell office:value-type="string" calcext:value-type="string">
            <text:p>f9403ed6822a06e92c2ce966c45f71cb</text:p>
          </table:table-cell>
          <table:table-cell office:value-type="string" calcext:value-type="string">
            <text:p>8007708335e8f69fbbf1ab047548cc9b</text:p>
          </table:table-cell>
          <table:table-cell/>
          <table:table-cell office:value-type="string" calcext:value-type="string">
            <text:p>EMC_Barreiro/WGBS_EU/MS051602.BS.225.3.pair2.fastq.gz</text:p>
          </table:table-cell>
          <table:table-cell office:value-type="string" calcext:value-type="string">
            <text:p>3bb8ef481b210067034940242820d7dd</text:p>
          </table:table-cell>
          <table:table-cell office:value-type="string" calcext:value-type="string">
            <text:p>75276844a7d34ed540265e2d91fe0a2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701.BS</text:p>
          </table:table-cell>
          <table:table-cell/>
          <table:table-cell office:value-type="string" calcext:value-type="string">
            <text:p>EMC_Barreiro/WGBS_EU/MS051701.BS.225.8.pair1.fastq.gz</text:p>
          </table:table-cell>
          <table:table-cell office:value-type="string" calcext:value-type="string">
            <text:p>7ff9134cac3f00dd4de88aebc4f30ab7</text:p>
          </table:table-cell>
          <table:table-cell office:value-type="string" calcext:value-type="string">
            <text:p>cef3b9a4b6d980e54786575a1a0de790</text:p>
          </table:table-cell>
          <table:table-cell/>
          <table:table-cell office:value-type="string" calcext:value-type="string">
            <text:p>EMC_Barreiro/WGBS_EU/MS051701.BS.225.8.pair2.fastq.gz</text:p>
          </table:table-cell>
          <table:table-cell office:value-type="string" calcext:value-type="string">
            <text:p>a4de35ecd89b24c572c9a898bee97a31</text:p>
          </table:table-cell>
          <table:table-cell office:value-type="string" calcext:value-type="string">
            <text:p>dbc5df92ddb8d585e89ddac65369cb2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702.BS</text:p>
          </table:table-cell>
          <table:table-cell/>
          <table:table-cell office:value-type="string" calcext:value-type="string">
            <text:p>EMC_Barreiro/WGBS_EU/MS051702.BS.225.7.pair1.fastq.gz</text:p>
          </table:table-cell>
          <table:table-cell office:value-type="string" calcext:value-type="string">
            <text:p>1497da06c1965256abd3ddb4bf70ef8e</text:p>
          </table:table-cell>
          <table:table-cell office:value-type="string" calcext:value-type="string">
            <text:p>70eadeb16cc206d09e35db25b94c7e95</text:p>
          </table:table-cell>
          <table:table-cell/>
          <table:table-cell office:value-type="string" calcext:value-type="string">
            <text:p>EMC_Barreiro/WGBS_EU/MS051702.BS.225.7.pair2.fastq.gz</text:p>
          </table:table-cell>
          <table:table-cell office:value-type="string" calcext:value-type="string">
            <text:p>7dc1142ebff7a9d1e2331cc926e38dcf</text:p>
          </table:table-cell>
          <table:table-cell office:value-type="string" calcext:value-type="string">
            <text:p>d9057904582a1516495d5fa991bcb10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801.BS</text:p>
          </table:table-cell>
          <table:table-cell/>
          <table:table-cell office:value-type="string" calcext:value-type="string">
            <text:p>EMC_Barreiro/WGBS_EU/MS051801.BS.203.2.pair1.fastq.gz</text:p>
          </table:table-cell>
          <table:table-cell office:value-type="string" calcext:value-type="string">
            <text:p>0b055ff7526ed8124575ec5d5182519b</text:p>
          </table:table-cell>
          <table:table-cell office:value-type="string" calcext:value-type="string">
            <text:p>73565fefd047972bad2e825d7d6c3f19</text:p>
          </table:table-cell>
          <table:table-cell/>
          <table:table-cell office:value-type="string" calcext:value-type="string">
            <text:p>EMC_Barreiro/WGBS_EU/MS051801.BS.203.2.pair2.fastq.gz</text:p>
          </table:table-cell>
          <table:table-cell office:value-type="string" calcext:value-type="string">
            <text:p>cfe8e8d884ee0e26dcec7986a19d6533</text:p>
          </table:table-cell>
          <table:table-cell office:value-type="string" calcext:value-type="string">
            <text:p>faa42025faeaa6f655146f28b686eed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802.BS</text:p>
          </table:table-cell>
          <table:table-cell/>
          <table:table-cell office:value-type="string" calcext:value-type="string">
            <text:p>EMC_Barreiro/WGBS_EU/MS051802.BS.203.1.pair1.fastq.gz</text:p>
          </table:table-cell>
          <table:table-cell office:value-type="string" calcext:value-type="string">
            <text:p>572105be004dfe1d7efbfa1f4f684b84</text:p>
          </table:table-cell>
          <table:table-cell office:value-type="string" calcext:value-type="string">
            <text:p>4345a547ce2b50cfc3bdecdc2fc4e3c0</text:p>
          </table:table-cell>
          <table:table-cell/>
          <table:table-cell office:value-type="string" calcext:value-type="string">
            <text:p>EMC_Barreiro/WGBS_EU/MS051802.BS.203.1.pair2.fastq.gz</text:p>
          </table:table-cell>
          <table:table-cell office:value-type="string" calcext:value-type="string">
            <text:p>c71d20e5a3319889a31a924f257a065c</text:p>
          </table:table-cell>
          <table:table-cell office:value-type="string" calcext:value-type="string">
            <text:p>06499f65e115da0930e4cc26241942b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901.BS</text:p>
          </table:table-cell>
          <table:table-cell/>
          <table:table-cell office:value-type="string" calcext:value-type="string">
            <text:p>EMC_Barreiro/WGBS_EU/MS051901.BS.203.6.pair1.fastq.gz</text:p>
          </table:table-cell>
          <table:table-cell office:value-type="string" calcext:value-type="string">
            <text:p>883c0529ee1f8bc1aeda007505c20b19</text:p>
          </table:table-cell>
          <table:table-cell office:value-type="string" calcext:value-type="string">
            <text:p>4573a627a67ca12c2ab577359fee866b</text:p>
          </table:table-cell>
          <table:table-cell/>
          <table:table-cell office:value-type="string" calcext:value-type="string">
            <text:p>EMC_Barreiro/WGBS_EU/MS051901.BS.203.6.pair2.fastq.gz</text:p>
          </table:table-cell>
          <table:table-cell office:value-type="string" calcext:value-type="string">
            <text:p>20f9fb083687530b9b8f413cfd281b60</text:p>
          </table:table-cell>
          <table:table-cell office:value-type="string" calcext:value-type="string">
            <text:p>4bc72503e8e21389d7ed1ac10f1c7a0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902.BS</text:p>
          </table:table-cell>
          <table:table-cell/>
          <table:table-cell office:value-type="string" calcext:value-type="string">
            <text:p>EMC_Barreiro/WGBS_EU/MS051902.BS.203.5.pair1.fastq.gz</text:p>
          </table:table-cell>
          <table:table-cell office:value-type="string" calcext:value-type="string">
            <text:p>fb394a143dc9446236d197adac73fcc9</text:p>
          </table:table-cell>
          <table:table-cell office:value-type="string" calcext:value-type="string">
            <text:p>0e86488698d7ef1fdf012057b99b35e1</text:p>
          </table:table-cell>
          <table:table-cell/>
          <table:table-cell office:value-type="string" calcext:value-type="string">
            <text:p>EMC_Barreiro/WGBS_EU/MS051902.BS.203.5.pair2.fastq.gz</text:p>
          </table:table-cell>
          <table:table-cell office:value-type="string" calcext:value-type="string">
            <text:p>6e3c2edbfe2275e3075e650c6ab12a5a</text:p>
          </table:table-cell>
          <table:table-cell office:value-type="string" calcext:value-type="string">
            <text:p>100095d59879eda864635d01078dfd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001.BS</text:p>
          </table:table-cell>
          <table:table-cell/>
          <table:table-cell office:value-type="string" calcext:value-type="string">
            <text:p>EMC_Barreiro/WGBS_EU/MS052001.BS.204.1.pair1.fastq.gz</text:p>
          </table:table-cell>
          <table:table-cell office:value-type="string" calcext:value-type="string">
            <text:p>1bb21ed3f1d32d55b6b986d69f820b8a</text:p>
          </table:table-cell>
          <table:table-cell office:value-type="string" calcext:value-type="string">
            <text:p>fe7c650975765fcd128458ebd5e04fac</text:p>
          </table:table-cell>
          <table:table-cell/>
          <table:table-cell office:value-type="string" calcext:value-type="string">
            <text:p>EMC_Barreiro/WGBS_EU/MS052001.BS.204.1.pair2.fastq.gz</text:p>
          </table:table-cell>
          <table:table-cell office:value-type="string" calcext:value-type="string">
            <text:p>b0b41613f5c3648104fa5be888d1a5a3</text:p>
          </table:table-cell>
          <table:table-cell office:value-type="string" calcext:value-type="string">
            <text:p>4d5f7317b9053c2ad3738f49dbbc70d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002.BS</text:p>
          </table:table-cell>
          <table:table-cell/>
          <table:table-cell office:value-type="string" calcext:value-type="string">
            <text:p>EMC_Barreiro/WGBS_EU/MS052002.BS.203.8.pair1.fastq.gz</text:p>
          </table:table-cell>
          <table:table-cell office:value-type="string" calcext:value-type="string">
            <text:p>c5ecbcb6c51186969930e19c54ee404a</text:p>
          </table:table-cell>
          <table:table-cell office:value-type="string" calcext:value-type="string">
            <text:p>248d3c53ab175bccf525630316b8d9ad</text:p>
          </table:table-cell>
          <table:table-cell/>
          <table:table-cell office:value-type="string" calcext:value-type="string">
            <text:p>EMC_Barreiro/WGBS_EU/MS052002.BS.203.8.pair2.fastq.gz</text:p>
          </table:table-cell>
          <table:table-cell office:value-type="string" calcext:value-type="string">
            <text:p>dc23b65d3b3cf87bfde4504dbd90c648</text:p>
          </table:table-cell>
          <table:table-cell office:value-type="string" calcext:value-type="string">
            <text:p>caa7d02ca066b2e2caf13a1e258b57c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101.BS</text:p>
          </table:table-cell>
          <table:table-cell/>
          <table:table-cell office:value-type="string" calcext:value-type="string">
            <text:p>EMC_Barreiro/WGBS_EU/MS052101.BS.205.3.pair1.fastq.gz</text:p>
          </table:table-cell>
          <table:table-cell office:value-type="string" calcext:value-type="string">
            <text:p>45998a110e4bb4aa9b55704be0030a76</text:p>
          </table:table-cell>
          <table:table-cell office:value-type="string" calcext:value-type="string">
            <text:p>f2b0b9c2767fe3a0623427a13865608f</text:p>
          </table:table-cell>
          <table:table-cell/>
          <table:table-cell office:value-type="string" calcext:value-type="string">
            <text:p>EMC_Barreiro/WGBS_EU/MS052101.BS.205.3.pair2.fastq.gz</text:p>
          </table:table-cell>
          <table:table-cell office:value-type="string" calcext:value-type="string">
            <text:p>35fb1675f42540266da61acda0c99338</text:p>
          </table:table-cell>
          <table:table-cell office:value-type="string" calcext:value-type="string">
            <text:p>706521838943462f3cd2d8f548c76b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102.BS</text:p>
          </table:table-cell>
          <table:table-cell/>
          <table:table-cell office:value-type="string" calcext:value-type="string">
            <text:p>EMC_Barreiro/WGBS_EU/MS052102.BS.205.2.pair1.fastq.gz</text:p>
          </table:table-cell>
          <table:table-cell office:value-type="string" calcext:value-type="string">
            <text:p>1d98e4b00267d356f5480ce09afd88f8</text:p>
          </table:table-cell>
          <table:table-cell office:value-type="string" calcext:value-type="string">
            <text:p>0ccdbc69f17f8b3bf24a20071bd9d849</text:p>
          </table:table-cell>
          <table:table-cell/>
          <table:table-cell office:value-type="string" calcext:value-type="string">
            <text:p>EMC_Barreiro/WGBS_EU/MS052102.BS.205.2.pair2.fastq.gz</text:p>
          </table:table-cell>
          <table:table-cell office:value-type="string" calcext:value-type="string">
            <text:p>6102a4097a3d1b4b2a0d0d6894c565c8</text:p>
          </table:table-cell>
          <table:table-cell office:value-type="string" calcext:value-type="string">
            <text:p>6a77408ea83502960978bcee69da9b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201.BS</text:p>
          </table:table-cell>
          <table:table-cell/>
          <table:table-cell office:value-type="string" calcext:value-type="string">
            <text:p>EMC_Barreiro/WGBS_EU/MS052201.BS.205.5.pair1.fastq.gz</text:p>
          </table:table-cell>
          <table:table-cell office:value-type="string" calcext:value-type="string">
            <text:p>bae089076a2eee3529e8208a19b2f319</text:p>
          </table:table-cell>
          <table:table-cell office:value-type="string" calcext:value-type="string">
            <text:p>b0a186a1471f2dd0b81d3f2d6bff3f09</text:p>
          </table:table-cell>
          <table:table-cell/>
          <table:table-cell office:value-type="string" calcext:value-type="string">
            <text:p>EMC_Barreiro/WGBS_EU/MS052201.BS.205.5.pair2.fastq.gz</text:p>
          </table:table-cell>
          <table:table-cell office:value-type="string" calcext:value-type="string">
            <text:p>af7575814128bd513e76dc6f691ec0b5</text:p>
          </table:table-cell>
          <table:table-cell office:value-type="string" calcext:value-type="string">
            <text:p>1b99b2cde1e3ff3d1d37b559c5d1b85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202.BS</text:p>
          </table:table-cell>
          <table:table-cell/>
          <table:table-cell office:value-type="string" calcext:value-type="string">
            <text:p>EMC_Barreiro/WGBS_EU/MS052202.BS.205.4.pair1.fastq.gz</text:p>
          </table:table-cell>
          <table:table-cell office:value-type="string" calcext:value-type="string">
            <text:p>18415683d03e324bf45f650448f01d9a</text:p>
          </table:table-cell>
          <table:table-cell office:value-type="string" calcext:value-type="string">
            <text:p>0e1b033e2c928f9f1fc2d9cc6e8c9eaf</text:p>
          </table:table-cell>
          <table:table-cell/>
          <table:table-cell office:value-type="string" calcext:value-type="string">
            <text:p>EMC_Barreiro/WGBS_EU/MS052202.BS.205.4.pair2.fastq.gz</text:p>
          </table:table-cell>
          <table:table-cell office:value-type="string" calcext:value-type="string">
            <text:p>11348e18cee2ed4b147573ce7c801ec3</text:p>
          </table:table-cell>
          <table:table-cell office:value-type="string" calcext:value-type="string">
            <text:p>c95471a117e7e6941d81f32a1b0d2a4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301.BS</text:p>
          </table:table-cell>
          <table:table-cell/>
          <table:table-cell office:value-type="string" calcext:value-type="string">
            <text:p>EMC_Barreiro/WGBS_EU/MS052301.BS.205.7.pair1.fastq.gz</text:p>
          </table:table-cell>
          <table:table-cell office:value-type="string" calcext:value-type="string">
            <text:p>76583a2042e6fd4063065c3dc75ac2cb</text:p>
          </table:table-cell>
          <table:table-cell office:value-type="string" calcext:value-type="string">
            <text:p>3b2bc005ed6b8b47e652f9536a3366ac</text:p>
          </table:table-cell>
          <table:table-cell/>
          <table:table-cell office:value-type="string" calcext:value-type="string">
            <text:p>EMC_Barreiro/WGBS_EU/MS052301.BS.205.7.pair2.fastq.gz</text:p>
          </table:table-cell>
          <table:table-cell office:value-type="string" calcext:value-type="string">
            <text:p>acd390be27432b79a7b07b362e53a4c7</text:p>
          </table:table-cell>
          <table:table-cell office:value-type="string" calcext:value-type="string">
            <text:p>9077bd828b739f91023f707fdd9cd52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302.BS</text:p>
          </table:table-cell>
          <table:table-cell/>
          <table:table-cell office:value-type="string" calcext:value-type="string">
            <text:p>EMC_Barreiro/WGBS_EU/MS052302.BS.205.6.pair1.fastq.gz</text:p>
          </table:table-cell>
          <table:table-cell office:value-type="string" calcext:value-type="string">
            <text:p>fd411991469bdcf55990f7e5ff4a73eb</text:p>
          </table:table-cell>
          <table:table-cell office:value-type="string" calcext:value-type="string">
            <text:p>b4d50b8db8c1be6b065007b9ba2b7224</text:p>
          </table:table-cell>
          <table:table-cell/>
          <table:table-cell office:value-type="string" calcext:value-type="string">
            <text:p>EMC_Barreiro/WGBS_EU/MS052302.BS.205.6.pair2.fastq.gz</text:p>
          </table:table-cell>
          <table:table-cell office:value-type="string" calcext:value-type="string">
            <text:p>b24e0d4a3d0fc8c01a4251d21bbd7849</text:p>
          </table:table-cell>
          <table:table-cell office:value-type="string" calcext:value-type="string">
            <text:p>d5de4351ccbd5c2141f1b8d13fe02bd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501.BS</text:p>
          </table:table-cell>
          <table:table-cell/>
          <table:table-cell office:value-type="string" calcext:value-type="string">
            <text:p>EMC_Barreiro/WGBS_EU/MS052501.BS.199.3.pair1.fastq.gz</text:p>
          </table:table-cell>
          <table:table-cell office:value-type="string" calcext:value-type="string">
            <text:p>93a396e353c3f53cc7735518c7f44150</text:p>
          </table:table-cell>
          <table:table-cell office:value-type="string" calcext:value-type="string">
            <text:p>e2540283272f0d7e771d756f111269d3</text:p>
          </table:table-cell>
          <table:table-cell/>
          <table:table-cell office:value-type="string" calcext:value-type="string">
            <text:p>EMC_Barreiro/WGBS_EU/MS052501.BS.199.3.pair2.fastq.gz</text:p>
          </table:table-cell>
          <table:table-cell office:value-type="string" calcext:value-type="string">
            <text:p>8f701a7f695a80ff6d3724b67dcbd69c</text:p>
          </table:table-cell>
          <table:table-cell office:value-type="string" calcext:value-type="string">
            <text:p>34999dc1d635500a39346c0eea9ef57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502.BS</text:p>
          </table:table-cell>
          <table:table-cell/>
          <table:table-cell office:value-type="string" calcext:value-type="string">
            <text:p>EMC_Barreiro/WGBS_EU/MS052502.BS.199.2.pair1.fastq.gz</text:p>
          </table:table-cell>
          <table:table-cell office:value-type="string" calcext:value-type="string">
            <text:p>204688541b15559f599018c80b8dc3d5</text:p>
          </table:table-cell>
          <table:table-cell office:value-type="string" calcext:value-type="string">
            <text:p>d150a0f06f019b46d7f5583647cd87e6</text:p>
          </table:table-cell>
          <table:table-cell/>
          <table:table-cell office:value-type="string" calcext:value-type="string">
            <text:p>EMC_Barreiro/WGBS_EU/MS052502.BS.199.2.pair2.fastq.gz</text:p>
          </table:table-cell>
          <table:table-cell office:value-type="string" calcext:value-type="string">
            <text:p>c219bddc55519fc4bde1ff65e28bddfe</text:p>
          </table:table-cell>
          <table:table-cell office:value-type="string" calcext:value-type="string">
            <text:p>c37baad0ccfe06000ce07163f42a35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601.BS</text:p>
          </table:table-cell>
          <table:table-cell/>
          <table:table-cell office:value-type="string" calcext:value-type="string">
            <text:p>EMC_Barreiro/WGBS_EU/MS052601.BS.199.5.pair1.fastq.gz</text:p>
          </table:table-cell>
          <table:table-cell office:value-type="string" calcext:value-type="string">
            <text:p>daed0ece00695ed63a6bd685280a5da5</text:p>
          </table:table-cell>
          <table:table-cell office:value-type="string" calcext:value-type="string">
            <text:p>cbbf512faa670fc6fbd91a210e54dde4</text:p>
          </table:table-cell>
          <table:table-cell/>
          <table:table-cell office:value-type="string" calcext:value-type="string">
            <text:p>EMC_Barreiro/WGBS_EU/MS052601.BS.199.5.pair2.fastq.gz</text:p>
          </table:table-cell>
          <table:table-cell office:value-type="string" calcext:value-type="string">
            <text:p>9befe19d2508214abd47b6c46e4dccae</text:p>
          </table:table-cell>
          <table:table-cell office:value-type="string" calcext:value-type="string">
            <text:p>44042150b008f85c50234210fb7683f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602.BS</text:p>
          </table:table-cell>
          <table:table-cell/>
          <table:table-cell office:value-type="string" calcext:value-type="string">
            <text:p>EMC_Barreiro/WGBS_EU/MS052602.BS.199.4.pair1.fastq.gz</text:p>
          </table:table-cell>
          <table:table-cell office:value-type="string" calcext:value-type="string">
            <text:p>ccf2555c102854798e6325ca2cf02ff5</text:p>
          </table:table-cell>
          <table:table-cell office:value-type="string" calcext:value-type="string">
            <text:p>13a20e3dc7b8ad6cd47fc21ef9794341</text:p>
          </table:table-cell>
          <table:table-cell/>
          <table:table-cell office:value-type="string" calcext:value-type="string">
            <text:p>EMC_Barreiro/WGBS_EU/MS052602.BS.199.4.pair2.fastq.gz</text:p>
          </table:table-cell>
          <table:table-cell office:value-type="string" calcext:value-type="string">
            <text:p>a759c29e99e448c048019ce020f39214</text:p>
          </table:table-cell>
          <table:table-cell office:value-type="string" calcext:value-type="string">
            <text:p>f381338a0921d2e26d562bd073c64fe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701.BS</text:p>
          </table:table-cell>
          <table:table-cell/>
          <table:table-cell office:value-type="string" calcext:value-type="string">
            <text:p>EMC_Barreiro/WGBS_EU/MS052701.BS.218.1.pair1.fastq.gz</text:p>
          </table:table-cell>
          <table:table-cell office:value-type="string" calcext:value-type="string">
            <text:p>fd2b0e7a9df1fff47e844438bdad2985</text:p>
          </table:table-cell>
          <table:table-cell office:value-type="string" calcext:value-type="string">
            <text:p>bcc142ac2ab951945cf35f361ec88e43</text:p>
          </table:table-cell>
          <table:table-cell/>
          <table:table-cell office:value-type="string" calcext:value-type="string">
            <text:p>EMC_Barreiro/WGBS_EU/MS052701.BS.218.1.pair2.fastq.gz</text:p>
          </table:table-cell>
          <table:table-cell office:value-type="string" calcext:value-type="string">
            <text:p>aab1b8d9eb3137d734432ab1baed03dc</text:p>
          </table:table-cell>
          <table:table-cell office:value-type="string" calcext:value-type="string">
            <text:p>1ed59fe97a661a4585bb3dc08a0e484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702.BS</text:p>
          </table:table-cell>
          <table:table-cell/>
          <table:table-cell office:value-type="string" calcext:value-type="string">
            <text:p>EMC_Barreiro/WGBS_EU/MS052702.BS.199.8.pair1.fastq.gz</text:p>
          </table:table-cell>
          <table:table-cell office:value-type="string" calcext:value-type="string">
            <text:p>b9938881c8afd5355bd7708830d18758</text:p>
          </table:table-cell>
          <table:table-cell office:value-type="string" calcext:value-type="string">
            <text:p>87e6f83b94af51382b107b05e5cc2002</text:p>
          </table:table-cell>
          <table:table-cell/>
          <table:table-cell office:value-type="string" calcext:value-type="string">
            <text:p>EMC_Barreiro/WGBS_EU/MS052702.BS.199.8.pair2.fastq.gz</text:p>
          </table:table-cell>
          <table:table-cell office:value-type="string" calcext:value-type="string">
            <text:p>81f41d96da34127067b29bf9a1bf4fb5</text:p>
          </table:table-cell>
          <table:table-cell office:value-type="string" calcext:value-type="string">
            <text:p>16065953079ec42a7f26088ea99875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801.BS</text:p>
          </table:table-cell>
          <table:table-cell/>
          <table:table-cell office:value-type="string" calcext:value-type="string">
            <text:p>EMC_Barreiro/WGBS_EU/MS052801.BS.218.3.pair1.fastq.gz</text:p>
          </table:table-cell>
          <table:table-cell office:value-type="string" calcext:value-type="string">
            <text:p>3d86c1acabf99e39e948dae6fb730a36</text:p>
          </table:table-cell>
          <table:table-cell office:value-type="string" calcext:value-type="string">
            <text:p>e91474fa49e32bc12e09fd24cd8d48ec</text:p>
          </table:table-cell>
          <table:table-cell/>
          <table:table-cell office:value-type="string" calcext:value-type="string">
            <text:p>EMC_Barreiro/WGBS_EU/MS052801.BS.218.3.pair2.fastq.gz</text:p>
          </table:table-cell>
          <table:table-cell office:value-type="string" calcext:value-type="string">
            <text:p>7e15b7268ef546d5aeccb80c9a9911ac</text:p>
          </table:table-cell>
          <table:table-cell office:value-type="string" calcext:value-type="string">
            <text:p>9e25979a69a1e4d47bd44806be44dff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802.BS</text:p>
          </table:table-cell>
          <table:table-cell/>
          <table:table-cell office:value-type="string" calcext:value-type="string">
            <text:p>EMC_Barreiro/WGBS_EU/MS052802.BS.218.2.pair1.fastq.gz</text:p>
          </table:table-cell>
          <table:table-cell office:value-type="string" calcext:value-type="string">
            <text:p>517671ba6e2e5a7a014080b2e35662b8</text:p>
          </table:table-cell>
          <table:table-cell office:value-type="string" calcext:value-type="string">
            <text:p>4c6c71431dbf0acddae3a382d0d6a37f</text:p>
          </table:table-cell>
          <table:table-cell/>
          <table:table-cell office:value-type="string" calcext:value-type="string">
            <text:p>EMC_Barreiro/WGBS_EU/MS052802.BS.218.2.pair2.fastq.gz</text:p>
          </table:table-cell>
          <table:table-cell office:value-type="string" calcext:value-type="string">
            <text:p>074f6b6aed8cb5c149c9004a7364cf59</text:p>
          </table:table-cell>
          <table:table-cell office:value-type="string" calcext:value-type="string">
            <text:p>5b26c2dcbf9d70bcb4bc20ea23ee1f5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901.BS</text:p>
          </table:table-cell>
          <table:table-cell/>
          <table:table-cell office:value-type="string" calcext:value-type="string">
            <text:p>EMC_Barreiro/WGBS_EU/MS052901.BS.218.5.pair1.fastq.gz</text:p>
          </table:table-cell>
          <table:table-cell office:value-type="string" calcext:value-type="string">
            <text:p>184b8e04af72c23c2c49f14ed295d21f</text:p>
          </table:table-cell>
          <table:table-cell office:value-type="string" calcext:value-type="string">
            <text:p>94dbe729aecba5c76f4e3ce4edc9526d</text:p>
          </table:table-cell>
          <table:table-cell/>
          <table:table-cell office:value-type="string" calcext:value-type="string">
            <text:p>EMC_Barreiro/WGBS_EU/MS052901.BS.218.5.pair2.fastq.gz</text:p>
          </table:table-cell>
          <table:table-cell office:value-type="string" calcext:value-type="string">
            <text:p>de55e04c6f5e172364b6266dc4bc9934</text:p>
          </table:table-cell>
          <table:table-cell office:value-type="string" calcext:value-type="string">
            <text:p>b27dc7f80e9160862b6663b97c13869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902.BS</text:p>
          </table:table-cell>
          <table:table-cell/>
          <table:table-cell office:value-type="string" calcext:value-type="string">
            <text:p>EMC_Barreiro/WGBS_EU/MS052902.BS.218.4.pair1.fastq.gz</text:p>
          </table:table-cell>
          <table:table-cell office:value-type="string" calcext:value-type="string">
            <text:p>6ca20b0861c5f401f15d0eebea8edf95</text:p>
          </table:table-cell>
          <table:table-cell office:value-type="string" calcext:value-type="string">
            <text:p>5185f17a49169feb67dfde428bd243e6</text:p>
          </table:table-cell>
          <table:table-cell/>
          <table:table-cell office:value-type="string" calcext:value-type="string">
            <text:p>EMC_Barreiro/WGBS_EU/MS052902.BS.218.4.pair2.fastq.gz</text:p>
          </table:table-cell>
          <table:table-cell office:value-type="string" calcext:value-type="string">
            <text:p>04d325d702a8220365cac63968494f17</text:p>
          </table:table-cell>
          <table:table-cell office:value-type="string" calcext:value-type="string">
            <text:p>f74bc2eeef02063bfe125b21d009307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3001.BS</text:p>
          </table:table-cell>
          <table:table-cell/>
          <table:table-cell office:value-type="string" calcext:value-type="string">
            <text:p>EMC_Barreiro/WGBS_EU/MS053001.BS.218.7.pair1.fastq.gz</text:p>
          </table:table-cell>
          <table:table-cell office:value-type="string" calcext:value-type="string">
            <text:p>d18de5311c7187951bd65849194c73a9</text:p>
          </table:table-cell>
          <table:table-cell office:value-type="string" calcext:value-type="string">
            <text:p>4ee991bc5b4bbe10c14f46b731593f1c</text:p>
          </table:table-cell>
          <table:table-cell/>
          <table:table-cell office:value-type="string" calcext:value-type="string">
            <text:p>EMC_Barreiro/WGBS_EU/MS053001.BS.218.7.pair2.fastq.gz</text:p>
          </table:table-cell>
          <table:table-cell office:value-type="string" calcext:value-type="string">
            <text:p>b21b76962283cb0847435ca2f12868ed</text:p>
          </table:table-cell>
          <table:table-cell office:value-type="string" calcext:value-type="string">
            <text:p>dbd76effd24cb95f9168315e59cec55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3002.BS</text:p>
          </table:table-cell>
          <table:table-cell/>
          <table:table-cell office:value-type="string" calcext:value-type="string">
            <text:p>EMC_Barreiro/WGBS_EU/MS053002.BS.218.6.pair1.fastq.gz</text:p>
          </table:table-cell>
          <table:table-cell office:value-type="string" calcext:value-type="string">
            <text:p>df131bc321986d7864115c629ba9e255</text:p>
          </table:table-cell>
          <table:table-cell office:value-type="string" calcext:value-type="string">
            <text:p>7d2b6aca9cbfd01783eac0645834a9af</text:p>
          </table:table-cell>
          <table:table-cell/>
          <table:table-cell office:value-type="string" calcext:value-type="string">
            <text:p>EMC_Barreiro/WGBS_EU/MS053002.BS.218.6.pair2.fastq.gz</text:p>
          </table:table-cell>
          <table:table-cell office:value-type="string" calcext:value-type="string">
            <text:p>b11021768abd4368ab7e64c12f459dd0</text:p>
          </table:table-cell>
          <table:table-cell office:value-type="string" calcext:value-type="string">
            <text:p>b591ad9f22b7c9016b39fa6cf1ce251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302.WGS</text:p>
          </table:table-cell>
          <table:table-cell/>
          <table:table-cell office:value-type="string" calcext:value-type="string">
            <text:p>EMC_Barreiro/WGS/MS049302.WGS.173.3.pair1.fastq.gz</text:p>
          </table:table-cell>
          <table:table-cell office:value-type="string" calcext:value-type="string">
            <text:p>e57db9cba22d6bf36d0132cb4a08046d</text:p>
          </table:table-cell>
          <table:table-cell office:value-type="string" calcext:value-type="string">
            <text:p>bc4495ef7efc8267fdf9dc51e202884d</text:p>
          </table:table-cell>
          <table:table-cell/>
          <table:table-cell office:value-type="string" calcext:value-type="string">
            <text:p>EMC_Barreiro/WGS/MS049302.WGS.173.3.pair2.fastq.gz</text:p>
          </table:table-cell>
          <table:table-cell office:value-type="string" calcext:value-type="string">
            <text:p>8892275061f25ac1727eab677a3f57ce</text:p>
          </table:table-cell>
          <table:table-cell office:value-type="string" calcext:value-type="string">
            <text:p>5c34cfa08f8afc6e1dc3c92ebd1a1e3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402.WGS</text:p>
          </table:table-cell>
          <table:table-cell/>
          <table:table-cell office:value-type="string" calcext:value-type="string">
            <text:p>EMC_Barreiro/WGS/MS049402.WGS.173.7.pair1.fastq.gz</text:p>
          </table:table-cell>
          <table:table-cell office:value-type="string" calcext:value-type="string">
            <text:p>68c9b052765684a18f1fba595c766db7</text:p>
          </table:table-cell>
          <table:table-cell office:value-type="string" calcext:value-type="string">
            <text:p>5af17de2b58d0e2fc9cc47928ffef602</text:p>
          </table:table-cell>
          <table:table-cell/>
          <table:table-cell office:value-type="string" calcext:value-type="string">
            <text:p>EMC_Barreiro/WGS/MS049402.WGS.173.7.pair2.fastq.gz</text:p>
          </table:table-cell>
          <table:table-cell office:value-type="string" calcext:value-type="string">
            <text:p>bfda2b3aa27e6ea61f45881dfdf5e295</text:p>
          </table:table-cell>
          <table:table-cell office:value-type="string" calcext:value-type="string">
            <text:p>a65f2fa736545ed648cd02bccd3f30f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502.WGS</text:p>
          </table:table-cell>
          <table:table-cell/>
          <table:table-cell office:value-type="string" calcext:value-type="string">
            <text:p>EMC_Barreiro/WGS/MS049502.WGS.174.2.pair1.fastq.gz</text:p>
          </table:table-cell>
          <table:table-cell office:value-type="string" calcext:value-type="string">
            <text:p>17454d030590279ad54a34d29c9e5c21</text:p>
          </table:table-cell>
          <table:table-cell office:value-type="string" calcext:value-type="string">
            <text:p>5650f6a0ca79d756755a47fb797405e8</text:p>
          </table:table-cell>
          <table:table-cell/>
          <table:table-cell office:value-type="string" calcext:value-type="string">
            <text:p>EMC_Barreiro/WGS/MS049502.WGS.174.2.pair2.fastq.gz</text:p>
          </table:table-cell>
          <table:table-cell office:value-type="string" calcext:value-type="string">
            <text:p>f6d2615fbdd19802e5c39cc2aca5206d</text:p>
          </table:table-cell>
          <table:table-cell office:value-type="string" calcext:value-type="string">
            <text:p>b590c66aaa85c8dfcbd7e32b4c0cbe8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602.WGS</text:p>
          </table:table-cell>
          <table:table-cell/>
          <table:table-cell office:value-type="string" calcext:value-type="string">
            <text:p>EMC_Barreiro/WGS/MS049602.WGS.174.5.pair1.fastq.gz</text:p>
          </table:table-cell>
          <table:table-cell office:value-type="string" calcext:value-type="string">
            <text:p>bf32887c3ac3f1b24129936e48cd39d0</text:p>
          </table:table-cell>
          <table:table-cell office:value-type="string" calcext:value-type="string">
            <text:p>6e232e87c652632e8266f435172d2618</text:p>
          </table:table-cell>
          <table:table-cell/>
          <table:table-cell office:value-type="string" calcext:value-type="string">
            <text:p>EMC_Barreiro/WGS/MS049602.WGS.174.5.pair2.fastq.gz</text:p>
          </table:table-cell>
          <table:table-cell office:value-type="string" calcext:value-type="string">
            <text:p>41bb57df4596d6d683a2e106ad55f551</text:p>
          </table:table-cell>
          <table:table-cell office:value-type="string" calcext:value-type="string">
            <text:p>a8a6b4c969be2772923e078959c3a4b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701.WGS</text:p>
          </table:table-cell>
          <table:table-cell/>
          <table:table-cell office:value-type="string" calcext:value-type="string">
            <text:p>EMC_Barreiro/WGS/MS049701.WGS.174.6.pair1.fastq.gz</text:p>
          </table:table-cell>
          <table:table-cell office:value-type="string" calcext:value-type="string">
            <text:p>a2b4b0a167089807a1f892a91a9f7a6d</text:p>
          </table:table-cell>
          <table:table-cell office:value-type="string" calcext:value-type="string">
            <text:p>fe8732092e58b4a5cc27a03a88115ab8</text:p>
          </table:table-cell>
          <table:table-cell/>
          <table:table-cell office:value-type="string" calcext:value-type="string">
            <text:p>EMC_Barreiro/WGS/MS049701.WGS.174.6.pair2.fastq.gz</text:p>
          </table:table-cell>
          <table:table-cell office:value-type="string" calcext:value-type="string">
            <text:p>6fcaebb232cc9b212d9f686f4d1e9f68</text:p>
          </table:table-cell>
          <table:table-cell office:value-type="string" calcext:value-type="string">
            <text:p>37ba153caabe7d1c45b4e7e19d97aa9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802.WGS</text:p>
          </table:table-cell>
          <table:table-cell/>
          <table:table-cell office:value-type="string" calcext:value-type="string">
            <text:p>EMC_Barreiro/WGS/MS049802.WGS.174.7.pair1.fastq.gz</text:p>
          </table:table-cell>
          <table:table-cell office:value-type="string" calcext:value-type="string">
            <text:p>10d23e1d5e8c1a4994e9d7fd51e3691b</text:p>
          </table:table-cell>
          <table:table-cell office:value-type="string" calcext:value-type="string">
            <text:p>ca70da38e6758b51f00a73adb77ade8c</text:p>
          </table:table-cell>
          <table:table-cell/>
          <table:table-cell office:value-type="string" calcext:value-type="string">
            <text:p>EMC_Barreiro/WGS/MS049802.WGS.174.7.pair2.fastq.gz</text:p>
          </table:table-cell>
          <table:table-cell office:value-type="string" calcext:value-type="string">
            <text:p>db0315f4b2b079c99fbabf89371ed9b9</text:p>
          </table:table-cell>
          <table:table-cell office:value-type="string" calcext:value-type="string">
            <text:p>19cb2cd35cad286e280c8fa3ad9a2dd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902.WGS</text:p>
          </table:table-cell>
          <table:table-cell/>
          <table:table-cell office:value-type="string" calcext:value-type="string">
            <text:p>EMC_Barreiro/WGS/MS049902.WGS.187.3.pair1.fastq.gz</text:p>
          </table:table-cell>
          <table:table-cell office:value-type="string" calcext:value-type="string">
            <text:p>af688c257091842a40587bacfd31a778</text:p>
          </table:table-cell>
          <table:table-cell office:value-type="string" calcext:value-type="string">
            <text:p>b682017328185fc6f0d1447926df3c17</text:p>
          </table:table-cell>
          <table:table-cell/>
          <table:table-cell office:value-type="string" calcext:value-type="string">
            <text:p>EMC_Barreiro/WGS/MS049902.WGS.187.3.pair2.fastq.gz</text:p>
          </table:table-cell>
          <table:table-cell office:value-type="string" calcext:value-type="string">
            <text:p>9cc3799de8b3b5f22b5721435326a43e</text:p>
          </table:table-cell>
          <table:table-cell office:value-type="string" calcext:value-type="string">
            <text:p>f470302701ebeddc341880bcadca69f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002.WGS</text:p>
          </table:table-cell>
          <table:table-cell/>
          <table:table-cell office:value-type="string" calcext:value-type="string">
            <text:p>EMC_Barreiro/WGS/MS050002.WGS.187.4.pair1.fastq.gz</text:p>
          </table:table-cell>
          <table:table-cell office:value-type="string" calcext:value-type="string">
            <text:p>eb45f559fe35ed3e84b3e194b204ef44</text:p>
          </table:table-cell>
          <table:table-cell office:value-type="string" calcext:value-type="string">
            <text:p>32aae4b07cca15e3ed5f993313006ec0</text:p>
          </table:table-cell>
          <table:table-cell/>
          <table:table-cell office:value-type="string" calcext:value-type="string">
            <text:p>EMC_Barreiro/WGS/MS050002.WGS.187.4.pair2.fastq.gz</text:p>
          </table:table-cell>
          <table:table-cell office:value-type="string" calcext:value-type="string">
            <text:p>1d60c4a0aa61fa6f1a9baa5bccf91f56</text:p>
          </table:table-cell>
          <table:table-cell office:value-type="string" calcext:value-type="string">
            <text:p>f86f819b77bed84256f362ba5f14456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102.WGS</text:p>
          </table:table-cell>
          <table:table-cell/>
          <table:table-cell office:value-type="string" calcext:value-type="string">
            <text:p>EMC_Barreiro/WGS/MS050102.WGS.187.5.pair1.fastq.gz</text:p>
          </table:table-cell>
          <table:table-cell office:value-type="string" calcext:value-type="string">
            <text:p>a8cf9a2577776d6fb4ec2c7f3bf10130</text:p>
          </table:table-cell>
          <table:table-cell office:value-type="string" calcext:value-type="string">
            <text:p>4353f9444d89ea4c03639c1ced7979d9</text:p>
          </table:table-cell>
          <table:table-cell/>
          <table:table-cell office:value-type="string" calcext:value-type="string">
            <text:p>EMC_Barreiro/WGS/MS050102.WGS.187.5.pair2.fastq.gz</text:p>
          </table:table-cell>
          <table:table-cell office:value-type="string" calcext:value-type="string">
            <text:p>5b37978bd1e764f20dbaba928178a7bd</text:p>
          </table:table-cell>
          <table:table-cell office:value-type="string" calcext:value-type="string">
            <text:p>96735b70412f16c22be02840b6b1cce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201.WGS</text:p>
          </table:table-cell>
          <table:table-cell/>
          <table:table-cell office:value-type="string" calcext:value-type="string">
            <text:p>EMC_Barreiro/WGS/MS050201.WGS.187.6.pair1.fastq.gz</text:p>
          </table:table-cell>
          <table:table-cell office:value-type="string" calcext:value-type="string">
            <text:p>e0a2a21409b9d1fdf2a84b2aef4e3023</text:p>
          </table:table-cell>
          <table:table-cell office:value-type="string" calcext:value-type="string">
            <text:p>8bdf1d119d15309c94d2fc78c01b6795</text:p>
          </table:table-cell>
          <table:table-cell/>
          <table:table-cell office:value-type="string" calcext:value-type="string">
            <text:p>EMC_Barreiro/WGS/MS050201.WGS.187.6.pair2.fastq.gz</text:p>
          </table:table-cell>
          <table:table-cell office:value-type="string" calcext:value-type="string">
            <text:p>cd440cc05d4a8a7c830420bf6a5dcfb5</text:p>
          </table:table-cell>
          <table:table-cell office:value-type="string" calcext:value-type="string">
            <text:p>0b22f5269ace6265507297b91c0e2e8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301.WGS</text:p>
          </table:table-cell>
          <table:table-cell/>
          <table:table-cell office:value-type="string" calcext:value-type="string">
            <text:p>EMC_Barreiro/WGS/MS050301.WGS.187.7.pair1.fastq.gz</text:p>
          </table:table-cell>
          <table:table-cell office:value-type="string" calcext:value-type="string">
            <text:p>1cb44e0882431d13c298052d5482bea0</text:p>
          </table:table-cell>
          <table:table-cell office:value-type="string" calcext:value-type="string">
            <text:p>1b481a030914f00c793ba834126e1de5</text:p>
          </table:table-cell>
          <table:table-cell/>
          <table:table-cell office:value-type="string" calcext:value-type="string">
            <text:p>EMC_Barreiro/WGS/MS050301.WGS.187.7.pair2.fastq.gz</text:p>
          </table:table-cell>
          <table:table-cell office:value-type="string" calcext:value-type="string">
            <text:p>2136b029b9934fbb72359eaf54aa31d7</text:p>
          </table:table-cell>
          <table:table-cell office:value-type="string" calcext:value-type="string">
            <text:p>5b50d777cb4df46075192049540c913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402.WGS</text:p>
          </table:table-cell>
          <table:table-cell/>
          <table:table-cell office:value-type="string" calcext:value-type="string">
            <text:p>EMC_Barreiro/WGS/MS050402.WGS.187.8.pair1.fastq.gz</text:p>
          </table:table-cell>
          <table:table-cell office:value-type="string" calcext:value-type="string">
            <text:p>30149a72f3ec9c7d87cba0aab4c0efda</text:p>
          </table:table-cell>
          <table:table-cell office:value-type="string" calcext:value-type="string">
            <text:p>2c2f6c9a3d328c3f71fc1592c950d184</text:p>
          </table:table-cell>
          <table:table-cell/>
          <table:table-cell office:value-type="string" calcext:value-type="string">
            <text:p>EMC_Barreiro/WGS/MS050402.WGS.187.8.pair2.fastq.gz</text:p>
          </table:table-cell>
          <table:table-cell office:value-type="string" calcext:value-type="string">
            <text:p>49f0d2b8cdd4d13acc80f571f961b09c</text:p>
          </table:table-cell>
          <table:table-cell office:value-type="string" calcext:value-type="string">
            <text:p>99da1e1441a17ab658dbcc4869a7de7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502.WGS</text:p>
          </table:table-cell>
          <table:table-cell/>
          <table:table-cell office:value-type="string" calcext:value-type="string">
            <text:p>EMC_Barreiro/WGS/MS050502.WGS.188.1.pair1.fastq.gz</text:p>
          </table:table-cell>
          <table:table-cell office:value-type="string" calcext:value-type="string">
            <text:p>37c048a2fc6ffac2fe519f817614c83a</text:p>
          </table:table-cell>
          <table:table-cell office:value-type="string" calcext:value-type="string">
            <text:p>c35dd3d5582de6e02b4be63ae7032536</text:p>
          </table:table-cell>
          <table:table-cell/>
          <table:table-cell office:value-type="string" calcext:value-type="string">
            <text:p>EMC_Barreiro/WGS/MS050502.WGS.188.1.pair2.fastq.gz</text:p>
          </table:table-cell>
          <table:table-cell office:value-type="string" calcext:value-type="string">
            <text:p>b0ee659c66dfe7f0db7706ad7a976b19</text:p>
          </table:table-cell>
          <table:table-cell office:value-type="string" calcext:value-type="string">
            <text:p>ff016f0551f7cbd7a84b3cc818637ed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602.WGS</text:p>
          </table:table-cell>
          <table:table-cell/>
          <table:table-cell office:value-type="string" calcext:value-type="string">
            <text:p>EMC_Barreiro/WGS/MS050602.WGS.188.2.pair1.fastq.gz</text:p>
          </table:table-cell>
          <table:table-cell office:value-type="string" calcext:value-type="string">
            <text:p>7e21b3ec88b60b5b1b2282cc5eb64f75</text:p>
          </table:table-cell>
          <table:table-cell office:value-type="string" calcext:value-type="string">
            <text:p>2af390656cfa33b81443bb9b4aac1a44</text:p>
          </table:table-cell>
          <table:table-cell/>
          <table:table-cell office:value-type="string" calcext:value-type="string">
            <text:p>EMC_Barreiro/WGS/MS050602.WGS.188.2.pair2.fastq.gz</text:p>
          </table:table-cell>
          <table:table-cell office:value-type="string" calcext:value-type="string">
            <text:p>b3ebd1c405ecc4508473302d36ce2467</text:p>
          </table:table-cell>
          <table:table-cell office:value-type="string" calcext:value-type="string">
            <text:p>1c7dccc196807f989d61c1317e3a6fd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802.WGS</text:p>
          </table:table-cell>
          <table:table-cell/>
          <table:table-cell office:value-type="string" calcext:value-type="string">
            <text:p>EMC_Barreiro/WGS/MS050802.WGS.188.5.pair1.fastq.gz</text:p>
          </table:table-cell>
          <table:table-cell office:value-type="string" calcext:value-type="string">
            <text:p>c3bcdece0b697db4d80842842e59be13</text:p>
          </table:table-cell>
          <table:table-cell office:value-type="string" calcext:value-type="string">
            <text:p>17cd2f5a0648dbea6a1dbdb5b8bd19b8</text:p>
          </table:table-cell>
          <table:table-cell/>
          <table:table-cell office:value-type="string" calcext:value-type="string">
            <text:p>EMC_Barreiro/WGS/MS050802.WGS.188.5.pair2.fastq.gz</text:p>
          </table:table-cell>
          <table:table-cell office:value-type="string" calcext:value-type="string">
            <text:p>58a40616cd0a0d101c2392c7c99b1007</text:p>
          </table:table-cell>
          <table:table-cell office:value-type="string" calcext:value-type="string">
            <text:p>7168616e913086dc7db1e821fd967a7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901.WGS</text:p>
          </table:table-cell>
          <table:table-cell/>
          <table:table-cell office:value-type="string" calcext:value-type="string">
            <text:p>EMC_Barreiro/WGS/MS050901.WGS.184.2.pair1.fastq.gz</text:p>
          </table:table-cell>
          <table:table-cell office:value-type="string" calcext:value-type="string">
            <text:p>3b9505ddac57096a1d228ec69424634a</text:p>
          </table:table-cell>
          <table:table-cell office:value-type="string" calcext:value-type="string">
            <text:p>5843fcc94b88150cc7e6da57159bde64</text:p>
          </table:table-cell>
          <table:table-cell/>
          <table:table-cell office:value-type="string" calcext:value-type="string">
            <text:p>EMC_Barreiro/WGS/MS050901.WGS.184.2.pair2.fastq.gz</text:p>
          </table:table-cell>
          <table:table-cell office:value-type="string" calcext:value-type="string">
            <text:p>fce7f186c258756f639082a3e5bf3af5</text:p>
          </table:table-cell>
          <table:table-cell office:value-type="string" calcext:value-type="string">
            <text:p>3ac7fe7ade1046e7623a1e5be1e98a5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002.WGS</text:p>
          </table:table-cell>
          <table:table-cell/>
          <table:table-cell office:value-type="string" calcext:value-type="string">
            <text:p>EMC_Barreiro/WGS/MS051002.WGS.184.3.pair1.fastq.gz</text:p>
          </table:table-cell>
          <table:table-cell office:value-type="string" calcext:value-type="string">
            <text:p>7d1407ae348f83c07ba3e060cd4e4229</text:p>
          </table:table-cell>
          <table:table-cell office:value-type="string" calcext:value-type="string">
            <text:p>b3cb28947ca79856119e40dee2da9976</text:p>
          </table:table-cell>
          <table:table-cell/>
          <table:table-cell office:value-type="string" calcext:value-type="string">
            <text:p>EMC_Barreiro/WGS/MS051002.WGS.184.3.pair2.fastq.gz</text:p>
          </table:table-cell>
          <table:table-cell office:value-type="string" calcext:value-type="string">
            <text:p>7ac82332704ef14a308169c50b6eea63</text:p>
          </table:table-cell>
          <table:table-cell office:value-type="string" calcext:value-type="string">
            <text:p>f53ec1b2fb1fa08171a42939dc1dc8d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202.WGS</text:p>
          </table:table-cell>
          <table:table-cell/>
          <table:table-cell office:value-type="string" calcext:value-type="string">
            <text:p>EMC_Barreiro/WGS/MS051202.WGS.173.1.pair1.fastq.gz</text:p>
          </table:table-cell>
          <table:table-cell office:value-type="string" calcext:value-type="string">
            <text:p>053ef87802be0cb04c3bf17ca7d5d8e4</text:p>
          </table:table-cell>
          <table:table-cell office:value-type="string" calcext:value-type="string">
            <text:p>267645542c6f105acacbd5e04c43f842</text:p>
          </table:table-cell>
          <table:table-cell/>
          <table:table-cell office:value-type="string" calcext:value-type="string">
            <text:p>EMC_Barreiro/WGS/MS051202.WGS.173.1.pair2.fastq.gz</text:p>
          </table:table-cell>
          <table:table-cell office:value-type="string" calcext:value-type="string">
            <text:p>0742635517d78ceb90b45d0ee984f1e2</text:p>
          </table:table-cell>
          <table:table-cell office:value-type="string" calcext:value-type="string">
            <text:p>0b7c8667610c07fdb9992a5df5676bc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302.WGS</text:p>
          </table:table-cell>
          <table:table-cell/>
          <table:table-cell office:value-type="string" calcext:value-type="string">
            <text:p>EMC_Barreiro/WGS/MS051302.WGS.173.2.pair1.fastq.gz</text:p>
          </table:table-cell>
          <table:table-cell office:value-type="string" calcext:value-type="string">
            <text:p>b7c51cdf38c89e87c7f88d3c7302e2e5</text:p>
          </table:table-cell>
          <table:table-cell office:value-type="string" calcext:value-type="string">
            <text:p>103b450442fa9f5abe5c693134dd3644</text:p>
          </table:table-cell>
          <table:table-cell/>
          <table:table-cell office:value-type="string" calcext:value-type="string">
            <text:p>EMC_Barreiro/WGS/MS051302.WGS.173.2.pair2.fastq.gz</text:p>
          </table:table-cell>
          <table:table-cell office:value-type="string" calcext:value-type="string">
            <text:p>5a7aeabb4f993d9b18c26dbdf38b3978</text:p>
          </table:table-cell>
          <table:table-cell office:value-type="string" calcext:value-type="string">
            <text:p>8ceb2de2df5b2cc40cf59cde8022400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402.WGS</text:p>
          </table:table-cell>
          <table:table-cell/>
          <table:table-cell office:value-type="string" calcext:value-type="string">
            <text:p>EMC_Barreiro/WGS/MS051402.WGS.173.4.pair1.fastq.gz</text:p>
          </table:table-cell>
          <table:table-cell office:value-type="string" calcext:value-type="string">
            <text:p>56cc03aed9bd71d80756b19df90032da</text:p>
          </table:table-cell>
          <table:table-cell office:value-type="string" calcext:value-type="string">
            <text:p>0e46ba01d2c9b4bc3cebfd8370bb4d0c</text:p>
          </table:table-cell>
          <table:table-cell/>
          <table:table-cell office:value-type="string" calcext:value-type="string">
            <text:p>EMC_Barreiro/WGS/MS051402.WGS.173.4.pair2.fastq.gz</text:p>
          </table:table-cell>
          <table:table-cell office:value-type="string" calcext:value-type="string">
            <text:p>33ef8d3f027f3da1922834b3674fa768</text:p>
          </table:table-cell>
          <table:table-cell office:value-type="string" calcext:value-type="string">
            <text:p>a7759f782854b55b1d5765aebd7b5d7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502.WGS</text:p>
          </table:table-cell>
          <table:table-cell/>
          <table:table-cell office:value-type="string" calcext:value-type="string">
            <text:p>EMC_Barreiro/WGS/MS051502.WGS.173.5.pair1.fastq.gz</text:p>
          </table:table-cell>
          <table:table-cell office:value-type="string" calcext:value-type="string">
            <text:p>18dbe9f925ac6640a648cc96f5b1e6ff</text:p>
          </table:table-cell>
          <table:table-cell office:value-type="string" calcext:value-type="string">
            <text:p>786a455bfbf0a6d79185af8f922d24cc</text:p>
          </table:table-cell>
          <table:table-cell/>
          <table:table-cell office:value-type="string" calcext:value-type="string">
            <text:p>EMC_Barreiro/WGS/MS051502.WGS.173.5.pair2.fastq.gz</text:p>
          </table:table-cell>
          <table:table-cell office:value-type="string" calcext:value-type="string">
            <text:p>f06afd4e4b172185b991b1400e38bd75</text:p>
          </table:table-cell>
          <table:table-cell office:value-type="string" calcext:value-type="string">
            <text:p>79e614a8d6f20d203620e257aa18693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602.WGS</text:p>
          </table:table-cell>
          <table:table-cell/>
          <table:table-cell office:value-type="string" calcext:value-type="string">
            <text:p>EMC_Barreiro/WGS/MS051602.WGS.173.6.pair1.fastq.gz</text:p>
          </table:table-cell>
          <table:table-cell office:value-type="string" calcext:value-type="string">
            <text:p>fc65b22c7654778cb19fb86502231ab8</text:p>
          </table:table-cell>
          <table:table-cell office:value-type="string" calcext:value-type="string">
            <text:p>84c6400a6939f297d822f58d041260fe</text:p>
          </table:table-cell>
          <table:table-cell/>
          <table:table-cell office:value-type="string" calcext:value-type="string">
            <text:p>EMC_Barreiro/WGS/MS051602.WGS.173.6.pair2.fastq.gz</text:p>
          </table:table-cell>
          <table:table-cell office:value-type="string" calcext:value-type="string">
            <text:p>541243ce93ca398ba920a6bd490b04b7</text:p>
          </table:table-cell>
          <table:table-cell office:value-type="string" calcext:value-type="string">
            <text:p>d220137b8d599d6210cf61dff817f2f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702.WGS</text:p>
          </table:table-cell>
          <table:table-cell/>
          <table:table-cell office:value-type="string" calcext:value-type="string">
            <text:p>EMC_Barreiro/WGS/MS051702.WGS.173.8.pair1.fastq.gz</text:p>
          </table:table-cell>
          <table:table-cell office:value-type="string" calcext:value-type="string">
            <text:p>912faff113bf77e4d0b948b21c9e2675</text:p>
          </table:table-cell>
          <table:table-cell office:value-type="string" calcext:value-type="string">
            <text:p>d392785594b30f540f929931f392b44f</text:p>
          </table:table-cell>
          <table:table-cell/>
          <table:table-cell office:value-type="string" calcext:value-type="string">
            <text:p>EMC_Barreiro/WGS/MS051702.WGS.173.8.pair2.fastq.gz</text:p>
          </table:table-cell>
          <table:table-cell office:value-type="string" calcext:value-type="string">
            <text:p>af6bf90f0b6d08f7f3149c0cf939fb0b</text:p>
          </table:table-cell>
          <table:table-cell office:value-type="string" calcext:value-type="string">
            <text:p>f6682a25154413badbb6abc5bc19331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802.WGS</text:p>
          </table:table-cell>
          <table:table-cell/>
          <table:table-cell office:value-type="string" calcext:value-type="string">
            <text:p>EMC_Barreiro/WGS/MS051802.WGS.174.1.pair1.fastq.gz</text:p>
          </table:table-cell>
          <table:table-cell office:value-type="string" calcext:value-type="string">
            <text:p>1c7654e04c555543510a46dbf7c76c9a</text:p>
          </table:table-cell>
          <table:table-cell office:value-type="string" calcext:value-type="string">
            <text:p>e9fd8515ec1f17589a443a5f2b7b52fa</text:p>
          </table:table-cell>
          <table:table-cell/>
          <table:table-cell office:value-type="string" calcext:value-type="string">
            <text:p>EMC_Barreiro/WGS/MS051802.WGS.174.1.pair2.fastq.gz</text:p>
          </table:table-cell>
          <table:table-cell office:value-type="string" calcext:value-type="string">
            <text:p>6c68ad317cee33483f7574010d07d801</text:p>
          </table:table-cell>
          <table:table-cell office:value-type="string" calcext:value-type="string">
            <text:p>d2978427a93718546992eafa9475b46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902.WGS</text:p>
          </table:table-cell>
          <table:table-cell/>
          <table:table-cell office:value-type="string" calcext:value-type="string">
            <text:p>EMC_Barreiro/WGS/MS051902.WGS.174.3.pair1.fastq.gz</text:p>
          </table:table-cell>
          <table:table-cell office:value-type="string" calcext:value-type="string">
            <text:p>7af555e1bc807a5c5260ee590cd3445d</text:p>
          </table:table-cell>
          <table:table-cell office:value-type="string" calcext:value-type="string">
            <text:p>1305f411e8fe029b9a00364fd96fefb1</text:p>
          </table:table-cell>
          <table:table-cell/>
          <table:table-cell office:value-type="string" calcext:value-type="string">
            <text:p>EMC_Barreiro/WGS/MS051902.WGS.174.3.pair2.fastq.gz</text:p>
          </table:table-cell>
          <table:table-cell office:value-type="string" calcext:value-type="string">
            <text:p>5c9f323b73d5e1ea115bcf2845424092</text:p>
          </table:table-cell>
          <table:table-cell office:value-type="string" calcext:value-type="string">
            <text:p>41ceefcbed29a3149e1353819365f46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001.WGS</text:p>
          </table:table-cell>
          <table:table-cell/>
          <table:table-cell office:value-type="string" calcext:value-type="string">
            <text:p>EMC_Barreiro/WGS/MS052001.WGS.174.4.pair1.fastq.gz</text:p>
          </table:table-cell>
          <table:table-cell office:value-type="string" calcext:value-type="string">
            <text:p>406790f2323156c6d4f331d87c938b5b</text:p>
          </table:table-cell>
          <table:table-cell office:value-type="string" calcext:value-type="string">
            <text:p>16664efc2d1fd3e099f3273651a5e811</text:p>
          </table:table-cell>
          <table:table-cell/>
          <table:table-cell office:value-type="string" calcext:value-type="string">
            <text:p>EMC_Barreiro/WGS/MS052001.WGS.174.4.pair2.fastq.gz</text:p>
          </table:table-cell>
          <table:table-cell office:value-type="string" calcext:value-type="string">
            <text:p>0123828d37e7985ba307dc175be2f374</text:p>
          </table:table-cell>
          <table:table-cell office:value-type="string" calcext:value-type="string">
            <text:p>155e7a47d8a67c700c34daace66de68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102.WGS</text:p>
          </table:table-cell>
          <table:table-cell/>
          <table:table-cell office:value-type="string" calcext:value-type="string">
            <text:p>EMC_Barreiro/WGS/MS052102.WGS.174.8.pair1.fastq.gz</text:p>
          </table:table-cell>
          <table:table-cell office:value-type="string" calcext:value-type="string">
            <text:p>78e8a437e7ce1437bc59c2971d107af2</text:p>
          </table:table-cell>
          <table:table-cell office:value-type="string" calcext:value-type="string">
            <text:p>3a60f6882a941056f216585df8da99f5</text:p>
          </table:table-cell>
          <table:table-cell/>
          <table:table-cell office:value-type="string" calcext:value-type="string">
            <text:p>EMC_Barreiro/WGS/MS052102.WGS.174.8.pair2.fastq.gz</text:p>
          </table:table-cell>
          <table:table-cell office:value-type="string" calcext:value-type="string">
            <text:p>3d1a6f680ad9d55df3db62c958ba78e8</text:p>
          </table:table-cell>
          <table:table-cell office:value-type="string" calcext:value-type="string">
            <text:p>d6e3339b76ef4af457d669d672753a8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202.WGS</text:p>
          </table:table-cell>
          <table:table-cell/>
          <table:table-cell office:value-type="string" calcext:value-type="string">
            <text:p>EMC_Barreiro/WGS/MS052202.WGS.187.1.pair1.fastq.gz</text:p>
          </table:table-cell>
          <table:table-cell office:value-type="string" calcext:value-type="string">
            <text:p>232cbe12009e31d6aa156f1a18edcc68</text:p>
          </table:table-cell>
          <table:table-cell office:value-type="string" calcext:value-type="string">
            <text:p>b14364e447b9577281af3c23d0c7ad77</text:p>
          </table:table-cell>
          <table:table-cell/>
          <table:table-cell office:value-type="string" calcext:value-type="string">
            <text:p>EMC_Barreiro/WGS/MS052202.WGS.187.1.pair2.fastq.gz</text:p>
          </table:table-cell>
          <table:table-cell office:value-type="string" calcext:value-type="string">
            <text:p>e0838470f00bee1b119718106b4a4ffc</text:p>
          </table:table-cell>
          <table:table-cell office:value-type="string" calcext:value-type="string">
            <text:p>dbfeac703983b734bf8c2cc27fe9d2b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302.WGS</text:p>
          </table:table-cell>
          <table:table-cell/>
          <table:table-cell office:value-type="string" calcext:value-type="string">
            <text:p>EMC_Barreiro/WGS/MS052302.WGS.187.2.pair1.fastq.gz</text:p>
          </table:table-cell>
          <table:table-cell office:value-type="string" calcext:value-type="string">
            <text:p>9bc3772a3dbf5d6078eb15b04286ad7e</text:p>
          </table:table-cell>
          <table:table-cell office:value-type="string" calcext:value-type="string">
            <text:p>a2ece368c7cfce5f70d9ed5fb331c3c6</text:p>
          </table:table-cell>
          <table:table-cell/>
          <table:table-cell office:value-type="string" calcext:value-type="string">
            <text:p>EMC_Barreiro/WGS/MS052302.WGS.187.2.pair2.fastq.gz</text:p>
          </table:table-cell>
          <table:table-cell office:value-type="string" calcext:value-type="string">
            <text:p>a9f81082750f93a9117a8dc8811ebfcf</text:p>
          </table:table-cell>
          <table:table-cell office:value-type="string" calcext:value-type="string">
            <text:p>faf1fc34ff9dc03d05fa7e1aa2978b9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501.WGS</text:p>
          </table:table-cell>
          <table:table-cell/>
          <table:table-cell office:value-type="string" calcext:value-type="string">
            <text:p>EMC_Barreiro/WGS/MS052501.WGS.188.3.pair1.fastq.gz</text:p>
          </table:table-cell>
          <table:table-cell office:value-type="string" calcext:value-type="string">
            <text:p>5c21813d29c1ef8fb0a4c636b97ad254</text:p>
          </table:table-cell>
          <table:table-cell office:value-type="string" calcext:value-type="string">
            <text:p>a74c483c3e6904697edd4b0629274bbf</text:p>
          </table:table-cell>
          <table:table-cell/>
          <table:table-cell office:value-type="string" calcext:value-type="string">
            <text:p>EMC_Barreiro/WGS/MS052501.WGS.188.3.pair2.fastq.gz</text:p>
          </table:table-cell>
          <table:table-cell office:value-type="string" calcext:value-type="string">
            <text:p>bb9f3f48e34687a22cc82f242883ad45</text:p>
          </table:table-cell>
          <table:table-cell office:value-type="string" calcext:value-type="string">
            <text:p>278e9ca19d97ecb473788089dfb3ea4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601.WGS</text:p>
          </table:table-cell>
          <table:table-cell/>
          <table:table-cell office:value-type="string" calcext:value-type="string">
            <text:p>EMC_Barreiro/WGS/MS052601.WGS.188.4.pair1.fastq.gz</text:p>
          </table:table-cell>
          <table:table-cell office:value-type="string" calcext:value-type="string">
            <text:p>38643aa822d8c1cafe7b3969563cc1df</text:p>
          </table:table-cell>
          <table:table-cell office:value-type="string" calcext:value-type="string">
            <text:p>0adf98e857d048a6e8370d6d96fb7143</text:p>
          </table:table-cell>
          <table:table-cell/>
          <table:table-cell office:value-type="string" calcext:value-type="string">
            <text:p>EMC_Barreiro/WGS/MS052601.WGS.188.4.pair2.fastq.gz</text:p>
          </table:table-cell>
          <table:table-cell office:value-type="string" calcext:value-type="string">
            <text:p>0ad76f22fc87028ae23ee92f0ec0189f</text:p>
          </table:table-cell>
          <table:table-cell office:value-type="string" calcext:value-type="string">
            <text:p>7e87803a4e3c8a099b6e4a35906f200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702.WGS</text:p>
          </table:table-cell>
          <table:table-cell/>
          <table:table-cell office:value-type="string" calcext:value-type="string">
            <text:p>EMC_Barreiro/WGS/MS052702.WGS.188.6.pair1.fastq.gz</text:p>
          </table:table-cell>
          <table:table-cell office:value-type="string" calcext:value-type="string">
            <text:p>8afbf86e1e6796f13d05d9fbb19e4950</text:p>
          </table:table-cell>
          <table:table-cell office:value-type="string" calcext:value-type="string">
            <text:p>e34332e099098d087320229842c7b168</text:p>
          </table:table-cell>
          <table:table-cell/>
          <table:table-cell office:value-type="string" calcext:value-type="string">
            <text:p>EMC_Barreiro/WGS/MS052702.WGS.188.6.pair2.fastq.gz</text:p>
          </table:table-cell>
          <table:table-cell office:value-type="string" calcext:value-type="string">
            <text:p>cb28859ab8b5fb53fb41a40c06e7b033</text:p>
          </table:table-cell>
          <table:table-cell office:value-type="string" calcext:value-type="string">
            <text:p>efc28117cefc87908e471fa539c629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802.WGS</text:p>
          </table:table-cell>
          <table:table-cell/>
          <table:table-cell office:value-type="string" calcext:value-type="string">
            <text:p>EMC_Barreiro/WGS/MS052802.WGS.188.7.pair1.fastq.gz</text:p>
          </table:table-cell>
          <table:table-cell office:value-type="string" calcext:value-type="string">
            <text:p>a9edf303af422aa078a1775b7b9adbfc</text:p>
          </table:table-cell>
          <table:table-cell office:value-type="string" calcext:value-type="string">
            <text:p>10530102e3b94b4069d923d19685351f</text:p>
          </table:table-cell>
          <table:table-cell/>
          <table:table-cell office:value-type="string" calcext:value-type="string">
            <text:p>EMC_Barreiro/WGS/MS052802.WGS.188.7.pair2.fastq.gz</text:p>
          </table:table-cell>
          <table:table-cell office:value-type="string" calcext:value-type="string">
            <text:p>fa4a426f20f5a3a5969d40f49cba72f4</text:p>
          </table:table-cell>
          <table:table-cell office:value-type="string" calcext:value-type="string">
            <text:p>3642f88299b26fcf613a4244d52f4a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902.WGS</text:p>
          </table:table-cell>
          <table:table-cell/>
          <table:table-cell office:value-type="string" calcext:value-type="string">
            <text:p>EMC_Barreiro/WGS/MS052902.WGS.188.8.pair1.fastq.gz</text:p>
          </table:table-cell>
          <table:table-cell office:value-type="string" calcext:value-type="string">
            <text:p>abab214c83c40dba5e4671c5db340804</text:p>
          </table:table-cell>
          <table:table-cell office:value-type="string" calcext:value-type="string">
            <text:p>ab13e1a1f1fb01d5f73ebb0c70e0e955</text:p>
          </table:table-cell>
          <table:table-cell/>
          <table:table-cell office:value-type="string" calcext:value-type="string">
            <text:p>EMC_Barreiro/WGS/MS052902.WGS.188.8.pair2.fastq.gz</text:p>
          </table:table-cell>
          <table:table-cell office:value-type="string" calcext:value-type="string">
            <text:p>b01b070c220694b83c1b32a0d4c67286</text:p>
          </table:table-cell>
          <table:table-cell office:value-type="string" calcext:value-type="string">
            <text:p>a4890eea93b39a6c228d47df5569143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3002.WGS</text:p>
          </table:table-cell>
          <table:table-cell/>
          <table:table-cell office:value-type="string" calcext:value-type="string">
            <text:p>EMC_Barreiro/WGS/MS053002.WGS.184.1.pair1.fastq.gz</text:p>
          </table:table-cell>
          <table:table-cell office:value-type="string" calcext:value-type="string">
            <text:p>40ac74778795c5590b42d1b43aa73dd3</text:p>
          </table:table-cell>
          <table:table-cell office:value-type="string" calcext:value-type="string">
            <text:p>66a35b2a0c701174a7a0ba238eb8f14b</text:p>
          </table:table-cell>
          <table:table-cell/>
          <table:table-cell office:value-type="string" calcext:value-type="string">
            <text:p>EMC_Barreiro/WGS/MS053002.WGS.184.1.pair2.fastq.gz</text:p>
          </table:table-cell>
          <table:table-cell office:value-type="string" calcext:value-type="string">
            <text:p>cf67025d3b7ce02dae935133f67f501c</text:p>
          </table:table-cell>
          <table:table-cell office:value-type="string" calcext:value-type="string">
            <text:p>f0af087c5ead6e335ab256efde8a210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301.ATACSeq</text:p>
          </table:table-cell>
          <table:table-cell/>
          <table:table-cell office:value-type="string" calcext:value-type="string">
            <text:p>EMC_Barreiro/ATACseq/MS049301.ATACSeq.81.1.pair1.fastq.gz</text:p>
          </table:table-cell>
          <table:table-cell office:value-type="string" calcext:value-type="string">
            <text:p>f9b342d8c5f012410570a9de7af0f0ba</text:p>
          </table:table-cell>
          <table:table-cell office:value-type="string" calcext:value-type="string">
            <text:p>f3e6cee89ad05efc5c50774bbac51053</text:p>
          </table:table-cell>
          <table:table-cell/>
          <table:table-cell office:value-type="string" calcext:value-type="string">
            <text:p>EMC_Barreiro/ATACseq/MS049301.ATACSeq.81.1.pair2.fastq.gz</text:p>
          </table:table-cell>
          <table:table-cell office:value-type="string" calcext:value-type="string">
            <text:p>f2b8e88416451824e03790976a069b2a</text:p>
          </table:table-cell>
          <table:table-cell office:value-type="string" calcext:value-type="string">
            <text:p>7607bd66ede1d3eebdc054f1818435a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302.ATACSeq</text:p>
          </table:table-cell>
          <table:table-cell/>
          <table:table-cell office:value-type="string" calcext:value-type="string">
            <text:p>EMC_Barreiro/ATACseq/MS049302.ATACSeq.81.1.pair1.fastq.gz</text:p>
          </table:table-cell>
          <table:table-cell office:value-type="string" calcext:value-type="string">
            <text:p>c99b1fb8121781a3bfafc3a8eff99a95</text:p>
          </table:table-cell>
          <table:table-cell office:value-type="string" calcext:value-type="string">
            <text:p>dade155d6ef791721d53248a2e692952</text:p>
          </table:table-cell>
          <table:table-cell/>
          <table:table-cell office:value-type="string" calcext:value-type="string">
            <text:p>EMC_Barreiro/ATACseq/MS049302.ATACSeq.81.1.pair2.fastq.gz</text:p>
          </table:table-cell>
          <table:table-cell office:value-type="string" calcext:value-type="string">
            <text:p>b160365a2192cb3ff3fda7a5b60b2f72</text:p>
          </table:table-cell>
          <table:table-cell office:value-type="string" calcext:value-type="string">
            <text:p>7c5d94553f548d27b91aacc5e21b6a9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401.ATACSeq</text:p>
          </table:table-cell>
          <table:table-cell/>
          <table:table-cell office:value-type="string" calcext:value-type="string">
            <text:p>EMC_Barreiro/ATACseq/MS049401.ATACSeq.81.2.pair1.fastq.gz</text:p>
          </table:table-cell>
          <table:table-cell office:value-type="string" calcext:value-type="string">
            <text:p>9961530429b8d5a2c76734a8039b4549</text:p>
          </table:table-cell>
          <table:table-cell office:value-type="string" calcext:value-type="string">
            <text:p>2bcba9b3b2b4f268fe82c610b575bdcd</text:p>
          </table:table-cell>
          <table:table-cell/>
          <table:table-cell office:value-type="string" calcext:value-type="string">
            <text:p>EMC_Barreiro/ATACseq/MS049401.ATACSeq.81.2.pair2.fastq.gz</text:p>
          </table:table-cell>
          <table:table-cell office:value-type="string" calcext:value-type="string">
            <text:p>b5df562ad5612b1fb6db8461d8c32da5</text:p>
          </table:table-cell>
          <table:table-cell office:value-type="string" calcext:value-type="string">
            <text:p>b9310e5563d5f73041fb7cdd9fb92a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402.ATACSeq</text:p>
          </table:table-cell>
          <table:table-cell/>
          <table:table-cell office:value-type="string" calcext:value-type="string">
            <text:p>EMC_Barreiro/ATACseq/MS049402.ATACSeq.81.2.pair1.fastq.gz</text:p>
          </table:table-cell>
          <table:table-cell office:value-type="string" calcext:value-type="string">
            <text:p>9683f0929cb8cbfef53874234fdfb85c</text:p>
          </table:table-cell>
          <table:table-cell office:value-type="string" calcext:value-type="string">
            <text:p>5c0398d8aa40d7a1c49df3541a6b5999</text:p>
          </table:table-cell>
          <table:table-cell/>
          <table:table-cell office:value-type="string" calcext:value-type="string">
            <text:p>EMC_Barreiro/ATACseq/MS049402.ATACSeq.81.2.pair2.fastq.gz</text:p>
          </table:table-cell>
          <table:table-cell office:value-type="string" calcext:value-type="string">
            <text:p>b44204de747b28821bba763083e3789d</text:p>
          </table:table-cell>
          <table:table-cell office:value-type="string" calcext:value-type="string">
            <text:p>3c7afd5e1342ac5f4cb97976ce2d935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501.ATACSeq</text:p>
          </table:table-cell>
          <table:table-cell/>
          <table:table-cell office:value-type="string" calcext:value-type="string">
            <text:p>EMC_Barreiro/ATACseq/MS049501.ATACSeq.81.2.pair1.fastq.gz</text:p>
          </table:table-cell>
          <table:table-cell office:value-type="string" calcext:value-type="string">
            <text:p>164e03641af940d49e1d60a7448d8ceb</text:p>
          </table:table-cell>
          <table:table-cell office:value-type="string" calcext:value-type="string">
            <text:p>b97ca4312b59956610f386e5b1b2efd7</text:p>
          </table:table-cell>
          <table:table-cell/>
          <table:table-cell office:value-type="string" calcext:value-type="string">
            <text:p>EMC_Barreiro/ATACseq/MS049501.ATACSeq.81.2.pair2.fastq.gz</text:p>
          </table:table-cell>
          <table:table-cell office:value-type="string" calcext:value-type="string">
            <text:p>5dde39b974fffcba8ac8e0a576edfd05</text:p>
          </table:table-cell>
          <table:table-cell office:value-type="string" calcext:value-type="string">
            <text:p>b81ace14374745a9d5b99055f5d4897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502.ATACSeq</text:p>
          </table:table-cell>
          <table:table-cell/>
          <table:table-cell office:value-type="string" calcext:value-type="string">
            <text:p>EMC_Barreiro/ATACseq/MS049502.ATACSeq.110.2.pair1.fastq.gz</text:p>
          </table:table-cell>
          <table:table-cell office:value-type="string" calcext:value-type="string">
            <text:p>60d3285e6635afadeee061c30e26a416</text:p>
          </table:table-cell>
          <table:table-cell office:value-type="string" calcext:value-type="string">
            <text:p>58939a64952f91ea1d525a57b20e5f34</text:p>
          </table:table-cell>
          <table:table-cell/>
          <table:table-cell office:value-type="string" calcext:value-type="string">
            <text:p>EMC_Barreiro/ATACseq/MS049502.ATACSeq.110.2.pair2.fastq.gz</text:p>
          </table:table-cell>
          <table:table-cell office:value-type="string" calcext:value-type="string">
            <text:p>5004de5b6eddcb587c44f1015b67c1e6</text:p>
          </table:table-cell>
          <table:table-cell office:value-type="string" calcext:value-type="string">
            <text:p>efd5dee1b4438aaa350cfc2f1b3583d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601.ATACSeq</text:p>
          </table:table-cell>
          <table:table-cell/>
          <table:table-cell office:value-type="string" calcext:value-type="string">
            <text:p>EMC_Barreiro/ATACseq/MS049601.ATACSeq.81.2.pair1.fastq.gz</text:p>
          </table:table-cell>
          <table:table-cell office:value-type="string" calcext:value-type="string">
            <text:p>734ff87981fd16b74c9215aef5a71579</text:p>
          </table:table-cell>
          <table:table-cell office:value-type="string" calcext:value-type="string">
            <text:p>6108be055de94ab657074062c3146f68</text:p>
          </table:table-cell>
          <table:table-cell/>
          <table:table-cell office:value-type="string" calcext:value-type="string">
            <text:p>EMC_Barreiro/ATACseq/MS049601.ATACSeq.81.2.pair2.fastq.gz</text:p>
          </table:table-cell>
          <table:table-cell office:value-type="string" calcext:value-type="string">
            <text:p>511f43f611024873ebd204a25a2e2a15</text:p>
          </table:table-cell>
          <table:table-cell office:value-type="string" calcext:value-type="string">
            <text:p>bf9744fe8b5fe3c3ff7efed6da7816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602.ATACSeq</text:p>
          </table:table-cell>
          <table:table-cell/>
          <table:table-cell office:value-type="string" calcext:value-type="string">
            <text:p>EMC_Barreiro/ATACseq/MS049602.ATACSeq.81.2.pair1.fastq.gz</text:p>
          </table:table-cell>
          <table:table-cell office:value-type="string" calcext:value-type="string">
            <text:p>71755a37e2003c90e7a4a855ea6966a8</text:p>
          </table:table-cell>
          <table:table-cell office:value-type="string" calcext:value-type="string">
            <text:p>46f7f95adc0234da19efbc870913f3fd</text:p>
          </table:table-cell>
          <table:table-cell/>
          <table:table-cell office:value-type="string" calcext:value-type="string">
            <text:p>EMC_Barreiro/ATACseq/MS049602.ATACSeq.81.2.pair2.fastq.gz</text:p>
          </table:table-cell>
          <table:table-cell office:value-type="string" calcext:value-type="string">
            <text:p>1ca79bb74f8b7c03b0abb6be31a0632a</text:p>
          </table:table-cell>
          <table:table-cell office:value-type="string" calcext:value-type="string">
            <text:p>90de30db74ae9d048374bdf59891e4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701.ATACSeq</text:p>
          </table:table-cell>
          <table:table-cell/>
          <table:table-cell office:value-type="string" calcext:value-type="string">
            <text:p>EMC_Barreiro/ATACseq/MS049701.ATACSeq.89.1.pair1.fastq.gz</text:p>
          </table:table-cell>
          <table:table-cell office:value-type="string" calcext:value-type="string">
            <text:p>5af75af0cc93a16923b4ee2be3f8923d</text:p>
          </table:table-cell>
          <table:table-cell office:value-type="string" calcext:value-type="string">
            <text:p>80b96fcf31b564298f26242313ff69cf</text:p>
          </table:table-cell>
          <table:table-cell/>
          <table:table-cell office:value-type="string" calcext:value-type="string">
            <text:p>EMC_Barreiro/ATACseq/MS049701.ATACSeq.89.1.pair2.fastq.gz</text:p>
          </table:table-cell>
          <table:table-cell office:value-type="string" calcext:value-type="string">
            <text:p>34dd70e120e33f71d9dbbe051f925daa</text:p>
          </table:table-cell>
          <table:table-cell office:value-type="string" calcext:value-type="string">
            <text:p>5ff77155856af356c4247df69f99fc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702.ATACSeq</text:p>
          </table:table-cell>
          <table:table-cell/>
          <table:table-cell office:value-type="string" calcext:value-type="string">
            <text:p>EMC_Barreiro/ATACseq/MS049702.ATACSeq.81.2.pair1.fastq.gz</text:p>
          </table:table-cell>
          <table:table-cell office:value-type="string" calcext:value-type="string">
            <text:p>63765e7a0eb1c4f598741b1f958e5a5b</text:p>
          </table:table-cell>
          <table:table-cell office:value-type="string" calcext:value-type="string">
            <text:p>8c1f3b7aeab9fea262c0a4fc5dc3d21c</text:p>
          </table:table-cell>
          <table:table-cell/>
          <table:table-cell office:value-type="string" calcext:value-type="string">
            <text:p>EMC_Barreiro/ATACseq/MS049702.ATACSeq.81.2.pair2.fastq.gz</text:p>
          </table:table-cell>
          <table:table-cell office:value-type="string" calcext:value-type="string">
            <text:p>6bcac66585a14a5f708430a85a77143a</text:p>
          </table:table-cell>
          <table:table-cell office:value-type="string" calcext:value-type="string">
            <text:p>0643edc09355f7bcc57e96a43afe8c1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801.ATACSeq</text:p>
          </table:table-cell>
          <table:table-cell/>
          <table:table-cell office:value-type="string" calcext:value-type="string">
            <text:p>EMC_Barreiro/ATACseq/MS049801.ATACSeq.89.1.pair1.fastq.gz</text:p>
          </table:table-cell>
          <table:table-cell office:value-type="string" calcext:value-type="string">
            <text:p>b682ae1e94f39e35632dfcec88e7bda0</text:p>
          </table:table-cell>
          <table:table-cell office:value-type="string" calcext:value-type="string">
            <text:p>425a99b1b0cb936d2399c99417c5613d</text:p>
          </table:table-cell>
          <table:table-cell/>
          <table:table-cell office:value-type="string" calcext:value-type="string">
            <text:p>EMC_Barreiro/ATACseq/MS049801.ATACSeq.89.1.pair2.fastq.gz</text:p>
          </table:table-cell>
          <table:table-cell office:value-type="string" calcext:value-type="string">
            <text:p>4a9942f7bb006272dbb5717fbda86a8a</text:p>
          </table:table-cell>
          <table:table-cell office:value-type="string" calcext:value-type="string">
            <text:p>e081670a62da374d1e3c7cd3788252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802.ATACSeq</text:p>
          </table:table-cell>
          <table:table-cell/>
          <table:table-cell office:value-type="string" calcext:value-type="string">
            <text:p>EMC_Barreiro/ATACseq/MS049802.ATACSeq.89.1.pair1.fastq.gz</text:p>
          </table:table-cell>
          <table:table-cell office:value-type="string" calcext:value-type="string">
            <text:p>e485ea84c2e11a19ce1552891bdfdd5b</text:p>
          </table:table-cell>
          <table:table-cell office:value-type="string" calcext:value-type="string">
            <text:p>f5274f33bf0521e72ba8cd5a7540e43e</text:p>
          </table:table-cell>
          <table:table-cell/>
          <table:table-cell office:value-type="string" calcext:value-type="string">
            <text:p>EMC_Barreiro/ATACseq/MS049802.ATACSeq.89.1.pair2.fastq.gz</text:p>
          </table:table-cell>
          <table:table-cell office:value-type="string" calcext:value-type="string">
            <text:p>ac903cb99ac6f5145ed41ad7e1066e6d</text:p>
          </table:table-cell>
          <table:table-cell office:value-type="string" calcext:value-type="string">
            <text:p>4936fae11394e3865400212684b15e7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901.ATACSeq</text:p>
          </table:table-cell>
          <table:table-cell/>
          <table:table-cell office:value-type="string" calcext:value-type="string">
            <text:p>EMC_Barreiro/ATACseq/MS049901.ATACSeq.89.1.pair1.fastq.gz</text:p>
          </table:table-cell>
          <table:table-cell office:value-type="string" calcext:value-type="string">
            <text:p>140504820a468ad1d24bdbf8ec47bcf0</text:p>
          </table:table-cell>
          <table:table-cell office:value-type="string" calcext:value-type="string">
            <text:p>c0ef6576f774cdd9fbe306bfd173e681</text:p>
          </table:table-cell>
          <table:table-cell/>
          <table:table-cell office:value-type="string" calcext:value-type="string">
            <text:p>EMC_Barreiro/ATACseq/MS049901.ATACSeq.89.1.pair2.fastq.gz</text:p>
          </table:table-cell>
          <table:table-cell office:value-type="string" calcext:value-type="string">
            <text:p>a40a9402755fb44e73d4e99c5828b9b4</text:p>
          </table:table-cell>
          <table:table-cell office:value-type="string" calcext:value-type="string">
            <text:p>d225a23cf598dcca3587691750f2ff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902.ATACSeq</text:p>
          </table:table-cell>
          <table:table-cell/>
          <table:table-cell office:value-type="string" calcext:value-type="string">
            <text:p>EMC_Barreiro/ATACseq/MS049902.ATACSeq.89.1.pair1.fastq.gz</text:p>
          </table:table-cell>
          <table:table-cell office:value-type="string" calcext:value-type="string">
            <text:p>7fd5ad3e2f97098c0b42b298cea54d62</text:p>
          </table:table-cell>
          <table:table-cell office:value-type="string" calcext:value-type="string">
            <text:p>70edc4d29fb4cd375c3e61040c604c33</text:p>
          </table:table-cell>
          <table:table-cell/>
          <table:table-cell office:value-type="string" calcext:value-type="string">
            <text:p>EMC_Barreiro/ATACseq/MS049902.ATACSeq.89.1.pair2.fastq.gz</text:p>
          </table:table-cell>
          <table:table-cell office:value-type="string" calcext:value-type="string">
            <text:p>fc9940a8f438e6f71a3fc3b6be24ad09</text:p>
          </table:table-cell>
          <table:table-cell office:value-type="string" calcext:value-type="string">
            <text:p>a9a81ba3642967f3b418b4f9dd053f7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001.ATACSeq</text:p>
          </table:table-cell>
          <table:table-cell/>
          <table:table-cell office:value-type="string" calcext:value-type="string">
            <text:p>EMC_Barreiro/ATACseq/MS050001.ATACSeq.89.1.pair1.fastq.gz</text:p>
          </table:table-cell>
          <table:table-cell office:value-type="string" calcext:value-type="string">
            <text:p>e69b22eddac6a22a783e088c50fc6391</text:p>
          </table:table-cell>
          <table:table-cell office:value-type="string" calcext:value-type="string">
            <text:p>4725f999b6aea1193560861d16e74c31</text:p>
          </table:table-cell>
          <table:table-cell/>
          <table:table-cell office:value-type="string" calcext:value-type="string">
            <text:p>EMC_Barreiro/ATACseq/MS050001.ATACSeq.89.1.pair2.fastq.gz</text:p>
          </table:table-cell>
          <table:table-cell office:value-type="string" calcext:value-type="string">
            <text:p>0481fd808b9948865023f6dfdf5af91d</text:p>
          </table:table-cell>
          <table:table-cell office:value-type="string" calcext:value-type="string">
            <text:p>b3fed9130c7b506ea053dff2cfcfd67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002.ATACSeq</text:p>
          </table:table-cell>
          <table:table-cell/>
          <table:table-cell office:value-type="string" calcext:value-type="string">
            <text:p>EMC_Barreiro/ATACseq/MS050002.ATACSeq.89.1.pair1.fastq.gz</text:p>
          </table:table-cell>
          <table:table-cell office:value-type="string" calcext:value-type="string">
            <text:p>eb5deb0f82b17dc15ee3a4913f35b93c</text:p>
          </table:table-cell>
          <table:table-cell office:value-type="string" calcext:value-type="string">
            <text:p>3b2ddabeb0899fc2b747da98dd422bee</text:p>
          </table:table-cell>
          <table:table-cell/>
          <table:table-cell office:value-type="string" calcext:value-type="string">
            <text:p>EMC_Barreiro/ATACseq/MS050002.ATACSeq.89.1.pair2.fastq.gz</text:p>
          </table:table-cell>
          <table:table-cell office:value-type="string" calcext:value-type="string">
            <text:p>794b44893345103ea78d79ee62c1c38d</text:p>
          </table:table-cell>
          <table:table-cell office:value-type="string" calcext:value-type="string">
            <text:p>39b7a1a3b51159540d2e87044dbe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101.ATACSeq</text:p>
          </table:table-cell>
          <table:table-cell/>
          <table:table-cell office:value-type="string" calcext:value-type="string">
            <text:p>EMC_Barreiro/ATACseq/MS050101.ATACSeq.108.1.pair1.fastq.gz</text:p>
          </table:table-cell>
          <table:table-cell office:value-type="string" calcext:value-type="string">
            <text:p>6ebf102ba6c0e234d632bdc346b77943</text:p>
          </table:table-cell>
          <table:table-cell office:value-type="string" calcext:value-type="string">
            <text:p>90af09e1afca6b485ebb72f17bc2b317</text:p>
          </table:table-cell>
          <table:table-cell/>
          <table:table-cell office:value-type="string" calcext:value-type="string">
            <text:p>EMC_Barreiro/ATACseq/MS050101.ATACSeq.108.1.pair2.fastq.gz</text:p>
          </table:table-cell>
          <table:table-cell office:value-type="string" calcext:value-type="string">
            <text:p>4d33e775aed58bf20e11f8fbb0e5a07c</text:p>
          </table:table-cell>
          <table:table-cell office:value-type="string" calcext:value-type="string">
            <text:p>0a31f41b30379960d5847b9b8b42b4d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102.ATACSeq</text:p>
          </table:table-cell>
          <table:table-cell/>
          <table:table-cell office:value-type="string" calcext:value-type="string">
            <text:p>EMC_Barreiro/ATACseq/MS050102.ATACSeq.89.1.pair1.fastq.gz</text:p>
          </table:table-cell>
          <table:table-cell office:value-type="string" calcext:value-type="string">
            <text:p>65ad02c45bf020ee596d43c3ab5ecd1b</text:p>
          </table:table-cell>
          <table:table-cell office:value-type="string" calcext:value-type="string">
            <text:p>3f7de33427b06b0fd2994f7b1fb86b97</text:p>
          </table:table-cell>
          <table:table-cell/>
          <table:table-cell office:value-type="string" calcext:value-type="string">
            <text:p>EMC_Barreiro/ATACseq/MS050102.ATACSeq.89.1.pair2.fastq.gz</text:p>
          </table:table-cell>
          <table:table-cell office:value-type="string" calcext:value-type="string">
            <text:p>d4840169234d30b62540a1531b8699b3</text:p>
          </table:table-cell>
          <table:table-cell office:value-type="string" calcext:value-type="string">
            <text:p>e650d6136ec75a5125f834c1a0e9fc8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201.ATACSeq</text:p>
          </table:table-cell>
          <table:table-cell/>
          <table:table-cell office:value-type="string" calcext:value-type="string">
            <text:p>EMC_Barreiro/ATACseq/MS050201.ATACSeq.108.1.pair1.fastq.gz</text:p>
          </table:table-cell>
          <table:table-cell office:value-type="string" calcext:value-type="string">
            <text:p>ce5d466052394c64520d8c212fe744ff</text:p>
          </table:table-cell>
          <table:table-cell office:value-type="string" calcext:value-type="string">
            <text:p>0b1e521cfd7b39352024bdadb859eb5d</text:p>
          </table:table-cell>
          <table:table-cell/>
          <table:table-cell office:value-type="string" calcext:value-type="string">
            <text:p>EMC_Barreiro/ATACseq/MS050201.ATACSeq.108.1.pair2.fastq.gz</text:p>
          </table:table-cell>
          <table:table-cell office:value-type="string" calcext:value-type="string">
            <text:p>a55ffff91bebdec86c31eabb16803c1f</text:p>
          </table:table-cell>
          <table:table-cell office:value-type="string" calcext:value-type="string">
            <text:p>00aa7f855fa983e35de16d7dcc2c754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202.ATACSeq</text:p>
          </table:table-cell>
          <table:table-cell/>
          <table:table-cell office:value-type="string" calcext:value-type="string">
            <text:p>EMC_Barreiro/ATACseq/MS050202.ATACSeq.108.1.pair1.fastq.gz</text:p>
          </table:table-cell>
          <table:table-cell office:value-type="string" calcext:value-type="string">
            <text:p>5f16e78e72cfb765f6ac75fc12ee1b57</text:p>
          </table:table-cell>
          <table:table-cell office:value-type="string" calcext:value-type="string">
            <text:p>cbc1897d9c45304c8ff901d88cdb1646</text:p>
          </table:table-cell>
          <table:table-cell/>
          <table:table-cell office:value-type="string" calcext:value-type="string">
            <text:p>EMC_Barreiro/ATACseq/MS050202.ATACSeq.108.1.pair2.fastq.gz</text:p>
          </table:table-cell>
          <table:table-cell office:value-type="string" calcext:value-type="string">
            <text:p>b29fedbb6562a9a4f724c40f41a1f374</text:p>
          </table:table-cell>
          <table:table-cell office:value-type="string" calcext:value-type="string">
            <text:p>40747704ba0d5fa717478ba9a265bc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301.ATACSeq</text:p>
          </table:table-cell>
          <table:table-cell/>
          <table:table-cell office:value-type="string" calcext:value-type="string">
            <text:p>EMC_Barreiro/ATACseq/MS050301.ATACSeq.108.1.pair1.fastq.gz</text:p>
          </table:table-cell>
          <table:table-cell office:value-type="string" calcext:value-type="string">
            <text:p>308b565b885313f74783661c5081eacc</text:p>
          </table:table-cell>
          <table:table-cell office:value-type="string" calcext:value-type="string">
            <text:p>6886810fd02e2631902a2ff408b768b6</text:p>
          </table:table-cell>
          <table:table-cell/>
          <table:table-cell office:value-type="string" calcext:value-type="string">
            <text:p>EMC_Barreiro/ATACseq/MS050301.ATACSeq.108.1.pair2.fastq.gz</text:p>
          </table:table-cell>
          <table:table-cell office:value-type="string" calcext:value-type="string">
            <text:p>195ee9d61ef1706d0a3039945d888c56</text:p>
          </table:table-cell>
          <table:table-cell office:value-type="string" calcext:value-type="string">
            <text:p>b233904dd5962e03a2856be01121ba0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302.ATACSeq</text:p>
          </table:table-cell>
          <table:table-cell/>
          <table:table-cell office:value-type="string" calcext:value-type="string">
            <text:p>EMC_Barreiro/ATACseq/MS050302.ATACSeq.108.1.pair1.fastq.gz</text:p>
          </table:table-cell>
          <table:table-cell office:value-type="string" calcext:value-type="string">
            <text:p>2be80498a675f47b402473eb1358166c</text:p>
          </table:table-cell>
          <table:table-cell office:value-type="string" calcext:value-type="string">
            <text:p>608462d596f09487b9afdd3ec44cffda</text:p>
          </table:table-cell>
          <table:table-cell/>
          <table:table-cell office:value-type="string" calcext:value-type="string">
            <text:p>EMC_Barreiro/ATACseq/MS050302.ATACSeq.108.1.pair2.fastq.gz</text:p>
          </table:table-cell>
          <table:table-cell office:value-type="string" calcext:value-type="string">
            <text:p>0481324513b000eaa0b3cd585bf02d07</text:p>
          </table:table-cell>
          <table:table-cell office:value-type="string" calcext:value-type="string">
            <text:p>fa2a7acf9d32c0df5ebee76d51b790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401.ATACSeq</text:p>
          </table:table-cell>
          <table:table-cell/>
          <table:table-cell office:value-type="string" calcext:value-type="string">
            <text:p>EMC_Barreiro/ATACseq/MS050401.ATACSeq.108.1.pair1.fastq.gz</text:p>
          </table:table-cell>
          <table:table-cell office:value-type="string" calcext:value-type="string">
            <text:p>fba70590fd9701c2e965d24d4a85f438</text:p>
          </table:table-cell>
          <table:table-cell office:value-type="string" calcext:value-type="string">
            <text:p>0ecb1c2a8adb3dbc24a6ff43ea2eb091</text:p>
          </table:table-cell>
          <table:table-cell/>
          <table:table-cell office:value-type="string" calcext:value-type="string">
            <text:p>EMC_Barreiro/ATACseq/MS050401.ATACSeq.108.1.pair2.fastq.gz</text:p>
          </table:table-cell>
          <table:table-cell office:value-type="string" calcext:value-type="string">
            <text:p>4e21cb8941a31c5c542735112a167d9b</text:p>
          </table:table-cell>
          <table:table-cell office:value-type="string" calcext:value-type="string">
            <text:p>f73af583e511db6d285116af08905a9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402.ATACSeq</text:p>
          </table:table-cell>
          <table:table-cell/>
          <table:table-cell office:value-type="string" calcext:value-type="string">
            <text:p>EMC_Barreiro/ATACseq/MS050402.ATACSeq.108.1.pair1.fastq.gz</text:p>
          </table:table-cell>
          <table:table-cell office:value-type="string" calcext:value-type="string">
            <text:p>22fac23800b3583cbd31f13e43c8cbf7</text:p>
          </table:table-cell>
          <table:table-cell office:value-type="string" calcext:value-type="string">
            <text:p>7ce65a3f93609ae714e7978ad8f9d8cb</text:p>
          </table:table-cell>
          <table:table-cell/>
          <table:table-cell office:value-type="string" calcext:value-type="string">
            <text:p>EMC_Barreiro/ATACseq/MS050402.ATACSeq.108.1.pair2.fastq.gz</text:p>
          </table:table-cell>
          <table:table-cell office:value-type="string" calcext:value-type="string">
            <text:p>36bb9d79081c899f2305e4039e7f143e</text:p>
          </table:table-cell>
          <table:table-cell office:value-type="string" calcext:value-type="string">
            <text:p>3c4e68f214f7f9acaa580d33e1a235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501.ATACSeq</text:p>
          </table:table-cell>
          <table:table-cell/>
          <table:table-cell office:value-type="string" calcext:value-type="string">
            <text:p>EMC_Barreiro/ATACseq/MS050501.ATACSeq.108.1.pair1.fastq.gz</text:p>
          </table:table-cell>
          <table:table-cell office:value-type="string" calcext:value-type="string">
            <text:p>fe14b11ccf495c816c093574d7292bed</text:p>
          </table:table-cell>
          <table:table-cell office:value-type="string" calcext:value-type="string">
            <text:p>99e7fa1623feb0cdf53104edd91602a5</text:p>
          </table:table-cell>
          <table:table-cell/>
          <table:table-cell office:value-type="string" calcext:value-type="string">
            <text:p>EMC_Barreiro/ATACseq/MS050501.ATACSeq.108.1.pair2.fastq.gz</text:p>
          </table:table-cell>
          <table:table-cell office:value-type="string" calcext:value-type="string">
            <text:p>84cfdc684354ae119e626b8da33b44be</text:p>
          </table:table-cell>
          <table:table-cell office:value-type="string" calcext:value-type="string">
            <text:p>f8dcd0947d6a2acd4c1324fc775ae0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502.ATACSeq</text:p>
          </table:table-cell>
          <table:table-cell/>
          <table:table-cell office:value-type="string" calcext:value-type="string">
            <text:p>EMC_Barreiro/ATACseq/MS050502.ATACSeq.108.1.pair1.fastq.gz</text:p>
          </table:table-cell>
          <table:table-cell office:value-type="string" calcext:value-type="string">
            <text:p>82f7bd012fd9c948a3a364a4c6e81683</text:p>
          </table:table-cell>
          <table:table-cell office:value-type="string" calcext:value-type="string">
            <text:p>bb0554fc55a007211cb038a7f3e54f24</text:p>
          </table:table-cell>
          <table:table-cell/>
          <table:table-cell office:value-type="string" calcext:value-type="string">
            <text:p>EMC_Barreiro/ATACseq/MS050502.ATACSeq.108.1.pair2.fastq.gz</text:p>
          </table:table-cell>
          <table:table-cell office:value-type="string" calcext:value-type="string">
            <text:p>ddecccebaa61bb1ea0555b24d1b5cea6</text:p>
          </table:table-cell>
          <table:table-cell office:value-type="string" calcext:value-type="string">
            <text:p>dbb4d66a1509a37dfdd25009fd5b00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601.ATACSeq</text:p>
          </table:table-cell>
          <table:table-cell/>
          <table:table-cell office:value-type="string" calcext:value-type="string">
            <text:p>EMC_Barreiro/ATACseq/MS050601.ATACSeq.108.1.pair1.fastq.gz</text:p>
          </table:table-cell>
          <table:table-cell office:value-type="string" calcext:value-type="string">
            <text:p>88ae670a18d5f4258c5d823a8319727e</text:p>
          </table:table-cell>
          <table:table-cell office:value-type="string" calcext:value-type="string">
            <text:p>8dd78658c7f01dc714a3246265a40c33</text:p>
          </table:table-cell>
          <table:table-cell/>
          <table:table-cell office:value-type="string" calcext:value-type="string">
            <text:p>EMC_Barreiro/ATACseq/MS050601.ATACSeq.108.1.pair2.fastq.gz</text:p>
          </table:table-cell>
          <table:table-cell office:value-type="string" calcext:value-type="string">
            <text:p>f228c5b86efc5dd300d629de9bc7b716</text:p>
          </table:table-cell>
          <table:table-cell office:value-type="string" calcext:value-type="string">
            <text:p>f074f7fbb62bf25279af95bf818c37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602.ATACSeq</text:p>
          </table:table-cell>
          <table:table-cell/>
          <table:table-cell office:value-type="string" calcext:value-type="string">
            <text:p>EMC_Barreiro/ATACseq/MS050602.ATACSeq.108.1.pair1.fastq.gz</text:p>
          </table:table-cell>
          <table:table-cell office:value-type="string" calcext:value-type="string">
            <text:p>395bd05e83b926348e85073ac62946fa</text:p>
          </table:table-cell>
          <table:table-cell office:value-type="string" calcext:value-type="string">
            <text:p>f5ea70234175ae9850b228028ca0414f</text:p>
          </table:table-cell>
          <table:table-cell/>
          <table:table-cell office:value-type="string" calcext:value-type="string">
            <text:p>EMC_Barreiro/ATACseq/MS050602.ATACSeq.108.1.pair2.fastq.gz</text:p>
          </table:table-cell>
          <table:table-cell office:value-type="string" calcext:value-type="string">
            <text:p>c15ef670a1f58c1192c05359fbfd7b50</text:p>
          </table:table-cell>
          <table:table-cell office:value-type="string" calcext:value-type="string">
            <text:p>f1c38eb93ade445eac83981ba6ca69c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801.ATACSeq</text:p>
          </table:table-cell>
          <table:table-cell/>
          <table:table-cell office:value-type="string" calcext:value-type="string">
            <text:p>EMC_Barreiro/ATACseq/MS050801.ATACSeq.108.1.pair1.fastq.gz</text:p>
          </table:table-cell>
          <table:table-cell office:value-type="string" calcext:value-type="string">
            <text:p>5991f92c995b73d9a70999f3b6bd33e4</text:p>
          </table:table-cell>
          <table:table-cell office:value-type="string" calcext:value-type="string">
            <text:p>5f272d7be99ac6ba4cc993289d630cba</text:p>
          </table:table-cell>
          <table:table-cell/>
          <table:table-cell office:value-type="string" calcext:value-type="string">
            <text:p>EMC_Barreiro/ATACseq/MS050801.ATACSeq.108.1.pair2.fastq.gz</text:p>
          </table:table-cell>
          <table:table-cell office:value-type="string" calcext:value-type="string">
            <text:p>5e048bd341fa37e2836add812e984e9f</text:p>
          </table:table-cell>
          <table:table-cell office:value-type="string" calcext:value-type="string">
            <text:p>4913ac0d09fdd8c01cf34762992cea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802.ATACSeq</text:p>
          </table:table-cell>
          <table:table-cell/>
          <table:table-cell office:value-type="string" calcext:value-type="string">
            <text:p>EMC_Barreiro/ATACseq/MS050802.ATACSeq.108.1.pair1.fastq.gz</text:p>
          </table:table-cell>
          <table:table-cell office:value-type="string" calcext:value-type="string">
            <text:p>9ddb881727b9cd6635bc36ab99efaa35</text:p>
          </table:table-cell>
          <table:table-cell office:value-type="string" calcext:value-type="string">
            <text:p>efe1f474296ebde981406f9eddd59dc6</text:p>
          </table:table-cell>
          <table:table-cell/>
          <table:table-cell office:value-type="string" calcext:value-type="string">
            <text:p>EMC_Barreiro/ATACseq/MS050802.ATACSeq.108.1.pair2.fastq.gz</text:p>
          </table:table-cell>
          <table:table-cell office:value-type="string" calcext:value-type="string">
            <text:p>95ca8daa8e74613e669e2aba1d7c87f0</text:p>
          </table:table-cell>
          <table:table-cell office:value-type="string" calcext:value-type="string">
            <text:p>276078b13c492507f86cca25e5f601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901.ATACSeq</text:p>
          </table:table-cell>
          <table:table-cell/>
          <table:table-cell office:value-type="string" calcext:value-type="string">
            <text:p>EMC_Barreiro/ATACseq/MS050901.ATACSeq.108.2.pair1.fastq.gz</text:p>
          </table:table-cell>
          <table:table-cell office:value-type="string" calcext:value-type="string">
            <text:p>df40cb2577aa13c2c905963d7412990f</text:p>
          </table:table-cell>
          <table:table-cell office:value-type="string" calcext:value-type="string">
            <text:p>5cf602ff4257e4482ec7b2288bbf7ccf</text:p>
          </table:table-cell>
          <table:table-cell/>
          <table:table-cell office:value-type="string" calcext:value-type="string">
            <text:p>EMC_Barreiro/ATACseq/MS050901.ATACSeq.108.2.pair2.fastq.gz</text:p>
          </table:table-cell>
          <table:table-cell office:value-type="string" calcext:value-type="string">
            <text:p>f726e0ddc4a674c6ce9c87acb8695cbe</text:p>
          </table:table-cell>
          <table:table-cell office:value-type="string" calcext:value-type="string">
            <text:p>2e22b582f6de886aab81f33473cd76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902.ATACSeq</text:p>
          </table:table-cell>
          <table:table-cell/>
          <table:table-cell office:value-type="string" calcext:value-type="string">
            <text:p>EMC_Barreiro/ATACseq/MS050902.ATACSeq.108.2.pair1.fastq.gz</text:p>
          </table:table-cell>
          <table:table-cell office:value-type="string" calcext:value-type="string">
            <text:p>78b4900a9bd5fbd308c428b3053c84b9</text:p>
          </table:table-cell>
          <table:table-cell office:value-type="string" calcext:value-type="string">
            <text:p>9cedc38c5bd55605a9a163ee748317e6</text:p>
          </table:table-cell>
          <table:table-cell/>
          <table:table-cell office:value-type="string" calcext:value-type="string">
            <text:p>EMC_Barreiro/ATACseq/MS050902.ATACSeq.108.2.pair2.fastq.gz</text:p>
          </table:table-cell>
          <table:table-cell office:value-type="string" calcext:value-type="string">
            <text:p>7310a55dbab60481190fb7af0be6ad0e</text:p>
          </table:table-cell>
          <table:table-cell office:value-type="string" calcext:value-type="string">
            <text:p>ff58a9a24df1a2113e48fb38ffad3b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001.ATACSeq</text:p>
          </table:table-cell>
          <table:table-cell/>
          <table:table-cell office:value-type="string" calcext:value-type="string">
            <text:p>EMC_Barreiro/ATACseq/MS051001.ATACSeq.108.2.pair1.fastq.gz</text:p>
          </table:table-cell>
          <table:table-cell office:value-type="string" calcext:value-type="string">
            <text:p>56216a8189d05778d27199cebfceac16</text:p>
          </table:table-cell>
          <table:table-cell office:value-type="string" calcext:value-type="string">
            <text:p>ebd436d83166dba7c2472d95e10f0473</text:p>
          </table:table-cell>
          <table:table-cell/>
          <table:table-cell office:value-type="string" calcext:value-type="string">
            <text:p>EMC_Barreiro/ATACseq/MS051001.ATACSeq.108.2.pair2.fastq.gz</text:p>
          </table:table-cell>
          <table:table-cell office:value-type="string" calcext:value-type="string">
            <text:p>b762f78846c502e871a4c51ad7288609</text:p>
          </table:table-cell>
          <table:table-cell office:value-type="string" calcext:value-type="string">
            <text:p>6c5097d561419a3729d174faae4cb91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002.ATACSeq</text:p>
          </table:table-cell>
          <table:table-cell/>
          <table:table-cell office:value-type="string" calcext:value-type="string">
            <text:p>EMC_Barreiro/ATACseq/MS051002.ATACSeq.108.2.pair1.fastq.gz</text:p>
          </table:table-cell>
          <table:table-cell office:value-type="string" calcext:value-type="string">
            <text:p>06a4d77a471d6bf0bd89ab13e865bfe8</text:p>
          </table:table-cell>
          <table:table-cell office:value-type="string" calcext:value-type="string">
            <text:p>078bb91ffe903616555badc39e3a21b5</text:p>
          </table:table-cell>
          <table:table-cell/>
          <table:table-cell office:value-type="string" calcext:value-type="string">
            <text:p>EMC_Barreiro/ATACseq/MS051002.ATACSeq.108.2.pair2.fastq.gz</text:p>
          </table:table-cell>
          <table:table-cell office:value-type="string" calcext:value-type="string">
            <text:p>aa57f5124e8c3991ff49b32bbfd1941c</text:p>
          </table:table-cell>
          <table:table-cell office:value-type="string" calcext:value-type="string">
            <text:p>595bb036509f0fb6db4f9ea35a3d69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201.ATACSeq</text:p>
          </table:table-cell>
          <table:table-cell/>
          <table:table-cell office:value-type="string" calcext:value-type="string">
            <text:p>EMC_Barreiro/ATACseq/MS051201.ATACSeq.81.1.pair1.fastq.gz</text:p>
          </table:table-cell>
          <table:table-cell office:value-type="string" calcext:value-type="string">
            <text:p>70c419c556c184f25523ec56611f8b51</text:p>
          </table:table-cell>
          <table:table-cell office:value-type="string" calcext:value-type="string">
            <text:p>15b744c8cd686f976b99801a8044c4df</text:p>
          </table:table-cell>
          <table:table-cell/>
          <table:table-cell office:value-type="string" calcext:value-type="string">
            <text:p>EMC_Barreiro/ATACseq/MS051201.ATACSeq.81.1.pair2.fastq.gz</text:p>
          </table:table-cell>
          <table:table-cell office:value-type="string" calcext:value-type="string">
            <text:p>0c60a4a991a0fadda514b865bbd99cc3</text:p>
          </table:table-cell>
          <table:table-cell office:value-type="string" calcext:value-type="string">
            <text:p>31807948b5befafcc6a60f08992b72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202.ATACSeq</text:p>
          </table:table-cell>
          <table:table-cell/>
          <table:table-cell office:value-type="string" calcext:value-type="string">
            <text:p>EMC_Barreiro/ATACseq/MS051202.ATACSeq.81.1.pair1.fastq.gz</text:p>
          </table:table-cell>
          <table:table-cell office:value-type="string" calcext:value-type="string">
            <text:p>a42af250c51be7a42d0c8ce66b467646</text:p>
          </table:table-cell>
          <table:table-cell office:value-type="string" calcext:value-type="string">
            <text:p>21fa5aaf2a4bca1a5217843e3cfa2265</text:p>
          </table:table-cell>
          <table:table-cell/>
          <table:table-cell office:value-type="string" calcext:value-type="string">
            <text:p>EMC_Barreiro/ATACseq/MS051202.ATACSeq.81.1.pair2.fastq.gz</text:p>
          </table:table-cell>
          <table:table-cell office:value-type="string" calcext:value-type="string">
            <text:p>a252fee278a7fa2b2f73cce285daf2d9</text:p>
          </table:table-cell>
          <table:table-cell office:value-type="string" calcext:value-type="string">
            <text:p>9c9da701bd801e3ffe92b3275dc47b7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301.ATACSeq</text:p>
          </table:table-cell>
          <table:table-cell/>
          <table:table-cell office:value-type="string" calcext:value-type="string">
            <text:p>EMC_Barreiro/ATACseq/MS051301.ATACSeq.81.1.pair1.fastq.gz</text:p>
          </table:table-cell>
          <table:table-cell office:value-type="string" calcext:value-type="string">
            <text:p>9950a39f6b5f8b88c90eac58e132e1ed</text:p>
          </table:table-cell>
          <table:table-cell office:value-type="string" calcext:value-type="string">
            <text:p>8c0622b0f37092c2f785a6c89c99fcca</text:p>
          </table:table-cell>
          <table:table-cell/>
          <table:table-cell office:value-type="string" calcext:value-type="string">
            <text:p>EMC_Barreiro/ATACseq/MS051301.ATACSeq.81.1.pair2.fastq.gz</text:p>
          </table:table-cell>
          <table:table-cell office:value-type="string" calcext:value-type="string">
            <text:p>5e928a6b773aa231f718bee54a3054d0</text:p>
          </table:table-cell>
          <table:table-cell office:value-type="string" calcext:value-type="string">
            <text:p>956c6546e06624192ed7603c58bd07b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302.ATACSeq</text:p>
          </table:table-cell>
          <table:table-cell/>
          <table:table-cell office:value-type="string" calcext:value-type="string">
            <text:p>EMC_Barreiro/ATACseq/MS051302.ATACSeq.81.1.pair1.fastq.gz</text:p>
          </table:table-cell>
          <table:table-cell office:value-type="string" calcext:value-type="string">
            <text:p>6aca9c6430058725145816a894e0b2ac</text:p>
          </table:table-cell>
          <table:table-cell office:value-type="string" calcext:value-type="string">
            <text:p>bdd311eef45c496d160cbcbd11aa0db7</text:p>
          </table:table-cell>
          <table:table-cell/>
          <table:table-cell office:value-type="string" calcext:value-type="string">
            <text:p>EMC_Barreiro/ATACseq/MS051302.ATACSeq.81.1.pair2.fastq.gz</text:p>
          </table:table-cell>
          <table:table-cell office:value-type="string" calcext:value-type="string">
            <text:p>835548eef98e9c95723f8f5b22972f8a</text:p>
          </table:table-cell>
          <table:table-cell office:value-type="string" calcext:value-type="string">
            <text:p>0f61a0775c43f105f42cb6e2be216b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401.ATACSeq</text:p>
          </table:table-cell>
          <table:table-cell/>
          <table:table-cell office:value-type="string" calcext:value-type="string">
            <text:p>EMC_Barreiro/ATACseq/MS051401.ATACSeq.81.1.pair1.fastq.gz</text:p>
          </table:table-cell>
          <table:table-cell office:value-type="string" calcext:value-type="string">
            <text:p>d3822d43b7f52e4ec0166ca9172a49cc</text:p>
          </table:table-cell>
          <table:table-cell office:value-type="string" calcext:value-type="string">
            <text:p>c00803cb04886be1209d33beb0a8cfa8</text:p>
          </table:table-cell>
          <table:table-cell/>
          <table:table-cell office:value-type="string" calcext:value-type="string">
            <text:p>EMC_Barreiro/ATACseq/MS051401.ATACSeq.81.1.pair2.fastq.gz</text:p>
          </table:table-cell>
          <table:table-cell office:value-type="string" calcext:value-type="string">
            <text:p>af8aeddbe52f78c304f6a97a09d07ffb</text:p>
          </table:table-cell>
          <table:table-cell office:value-type="string" calcext:value-type="string">
            <text:p>e4b332212e22f10d2b9a7ccbe3a0357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402.ATACSeq</text:p>
          </table:table-cell>
          <table:table-cell/>
          <table:table-cell office:value-type="string" calcext:value-type="string">
            <text:p>EMC_Barreiro/ATACseq/MS051402.ATACSeq.81.1.pair1.fastq.gz</text:p>
          </table:table-cell>
          <table:table-cell office:value-type="string" calcext:value-type="string">
            <text:p>67818a17b0c75ad59d2529d568f7a895</text:p>
          </table:table-cell>
          <table:table-cell office:value-type="string" calcext:value-type="string">
            <text:p>53461595818e18db8b0d6fac891b0622</text:p>
          </table:table-cell>
          <table:table-cell/>
          <table:table-cell office:value-type="string" calcext:value-type="string">
            <text:p>EMC_Barreiro/ATACseq/MS051402.ATACSeq.81.1.pair2.fastq.gz</text:p>
          </table:table-cell>
          <table:table-cell office:value-type="string" calcext:value-type="string">
            <text:p>266f5078aeea8f9fd62d4df7da81d595</text:p>
          </table:table-cell>
          <table:table-cell office:value-type="string" calcext:value-type="string">
            <text:p>cbe14f1cba2a3e389a80fcb9ffd294e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501.ATACSeq</text:p>
          </table:table-cell>
          <table:table-cell/>
          <table:table-cell office:value-type="string" calcext:value-type="string">
            <text:p>EMC_Barreiro/ATACseq/MS051501.ATACSeq.81.1.pair1.fastq.gz</text:p>
          </table:table-cell>
          <table:table-cell office:value-type="string" calcext:value-type="string">
            <text:p>a486d62da2e3735310163a2091ed44ce</text:p>
          </table:table-cell>
          <table:table-cell office:value-type="string" calcext:value-type="string">
            <text:p>d6d05da9d17ad6ce327dff7bcfb7daab</text:p>
          </table:table-cell>
          <table:table-cell/>
          <table:table-cell office:value-type="string" calcext:value-type="string">
            <text:p>EMC_Barreiro/ATACseq/MS051501.ATACSeq.81.1.pair2.fastq.gz</text:p>
          </table:table-cell>
          <table:table-cell office:value-type="string" calcext:value-type="string">
            <text:p>4c6adf1db1a29429f6879820190898fa</text:p>
          </table:table-cell>
          <table:table-cell office:value-type="string" calcext:value-type="string">
            <text:p>30f25c7dde282e45546319c72bb08b6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502.ATACSeq</text:p>
          </table:table-cell>
          <table:table-cell/>
          <table:table-cell office:value-type="string" calcext:value-type="string">
            <text:p>EMC_Barreiro/ATACseq/MS051502.ATACSeq.81.1.pair1.fastq.gz</text:p>
          </table:table-cell>
          <table:table-cell office:value-type="string" calcext:value-type="string">
            <text:p>f03b30558cb468c6d740a0a930c7a085</text:p>
          </table:table-cell>
          <table:table-cell office:value-type="string" calcext:value-type="string">
            <text:p>7567d7302a92420975ca4c57116b27d1</text:p>
          </table:table-cell>
          <table:table-cell/>
          <table:table-cell office:value-type="string" calcext:value-type="string">
            <text:p>EMC_Barreiro/ATACseq/MS051502.ATACSeq.81.1.pair2.fastq.gz</text:p>
          </table:table-cell>
          <table:table-cell office:value-type="string" calcext:value-type="string">
            <text:p>bfd3fd99c230446436707e2384df9f7d</text:p>
          </table:table-cell>
          <table:table-cell office:value-type="string" calcext:value-type="string">
            <text:p>e36676ab734e8abebedf67f9f91852d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601.ATACSeq</text:p>
          </table:table-cell>
          <table:table-cell/>
          <table:table-cell office:value-type="string" calcext:value-type="string">
            <text:p>EMC_Barreiro/ATACseq/MS051601.ATACSeq.81.2.pair1.fastq.gz</text:p>
          </table:table-cell>
          <table:table-cell office:value-type="string" calcext:value-type="string">
            <text:p>18165d6df1342866441607f5ce6520af</text:p>
          </table:table-cell>
          <table:table-cell office:value-type="string" calcext:value-type="string">
            <text:p>4b3e5fd8c8ab4d2d2593e4da31ea8a05</text:p>
          </table:table-cell>
          <table:table-cell/>
          <table:table-cell office:value-type="string" calcext:value-type="string">
            <text:p>EMC_Barreiro/ATACseq/MS051601.ATACSeq.81.2.pair2.fastq.gz</text:p>
          </table:table-cell>
          <table:table-cell office:value-type="string" calcext:value-type="string">
            <text:p>1b9bfea37c4c00b6b8f96073a6c75689</text:p>
          </table:table-cell>
          <table:table-cell office:value-type="string" calcext:value-type="string">
            <text:p>aab7478eb14dea88540a47f9fd43ae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602.ATACSeq</text:p>
          </table:table-cell>
          <table:table-cell/>
          <table:table-cell office:value-type="string" calcext:value-type="string">
            <text:p>EMC_Barreiro/ATACseq/MS051602.ATACSeq.81.1.pair1.fastq.gz</text:p>
          </table:table-cell>
          <table:table-cell office:value-type="string" calcext:value-type="string">
            <text:p>124a978a806da5974c5ebefd400481b5</text:p>
          </table:table-cell>
          <table:table-cell office:value-type="string" calcext:value-type="string">
            <text:p>e47ce10f7d46ab021a5a430994bc7bf5</text:p>
          </table:table-cell>
          <table:table-cell/>
          <table:table-cell office:value-type="string" calcext:value-type="string">
            <text:p>EMC_Barreiro/ATACseq/MS051602.ATACSeq.81.1.pair2.fastq.gz</text:p>
          </table:table-cell>
          <table:table-cell office:value-type="string" calcext:value-type="string">
            <text:p>ed6eb739774ece8b4393c2dab43724c4</text:p>
          </table:table-cell>
          <table:table-cell office:value-type="string" calcext:value-type="string">
            <text:p>1192b97659692079b985c501bc9888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701.ATACSeq</text:p>
          </table:table-cell>
          <table:table-cell/>
          <table:table-cell office:value-type="string" calcext:value-type="string">
            <text:p>EMC_Barreiro/ATACseq/MS051701.ATACSeq.81.2.pair1.fastq.gz</text:p>
          </table:table-cell>
          <table:table-cell office:value-type="string" calcext:value-type="string">
            <text:p>7b4240fee68e7cdccfa57e7ecbfcd05b</text:p>
          </table:table-cell>
          <table:table-cell office:value-type="string" calcext:value-type="string">
            <text:p>2b1d1d417f3960150b334e287606a962</text:p>
          </table:table-cell>
          <table:table-cell/>
          <table:table-cell office:value-type="string" calcext:value-type="string">
            <text:p>EMC_Barreiro/ATACseq/MS051701.ATACSeq.81.2.pair2.fastq.gz</text:p>
          </table:table-cell>
          <table:table-cell office:value-type="string" calcext:value-type="string">
            <text:p>1341a3cb5541dfcb050e5ba60d5ef4c8</text:p>
          </table:table-cell>
          <table:table-cell office:value-type="string" calcext:value-type="string">
            <text:p>5f7b5bc22d8e9b6358fb81a3d693cb0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702.ATACSeq</text:p>
          </table:table-cell>
          <table:table-cell/>
          <table:table-cell office:value-type="string" calcext:value-type="string">
            <text:p>EMC_Barreiro/ATACseq/MS051702.ATACSeq.81.2.pair1.fastq.gz</text:p>
          </table:table-cell>
          <table:table-cell office:value-type="string" calcext:value-type="string">
            <text:p>d425dfb138a5482c5e53c13e26497658</text:p>
          </table:table-cell>
          <table:table-cell office:value-type="string" calcext:value-type="string">
            <text:p>ca5bc5a60ddc69a38411238ec2457064</text:p>
          </table:table-cell>
          <table:table-cell/>
          <table:table-cell office:value-type="string" calcext:value-type="string">
            <text:p>EMC_Barreiro/ATACseq/MS051702.ATACSeq.81.2.pair2.fastq.gz</text:p>
          </table:table-cell>
          <table:table-cell office:value-type="string" calcext:value-type="string">
            <text:p>a8f13e3775c6ff1994c8a92632c49a8c</text:p>
          </table:table-cell>
          <table:table-cell office:value-type="string" calcext:value-type="string">
            <text:p>a715812b3ef3c088bb630aae11f175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801.ATACSeq</text:p>
          </table:table-cell>
          <table:table-cell/>
          <table:table-cell office:value-type="string" calcext:value-type="string">
            <text:p>EMC_Barreiro/ATACseq/MS051801.ATACSeq.108.2.pair1.fastq.gz</text:p>
          </table:table-cell>
          <table:table-cell office:value-type="string" calcext:value-type="string">
            <text:p>da51da2b7a687bf61e93429dea87eab9</text:p>
          </table:table-cell>
          <table:table-cell office:value-type="string" calcext:value-type="string">
            <text:p>9bf5a8d74b680fb8a5b8f1044e4390f3</text:p>
          </table:table-cell>
          <table:table-cell/>
          <table:table-cell office:value-type="string" calcext:value-type="string">
            <text:p>EMC_Barreiro/ATACseq/MS051801.ATACSeq.108.2.pair2.fastq.gz</text:p>
          </table:table-cell>
          <table:table-cell office:value-type="string" calcext:value-type="string">
            <text:p>0a425e878a3c224396af720afc22fcce</text:p>
          </table:table-cell>
          <table:table-cell office:value-type="string" calcext:value-type="string">
            <text:p>c3263d6cfe4ec7ba5108622b9ee944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802.ATACSeq</text:p>
          </table:table-cell>
          <table:table-cell/>
          <table:table-cell office:value-type="string" calcext:value-type="string">
            <text:p>EMC_Barreiro/ATACseq/MS051802.ATACSeq.81.2.pair1.fastq.gz</text:p>
          </table:table-cell>
          <table:table-cell office:value-type="string" calcext:value-type="string">
            <text:p>895862f10c2c188d446116a7714eda10</text:p>
          </table:table-cell>
          <table:table-cell office:value-type="string" calcext:value-type="string">
            <text:p>7a2fda6ee37e87539e65041afb5aec99</text:p>
          </table:table-cell>
          <table:table-cell/>
          <table:table-cell office:value-type="string" calcext:value-type="string">
            <text:p>EMC_Barreiro/ATACseq/MS051802.ATACSeq.81.2.pair2.fastq.gz</text:p>
          </table:table-cell>
          <table:table-cell office:value-type="string" calcext:value-type="string">
            <text:p>7be035406e5bbd48f17b7c00898a8080</text:p>
          </table:table-cell>
          <table:table-cell office:value-type="string" calcext:value-type="string">
            <text:p>6d5b70447a10c9167c59685895b933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901.ATACSeq</text:p>
          </table:table-cell>
          <table:table-cell/>
          <table:table-cell office:value-type="string" calcext:value-type="string">
            <text:p>EMC_Barreiro/ATACseq/MS051901.ATACSeq.81.2.pair1.fastq.gz</text:p>
          </table:table-cell>
          <table:table-cell office:value-type="string" calcext:value-type="string">
            <text:p>93a8401c1c7932b5c8eb7e4a96f92b15</text:p>
          </table:table-cell>
          <table:table-cell office:value-type="string" calcext:value-type="string">
            <text:p>15a1ec51d200820713987bc3e4c3b0a1</text:p>
          </table:table-cell>
          <table:table-cell/>
          <table:table-cell office:value-type="string" calcext:value-type="string">
            <text:p>EMC_Barreiro/ATACseq/MS051901.ATACSeq.81.2.pair2.fastq.gz</text:p>
          </table:table-cell>
          <table:table-cell office:value-type="string" calcext:value-type="string">
            <text:p>729386ad19da521b10acc3ee0731d940</text:p>
          </table:table-cell>
          <table:table-cell office:value-type="string" calcext:value-type="string">
            <text:p>d9231a6fa3aa5a360da1f82c72ac013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902.ATACSeq</text:p>
          </table:table-cell>
          <table:table-cell/>
          <table:table-cell office:value-type="string" calcext:value-type="string">
            <text:p>EMC_Barreiro/ATACseq/MS051902.ATACSeq.81.2.pair1.fastq.gz</text:p>
          </table:table-cell>
          <table:table-cell office:value-type="string" calcext:value-type="string">
            <text:p>91ece3630e236f9e027fb7d580f55720</text:p>
          </table:table-cell>
          <table:table-cell office:value-type="string" calcext:value-type="string">
            <text:p>51ab0ccdf5584b7a2bef7a955b3abb4b</text:p>
          </table:table-cell>
          <table:table-cell/>
          <table:table-cell office:value-type="string" calcext:value-type="string">
            <text:p>EMC_Barreiro/ATACseq/MS051902.ATACSeq.81.2.pair2.fastq.gz</text:p>
          </table:table-cell>
          <table:table-cell office:value-type="string" calcext:value-type="string">
            <text:p>e1e02844c5330a449073963df448d3a1</text:p>
          </table:table-cell>
          <table:table-cell office:value-type="string" calcext:value-type="string">
            <text:p>5a78c5f1783c41c726afa80e7a9fd9e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001.ATACSeq</text:p>
          </table:table-cell>
          <table:table-cell/>
          <table:table-cell office:value-type="string" calcext:value-type="string">
            <text:p>EMC_Barreiro/ATACseq/MS052001.ATACSeq.81.2.pair1.fastq.gz</text:p>
          </table:table-cell>
          <table:table-cell office:value-type="string" calcext:value-type="string">
            <text:p>bcf8ddce104a9d7857e196422f87c6bf</text:p>
          </table:table-cell>
          <table:table-cell office:value-type="string" calcext:value-type="string">
            <text:p>5ab4af68bbacf01f68edd72904cdda61</text:p>
          </table:table-cell>
          <table:table-cell/>
          <table:table-cell office:value-type="string" calcext:value-type="string">
            <text:p>EMC_Barreiro/ATACseq/MS052001.ATACSeq.81.2.pair2.fastq.gz</text:p>
          </table:table-cell>
          <table:table-cell office:value-type="string" calcext:value-type="string">
            <text:p>9fe06695be6a8d6a365b48377ec67bfd</text:p>
          </table:table-cell>
          <table:table-cell office:value-type="string" calcext:value-type="string">
            <text:p>11ad0d003e2e0e8c9046fd022822edf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002.ATACSeq</text:p>
          </table:table-cell>
          <table:table-cell/>
          <table:table-cell office:value-type="string" calcext:value-type="string">
            <text:p>EMC_Barreiro/ATACseq/MS052002.ATACSeq.81.2.pair1.fastq.gz</text:p>
          </table:table-cell>
          <table:table-cell office:value-type="string" calcext:value-type="string">
            <text:p>d0f17fa2d935a6791e67f83c4015506d</text:p>
          </table:table-cell>
          <table:table-cell office:value-type="string" calcext:value-type="string">
            <text:p>21d9a03e4722ce45cba3105d2f6f8341</text:p>
          </table:table-cell>
          <table:table-cell/>
          <table:table-cell office:value-type="string" calcext:value-type="string">
            <text:p>EMC_Barreiro/ATACseq/MS052002.ATACSeq.81.2.pair2.fastq.gz</text:p>
          </table:table-cell>
          <table:table-cell office:value-type="string" calcext:value-type="string">
            <text:p>254c7fb14f0d079d890ece2696a47c66</text:p>
          </table:table-cell>
          <table:table-cell office:value-type="string" calcext:value-type="string">
            <text:p>52a32821c6ffcbbd38ffee8266382d4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101.ATACSeq</text:p>
          </table:table-cell>
          <table:table-cell/>
          <table:table-cell office:value-type="string" calcext:value-type="string">
            <text:p>EMC_Barreiro/ATACseq/MS052101.ATACSeq.89.1.pair1.fastq.gz</text:p>
          </table:table-cell>
          <table:table-cell office:value-type="string" calcext:value-type="string">
            <text:p>2b41766cc1e331d0a045ce7edfb6ccdf</text:p>
          </table:table-cell>
          <table:table-cell office:value-type="string" calcext:value-type="string">
            <text:p>1981807fa1c78aae9c81f4732e77ab9d</text:p>
          </table:table-cell>
          <table:table-cell/>
          <table:table-cell office:value-type="string" calcext:value-type="string">
            <text:p>EMC_Barreiro/ATACseq/MS052101.ATACSeq.89.1.pair2.fastq.gz</text:p>
          </table:table-cell>
          <table:table-cell office:value-type="string" calcext:value-type="string">
            <text:p>b59379e1eab0ae4f31e85cd84ae052db</text:p>
          </table:table-cell>
          <table:table-cell office:value-type="string" calcext:value-type="string">
            <text:p>d03cbb4c4a44165c26d6215dc56289a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102.ATACSeq</text:p>
          </table:table-cell>
          <table:table-cell/>
          <table:table-cell office:value-type="string" calcext:value-type="string">
            <text:p>EMC_Barreiro/ATACseq/MS052102.ATACSeq.89.1.pair1.fastq.gz</text:p>
          </table:table-cell>
          <table:table-cell office:value-type="string" calcext:value-type="string">
            <text:p>290d0516bb464ed28af3467ae341b4b3</text:p>
          </table:table-cell>
          <table:table-cell office:value-type="string" calcext:value-type="string">
            <text:p>98fe677230f66cd9acd75fbe2382a813</text:p>
          </table:table-cell>
          <table:table-cell/>
          <table:table-cell office:value-type="string" calcext:value-type="string">
            <text:p>EMC_Barreiro/ATACseq/MS052102.ATACSeq.89.1.pair2.fastq.gz</text:p>
          </table:table-cell>
          <table:table-cell office:value-type="string" calcext:value-type="string">
            <text:p>18ee76a4782b962c4f78f8d26fde2ade</text:p>
          </table:table-cell>
          <table:table-cell office:value-type="string" calcext:value-type="string">
            <text:p>7edfd376aebda2d4d138de9ddfa27d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201.ATACSeq</text:p>
          </table:table-cell>
          <table:table-cell/>
          <table:table-cell office:value-type="string" calcext:value-type="string">
            <text:p>EMC_Barreiro/ATACseq/MS052201.ATACSeq.89.1.pair1.fastq.gz</text:p>
          </table:table-cell>
          <table:table-cell office:value-type="string" calcext:value-type="string">
            <text:p>3e4042fe4cca250c0841e041e5eb7176</text:p>
          </table:table-cell>
          <table:table-cell office:value-type="string" calcext:value-type="string">
            <text:p>1e04db23a8561528d9cb0f33b5a3d3e1</text:p>
          </table:table-cell>
          <table:table-cell/>
          <table:table-cell office:value-type="string" calcext:value-type="string">
            <text:p>EMC_Barreiro/ATACseq/MS052201.ATACSeq.89.1.pair2.fastq.gz</text:p>
          </table:table-cell>
          <table:table-cell office:value-type="string" calcext:value-type="string">
            <text:p>f878f0f1fdcae0269de1a590d36ff340</text:p>
          </table:table-cell>
          <table:table-cell office:value-type="string" calcext:value-type="string">
            <text:p>8f5162d4c576a28694ef442e59caf7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202.ATACSeq</text:p>
          </table:table-cell>
          <table:table-cell/>
          <table:table-cell office:value-type="string" calcext:value-type="string">
            <text:p>EMC_Barreiro/ATACseq/MS052202.ATACSeq.89.1.pair1.fastq.gz</text:p>
          </table:table-cell>
          <table:table-cell office:value-type="string" calcext:value-type="string">
            <text:p>5e8d278a2c771e5b4998e1859cee71c2</text:p>
          </table:table-cell>
          <table:table-cell office:value-type="string" calcext:value-type="string">
            <text:p>0f051a39a602a826f6e5a72af0919b90</text:p>
          </table:table-cell>
          <table:table-cell/>
          <table:table-cell office:value-type="string" calcext:value-type="string">
            <text:p>EMC_Barreiro/ATACseq/MS052202.ATACSeq.89.1.pair2.fastq.gz</text:p>
          </table:table-cell>
          <table:table-cell office:value-type="string" calcext:value-type="string">
            <text:p>b3ffd2a98d1915e154059a087bf0ca1a</text:p>
          </table:table-cell>
          <table:table-cell office:value-type="string" calcext:value-type="string">
            <text:p>0e5617615a247bd1f05690ce931ef1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301.ATACSeq</text:p>
          </table:table-cell>
          <table:table-cell/>
          <table:table-cell office:value-type="string" calcext:value-type="string">
            <text:p>EMC_Barreiro/ATACseq/MS052301.ATACSeq.89.1.pair1.fastq.gz</text:p>
          </table:table-cell>
          <table:table-cell office:value-type="string" calcext:value-type="string">
            <text:p>35733f8694bcacd87734924155ef0620</text:p>
          </table:table-cell>
          <table:table-cell office:value-type="string" calcext:value-type="string">
            <text:p>f29acec8cd36582d62142a36007203e4</text:p>
          </table:table-cell>
          <table:table-cell/>
          <table:table-cell office:value-type="string" calcext:value-type="string">
            <text:p>EMC_Barreiro/ATACseq/MS052301.ATACSeq.89.1.pair2.fastq.gz</text:p>
          </table:table-cell>
          <table:table-cell office:value-type="string" calcext:value-type="string">
            <text:p>2473babdaeeff2716dcd2676a91e224b</text:p>
          </table:table-cell>
          <table:table-cell office:value-type="string" calcext:value-type="string">
            <text:p>1a71c57a6e47e1f7ffd130a85ed787f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302.ATACSeq</text:p>
          </table:table-cell>
          <table:table-cell/>
          <table:table-cell office:value-type="string" calcext:value-type="string">
            <text:p>EMC_Barreiro/ATACseq/MS052302.ATACSeq.89.1.pair1.fastq.gz</text:p>
          </table:table-cell>
          <table:table-cell office:value-type="string" calcext:value-type="string">
            <text:p>1bc203682671cf05c15580d2e27f1912</text:p>
          </table:table-cell>
          <table:table-cell office:value-type="string" calcext:value-type="string">
            <text:p>606405119580aef2a534f05f253603d5</text:p>
          </table:table-cell>
          <table:table-cell/>
          <table:table-cell office:value-type="string" calcext:value-type="string">
            <text:p>EMC_Barreiro/ATACseq/MS052302.ATACSeq.89.1.pair2.fastq.gz</text:p>
          </table:table-cell>
          <table:table-cell office:value-type="string" calcext:value-type="string">
            <text:p>947b56e786dc4968968e4e2b5753e63e</text:p>
          </table:table-cell>
          <table:table-cell office:value-type="string" calcext:value-type="string">
            <text:p>48e311d8828a8c1b5ec1e08ef0ff981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501.ATACSeq</text:p>
          </table:table-cell>
          <table:table-cell/>
          <table:table-cell office:value-type="string" calcext:value-type="string">
            <text:p>EMC_Barreiro/ATACseq/MS052501.ATACSeq.108.1.pair1.fastq.gz</text:p>
          </table:table-cell>
          <table:table-cell office:value-type="string" calcext:value-type="string">
            <text:p>8c77cc93f4dd9c96bc551c5d019f6925</text:p>
          </table:table-cell>
          <table:table-cell office:value-type="string" calcext:value-type="string">
            <text:p>a324154b09e3134902ece4636760bc36</text:p>
          </table:table-cell>
          <table:table-cell/>
          <table:table-cell office:value-type="string" calcext:value-type="string">
            <text:p>EMC_Barreiro/ATACseq/MS052501.ATACSeq.108.1.pair2.fastq.gz</text:p>
          </table:table-cell>
          <table:table-cell office:value-type="string" calcext:value-type="string">
            <text:p>e18efeb72e4a218f40c027e27576bd71</text:p>
          </table:table-cell>
          <table:table-cell office:value-type="string" calcext:value-type="string">
            <text:p>ac21c9a494d8157fbb42d757121ced2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502.ATACSeq</text:p>
          </table:table-cell>
          <table:table-cell/>
          <table:table-cell office:value-type="string" calcext:value-type="string">
            <text:p>EMC_Barreiro/ATACseq/MS052502.ATACSeq.108.1.pair1.fastq.gz</text:p>
          </table:table-cell>
          <table:table-cell office:value-type="string" calcext:value-type="string">
            <text:p>74275e3bb9869c2480967ba1684d0299</text:p>
          </table:table-cell>
          <table:table-cell office:value-type="string" calcext:value-type="string">
            <text:p>377920130a567ffa4821f020c513f112</text:p>
          </table:table-cell>
          <table:table-cell/>
          <table:table-cell office:value-type="string" calcext:value-type="string">
            <text:p>EMC_Barreiro/ATACseq/MS052502.ATACSeq.108.1.pair2.fastq.gz</text:p>
          </table:table-cell>
          <table:table-cell office:value-type="string" calcext:value-type="string">
            <text:p>62e97bdc29c76f04017270497d8b369b</text:p>
          </table:table-cell>
          <table:table-cell office:value-type="string" calcext:value-type="string">
            <text:p>1fdc91a9889ee4f2d55d697c7ff1b7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601.ATACSeq</text:p>
          </table:table-cell>
          <table:table-cell/>
          <table:table-cell office:value-type="string" calcext:value-type="string">
            <text:p>EMC_Barreiro/ATACseq/MS052601.ATACSeq.108.1.pair1.fastq.gz</text:p>
          </table:table-cell>
          <table:table-cell office:value-type="string" calcext:value-type="string">
            <text:p>752438b64a1bbfeb9ad29f1beb9d7bc1</text:p>
          </table:table-cell>
          <table:table-cell office:value-type="string" calcext:value-type="string">
            <text:p>89a6234710944054a2c734856352244f</text:p>
          </table:table-cell>
          <table:table-cell/>
          <table:table-cell office:value-type="string" calcext:value-type="string">
            <text:p>EMC_Barreiro/ATACseq/MS052601.ATACSeq.108.1.pair2.fastq.gz</text:p>
          </table:table-cell>
          <table:table-cell office:value-type="string" calcext:value-type="string">
            <text:p>44c895dcefec753adb851a85e0357d21</text:p>
          </table:table-cell>
          <table:table-cell office:value-type="string" calcext:value-type="string">
            <text:p>53378aad3dac04f049a9528cb04f80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602.ATACSeq</text:p>
          </table:table-cell>
          <table:table-cell/>
          <table:table-cell office:value-type="string" calcext:value-type="string">
            <text:p>EMC_Barreiro/ATACseq/MS052602.ATACSeq.108.1.pair1.fastq.gz</text:p>
          </table:table-cell>
          <table:table-cell office:value-type="string" calcext:value-type="string">
            <text:p>ee9cbb24f61b78f398fbdf4a3ebca70c</text:p>
          </table:table-cell>
          <table:table-cell office:value-type="string" calcext:value-type="string">
            <text:p>07a9f8d9a85a83c69a0c35b26e9a64a7</text:p>
          </table:table-cell>
          <table:table-cell/>
          <table:table-cell office:value-type="string" calcext:value-type="string">
            <text:p>EMC_Barreiro/ATACseq/MS052602.ATACSeq.108.1.pair2.fastq.gz</text:p>
          </table:table-cell>
          <table:table-cell office:value-type="string" calcext:value-type="string">
            <text:p>0b7cf40732ccc05d9b7f948be7097187</text:p>
          </table:table-cell>
          <table:table-cell office:value-type="string" calcext:value-type="string">
            <text:p>220ce29fc8a20ead53f53b262662d5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701.ATACSeq</text:p>
          </table:table-cell>
          <table:table-cell/>
          <table:table-cell office:value-type="string" calcext:value-type="string">
            <text:p>EMC_Barreiro/ATACseq/MS052701.ATACSeq.108.2.pair1.fastq.gz</text:p>
          </table:table-cell>
          <table:table-cell office:value-type="string" calcext:value-type="string">
            <text:p>36c37a0524ef025adfd1de78fa4c4550</text:p>
          </table:table-cell>
          <table:table-cell office:value-type="string" calcext:value-type="string">
            <text:p>b45d0141b853fdead44ea5dea376fedd</text:p>
          </table:table-cell>
          <table:table-cell/>
          <table:table-cell office:value-type="string" calcext:value-type="string">
            <text:p>EMC_Barreiro/ATACseq/MS052701.ATACSeq.108.2.pair2.fastq.gz</text:p>
          </table:table-cell>
          <table:table-cell office:value-type="string" calcext:value-type="string">
            <text:p>8c3d3c34d36b9b5a87420c1646504ab9</text:p>
          </table:table-cell>
          <table:table-cell office:value-type="string" calcext:value-type="string">
            <text:p>b286eb2c92ce65ff3dcaf8aedb6670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702.ATACSeq</text:p>
          </table:table-cell>
          <table:table-cell/>
          <table:table-cell office:value-type="string" calcext:value-type="string">
            <text:p>EMC_Barreiro/ATACseq/MS052702.ATACSeq.108.2.pair1.fastq.gz</text:p>
          </table:table-cell>
          <table:table-cell office:value-type="string" calcext:value-type="string">
            <text:p>ed9b205a7876a716f0b442ba1f69ba9a</text:p>
          </table:table-cell>
          <table:table-cell office:value-type="string" calcext:value-type="string">
            <text:p>e9fbea336ed4aeebe210446f24c0bdfa</text:p>
          </table:table-cell>
          <table:table-cell/>
          <table:table-cell office:value-type="string" calcext:value-type="string">
            <text:p>EMC_Barreiro/ATACseq/MS052702.ATACSeq.108.2.pair2.fastq.gz</text:p>
          </table:table-cell>
          <table:table-cell office:value-type="string" calcext:value-type="string">
            <text:p>976c87443a2844c8617c48f2f67d11d1</text:p>
          </table:table-cell>
          <table:table-cell office:value-type="string" calcext:value-type="string">
            <text:p>ccf38ec3d7fadbd0ae8278535309684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801.ATACSeq</text:p>
          </table:table-cell>
          <table:table-cell/>
          <table:table-cell office:value-type="string" calcext:value-type="string">
            <text:p>EMC_Barreiro/ATACseq/MS052801.ATACSeq.108.2.pair1.fastq.gz</text:p>
          </table:table-cell>
          <table:table-cell office:value-type="string" calcext:value-type="string">
            <text:p>bce13ac07bce3116c6bfa191b1bd9c28</text:p>
          </table:table-cell>
          <table:table-cell office:value-type="string" calcext:value-type="string">
            <text:p>09440d34f181b6fd986ccdff310edb27</text:p>
          </table:table-cell>
          <table:table-cell/>
          <table:table-cell office:value-type="string" calcext:value-type="string">
            <text:p>EMC_Barreiro/ATACseq/MS052801.ATACSeq.108.2.pair2.fastq.gz</text:p>
          </table:table-cell>
          <table:table-cell office:value-type="string" calcext:value-type="string">
            <text:p>ba7b7c4b04938025596b82e29ad8d60a</text:p>
          </table:table-cell>
          <table:table-cell office:value-type="string" calcext:value-type="string">
            <text:p>819791ae8784b2001656c4d83f49bc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802.ATACSeq</text:p>
          </table:table-cell>
          <table:table-cell/>
          <table:table-cell office:value-type="string" calcext:value-type="string">
            <text:p>EMC_Barreiro/ATACseq/MS052802.ATACSeq.108.2.pair1.fastq.gz</text:p>
          </table:table-cell>
          <table:table-cell office:value-type="string" calcext:value-type="string">
            <text:p>eae69c7a81c8537959999b1ab8bc3e99</text:p>
          </table:table-cell>
          <table:table-cell office:value-type="string" calcext:value-type="string">
            <text:p>354bc62f4f1741c986737489b5864e4b</text:p>
          </table:table-cell>
          <table:table-cell/>
          <table:table-cell office:value-type="string" calcext:value-type="string">
            <text:p>EMC_Barreiro/ATACseq/MS052802.ATACSeq.108.2.pair2.fastq.gz</text:p>
          </table:table-cell>
          <table:table-cell office:value-type="string" calcext:value-type="string">
            <text:p>4d40665acd3367e4bf5d8e8c56e28734</text:p>
          </table:table-cell>
          <table:table-cell office:value-type="string" calcext:value-type="string">
            <text:p>ae27bb0ce96d6ba3da6e868a85cec3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901.ATACSeq</text:p>
          </table:table-cell>
          <table:table-cell/>
          <table:table-cell office:value-type="string" calcext:value-type="string">
            <text:p>EMC_Barreiro/ATACseq/MS052901.ATACSeq.108.2.pair1.fastq.gz</text:p>
          </table:table-cell>
          <table:table-cell office:value-type="string" calcext:value-type="string">
            <text:p>4fb4d18a2ff2f670c1b1a08390f0a99d</text:p>
          </table:table-cell>
          <table:table-cell office:value-type="string" calcext:value-type="string">
            <text:p>c0ae6fa560de71a1b7d34ccf474e3443</text:p>
          </table:table-cell>
          <table:table-cell/>
          <table:table-cell office:value-type="string" calcext:value-type="string">
            <text:p>EMC_Barreiro/ATACseq/MS052901.ATACSeq.108.2.pair2.fastq.gz</text:p>
          </table:table-cell>
          <table:table-cell office:value-type="string" calcext:value-type="string">
            <text:p>f640da4aa864e866835e80e87c8d445a</text:p>
          </table:table-cell>
          <table:table-cell office:value-type="string" calcext:value-type="string">
            <text:p>71590923b69dbed711b8b514eb2b1ce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902.ATACSeq</text:p>
          </table:table-cell>
          <table:table-cell/>
          <table:table-cell office:value-type="string" calcext:value-type="string">
            <text:p>EMC_Barreiro/ATACseq/MS052902.ATACSeq.108.2.pair1.fastq.gz</text:p>
          </table:table-cell>
          <table:table-cell office:value-type="string" calcext:value-type="string">
            <text:p>51470e12e47e1f35299f78b1a619af1f</text:p>
          </table:table-cell>
          <table:table-cell office:value-type="string" calcext:value-type="string">
            <text:p>6732312b83f433d0375805d318c07627</text:p>
          </table:table-cell>
          <table:table-cell/>
          <table:table-cell office:value-type="string" calcext:value-type="string">
            <text:p>EMC_Barreiro/ATACseq/MS052902.ATACSeq.108.2.pair2.fastq.gz</text:p>
          </table:table-cell>
          <table:table-cell office:value-type="string" calcext:value-type="string">
            <text:p>9354320d1ca1d5a3ee086ca036514a68</text:p>
          </table:table-cell>
          <table:table-cell office:value-type="string" calcext:value-type="string">
            <text:p>6f048da7a125f90a9c9a4c546bde25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3001.ATACSeq</text:p>
          </table:table-cell>
          <table:table-cell/>
          <table:table-cell office:value-type="string" calcext:value-type="string">
            <text:p>EMC_Barreiro/ATACseq/MS053001.ATACSeq.108.2.pair1.fastq.gz</text:p>
          </table:table-cell>
          <table:table-cell office:value-type="string" calcext:value-type="string">
            <text:p>c61403d6b0496be3890257bfa8c48972</text:p>
          </table:table-cell>
          <table:table-cell office:value-type="string" calcext:value-type="string">
            <text:p>24b967a9d2f8f16f24a6fc51b4df1b08</text:p>
          </table:table-cell>
          <table:table-cell/>
          <table:table-cell office:value-type="string" calcext:value-type="string">
            <text:p>EMC_Barreiro/ATACseq/MS053001.ATACSeq.108.2.pair2.fastq.gz</text:p>
          </table:table-cell>
          <table:table-cell office:value-type="string" calcext:value-type="string">
            <text:p>abe0bc3877de83d60e32b3dd68b55345</text:p>
          </table:table-cell>
          <table:table-cell office:value-type="string" calcext:value-type="string">
            <text:p>4246ea59f2d4c643c78c227b70daf9a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3002.ATACSeq</text:p>
          </table:table-cell>
          <table:table-cell/>
          <table:table-cell office:value-type="string" calcext:value-type="string">
            <text:p>EMC_Barreiro/ATACseq/MS053002.ATACSeq.108.2.pair1.fastq.gz</text:p>
          </table:table-cell>
          <table:table-cell office:value-type="string" calcext:value-type="string">
            <text:p>de5324c7380b2ddb088fe745dd60d4a7</text:p>
          </table:table-cell>
          <table:table-cell office:value-type="string" calcext:value-type="string">
            <text:p>25838474717d08b58b85218fb1e15bd1</text:p>
          </table:table-cell>
          <table:table-cell/>
          <table:table-cell office:value-type="string" calcext:value-type="string">
            <text:p>EMC_Barreiro/ATACseq/MS053002.ATACSeq.108.2.pair2.fastq.gz</text:p>
          </table:table-cell>
          <table:table-cell office:value-type="string" calcext:value-type="string">
            <text:p>eb9d2730daf59a72c53cea4074d2b456</text:p>
          </table:table-cell>
          <table:table-cell office:value-type="string" calcext:value-type="string">
            <text:p>d79a4e898faf34f2df812413c769480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301.Chipmentation_H3K27ac</text:p>
          </table:table-cell>
          <table:table-cell/>
          <table:table-cell office:value-type="string" calcext:value-type="string">
            <text:p>EMC_Barreiro/H3K27ac/MS049301.Chipmentation_H3K27ac.265.2.pair1.fastq.gz</text:p>
          </table:table-cell>
          <table:table-cell office:value-type="string" calcext:value-type="string">
            <text:p>9c7e8d9f9217b59bb70c879f982fedc6</text:p>
          </table:table-cell>
          <table:table-cell office:value-type="string" calcext:value-type="string">
            <text:p>005662a2dd0a3ac6834cb9b2424a954f</text:p>
          </table:table-cell>
          <table:table-cell/>
          <table:table-cell office:value-type="string" calcext:value-type="string">
            <text:p>EMC_Barreiro/H3K27ac/MS049301.Chipmentation_H3K27ac.265.2.pair2.fastq.gz</text:p>
          </table:table-cell>
          <table:table-cell office:value-type="string" calcext:value-type="string">
            <text:p>7861e50da3ed631ac464ddaab34d8f38</text:p>
          </table:table-cell>
          <table:table-cell office:value-type="string" calcext:value-type="string">
            <text:p>07bfdcf4cfceef5c7fb52a71600b2b4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302.Chipmentation_H3K27ac</text:p>
          </table:table-cell>
          <table:table-cell/>
          <table:table-cell office:value-type="string" calcext:value-type="string">
            <text:p>EMC_Barreiro/H3K27ac/MS049302.Chipmentation_H3K27ac.263.3.pair1.fastq.gz</text:p>
          </table:table-cell>
          <table:table-cell office:value-type="string" calcext:value-type="string">
            <text:p>8b8a37c67fe442e9c5e2159fc3689772</text:p>
          </table:table-cell>
          <table:table-cell office:value-type="string" calcext:value-type="string">
            <text:p>3c6754ea12805728d49c4ca163b21803</text:p>
          </table:table-cell>
          <table:table-cell/>
          <table:table-cell office:value-type="string" calcext:value-type="string">
            <text:p>EMC_Barreiro/H3K27ac/MS049302.Chipmentation_H3K27ac.263.3.pair2.fastq.gz</text:p>
          </table:table-cell>
          <table:table-cell office:value-type="string" calcext:value-type="string">
            <text:p>69219d4d0641394b9fef88220a09fe1f</text:p>
          </table:table-cell>
          <table:table-cell office:value-type="string" calcext:value-type="string">
            <text:p>39211e66fe7beaa0bbd0f0e6a89e08b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401.Chipmentation_H3K27ac</text:p>
          </table:table-cell>
          <table:table-cell/>
          <table:table-cell office:value-type="string" calcext:value-type="string">
            <text:p>EMC_Barreiro/H3K27ac/MS049401.Chipmentation_H3K27ac.265.2.pair1.fastq.gz</text:p>
          </table:table-cell>
          <table:table-cell office:value-type="string" calcext:value-type="string">
            <text:p>0edc85c51a023673277aeb61832a2fea</text:p>
          </table:table-cell>
          <table:table-cell office:value-type="string" calcext:value-type="string">
            <text:p>d84a62ac1a926901e8b1d247f2116a8f</text:p>
          </table:table-cell>
          <table:table-cell/>
          <table:table-cell office:value-type="string" calcext:value-type="string">
            <text:p>EMC_Barreiro/H3K27ac/MS049401.Chipmentation_H3K27ac.265.2.pair2.fastq.gz</text:p>
          </table:table-cell>
          <table:table-cell office:value-type="string" calcext:value-type="string">
            <text:p>2e42460eb244c1fda973c64264a92917</text:p>
          </table:table-cell>
          <table:table-cell office:value-type="string" calcext:value-type="string">
            <text:p>5803bed3acc5114e9978666b9629c7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402.Chipmentation_H3K27ac</text:p>
          </table:table-cell>
          <table:table-cell/>
          <table:table-cell office:value-type="string" calcext:value-type="string">
            <text:p>EMC_Barreiro/H3K27ac/MS049402.Chipmentation_H3K27ac.263.3.pair1.fastq.gz</text:p>
          </table:table-cell>
          <table:table-cell office:value-type="string" calcext:value-type="string">
            <text:p>f47b1b870c8a5ff2a67a7b5cca8acdf4</text:p>
          </table:table-cell>
          <table:table-cell office:value-type="string" calcext:value-type="string">
            <text:p>26a973f7bf0d9d656e96a9be86042d06</text:p>
          </table:table-cell>
          <table:table-cell/>
          <table:table-cell office:value-type="string" calcext:value-type="string">
            <text:p>EMC_Barreiro/H3K27ac/MS049402.Chipmentation_H3K27ac.263.3.pair2.fastq.gz</text:p>
          </table:table-cell>
          <table:table-cell office:value-type="string" calcext:value-type="string">
            <text:p>b59b726a7de62f2d17842115af212217</text:p>
          </table:table-cell>
          <table:table-cell office:value-type="string" calcext:value-type="string">
            <text:p>72c9eb11c7c7f1e842a27d963f863f2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501.Chipmentation_H3K27ac</text:p>
          </table:table-cell>
          <table:table-cell/>
          <table:table-cell office:value-type="string" calcext:value-type="string">
            <text:p>EMC_Barreiro/H3K27ac/MS049501.Chipmentation_H3K27ac.263.3.pair1.fastq.gz</text:p>
          </table:table-cell>
          <table:table-cell office:value-type="string" calcext:value-type="string">
            <text:p>f91a5ff103eb2cf671bb83c75990339c</text:p>
          </table:table-cell>
          <table:table-cell office:value-type="string" calcext:value-type="string">
            <text:p>e4d886f95c8b244dbf9ac754777ccae2</text:p>
          </table:table-cell>
          <table:table-cell/>
          <table:table-cell office:value-type="string" calcext:value-type="string">
            <text:p>EMC_Barreiro/H3K27ac/MS049501.Chipmentation_H3K27ac.263.3.pair2.fastq.gz</text:p>
          </table:table-cell>
          <table:table-cell office:value-type="string" calcext:value-type="string">
            <text:p>0467f108298d484f95918c3d9e6ad675</text:p>
          </table:table-cell>
          <table:table-cell office:value-type="string" calcext:value-type="string">
            <text:p>de81bf4e6f9fec323babc4347b134f9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502.Chipmentation_H3K27ac</text:p>
          </table:table-cell>
          <table:table-cell/>
          <table:table-cell office:value-type="string" calcext:value-type="string">
            <text:p>EMC_Barreiro/H3K27ac/MS049502.Chipmentation_H3K27ac.263.3.pair1.fastq.gz</text:p>
          </table:table-cell>
          <table:table-cell office:value-type="string" calcext:value-type="string">
            <text:p>87450dae5925827938e6879ad88d1bb8</text:p>
          </table:table-cell>
          <table:table-cell office:value-type="string" calcext:value-type="string">
            <text:p>fd903e1a09631191dac623dcdc90b821</text:p>
          </table:table-cell>
          <table:table-cell/>
          <table:table-cell office:value-type="string" calcext:value-type="string">
            <text:p>EMC_Barreiro/H3K27ac/MS049502.Chipmentation_H3K27ac.263.3.pair2.fastq.gz</text:p>
          </table:table-cell>
          <table:table-cell office:value-type="string" calcext:value-type="string">
            <text:p>f809e636742f0f9df464b4133bb9200e</text:p>
          </table:table-cell>
          <table:table-cell office:value-type="string" calcext:value-type="string">
            <text:p>859eb0c8f5b4545473423b74918ae6f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701.Chipmentation_H3K27ac</text:p>
          </table:table-cell>
          <table:table-cell/>
          <table:table-cell office:value-type="string" calcext:value-type="string">
            <text:p>EMC_Barreiro/H3K27ac/MS049701.Chipmentation_H3K27ac.263.3.pair1.fastq.gz</text:p>
          </table:table-cell>
          <table:table-cell office:value-type="string" calcext:value-type="string">
            <text:p>a24ee99e7926a47f4c0671104e269a11</text:p>
          </table:table-cell>
          <table:table-cell office:value-type="string" calcext:value-type="string">
            <text:p>37728b5c6588be23a9d983d419e48bd3</text:p>
          </table:table-cell>
          <table:table-cell/>
          <table:table-cell office:value-type="string" calcext:value-type="string">
            <text:p>EMC_Barreiro/H3K27ac/MS049701.Chipmentation_H3K27ac.263.3.pair2.fastq.gz</text:p>
          </table:table-cell>
          <table:table-cell office:value-type="string" calcext:value-type="string">
            <text:p>e2eab843eb7c0fd35e9ecf8a789ecdab</text:p>
          </table:table-cell>
          <table:table-cell office:value-type="string" calcext:value-type="string">
            <text:p>52fa5c7d0179e91134d0ca6b878a85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702.Chipmentation_H3K27ac</text:p>
          </table:table-cell>
          <table:table-cell/>
          <table:table-cell office:value-type="string" calcext:value-type="string">
            <text:p>EMC_Barreiro/H3K27ac/MS049702.Chipmentation_H3K27ac.289.1.pair1.fastq.gz</text:p>
          </table:table-cell>
          <table:table-cell office:value-type="string" calcext:value-type="string">
            <text:p>59c1384bffcd848877ccccaace93db4e</text:p>
          </table:table-cell>
          <table:table-cell office:value-type="string" calcext:value-type="string">
            <text:p>9faff1de698148647b4c3e931cb103cb</text:p>
          </table:table-cell>
          <table:table-cell/>
          <table:table-cell office:value-type="string" calcext:value-type="string">
            <text:p>EMC_Barreiro/H3K27ac/MS049702.Chipmentation_H3K27ac.289.1.pair2.fastq.gz</text:p>
          </table:table-cell>
          <table:table-cell office:value-type="string" calcext:value-type="string">
            <text:p>d81b24d528c210b25d26f7e6545b706c</text:p>
          </table:table-cell>
          <table:table-cell office:value-type="string" calcext:value-type="string">
            <text:p>bf6e54866efbc463e5d79a49f1498c5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901.Chipmentation_H3K27ac</text:p>
          </table:table-cell>
          <table:table-cell/>
          <table:table-cell office:value-type="string" calcext:value-type="string">
            <text:p>EMC_Barreiro/H3K27ac/MS049901.Chipmentation_H3K27ac.265.2.pair1.fastq.gz</text:p>
          </table:table-cell>
          <table:table-cell office:value-type="string" calcext:value-type="string">
            <text:p>b14e8c8cbd72a8c29303a201cc324a4e</text:p>
          </table:table-cell>
          <table:table-cell office:value-type="string" calcext:value-type="string">
            <text:p>3e2e3190acd0d7ecafe1e5b51923801d</text:p>
          </table:table-cell>
          <table:table-cell/>
          <table:table-cell office:value-type="string" calcext:value-type="string">
            <text:p>EMC_Barreiro/H3K27ac/MS049901.Chipmentation_H3K27ac.265.2.pair2.fastq.gz</text:p>
          </table:table-cell>
          <table:table-cell office:value-type="string" calcext:value-type="string">
            <text:p>c0ea6cab55396972fdf884a81f444fd4</text:p>
          </table:table-cell>
          <table:table-cell office:value-type="string" calcext:value-type="string">
            <text:p>c5156f8a46bd374f8eece986ac1288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001.Chipmentation_H3K27ac</text:p>
          </table:table-cell>
          <table:table-cell/>
          <table:table-cell office:value-type="string" calcext:value-type="string">
            <text:p>EMC_Barreiro/H3K27ac/MS050001.Chipmentation_H3K27ac.265.2.pair1.fastq.gz</text:p>
          </table:table-cell>
          <table:table-cell office:value-type="string" calcext:value-type="string">
            <text:p>d03fe87e3b86f7b9cc52de74b6b5badc</text:p>
          </table:table-cell>
          <table:table-cell office:value-type="string" calcext:value-type="string">
            <text:p>1b4c05c332a8164ae9c87bf90d26e4be</text:p>
          </table:table-cell>
          <table:table-cell/>
          <table:table-cell office:value-type="string" calcext:value-type="string">
            <text:p>EMC_Barreiro/H3K27ac/MS050001.Chipmentation_H3K27ac.265.2.pair2.fastq.gz</text:p>
          </table:table-cell>
          <table:table-cell office:value-type="string" calcext:value-type="string">
            <text:p>5d9026f52d77bd180b660edf3fc1c37f</text:p>
          </table:table-cell>
          <table:table-cell office:value-type="string" calcext:value-type="string">
            <text:p>03d54ad45ae01accefe2f9d1de891f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002.Chipmentation_H3K27ac</text:p>
          </table:table-cell>
          <table:table-cell/>
          <table:table-cell office:value-type="string" calcext:value-type="string">
            <text:p>EMC_Barreiro/H3K27ac/MS050002.Chipmentation_H3K27ac.265.2.pair1.fastq.gz</text:p>
          </table:table-cell>
          <table:table-cell office:value-type="string" calcext:value-type="string">
            <text:p>0cf97fc302bd38885ff4989478830b7b</text:p>
          </table:table-cell>
          <table:table-cell office:value-type="string" calcext:value-type="string">
            <text:p>b8d9ffb376bb06327242c13c422f8019</text:p>
          </table:table-cell>
          <table:table-cell/>
          <table:table-cell office:value-type="string" calcext:value-type="string">
            <text:p>EMC_Barreiro/H3K27ac/MS050002.Chipmentation_H3K27ac.265.2.pair2.fastq.gz</text:p>
          </table:table-cell>
          <table:table-cell office:value-type="string" calcext:value-type="string">
            <text:p>ea15ac585722558385590b37bb9f7960</text:p>
          </table:table-cell>
          <table:table-cell office:value-type="string" calcext:value-type="string">
            <text:p>b7817577575e7a7ddd43623d831e406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1.Chipmentation_H3K27ac</text:p>
          </table:table-cell>
          <table:table-cell/>
          <table:table-cell office:value-type="string" calcext:value-type="string">
            <text:p>EMC_Barreiro/H3K27ac/MS050101.Chipmentation_H3K27ac.263.3.pair1.fastq.gz</text:p>
          </table:table-cell>
          <table:table-cell office:value-type="string" calcext:value-type="string">
            <text:p>d472f5dec10d89e7161458256208c89f</text:p>
          </table:table-cell>
          <table:table-cell office:value-type="string" calcext:value-type="string">
            <text:p>3315d84d2469a41afb38e45d68a11e2c</text:p>
          </table:table-cell>
          <table:table-cell/>
          <table:table-cell office:value-type="string" calcext:value-type="string">
            <text:p>EMC_Barreiro/H3K27ac/MS050101.Chipmentation_H3K27ac.263.3.pair2.fastq.gz</text:p>
          </table:table-cell>
          <table:table-cell office:value-type="string" calcext:value-type="string">
            <text:p>8fd56171705117694a83184233c0ddaf</text:p>
          </table:table-cell>
          <table:table-cell office:value-type="string" calcext:value-type="string">
            <text:p>a1ae28848f20af4906255da48c17d3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1.Chipmentation_H3K27ac</text:p>
          </table:table-cell>
          <table:table-cell/>
          <table:table-cell office:value-type="string" calcext:value-type="string">
            <text:p>EMC_Barreiro/H3K27ac/MS050101.Chipmentation_H3K27ac.289.1.pair1.fastq.gz</text:p>
          </table:table-cell>
          <table:table-cell office:value-type="string" calcext:value-type="string">
            <text:p>ec1594f84676273f415b1cfea21eb1d3</text:p>
          </table:table-cell>
          <table:table-cell office:value-type="string" calcext:value-type="string">
            <text:p>a7744395928b49e4a8385ff16afb830d</text:p>
          </table:table-cell>
          <table:table-cell/>
          <table:table-cell office:value-type="string" calcext:value-type="string">
            <text:p>EMC_Barreiro/H3K27ac/MS050101.Chipmentation_H3K27ac.289.1.pair2.fastq.gz</text:p>
          </table:table-cell>
          <table:table-cell office:value-type="string" calcext:value-type="string">
            <text:p>5d08dcab00f58b495d1edf1a4e9ea20a</text:p>
          </table:table-cell>
          <table:table-cell office:value-type="string" calcext:value-type="string">
            <text:p>4802c4f434438259ef04709e5df9b29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2.Chipmentation_H3K27ac</text:p>
          </table:table-cell>
          <table:table-cell/>
          <table:table-cell office:value-type="string" calcext:value-type="string">
            <text:p>EMC_Barreiro/H3K27ac/MS050102.Chipmentation_H3K27ac.289.1.pair1.fastq.gz</text:p>
          </table:table-cell>
          <table:table-cell office:value-type="string" calcext:value-type="string">
            <text:p>ab763417c0944684f360c7f432f3b47f</text:p>
          </table:table-cell>
          <table:table-cell office:value-type="string" calcext:value-type="string">
            <text:p>5fa791e424002453d8e92bda033e3c55</text:p>
          </table:table-cell>
          <table:table-cell/>
          <table:table-cell office:value-type="string" calcext:value-type="string">
            <text:p>EMC_Barreiro/H3K27ac/MS050102.Chipmentation_H3K27ac.289.1.pair2.fastq.gz</text:p>
          </table:table-cell>
          <table:table-cell office:value-type="string" calcext:value-type="string">
            <text:p>17e9fffe353c53e17b9e01e7d827e4fd</text:p>
          </table:table-cell>
          <table:table-cell office:value-type="string" calcext:value-type="string">
            <text:p>92dc016fea274d131ebca910ef0e24f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201.Chipmentation_H3K27ac</text:p>
          </table:table-cell>
          <table:table-cell/>
          <table:table-cell office:value-type="string" calcext:value-type="string">
            <text:p>EMC_Barreiro/H3K27ac/MS050201.Chipmentation_H3K27ac.289.1.pair1.fastq.gz</text:p>
          </table:table-cell>
          <table:table-cell office:value-type="string" calcext:value-type="string">
            <text:p>e92f30341e1bb0e1cbc524af2a7f90c0</text:p>
          </table:table-cell>
          <table:table-cell office:value-type="string" calcext:value-type="string">
            <text:p>5006131deb9c1ec994fdbd6cc3a4d282</text:p>
          </table:table-cell>
          <table:table-cell/>
          <table:table-cell office:value-type="string" calcext:value-type="string">
            <text:p>EMC_Barreiro/H3K27ac/MS050201.Chipmentation_H3K27ac.289.1.pair2.fastq.gz</text:p>
          </table:table-cell>
          <table:table-cell office:value-type="string" calcext:value-type="string">
            <text:p>2730d453149ed76d6371c9a4407817c6</text:p>
          </table:table-cell>
          <table:table-cell office:value-type="string" calcext:value-type="string">
            <text:p>69d1151459e2c7f9288a6f49844c19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202.Chipmentation_H3K27ac</text:p>
          </table:table-cell>
          <table:table-cell/>
          <table:table-cell office:value-type="string" calcext:value-type="string">
            <text:p>EMC_Barreiro/H3K27ac/MS050202.Chipmentation_H3K27ac.289.1.pair1.fastq.gz</text:p>
          </table:table-cell>
          <table:table-cell office:value-type="string" calcext:value-type="string">
            <text:p>db5bf5aa53847528aac2eec5019ed082</text:p>
          </table:table-cell>
          <table:table-cell office:value-type="string" calcext:value-type="string">
            <text:p>ab89ac1a261ac27114b3ab8d89079c7a</text:p>
          </table:table-cell>
          <table:table-cell/>
          <table:table-cell office:value-type="string" calcext:value-type="string">
            <text:p>EMC_Barreiro/H3K27ac/MS050202.Chipmentation_H3K27ac.289.1.pair2.fastq.gz</text:p>
          </table:table-cell>
          <table:table-cell office:value-type="string" calcext:value-type="string">
            <text:p>22fd64335033af2a966796b8835640d2</text:p>
          </table:table-cell>
          <table:table-cell office:value-type="string" calcext:value-type="string">
            <text:p>194e6cd02013545770f9cf6aa2a778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301.Chipmentation_H3K27ac</text:p>
          </table:table-cell>
          <table:table-cell/>
          <table:table-cell office:value-type="string" calcext:value-type="string">
            <text:p>EMC_Barreiro/H3K27ac/MS050301.Chipmentation_H3K27ac.265.2.pair1.fastq.gz</text:p>
          </table:table-cell>
          <table:table-cell office:value-type="string" calcext:value-type="string">
            <text:p>7940e06b8ce8a2da80d89ef7ca18bc5c</text:p>
          </table:table-cell>
          <table:table-cell office:value-type="string" calcext:value-type="string">
            <text:p>a8a205b986d3c34ecd67fbceb53522e8</text:p>
          </table:table-cell>
          <table:table-cell/>
          <table:table-cell office:value-type="string" calcext:value-type="string">
            <text:p>EMC_Barreiro/H3K27ac/MS050301.Chipmentation_H3K27ac.265.2.pair2.fastq.gz</text:p>
          </table:table-cell>
          <table:table-cell office:value-type="string" calcext:value-type="string">
            <text:p>f73ed753b4f046c92124879ead254270</text:p>
          </table:table-cell>
          <table:table-cell office:value-type="string" calcext:value-type="string">
            <text:p>404da6889616dab38046c59165c545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302.Chipmentation_H3K27ac</text:p>
          </table:table-cell>
          <table:table-cell/>
          <table:table-cell office:value-type="string" calcext:value-type="string">
            <text:p>EMC_Barreiro/H3K27ac/MS050302.Chipmentation_H3K27ac.265.2.pair1.fastq.gz</text:p>
          </table:table-cell>
          <table:table-cell office:value-type="string" calcext:value-type="string">
            <text:p>d00359a9408217ec16c771442366e151</text:p>
          </table:table-cell>
          <table:table-cell office:value-type="string" calcext:value-type="string">
            <text:p>535089b5c4cbde0442b9b086b60f0bb3</text:p>
          </table:table-cell>
          <table:table-cell/>
          <table:table-cell office:value-type="string" calcext:value-type="string">
            <text:p>EMC_Barreiro/H3K27ac/MS050302.Chipmentation_H3K27ac.265.2.pair2.fastq.gz</text:p>
          </table:table-cell>
          <table:table-cell office:value-type="string" calcext:value-type="string">
            <text:p>dc444364fef1df8ecf6bd89b6f4789b6</text:p>
          </table:table-cell>
          <table:table-cell office:value-type="string" calcext:value-type="string">
            <text:p>17e99d30fe0377962006de228f3016b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401.Chipmentation_H3K27ac</text:p>
          </table:table-cell>
          <table:table-cell/>
          <table:table-cell office:value-type="string" calcext:value-type="string">
            <text:p>EMC_Barreiro/H3K27ac/MS050401.Chipmentation_H3K27ac.263.3.pair1.fastq.gz</text:p>
          </table:table-cell>
          <table:table-cell office:value-type="string" calcext:value-type="string">
            <text:p>fb1d627e55e69ce071f1f4df652874fb</text:p>
          </table:table-cell>
          <table:table-cell office:value-type="string" calcext:value-type="string">
            <text:p>fafcbb19cc565d6bc4f313c4600ed4b9</text:p>
          </table:table-cell>
          <table:table-cell/>
          <table:table-cell office:value-type="string" calcext:value-type="string">
            <text:p>EMC_Barreiro/H3K27ac/MS050401.Chipmentation_H3K27ac.263.3.pair2.fastq.gz</text:p>
          </table:table-cell>
          <table:table-cell office:value-type="string" calcext:value-type="string">
            <text:p>1a3bc029ba936c3a06609f232c5216e6</text:p>
          </table:table-cell>
          <table:table-cell office:value-type="string" calcext:value-type="string">
            <text:p>ea1f57ae7f7202e2d2333c075c31b3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402.Chipmentation_H3K27ac</text:p>
          </table:table-cell>
          <table:table-cell/>
          <table:table-cell office:value-type="string" calcext:value-type="string">
            <text:p>EMC_Barreiro/H3K27ac/MS050402.Chipmentation_H3K27ac.289.1.pair1.fastq.gz</text:p>
          </table:table-cell>
          <table:table-cell office:value-type="string" calcext:value-type="string">
            <text:p>4a27488d1142cbd5095b424874bab4ac</text:p>
          </table:table-cell>
          <table:table-cell office:value-type="string" calcext:value-type="string">
            <text:p>2a91102216ea3939f49cd7939535c215</text:p>
          </table:table-cell>
          <table:table-cell/>
          <table:table-cell office:value-type="string" calcext:value-type="string">
            <text:p>EMC_Barreiro/H3K27ac/MS050402.Chipmentation_H3K27ac.289.1.pair2.fastq.gz</text:p>
          </table:table-cell>
          <table:table-cell office:value-type="string" calcext:value-type="string">
            <text:p>7ec6881c5c84c9a27f76a4efe22a63bf</text:p>
          </table:table-cell>
          <table:table-cell office:value-type="string" calcext:value-type="string">
            <text:p>308c61f4112ee1d443c62306412bd94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501.Chipmentation_H3K27ac</text:p>
          </table:table-cell>
          <table:table-cell/>
          <table:table-cell office:value-type="string" calcext:value-type="string">
            <text:p>EMC_Barreiro/H3K27ac/MS050501.Chipmentation_H3K27ac.263.3.pair1.fastq.gz</text:p>
          </table:table-cell>
          <table:table-cell office:value-type="string" calcext:value-type="string">
            <text:p>7586286262b6389b4a085778f685a2b9</text:p>
          </table:table-cell>
          <table:table-cell office:value-type="string" calcext:value-type="string">
            <text:p>a94f645a5370421aae42692408577a8d</text:p>
          </table:table-cell>
          <table:table-cell/>
          <table:table-cell office:value-type="string" calcext:value-type="string">
            <text:p>EMC_Barreiro/H3K27ac/MS050501.Chipmentation_H3K27ac.263.3.pair2.fastq.gz</text:p>
          </table:table-cell>
          <table:table-cell office:value-type="string" calcext:value-type="string">
            <text:p>1bce4092525e2c1295771614bd245955</text:p>
          </table:table-cell>
          <table:table-cell office:value-type="string" calcext:value-type="string">
            <text:p>f55b2b7674376486dedb533fa4a316d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502.Chipmentation_H3K27ac</text:p>
          </table:table-cell>
          <table:table-cell/>
          <table:table-cell office:value-type="string" calcext:value-type="string">
            <text:p>EMC_Barreiro/H3K27ac/MS050502.Chipmentation_H3K27ac.263.3.pair1.fastq.gz</text:p>
          </table:table-cell>
          <table:table-cell office:value-type="string" calcext:value-type="string">
            <text:p>73616106fd31d7f0362b19e187eb5f60</text:p>
          </table:table-cell>
          <table:table-cell office:value-type="string" calcext:value-type="string">
            <text:p>4d04cc91d1518a6d310a8596d32181e5</text:p>
          </table:table-cell>
          <table:table-cell/>
          <table:table-cell office:value-type="string" calcext:value-type="string">
            <text:p>EMC_Barreiro/H3K27ac/MS050502.Chipmentation_H3K27ac.263.3.pair2.fastq.gz</text:p>
          </table:table-cell>
          <table:table-cell office:value-type="string" calcext:value-type="string">
            <text:p>83e25d145499c5c44c5db9815b95c79c</text:p>
          </table:table-cell>
          <table:table-cell office:value-type="string" calcext:value-type="string">
            <text:p>ebf5c6d42f41646b91434edfc31f3d6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601.Chipmentation_H3K27ac</text:p>
          </table:table-cell>
          <table:table-cell/>
          <table:table-cell office:value-type="string" calcext:value-type="string">
            <text:p>EMC_Barreiro/H3K27ac/MS050601.Chipmentation_H3K27ac.289.1.pair1.fastq.gz</text:p>
          </table:table-cell>
          <table:table-cell office:value-type="string" calcext:value-type="string">
            <text:p>dcfec72f9564f4ad8b56fd9ba135f2a7</text:p>
          </table:table-cell>
          <table:table-cell office:value-type="string" calcext:value-type="string">
            <text:p>650042172620816df14d14cce2a34e39</text:p>
          </table:table-cell>
          <table:table-cell/>
          <table:table-cell office:value-type="string" calcext:value-type="string">
            <text:p>EMC_Barreiro/H3K27ac/MS050601.Chipmentation_H3K27ac.289.1.pair2.fastq.gz</text:p>
          </table:table-cell>
          <table:table-cell office:value-type="string" calcext:value-type="string">
            <text:p>2f71fd9b71e9b5cb81201dc28b11b17e</text:p>
          </table:table-cell>
          <table:table-cell office:value-type="string" calcext:value-type="string">
            <text:p>3808b78e5b993f37c1145dc74b88fa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602.Chipmentation_H3K27ac</text:p>
          </table:table-cell>
          <table:table-cell/>
          <table:table-cell office:value-type="string" calcext:value-type="string">
            <text:p>EMC_Barreiro/H3K27ac/MS050602.Chipmentation_H3K27ac.289.1.pair1.fastq.gz</text:p>
          </table:table-cell>
          <table:table-cell office:value-type="string" calcext:value-type="string">
            <text:p>bc4fd0d93bbba2510dc4c566b3c26f12</text:p>
          </table:table-cell>
          <table:table-cell office:value-type="string" calcext:value-type="string">
            <text:p>14e8ab20c7ec436829708eeef20bb62f</text:p>
          </table:table-cell>
          <table:table-cell/>
          <table:table-cell office:value-type="string" calcext:value-type="string">
            <text:p>EMC_Barreiro/H3K27ac/MS050602.Chipmentation_H3K27ac.289.1.pair2.fastq.gz</text:p>
          </table:table-cell>
          <table:table-cell office:value-type="string" calcext:value-type="string">
            <text:p>d223d5b832ff589b788ad9458d17ea05</text:p>
          </table:table-cell>
          <table:table-cell office:value-type="string" calcext:value-type="string">
            <text:p>8a2e02f63a2200d282d1785690bbc74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801.Chipmentation_H3K27ac</text:p>
          </table:table-cell>
          <table:table-cell/>
          <table:table-cell office:value-type="string" calcext:value-type="string">
            <text:p>EMC_Barreiro/H3K27ac/MS050801.Chipmentation_H3K27ac.263.3.pair1.fastq.gz</text:p>
          </table:table-cell>
          <table:table-cell office:value-type="string" calcext:value-type="string">
            <text:p>605bb5de62f90cb6d92ef2bdcee4b1a4</text:p>
          </table:table-cell>
          <table:table-cell office:value-type="string" calcext:value-type="string">
            <text:p>542b79262c9d5489e1e75a5a3031d3a0</text:p>
          </table:table-cell>
          <table:table-cell/>
          <table:table-cell office:value-type="string" calcext:value-type="string">
            <text:p>EMC_Barreiro/H3K27ac/MS050801.Chipmentation_H3K27ac.263.3.pair2.fastq.gz</text:p>
          </table:table-cell>
          <table:table-cell office:value-type="string" calcext:value-type="string">
            <text:p>86a846c9933de2e7a4ab45eedd836f2f</text:p>
          </table:table-cell>
          <table:table-cell office:value-type="string" calcext:value-type="string">
            <text:p>33b83ad9705344d1ed92ee95b2fa6bf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802.Chipmentation_H3K27ac</text:p>
          </table:table-cell>
          <table:table-cell/>
          <table:table-cell office:value-type="string" calcext:value-type="string">
            <text:p>EMC_Barreiro/H3K27ac/MS050802.Chipmentation_H3K27ac.265.2.pair1.fastq.gz</text:p>
          </table:table-cell>
          <table:table-cell office:value-type="string" calcext:value-type="string">
            <text:p>339e8f8705cee3fb356fe2fa1d837969</text:p>
          </table:table-cell>
          <table:table-cell office:value-type="string" calcext:value-type="string">
            <text:p>7b8e758484c86b0e9d21f62c2f9a9781</text:p>
          </table:table-cell>
          <table:table-cell/>
          <table:table-cell office:value-type="string" calcext:value-type="string">
            <text:p>EMC_Barreiro/H3K27ac/MS050802.Chipmentation_H3K27ac.265.2.pair2.fastq.gz</text:p>
          </table:table-cell>
          <table:table-cell office:value-type="string" calcext:value-type="string">
            <text:p>ef11591259f5fb7b8fe05383ab90b47b</text:p>
          </table:table-cell>
          <table:table-cell office:value-type="string" calcext:value-type="string">
            <text:p>ab941d0cd5b0066ba3e022ead5611a4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901.Chipmentation_H3K27ac</text:p>
          </table:table-cell>
          <table:table-cell/>
          <table:table-cell office:value-type="string" calcext:value-type="string">
            <text:p>EMC_Barreiro/H3K27ac/MS050901.Chipmentation_H3K27ac.263.3.pair1.fastq.gz</text:p>
          </table:table-cell>
          <table:table-cell office:value-type="string" calcext:value-type="string">
            <text:p>6a02aacf2f32b1a29724ddffb4bc031c</text:p>
          </table:table-cell>
          <table:table-cell office:value-type="string" calcext:value-type="string">
            <text:p>add823cd462e731fa346935e4dbc44e6</text:p>
          </table:table-cell>
          <table:table-cell/>
          <table:table-cell office:value-type="string" calcext:value-type="string">
            <text:p>EMC_Barreiro/H3K27ac/MS050901.Chipmentation_H3K27ac.263.3.pair2.fastq.gz</text:p>
          </table:table-cell>
          <table:table-cell office:value-type="string" calcext:value-type="string">
            <text:p>0a88397e4be93e701cd09e3b1073990e</text:p>
          </table:table-cell>
          <table:table-cell office:value-type="string" calcext:value-type="string">
            <text:p>bbde9885218464a40a764816ce744bf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902.Chipmentation_H3K27ac</text:p>
          </table:table-cell>
          <table:table-cell/>
          <table:table-cell office:value-type="string" calcext:value-type="string">
            <text:p>EMC_Barreiro/H3K27ac/MS050902.Chipmentation_H3K27ac.289.1.pair1.fastq.gz</text:p>
          </table:table-cell>
          <table:table-cell office:value-type="string" calcext:value-type="string">
            <text:p>f88adc6c3f82614c5fdf949af345e13e</text:p>
          </table:table-cell>
          <table:table-cell office:value-type="string" calcext:value-type="string">
            <text:p>da1b5123c12824f6b364af105351533c</text:p>
          </table:table-cell>
          <table:table-cell/>
          <table:table-cell office:value-type="string" calcext:value-type="string">
            <text:p>EMC_Barreiro/H3K27ac/MS050902.Chipmentation_H3K27ac.289.1.pair2.fastq.gz</text:p>
          </table:table-cell>
          <table:table-cell office:value-type="string" calcext:value-type="string">
            <text:p>3d0929135a40c790d62748c669c7f03d</text:p>
          </table:table-cell>
          <table:table-cell office:value-type="string" calcext:value-type="string">
            <text:p>136b20aa1771423d3c20a2fc78daf6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001.Chipmentation_H3K27ac</text:p>
          </table:table-cell>
          <table:table-cell/>
          <table:table-cell office:value-type="string" calcext:value-type="string">
            <text:p>EMC_Barreiro/H3K27ac/MS051001.Chipmentation_H3K27ac.289.1.pair1.fastq.gz</text:p>
          </table:table-cell>
          <table:table-cell office:value-type="string" calcext:value-type="string">
            <text:p>4988d9303f3ee7e61b394de3113b8c7d</text:p>
          </table:table-cell>
          <table:table-cell office:value-type="string" calcext:value-type="string">
            <text:p>d94c4384aafff5c14a0af8ee926991f9</text:p>
          </table:table-cell>
          <table:table-cell/>
          <table:table-cell office:value-type="string" calcext:value-type="string">
            <text:p>EMC_Barreiro/H3K27ac/MS051001.Chipmentation_H3K27ac.289.1.pair2.fastq.gz</text:p>
          </table:table-cell>
          <table:table-cell office:value-type="string" calcext:value-type="string">
            <text:p>bdf4ec8c9a903dd35f68ff2035441d4c</text:p>
          </table:table-cell>
          <table:table-cell office:value-type="string" calcext:value-type="string">
            <text:p>c38ff42ccd8f5910050fcf3d97f3fd5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002.Chipmentation_H3K27ac</text:p>
          </table:table-cell>
          <table:table-cell/>
          <table:table-cell office:value-type="string" calcext:value-type="string">
            <text:p>EMC_Barreiro/H3K27ac/MS051002.Chipmentation_H3K27ac.289.1.pair1.fastq.gz</text:p>
          </table:table-cell>
          <table:table-cell office:value-type="string" calcext:value-type="string">
            <text:p>64ba518e4d45d93d7249366b2e0d267b</text:p>
          </table:table-cell>
          <table:table-cell office:value-type="string" calcext:value-type="string">
            <text:p>c938f7a3133ab81931ddb7fa51908ff2</text:p>
          </table:table-cell>
          <table:table-cell/>
          <table:table-cell office:value-type="string" calcext:value-type="string">
            <text:p>EMC_Barreiro/H3K27ac/MS051002.Chipmentation_H3K27ac.289.1.pair2.fastq.gz</text:p>
          </table:table-cell>
          <table:table-cell office:value-type="string" calcext:value-type="string">
            <text:p>2848d50f25ae4060d9b951fb55ce3dbc</text:p>
          </table:table-cell>
          <table:table-cell office:value-type="string" calcext:value-type="string">
            <text:p>6f759dec9699c3748b161f1c4bade7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201.Chipmentation_H3K27ac</text:p>
          </table:table-cell>
          <table:table-cell/>
          <table:table-cell office:value-type="string" calcext:value-type="string">
            <text:p>EMC_Barreiro/H3K27ac/MS051201.Chipmentation_H3K27ac.265.2.pair1.fastq.gz</text:p>
          </table:table-cell>
          <table:table-cell office:value-type="string" calcext:value-type="string">
            <text:p>92068499b6f36fb029785ee79d906837</text:p>
          </table:table-cell>
          <table:table-cell office:value-type="string" calcext:value-type="string">
            <text:p>9bfe4c2a58e4d7e83e908cfb38e0ca8a</text:p>
          </table:table-cell>
          <table:table-cell/>
          <table:table-cell office:value-type="string" calcext:value-type="string">
            <text:p>EMC_Barreiro/H3K27ac/MS051201.Chipmentation_H3K27ac.265.2.pair2.fastq.gz</text:p>
          </table:table-cell>
          <table:table-cell office:value-type="string" calcext:value-type="string">
            <text:p>ee7fe38938eaf3077d4f2e8a1d5895a3</text:p>
          </table:table-cell>
          <table:table-cell office:value-type="string" calcext:value-type="string">
            <text:p>cf4b05a4134152124546bbc02d498a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202.Chipmentation_H3K27ac</text:p>
          </table:table-cell>
          <table:table-cell/>
          <table:table-cell office:value-type="string" calcext:value-type="string">
            <text:p>EMC_Barreiro/H3K27ac/MS051202.Chipmentation_H3K27ac.263.3.pair1.fastq.gz</text:p>
          </table:table-cell>
          <table:table-cell office:value-type="string" calcext:value-type="string">
            <text:p>5d91eba2dd85496ce8a4ecf9f6ed37ac</text:p>
          </table:table-cell>
          <table:table-cell office:value-type="string" calcext:value-type="string">
            <text:p>4c660b398bebcb582261627112571c79</text:p>
          </table:table-cell>
          <table:table-cell/>
          <table:table-cell office:value-type="string" calcext:value-type="string">
            <text:p>EMC_Barreiro/H3K27ac/MS051202.Chipmentation_H3K27ac.263.3.pair2.fastq.gz</text:p>
          </table:table-cell>
          <table:table-cell office:value-type="string" calcext:value-type="string">
            <text:p>a2904d8702a47a9ee4f2e120929a2fd1</text:p>
          </table:table-cell>
          <table:table-cell office:value-type="string" calcext:value-type="string">
            <text:p>570c65857fb0322ea54271102f456e9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301.Chipmentation_H3K27ac</text:p>
          </table:table-cell>
          <table:table-cell/>
          <table:table-cell office:value-type="string" calcext:value-type="string">
            <text:p>EMC_Barreiro/H3K27ac/MS051301.Chipmentation_H3K27ac.265.2.pair1.fastq.gz</text:p>
          </table:table-cell>
          <table:table-cell office:value-type="string" calcext:value-type="string">
            <text:p>5b688d757735d51d464f678acfc776c5</text:p>
          </table:table-cell>
          <table:table-cell office:value-type="string" calcext:value-type="string">
            <text:p>34b217688cb99c26f441c75b16664883</text:p>
          </table:table-cell>
          <table:table-cell/>
          <table:table-cell office:value-type="string" calcext:value-type="string">
            <text:p>EMC_Barreiro/H3K27ac/MS051301.Chipmentation_H3K27ac.265.2.pair2.fastq.gz</text:p>
          </table:table-cell>
          <table:table-cell office:value-type="string" calcext:value-type="string">
            <text:p>443356456961172931106c659cdaea6e</text:p>
          </table:table-cell>
          <table:table-cell office:value-type="string" calcext:value-type="string">
            <text:p>c378e0f0c9b652c8750dd915b7e6ed9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302.Chipmentation_H3K27ac</text:p>
          </table:table-cell>
          <table:table-cell/>
          <table:table-cell office:value-type="string" calcext:value-type="string">
            <text:p>EMC_Barreiro/H3K27ac/MS051302.Chipmentation_H3K27ac.263.3.pair1.fastq.gz</text:p>
          </table:table-cell>
          <table:table-cell office:value-type="string" calcext:value-type="string">
            <text:p>0d73f5d3b18d4e39288745f08ec48c60</text:p>
          </table:table-cell>
          <table:table-cell office:value-type="string" calcext:value-type="string">
            <text:p>afdb14ec788324395784f80afa6a7333</text:p>
          </table:table-cell>
          <table:table-cell/>
          <table:table-cell office:value-type="string" calcext:value-type="string">
            <text:p>EMC_Barreiro/H3K27ac/MS051302.Chipmentation_H3K27ac.263.3.pair2.fastq.gz</text:p>
          </table:table-cell>
          <table:table-cell office:value-type="string" calcext:value-type="string">
            <text:p>2e88c60993a98f871949e5e7f5f6facc</text:p>
          </table:table-cell>
          <table:table-cell office:value-type="string" calcext:value-type="string">
            <text:p>c25d760ed58786a87e04bde005673b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401.Chipmentation_H3K27ac</text:p>
          </table:table-cell>
          <table:table-cell/>
          <table:table-cell office:value-type="string" calcext:value-type="string">
            <text:p>EMC_Barreiro/H3K27ac/MS051401.Chipmentation_H3K27ac.265.2.pair1.fastq.gz</text:p>
          </table:table-cell>
          <table:table-cell office:value-type="string" calcext:value-type="string">
            <text:p>34201661cb851e4cc7740be8bf791f04</text:p>
          </table:table-cell>
          <table:table-cell office:value-type="string" calcext:value-type="string">
            <text:p>bf60d7f473a9929820a75ec20e6f9999</text:p>
          </table:table-cell>
          <table:table-cell/>
          <table:table-cell office:value-type="string" calcext:value-type="string">
            <text:p>EMC_Barreiro/H3K27ac/MS051401.Chipmentation_H3K27ac.265.2.pair2.fastq.gz</text:p>
          </table:table-cell>
          <table:table-cell office:value-type="string" calcext:value-type="string">
            <text:p>dbabe5addbf1f1b1d10a6e93bb9fc1e2</text:p>
          </table:table-cell>
          <table:table-cell office:value-type="string" calcext:value-type="string">
            <text:p>6b629feea56f0b89cc8ec207b79d1cb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402.Chipmentation_H3K27ac</text:p>
          </table:table-cell>
          <table:table-cell/>
          <table:table-cell office:value-type="string" calcext:value-type="string">
            <text:p>EMC_Barreiro/H3K27ac/MS051402.Chipmentation_H3K27ac.263.3.pair1.fastq.gz</text:p>
          </table:table-cell>
          <table:table-cell office:value-type="string" calcext:value-type="string">
            <text:p>26c03a6ba25f9624e2311bfe57d2359d</text:p>
          </table:table-cell>
          <table:table-cell office:value-type="string" calcext:value-type="string">
            <text:p>6b72a185fc7c679bfd872c3bfe63839b</text:p>
          </table:table-cell>
          <table:table-cell/>
          <table:table-cell office:value-type="string" calcext:value-type="string">
            <text:p>EMC_Barreiro/H3K27ac/MS051402.Chipmentation_H3K27ac.263.3.pair2.fastq.gz</text:p>
          </table:table-cell>
          <table:table-cell office:value-type="string" calcext:value-type="string">
            <text:p>a403b6e8b814feedfa403922785aad30</text:p>
          </table:table-cell>
          <table:table-cell office:value-type="string" calcext:value-type="string">
            <text:p>dbdd0ffc7b2d7a7eea56f553c56e217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501.Chipmentation_H3K27ac</text:p>
          </table:table-cell>
          <table:table-cell/>
          <table:table-cell office:value-type="string" calcext:value-type="string">
            <text:p>EMC_Barreiro/H3K27ac/MS051501.Chipmentation_H3K27ac.263.3.pair1.fastq.gz</text:p>
          </table:table-cell>
          <table:table-cell office:value-type="string" calcext:value-type="string">
            <text:p>964cdf1de4e562efb4c63fc9cf7b7d3e</text:p>
          </table:table-cell>
          <table:table-cell office:value-type="string" calcext:value-type="string">
            <text:p>e9fbb20cf5eac68ae23e6128081a7671</text:p>
          </table:table-cell>
          <table:table-cell/>
          <table:table-cell office:value-type="string" calcext:value-type="string">
            <text:p>EMC_Barreiro/H3K27ac/MS051501.Chipmentation_H3K27ac.263.3.pair2.fastq.gz</text:p>
          </table:table-cell>
          <table:table-cell office:value-type="string" calcext:value-type="string">
            <text:p>b1e679a518c17174899d9cec5460d597</text:p>
          </table:table-cell>
          <table:table-cell office:value-type="string" calcext:value-type="string">
            <text:p>da2e5d9914f16eb41ec1ff9167c882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502.Chipmentation_H3K27ac</text:p>
          </table:table-cell>
          <table:table-cell/>
          <table:table-cell office:value-type="string" calcext:value-type="string">
            <text:p>EMC_Barreiro/H3K27ac/MS051502.Chipmentation_H3K27ac.265.2.pair1.fastq.gz</text:p>
          </table:table-cell>
          <table:table-cell office:value-type="string" calcext:value-type="string">
            <text:p>8e122f36a84a9e2016cd3e433e6adff9</text:p>
          </table:table-cell>
          <table:table-cell office:value-type="string" calcext:value-type="string">
            <text:p>7c8a5bead6071b8a20946f2f7e6be0a6</text:p>
          </table:table-cell>
          <table:table-cell/>
          <table:table-cell office:value-type="string" calcext:value-type="string">
            <text:p>EMC_Barreiro/H3K27ac/MS051502.Chipmentation_H3K27ac.265.2.pair2.fastq.gz</text:p>
          </table:table-cell>
          <table:table-cell office:value-type="string" calcext:value-type="string">
            <text:p>a35916c10c37eb68ce0bec89cbc30f09</text:p>
          </table:table-cell>
          <table:table-cell office:value-type="string" calcext:value-type="string">
            <text:p>2c27974e1fc48043e976db666e0751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601.Chipmentation_H3K27ac</text:p>
          </table:table-cell>
          <table:table-cell/>
          <table:table-cell office:value-type="string" calcext:value-type="string">
            <text:p>EMC_Barreiro/H3K27ac/MS051601.Chipmentation_H3K27ac.263.3.pair1.fastq.gz</text:p>
          </table:table-cell>
          <table:table-cell office:value-type="string" calcext:value-type="string">
            <text:p>8abfc84e583c54a05a0877b4de35b16b</text:p>
          </table:table-cell>
          <table:table-cell office:value-type="string" calcext:value-type="string">
            <text:p>3ad937e3d20788e8f4f6e218b814949a</text:p>
          </table:table-cell>
          <table:table-cell/>
          <table:table-cell office:value-type="string" calcext:value-type="string">
            <text:p>EMC_Barreiro/H3K27ac/MS051601.Chipmentation_H3K27ac.263.3.pair2.fastq.gz</text:p>
          </table:table-cell>
          <table:table-cell office:value-type="string" calcext:value-type="string">
            <text:p>9229fc892c8dd704a152d1f98f88b0c0</text:p>
          </table:table-cell>
          <table:table-cell office:value-type="string" calcext:value-type="string">
            <text:p>1268b008c7c5dd483e26d0904348ab6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602.Chipmentation_H3K27ac</text:p>
          </table:table-cell>
          <table:table-cell/>
          <table:table-cell office:value-type="string" calcext:value-type="string">
            <text:p>EMC_Barreiro/H3K27ac/MS051602.Chipmentation_H3K27ac.265.2.pair1.fastq.gz</text:p>
          </table:table-cell>
          <table:table-cell office:value-type="string" calcext:value-type="string">
            <text:p>bedbf49776bd3c7acc56254cc60c4ba4</text:p>
          </table:table-cell>
          <table:table-cell office:value-type="string" calcext:value-type="string">
            <text:p>938b41ad4023232095571115dbbbfa0d</text:p>
          </table:table-cell>
          <table:table-cell/>
          <table:table-cell office:value-type="string" calcext:value-type="string">
            <text:p>EMC_Barreiro/H3K27ac/MS051602.Chipmentation_H3K27ac.265.2.pair2.fastq.gz</text:p>
          </table:table-cell>
          <table:table-cell office:value-type="string" calcext:value-type="string">
            <text:p>c9cf740bd84ea6d69a179a500ac1ee1b</text:p>
          </table:table-cell>
          <table:table-cell office:value-type="string" calcext:value-type="string">
            <text:p>2d5736a59b88807ee3d4aac1d590a6f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701.Chipmentation_H3K27ac</text:p>
          </table:table-cell>
          <table:table-cell/>
          <table:table-cell office:value-type="string" calcext:value-type="string">
            <text:p>EMC_Barreiro/H3K27ac/MS051701.Chipmentation_H3K27ac.263.3.pair1.fastq.gz</text:p>
          </table:table-cell>
          <table:table-cell office:value-type="string" calcext:value-type="string">
            <text:p>d7c820c6f9b7e7590a4998db45dc17bc</text:p>
          </table:table-cell>
          <table:table-cell office:value-type="string" calcext:value-type="string">
            <text:p>846f110944065c8688c71ff4db38b29b</text:p>
          </table:table-cell>
          <table:table-cell/>
          <table:table-cell office:value-type="string" calcext:value-type="string">
            <text:p>EMC_Barreiro/H3K27ac/MS051701.Chipmentation_H3K27ac.263.3.pair2.fastq.gz</text:p>
          </table:table-cell>
          <table:table-cell office:value-type="string" calcext:value-type="string">
            <text:p>d1d15d9c2b435a6c44994392010dbcae</text:p>
          </table:table-cell>
          <table:table-cell office:value-type="string" calcext:value-type="string">
            <text:p>342ec23ad689a057fd3e60ff5c6857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702.Chipmentation_H3K27ac</text:p>
          </table:table-cell>
          <table:table-cell/>
          <table:table-cell office:value-type="string" calcext:value-type="string">
            <text:p>EMC_Barreiro/H3K27ac/MS051702.Chipmentation_H3K27ac.265.2.pair1.fastq.gz</text:p>
          </table:table-cell>
          <table:table-cell office:value-type="string" calcext:value-type="string">
            <text:p>33aa5c9a7f32065834d470e4eb6f3a23</text:p>
          </table:table-cell>
          <table:table-cell office:value-type="string" calcext:value-type="string">
            <text:p>1e136a437a9235779b9f319fde77226b</text:p>
          </table:table-cell>
          <table:table-cell/>
          <table:table-cell office:value-type="string" calcext:value-type="string">
            <text:p>EMC_Barreiro/H3K27ac/MS051702.Chipmentation_H3K27ac.265.2.pair2.fastq.gz</text:p>
          </table:table-cell>
          <table:table-cell office:value-type="string" calcext:value-type="string">
            <text:p>13a3e86cee4e129d5bcd3f5569918238</text:p>
          </table:table-cell>
          <table:table-cell office:value-type="string" calcext:value-type="string">
            <text:p>e6a86304d7b9f350f8957599e59c07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901.Chipmentation_H3K27ac</text:p>
          </table:table-cell>
          <table:table-cell/>
          <table:table-cell office:value-type="string" calcext:value-type="string">
            <text:p>EMC_Barreiro/H3K27ac/MS051901.Chipmentation_H3K27ac.263.3.pair1.fastq.gz</text:p>
          </table:table-cell>
          <table:table-cell office:value-type="string" calcext:value-type="string">
            <text:p>967ffeef1392d8e67922f4121d2c6a9d</text:p>
          </table:table-cell>
          <table:table-cell office:value-type="string" calcext:value-type="string">
            <text:p>5bb574b6059836b306fa4b66f0f9786f</text:p>
          </table:table-cell>
          <table:table-cell/>
          <table:table-cell office:value-type="string" calcext:value-type="string">
            <text:p>EMC_Barreiro/H3K27ac/MS051901.Chipmentation_H3K27ac.263.3.pair2.fastq.gz</text:p>
          </table:table-cell>
          <table:table-cell office:value-type="string" calcext:value-type="string">
            <text:p>e30c1babcb7549fb15880ab63f44572a</text:p>
          </table:table-cell>
          <table:table-cell office:value-type="string" calcext:value-type="string">
            <text:p>4b58e450aa124c7aec1147dcd51f04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902.Chipmentation_H3K27ac</text:p>
          </table:table-cell>
          <table:table-cell/>
          <table:table-cell office:value-type="string" calcext:value-type="string">
            <text:p>EMC_Barreiro/H3K27ac/MS051902.Chipmentation_H3K27ac.265.2.pair1.fastq.gz</text:p>
          </table:table-cell>
          <table:table-cell office:value-type="string" calcext:value-type="string">
            <text:p>446377751d202a81382c3140e9f69094</text:p>
          </table:table-cell>
          <table:table-cell office:value-type="string" calcext:value-type="string">
            <text:p>c41974dd2f46cded0ff59f39979ff11b</text:p>
          </table:table-cell>
          <table:table-cell/>
          <table:table-cell office:value-type="string" calcext:value-type="string">
            <text:p>EMC_Barreiro/H3K27ac/MS051902.Chipmentation_H3K27ac.265.2.pair2.fastq.gz</text:p>
          </table:table-cell>
          <table:table-cell office:value-type="string" calcext:value-type="string">
            <text:p>75c4e09a3a67aaa3aef327fed141b00b</text:p>
          </table:table-cell>
          <table:table-cell office:value-type="string" calcext:value-type="string">
            <text:p>1d57237c5e47556fe1764920b80c850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001.Chipmentation_H3K27ac</text:p>
          </table:table-cell>
          <table:table-cell/>
          <table:table-cell office:value-type="string" calcext:value-type="string">
            <text:p>EMC_Barreiro/H3K27ac/MS052001.Chipmentation_H3K27ac.263.3.pair1.fastq.gz</text:p>
          </table:table-cell>
          <table:table-cell office:value-type="string" calcext:value-type="string">
            <text:p>da5a0b560ca68db95df34958e2e0f6b5</text:p>
          </table:table-cell>
          <table:table-cell office:value-type="string" calcext:value-type="string">
            <text:p>b379ec418763051a7b2e4b08f3f397a6</text:p>
          </table:table-cell>
          <table:table-cell/>
          <table:table-cell office:value-type="string" calcext:value-type="string">
            <text:p>EMC_Barreiro/H3K27ac/MS052001.Chipmentation_H3K27ac.263.3.pair2.fastq.gz</text:p>
          </table:table-cell>
          <table:table-cell office:value-type="string" calcext:value-type="string">
            <text:p>e4db321fa2567d90536d5c16b951d51c</text:p>
          </table:table-cell>
          <table:table-cell office:value-type="string" calcext:value-type="string">
            <text:p>2ec15722607f86a3a7a6265c9a68f4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002.Chipmentation_H3K27ac</text:p>
          </table:table-cell>
          <table:table-cell/>
          <table:table-cell office:value-type="string" calcext:value-type="string">
            <text:p>EMC_Barreiro/H3K27ac/MS052002.Chipmentation_H3K27ac.265.2.pair1.fastq.gz</text:p>
          </table:table-cell>
          <table:table-cell office:value-type="string" calcext:value-type="string">
            <text:p>3ae28432b56141d428ec6844e833f0f9</text:p>
          </table:table-cell>
          <table:table-cell office:value-type="string" calcext:value-type="string">
            <text:p>aa0b55e993e67ee33fbc611a63fc3417</text:p>
          </table:table-cell>
          <table:table-cell/>
          <table:table-cell office:value-type="string" calcext:value-type="string">
            <text:p>EMC_Barreiro/H3K27ac/MS052002.Chipmentation_H3K27ac.265.2.pair2.fastq.gz</text:p>
          </table:table-cell>
          <table:table-cell office:value-type="string" calcext:value-type="string">
            <text:p>d6d4f0bea0b4b7bf2d8d985c93fe9ade</text:p>
          </table:table-cell>
          <table:table-cell office:value-type="string" calcext:value-type="string">
            <text:p>7ae49a0754fe7a9366e60b6c370fd3a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101.Chipmentation_H3K27ac</text:p>
          </table:table-cell>
          <table:table-cell/>
          <table:table-cell office:value-type="string" calcext:value-type="string">
            <text:p>EMC_Barreiro/H3K27ac/MS052101.Chipmentation_H3K27ac.263.3.pair1.fastq.gz</text:p>
          </table:table-cell>
          <table:table-cell office:value-type="string" calcext:value-type="string">
            <text:p>99eedf1b276abc8c34406f989c2a658e</text:p>
          </table:table-cell>
          <table:table-cell office:value-type="string" calcext:value-type="string">
            <text:p>9b4e4909b6cceeeba596cdbcdac5351e</text:p>
          </table:table-cell>
          <table:table-cell/>
          <table:table-cell office:value-type="string" calcext:value-type="string">
            <text:p>EMC_Barreiro/H3K27ac/MS052101.Chipmentation_H3K27ac.263.3.pair2.fastq.gz</text:p>
          </table:table-cell>
          <table:table-cell office:value-type="string" calcext:value-type="string">
            <text:p>802a7939b471488602efe05e371cae34</text:p>
          </table:table-cell>
          <table:table-cell office:value-type="string" calcext:value-type="string">
            <text:p>0e25afe9348340c96774acb411f2e7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102.Chipmentation_H3K27ac</text:p>
          </table:table-cell>
          <table:table-cell/>
          <table:table-cell office:value-type="string" calcext:value-type="string">
            <text:p>EMC_Barreiro/H3K27ac/MS052102.Chipmentation_H3K27ac.289.1.pair1.fastq.gz</text:p>
          </table:table-cell>
          <table:table-cell office:value-type="string" calcext:value-type="string">
            <text:p>64fd748541dcfd7d31f91b746b546c78</text:p>
          </table:table-cell>
          <table:table-cell office:value-type="string" calcext:value-type="string">
            <text:p>9fd88496e467669a5cbab19b4a79b86e</text:p>
          </table:table-cell>
          <table:table-cell/>
          <table:table-cell office:value-type="string" calcext:value-type="string">
            <text:p>EMC_Barreiro/H3K27ac/MS052102.Chipmentation_H3K27ac.289.1.pair2.fastq.gz</text:p>
          </table:table-cell>
          <table:table-cell office:value-type="string" calcext:value-type="string">
            <text:p>bdf2bf67416795e4834b8302db57d601</text:p>
          </table:table-cell>
          <table:table-cell office:value-type="string" calcext:value-type="string">
            <text:p>9ae6eee62c2dfa25526948e5254c9c5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201.Chipmentation_H3K27ac</text:p>
          </table:table-cell>
          <table:table-cell/>
          <table:table-cell office:value-type="string" calcext:value-type="string">
            <text:p>EMC_Barreiro/H3K27ac/MS052201.Chipmentation_H3K27ac.265.2.pair1.fastq.gz</text:p>
          </table:table-cell>
          <table:table-cell office:value-type="string" calcext:value-type="string">
            <text:p>dd455e6dd3de5b8e0fb4a83bf1635599</text:p>
          </table:table-cell>
          <table:table-cell office:value-type="string" calcext:value-type="string">
            <text:p>f9f2c6cbd41093dc39034d8a25e44576</text:p>
          </table:table-cell>
          <table:table-cell/>
          <table:table-cell office:value-type="string" calcext:value-type="string">
            <text:p>EMC_Barreiro/H3K27ac/MS052201.Chipmentation_H3K27ac.265.2.pair2.fastq.gz</text:p>
          </table:table-cell>
          <table:table-cell office:value-type="string" calcext:value-type="string">
            <text:p>b51d406b4b342c3bd51c11c895df7975</text:p>
          </table:table-cell>
          <table:table-cell office:value-type="string" calcext:value-type="string">
            <text:p>3611395149fe6946ed553e2d1723f69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202.Chipmentation_H3K27ac</text:p>
          </table:table-cell>
          <table:table-cell/>
          <table:table-cell office:value-type="string" calcext:value-type="string">
            <text:p>EMC_Barreiro/H3K27ac/MS052202.Chipmentation_H3K27ac.265.2.pair1.fastq.gz</text:p>
          </table:table-cell>
          <table:table-cell office:value-type="string" calcext:value-type="string">
            <text:p>077880ac7771c8b341f63c4ee73d386f</text:p>
          </table:table-cell>
          <table:table-cell office:value-type="string" calcext:value-type="string">
            <text:p>655cfc04f03df11c04e9db2dffb1bde2</text:p>
          </table:table-cell>
          <table:table-cell/>
          <table:table-cell office:value-type="string" calcext:value-type="string">
            <text:p>EMC_Barreiro/H3K27ac/MS052202.Chipmentation_H3K27ac.265.2.pair2.fastq.gz</text:p>
          </table:table-cell>
          <table:table-cell office:value-type="string" calcext:value-type="string">
            <text:p>d880d5ffcb566f9db8a34eaa7448f0d5</text:p>
          </table:table-cell>
          <table:table-cell office:value-type="string" calcext:value-type="string">
            <text:p>51922021623de981a99b05dfa7ac1de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501.Chipmentation_H3K27ac</text:p>
          </table:table-cell>
          <table:table-cell/>
          <table:table-cell office:value-type="string" calcext:value-type="string">
            <text:p>EMC_Barreiro/H3K27ac/MS052501.Chipmentation_H3K27ac.289.1.pair1.fastq.gz</text:p>
          </table:table-cell>
          <table:table-cell office:value-type="string" calcext:value-type="string">
            <text:p>8cd31f09018f2ac96e4f4de41a5701e5</text:p>
          </table:table-cell>
          <table:table-cell office:value-type="string" calcext:value-type="string">
            <text:p>c88dac4495d0403674a01d84ca6dbc9d</text:p>
          </table:table-cell>
          <table:table-cell/>
          <table:table-cell office:value-type="string" calcext:value-type="string">
            <text:p>EMC_Barreiro/H3K27ac/MS052501.Chipmentation_H3K27ac.289.1.pair2.fastq.gz</text:p>
          </table:table-cell>
          <table:table-cell office:value-type="string" calcext:value-type="string">
            <text:p>15f4b8fc7598e3af28e3dd9554067634</text:p>
          </table:table-cell>
          <table:table-cell office:value-type="string" calcext:value-type="string">
            <text:p>eab3d26c07015b588d7b4148da0749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502.Chipmentation_H3K27ac</text:p>
          </table:table-cell>
          <table:table-cell/>
          <table:table-cell office:value-type="string" calcext:value-type="string">
            <text:p>EMC_Barreiro/H3K27ac/MS052502.Chipmentation_H3K27ac.289.1.pair1.fastq.gz</text:p>
          </table:table-cell>
          <table:table-cell office:value-type="string" calcext:value-type="string">
            <text:p>2b71a7aa926c9fae2557929058d9f666</text:p>
          </table:table-cell>
          <table:table-cell office:value-type="string" calcext:value-type="string">
            <text:p>8e984bc9c2b5c6778a136d646e49b1d1</text:p>
          </table:table-cell>
          <table:table-cell/>
          <table:table-cell office:value-type="string" calcext:value-type="string">
            <text:p>EMC_Barreiro/H3K27ac/MS052502.Chipmentation_H3K27ac.289.1.pair2.fastq.gz</text:p>
          </table:table-cell>
          <table:table-cell office:value-type="string" calcext:value-type="string">
            <text:p>c8478a790da732e3c779cac2eea16b48</text:p>
          </table:table-cell>
          <table:table-cell office:value-type="string" calcext:value-type="string">
            <text:p>4bde3586d84a460e1916b2690e79d2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701.Chipmentation_H3K27ac</text:p>
          </table:table-cell>
          <table:table-cell/>
          <table:table-cell office:value-type="string" calcext:value-type="string">
            <text:p>EMC_Barreiro/H3K27ac/MS052701.Chipmentation_H3K27ac.263.3.pair1.fastq.gz</text:p>
          </table:table-cell>
          <table:table-cell office:value-type="string" calcext:value-type="string">
            <text:p>ed481be1e62af0f631ac3ad387fa15ce</text:p>
          </table:table-cell>
          <table:table-cell office:value-type="string" calcext:value-type="string">
            <text:p>507d411d40e3487afe8cd6ab478c3a86</text:p>
          </table:table-cell>
          <table:table-cell/>
          <table:table-cell office:value-type="string" calcext:value-type="string">
            <text:p>EMC_Barreiro/H3K27ac/MS052701.Chipmentation_H3K27ac.263.3.pair2.fastq.gz</text:p>
          </table:table-cell>
          <table:table-cell office:value-type="string" calcext:value-type="string">
            <text:p>11ac82ed84c13bec9b78fd9f5bb65ec5</text:p>
          </table:table-cell>
          <table:table-cell office:value-type="string" calcext:value-type="string">
            <text:p>0f5756b42a9a7898b53cf3e1bb10185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702.Chipmentation_H3K27ac</text:p>
          </table:table-cell>
          <table:table-cell/>
          <table:table-cell office:value-type="string" calcext:value-type="string">
            <text:p>EMC_Barreiro/H3K27ac/MS052702.Chipmentation_H3K27ac.263.3.pair1.fastq.gz</text:p>
          </table:table-cell>
          <table:table-cell office:value-type="string" calcext:value-type="string">
            <text:p>d280224a73aa8b6bad3591d228f52b23</text:p>
          </table:table-cell>
          <table:table-cell office:value-type="string" calcext:value-type="string">
            <text:p>dee317064184a79e85fff720052342f7</text:p>
          </table:table-cell>
          <table:table-cell/>
          <table:table-cell office:value-type="string" calcext:value-type="string">
            <text:p>EMC_Barreiro/H3K27ac/MS052702.Chipmentation_H3K27ac.263.3.pair2.fastq.gz</text:p>
          </table:table-cell>
          <table:table-cell office:value-type="string" calcext:value-type="string">
            <text:p>0a1d86335c52126c5dbde9d25cd31261</text:p>
          </table:table-cell>
          <table:table-cell office:value-type="string" calcext:value-type="string">
            <text:p>f72fb227d9969323f94bf03f4011820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801.Chipmentation_H3K27ac</text:p>
          </table:table-cell>
          <table:table-cell/>
          <table:table-cell office:value-type="string" calcext:value-type="string">
            <text:p>EMC_Barreiro/H3K27ac/MS052801.Chipmentation_H3K27ac.289.1.pair1.fastq.gz</text:p>
          </table:table-cell>
          <table:table-cell office:value-type="string" calcext:value-type="string">
            <text:p>b96e46a40d0b0521331e9afd72c419ce</text:p>
          </table:table-cell>
          <table:table-cell office:value-type="string" calcext:value-type="string">
            <text:p>20a984a073b2daedd30194856abfdf13</text:p>
          </table:table-cell>
          <table:table-cell/>
          <table:table-cell office:value-type="string" calcext:value-type="string">
            <text:p>EMC_Barreiro/H3K27ac/MS052801.Chipmentation_H3K27ac.289.1.pair2.fastq.gz</text:p>
          </table:table-cell>
          <table:table-cell office:value-type="string" calcext:value-type="string">
            <text:p>cf5d53905236a2d87d66b00e9730dc59</text:p>
          </table:table-cell>
          <table:table-cell office:value-type="string" calcext:value-type="string">
            <text:p>06207f35d88ed4e8314a3db1cfff74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802.Chipmentation_H3K27ac</text:p>
          </table:table-cell>
          <table:table-cell/>
          <table:table-cell office:value-type="string" calcext:value-type="string">
            <text:p>EMC_Barreiro/H3K27ac/MS052802.Chipmentation_H3K27ac.289.1.pair1.fastq.gz</text:p>
          </table:table-cell>
          <table:table-cell office:value-type="string" calcext:value-type="string">
            <text:p>3496d60b8093e04a7d5a6eda1c548b5d</text:p>
          </table:table-cell>
          <table:table-cell office:value-type="string" calcext:value-type="string">
            <text:p>def6a9290f0a79f6e607a6dd695a3eca</text:p>
          </table:table-cell>
          <table:table-cell/>
          <table:table-cell office:value-type="string" calcext:value-type="string">
            <text:p>EMC_Barreiro/H3K27ac/MS052802.Chipmentation_H3K27ac.289.1.pair2.fastq.gz</text:p>
          </table:table-cell>
          <table:table-cell office:value-type="string" calcext:value-type="string">
            <text:p>158e4a907cd111159ce437a3775045d9</text:p>
          </table:table-cell>
          <table:table-cell office:value-type="string" calcext:value-type="string">
            <text:p>e632846b69ee66886682bc5040dd4ec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3001.Chipmentation_H3K27ac</text:p>
          </table:table-cell>
          <table:table-cell/>
          <table:table-cell office:value-type="string" calcext:value-type="string">
            <text:p>EMC_Barreiro/H3K27ac/MS053001.Chipmentation_H3K27ac.289.1.pair1.fastq.gz</text:p>
          </table:table-cell>
          <table:table-cell office:value-type="string" calcext:value-type="string">
            <text:p>6d5185d867eb74bfbb77292f8973142a</text:p>
          </table:table-cell>
          <table:table-cell office:value-type="string" calcext:value-type="string">
            <text:p>bece73432e234128fd44ec6721e9b61b</text:p>
          </table:table-cell>
          <table:table-cell/>
          <table:table-cell office:value-type="string" calcext:value-type="string">
            <text:p>EMC_Barreiro/H3K27ac/MS053001.Chipmentation_H3K27ac.289.1.pair2.fastq.gz</text:p>
          </table:table-cell>
          <table:table-cell office:value-type="string" calcext:value-type="string">
            <text:p>7b416805c82f76493a55ef409ff2e130</text:p>
          </table:table-cell>
          <table:table-cell office:value-type="string" calcext:value-type="string">
            <text:p>31a02aaa4a5570227ae75522f755d7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3002.Chipmentation_H3K27ac</text:p>
          </table:table-cell>
          <table:table-cell/>
          <table:table-cell office:value-type="string" calcext:value-type="string">
            <text:p>EMC_Barreiro/H3K27ac/MS053002.Chipmentation_H3K27ac.289.1.pair1.fastq.gz</text:p>
          </table:table-cell>
          <table:table-cell office:value-type="string" calcext:value-type="string">
            <text:p>b52ec2e7bf2451fb8ab85ea4d70495d3</text:p>
          </table:table-cell>
          <table:table-cell office:value-type="string" calcext:value-type="string">
            <text:p>85b8f0154fff8eac301c2fd60bbbd067</text:p>
          </table:table-cell>
          <table:table-cell/>
          <table:table-cell office:value-type="string" calcext:value-type="string">
            <text:p>EMC_Barreiro/H3K27ac/MS053002.Chipmentation_H3K27ac.289.1.pair2.fastq.gz</text:p>
          </table:table-cell>
          <table:table-cell office:value-type="string" calcext:value-type="string">
            <text:p>d50dfd811f62016cd9478005c5f2ce04</text:p>
          </table:table-cell>
          <table:table-cell office:value-type="string" calcext:value-type="string">
            <text:p>96f45bc22c0151ae698e94e01f1b544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501.Chipmentation_H3K27me3</text:p>
          </table:table-cell>
          <table:table-cell/>
          <table:table-cell office:value-type="string" calcext:value-type="string">
            <text:p>EMC_Barreiro/H3K27me3/MS049501.Chipmentation_H3K27me3.322.3.pair1.fastq.gz</text:p>
          </table:table-cell>
          <table:table-cell office:value-type="string" calcext:value-type="string">
            <text:p>f60e6b8de682eee367a59ee90c7fbe1b</text:p>
          </table:table-cell>
          <table:table-cell office:value-type="string" calcext:value-type="string">
            <text:p>f7b36ecd08773a403c901b9433813250</text:p>
          </table:table-cell>
          <table:table-cell/>
          <table:table-cell office:value-type="string" calcext:value-type="string">
            <text:p>EMC_Barreiro/H3K27me3/MS049501.Chipmentation_H3K27me3.322.3.pair2.fastq.gz</text:p>
          </table:table-cell>
          <table:table-cell office:value-type="string" calcext:value-type="string">
            <text:p>78e7bec2577ff78aa1a6941537901007</text:p>
          </table:table-cell>
          <table:table-cell office:value-type="string" calcext:value-type="string">
            <text:p>c9b21d0ad582412cb5ead35c86c9f4a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502.Chipmentation_H3K27me3</text:p>
          </table:table-cell>
          <table:table-cell/>
          <table:table-cell office:value-type="string" calcext:value-type="string">
            <text:p>EMC_Barreiro/H3K27me3/MS049502.Chipmentation_H3K27me3.301.2.pair1.fastq.gz</text:p>
          </table:table-cell>
          <table:table-cell office:value-type="string" calcext:value-type="string">
            <text:p>c709e1b6ac52f5b6de540675f71f72f3</text:p>
          </table:table-cell>
          <table:table-cell office:value-type="string" calcext:value-type="string">
            <text:p>fe7f9951cffd18cfc7b3779d58a0c4b9</text:p>
          </table:table-cell>
          <table:table-cell/>
          <table:table-cell office:value-type="string" calcext:value-type="string">
            <text:p>EMC_Barreiro/H3K27me3/MS049502.Chipmentation_H3K27me3.301.2.pair2.fastq.gz</text:p>
          </table:table-cell>
          <table:table-cell office:value-type="string" calcext:value-type="string">
            <text:p>99fc24dbaa6e753f84aa96cac8e415a6</text:p>
          </table:table-cell>
          <table:table-cell office:value-type="string" calcext:value-type="string">
            <text:p>e4e29a91457662b1312cedc1e78323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701.Chipmentation_H3K27me3</text:p>
          </table:table-cell>
          <table:table-cell/>
          <table:table-cell office:value-type="string" calcext:value-type="string">
            <text:p>EMC_Barreiro/H3K27me3/MS049701.Chipmentation_H3K27me3.322.3.pair1.fastq.gz</text:p>
          </table:table-cell>
          <table:table-cell office:value-type="string" calcext:value-type="string">
            <text:p>85109c3d5883801d179eea9b2b165b3a</text:p>
          </table:table-cell>
          <table:table-cell office:value-type="string" calcext:value-type="string">
            <text:p>8f75ba7822bf03dabfbd42cf8104675f</text:p>
          </table:table-cell>
          <table:table-cell/>
          <table:table-cell office:value-type="string" calcext:value-type="string">
            <text:p>EMC_Barreiro/H3K27me3/MS049701.Chipmentation_H3K27me3.322.3.pair2.fastq.gz</text:p>
          </table:table-cell>
          <table:table-cell office:value-type="string" calcext:value-type="string">
            <text:p>fa54158d76d33d0c2361da7e25af1ac3</text:p>
          </table:table-cell>
          <table:table-cell office:value-type="string" calcext:value-type="string">
            <text:p>84ea6739de773dbda34c83ec99a68b6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702.Chipmentation_H3K27me3</text:p>
          </table:table-cell>
          <table:table-cell/>
          <table:table-cell office:value-type="string" calcext:value-type="string">
            <text:p>EMC_Barreiro/H3K27me3/MS049702.Chipmentation_H3K27me3.322.4.pair1.fastq.gz</text:p>
          </table:table-cell>
          <table:table-cell office:value-type="string" calcext:value-type="string">
            <text:p>7deb5e2dedbafa7eefe2c1068d1cf08d</text:p>
          </table:table-cell>
          <table:table-cell office:value-type="string" calcext:value-type="string">
            <text:p>c1f3a081b2cbadc51c3d1e64783d110a</text:p>
          </table:table-cell>
          <table:table-cell/>
          <table:table-cell office:value-type="string" calcext:value-type="string">
            <text:p>EMC_Barreiro/H3K27me3/MS049702.Chipmentation_H3K27me3.322.4.pair2.fastq.gz</text:p>
          </table:table-cell>
          <table:table-cell office:value-type="string" calcext:value-type="string">
            <text:p>4a231f0e3a1e4f4b730deb4b6f8251d0</text:p>
          </table:table-cell>
          <table:table-cell office:value-type="string" calcext:value-type="string">
            <text:p>205e60ee4d0464cfe9ad3790c53277b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901.Chipmentation_H3K27me3</text:p>
          </table:table-cell>
          <table:table-cell/>
          <table:table-cell office:value-type="string" calcext:value-type="string">
            <text:p>EMC_Barreiro/H3K27me3/MS049901.Chipmentation_H3K27me3.322.3.pair1.fastq.gz</text:p>
          </table:table-cell>
          <table:table-cell office:value-type="string" calcext:value-type="string">
            <text:p>c5f03605b0c888af310f7bec2f0acc0d</text:p>
          </table:table-cell>
          <table:table-cell office:value-type="string" calcext:value-type="string">
            <text:p>b8911228ec4190ed04e8123f576c5418</text:p>
          </table:table-cell>
          <table:table-cell/>
          <table:table-cell office:value-type="string" calcext:value-type="string">
            <text:p>EMC_Barreiro/H3K27me3/MS049901.Chipmentation_H3K27me3.322.3.pair2.fastq.gz</text:p>
          </table:table-cell>
          <table:table-cell office:value-type="string" calcext:value-type="string">
            <text:p>d59988d2c60dc9072776163211253071</text:p>
          </table:table-cell>
          <table:table-cell office:value-type="string" calcext:value-type="string">
            <text:p>23b8bf22e86c8cc4353afbf9a6d844f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902.Chipmentation_H3K27me3</text:p>
          </table:table-cell>
          <table:table-cell/>
          <table:table-cell office:value-type="string" calcext:value-type="string">
            <text:p>EMC_Barreiro/H3K27me3/MS049902.Chipmentation_H3K27me3.322.4.pair1.fastq.gz</text:p>
          </table:table-cell>
          <table:table-cell office:value-type="string" calcext:value-type="string">
            <text:p>22aecdc8c3565912a99607d5e0014047</text:p>
          </table:table-cell>
          <table:table-cell office:value-type="string" calcext:value-type="string">
            <text:p>3bfcf9e97a3e47b7131437c329861be1</text:p>
          </table:table-cell>
          <table:table-cell/>
          <table:table-cell office:value-type="string" calcext:value-type="string">
            <text:p>EMC_Barreiro/H3K27me3/MS049902.Chipmentation_H3K27me3.322.4.pair2.fastq.gz</text:p>
          </table:table-cell>
          <table:table-cell office:value-type="string" calcext:value-type="string">
            <text:p>cc22143065dbcdcc3d49a6755f39bd97</text:p>
          </table:table-cell>
          <table:table-cell office:value-type="string" calcext:value-type="string">
            <text:p>521117060ed5e71ce74ff92aedd45e9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001.Chipmentation_H3K27me3</text:p>
          </table:table-cell>
          <table:table-cell/>
          <table:table-cell office:value-type="string" calcext:value-type="string">
            <text:p>EMC_Barreiro/H3K27me3/MS050001.Chipmentation_H3K27me3.322.4.pair1.fastq.gz</text:p>
          </table:table-cell>
          <table:table-cell office:value-type="string" calcext:value-type="string">
            <text:p>64f071bfc502e140548192036dfc7e92</text:p>
          </table:table-cell>
          <table:table-cell office:value-type="string" calcext:value-type="string">
            <text:p>19efb317cf551a54e0e4e62d19a3f683</text:p>
          </table:table-cell>
          <table:table-cell/>
          <table:table-cell office:value-type="string" calcext:value-type="string">
            <text:p>EMC_Barreiro/H3K27me3/MS050001.Chipmentation_H3K27me3.322.4.pair2.fastq.gz</text:p>
          </table:table-cell>
          <table:table-cell office:value-type="string" calcext:value-type="string">
            <text:p>ce8cd33907deeac192976939f112cf45</text:p>
          </table:table-cell>
          <table:table-cell office:value-type="string" calcext:value-type="string">
            <text:p>ba4ddfa799c3fed1fe8605349f6c40d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002.Chipmentation_H3K27me3</text:p>
          </table:table-cell>
          <table:table-cell/>
          <table:table-cell office:value-type="string" calcext:value-type="string">
            <text:p>EMC_Barreiro/H3K27me3/MS050002.Chipmentation_H3K27me3.322.3.pair1.fastq.gz</text:p>
          </table:table-cell>
          <table:table-cell office:value-type="string" calcext:value-type="string">
            <text:p>a82e77dd4fa77526534938e1523ec8f4</text:p>
          </table:table-cell>
          <table:table-cell office:value-type="string" calcext:value-type="string">
            <text:p>5055c19720797efe129dd213bcb553ab</text:p>
          </table:table-cell>
          <table:table-cell/>
          <table:table-cell office:value-type="string" calcext:value-type="string">
            <text:p>EMC_Barreiro/H3K27me3/MS050002.Chipmentation_H3K27me3.322.3.pair2.fastq.gz</text:p>
          </table:table-cell>
          <table:table-cell office:value-type="string" calcext:value-type="string">
            <text:p>6d001c3ebddc5deda1a0a65a8706c2e7</text:p>
          </table:table-cell>
          <table:table-cell office:value-type="string" calcext:value-type="string">
            <text:p>cf32e5074690bac48129337402d0fe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101.Chipmentation_H3K27me3</text:p>
          </table:table-cell>
          <table:table-cell/>
          <table:table-cell office:value-type="string" calcext:value-type="string">
            <text:p>EMC_Barreiro/H3K27me3/MS050101.Chipmentation_H3K27me3.301.2.pair1.fastq.gz</text:p>
          </table:table-cell>
          <table:table-cell office:value-type="string" calcext:value-type="string">
            <text:p>0706bcb1a48d8186a492c1ee77f95ca1</text:p>
          </table:table-cell>
          <table:table-cell office:value-type="string" calcext:value-type="string">
            <text:p>70599d869888fde6631ad2c2561bed6a</text:p>
          </table:table-cell>
          <table:table-cell/>
          <table:table-cell office:value-type="string" calcext:value-type="string">
            <text:p>EMC_Barreiro/H3K27me3/MS050101.Chipmentation_H3K27me3.301.2.pair2.fastq.gz</text:p>
          </table:table-cell>
          <table:table-cell office:value-type="string" calcext:value-type="string">
            <text:p>bb67c7da69474a64952bf58bb4d78cb8</text:p>
          </table:table-cell>
          <table:table-cell office:value-type="string" calcext:value-type="string">
            <text:p>34f13fdef7cdb677c5f5ce07a39468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102.Chipmentation_H3K27me3</text:p>
          </table:table-cell>
          <table:table-cell/>
          <table:table-cell office:value-type="string" calcext:value-type="string">
            <text:p>EMC_Barreiro/H3K27me3/MS050102.Chipmentation_H3K27me3.322.4.pair1.fastq.gz</text:p>
          </table:table-cell>
          <table:table-cell office:value-type="string" calcext:value-type="string">
            <text:p>4318e4efb4e90646087754701c557c36</text:p>
          </table:table-cell>
          <table:table-cell office:value-type="string" calcext:value-type="string">
            <text:p>545a6d135ce517ede34abe4489387f54</text:p>
          </table:table-cell>
          <table:table-cell/>
          <table:table-cell office:value-type="string" calcext:value-type="string">
            <text:p>EMC_Barreiro/H3K27me3/MS050102.Chipmentation_H3K27me3.322.4.pair2.fastq.gz</text:p>
          </table:table-cell>
          <table:table-cell office:value-type="string" calcext:value-type="string">
            <text:p>78c73a3eb85568fdc50d968886f307ef</text:p>
          </table:table-cell>
          <table:table-cell office:value-type="string" calcext:value-type="string">
            <text:p>b1ec87d52ecbe49fb41f5fef46703d0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201.Chipmentation_H3K27me3</text:p>
          </table:table-cell>
          <table:table-cell/>
          <table:table-cell office:value-type="string" calcext:value-type="string">
            <text:p>EMC_Barreiro/H3K27me3/MS050201.Chipmentation_H3K27me3.322.4.pair1.fastq.gz</text:p>
          </table:table-cell>
          <table:table-cell office:value-type="string" calcext:value-type="string">
            <text:p>b0c62e38744d021eb75fd41599bcdc94</text:p>
          </table:table-cell>
          <table:table-cell office:value-type="string" calcext:value-type="string">
            <text:p>9f5583c3b2d32750f268f7ebafd58142</text:p>
          </table:table-cell>
          <table:table-cell/>
          <table:table-cell office:value-type="string" calcext:value-type="string">
            <text:p>EMC_Barreiro/H3K27me3/MS050201.Chipmentation_H3K27me3.322.4.pair2.fastq.gz</text:p>
          </table:table-cell>
          <table:table-cell office:value-type="string" calcext:value-type="string">
            <text:p>cc5cfc5495939e22ec748814b5a50138</text:p>
          </table:table-cell>
          <table:table-cell office:value-type="string" calcext:value-type="string">
            <text:p>a64b1474bbca676b44bb673df9f48b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202.Chipmentation_H3K27me3</text:p>
          </table:table-cell>
          <table:table-cell/>
          <table:table-cell office:value-type="string" calcext:value-type="string">
            <text:p>EMC_Barreiro/H3K27me3/MS050202.Chipmentation_H3K27me3.322.4.pair1.fastq.gz</text:p>
          </table:table-cell>
          <table:table-cell office:value-type="string" calcext:value-type="string">
            <text:p>e8884559686215f85eeac9bc0d333eeb</text:p>
          </table:table-cell>
          <table:table-cell office:value-type="string" calcext:value-type="string">
            <text:p>53e83a451e48282b3bee563927ad1283</text:p>
          </table:table-cell>
          <table:table-cell/>
          <table:table-cell office:value-type="string" calcext:value-type="string">
            <text:p>EMC_Barreiro/H3K27me3/MS050202.Chipmentation_H3K27me3.322.4.pair2.fastq.gz</text:p>
          </table:table-cell>
          <table:table-cell office:value-type="string" calcext:value-type="string">
            <text:p>55dfad4e258f2978aaf20f4df4d25166</text:p>
          </table:table-cell>
          <table:table-cell office:value-type="string" calcext:value-type="string">
            <text:p>63e0167fe567aae052a70a04946980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301.Chipmentation_H3K27me3</text:p>
          </table:table-cell>
          <table:table-cell/>
          <table:table-cell office:value-type="string" calcext:value-type="string">
            <text:p>EMC_Barreiro/H3K27me3/MS050301.Chipmentation_H3K27me3.322.4.pair1.fastq.gz</text:p>
          </table:table-cell>
          <table:table-cell office:value-type="string" calcext:value-type="string">
            <text:p>9528af3544b318bf0a9ca55124b09c5a</text:p>
          </table:table-cell>
          <table:table-cell office:value-type="string" calcext:value-type="string">
            <text:p>d864be4366bea36c98298bd54fe48bc4</text:p>
          </table:table-cell>
          <table:table-cell/>
          <table:table-cell office:value-type="string" calcext:value-type="string">
            <text:p>EMC_Barreiro/H3K27me3/MS050301.Chipmentation_H3K27me3.322.4.pair2.fastq.gz</text:p>
          </table:table-cell>
          <table:table-cell office:value-type="string" calcext:value-type="string">
            <text:p>3d093a6594cd7b9395a281cb85214c56</text:p>
          </table:table-cell>
          <table:table-cell office:value-type="string" calcext:value-type="string">
            <text:p>d78f181fdf9f158e33780f9cd8aae2b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302.Chipmentation_H3K27me3</text:p>
          </table:table-cell>
          <table:table-cell/>
          <table:table-cell office:value-type="string" calcext:value-type="string">
            <text:p>EMC_Barreiro/H3K27me3/MS050302.Chipmentation_H3K27me3.322.3.pair1.fastq.gz</text:p>
          </table:table-cell>
          <table:table-cell office:value-type="string" calcext:value-type="string">
            <text:p>4a7cd1c895bf8c7fe13a675570d9c6a5</text:p>
          </table:table-cell>
          <table:table-cell office:value-type="string" calcext:value-type="string">
            <text:p>1a135cabe59eaa064a47eb1089acd114</text:p>
          </table:table-cell>
          <table:table-cell/>
          <table:table-cell office:value-type="string" calcext:value-type="string">
            <text:p>EMC_Barreiro/H3K27me3/MS050302.Chipmentation_H3K27me3.322.3.pair2.fastq.gz</text:p>
          </table:table-cell>
          <table:table-cell office:value-type="string" calcext:value-type="string">
            <text:p>3e0ffffc9a6a65f6076a9652edc7e354</text:p>
          </table:table-cell>
          <table:table-cell office:value-type="string" calcext:value-type="string">
            <text:p>18396fae87d951da3c1f569f1f97174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401.Chipmentation_H3K27me3</text:p>
          </table:table-cell>
          <table:table-cell/>
          <table:table-cell office:value-type="string" calcext:value-type="string">
            <text:p>EMC_Barreiro/H3K27me3/MS050401.Chipmentation_H3K27me3.322.3.pair1.fastq.gz</text:p>
          </table:table-cell>
          <table:table-cell office:value-type="string" calcext:value-type="string">
            <text:p>a5d2f631c5a6ef668f982a2dd1fed1a3</text:p>
          </table:table-cell>
          <table:table-cell office:value-type="string" calcext:value-type="string">
            <text:p>5a8068fd17585484c403360ca61bff32</text:p>
          </table:table-cell>
          <table:table-cell/>
          <table:table-cell office:value-type="string" calcext:value-type="string">
            <text:p>EMC_Barreiro/H3K27me3/MS050401.Chipmentation_H3K27me3.322.3.pair2.fastq.gz</text:p>
          </table:table-cell>
          <table:table-cell office:value-type="string" calcext:value-type="string">
            <text:p>003d3f295a0d2cf4d9bf5b538b0908a4</text:p>
          </table:table-cell>
          <table:table-cell office:value-type="string" calcext:value-type="string">
            <text:p>02a60893b316bfba2fd9da592232da5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402.Chipmentation_H3K27me3</text:p>
          </table:table-cell>
          <table:table-cell/>
          <table:table-cell office:value-type="string" calcext:value-type="string">
            <text:p>EMC_Barreiro/H3K27me3/MS050402.Chipmentation_H3K27me3.322.4.pair1.fastq.gz</text:p>
          </table:table-cell>
          <table:table-cell office:value-type="string" calcext:value-type="string">
            <text:p>6cd75b344bae3b24888c994701c16db9</text:p>
          </table:table-cell>
          <table:table-cell office:value-type="string" calcext:value-type="string">
            <text:p>fc7bbe768610359a5042d9658c57932b</text:p>
          </table:table-cell>
          <table:table-cell/>
          <table:table-cell office:value-type="string" calcext:value-type="string">
            <text:p>EMC_Barreiro/H3K27me3/MS050402.Chipmentation_H3K27me3.322.4.pair2.fastq.gz</text:p>
          </table:table-cell>
          <table:table-cell office:value-type="string" calcext:value-type="string">
            <text:p>009aa0a9b821a6c7779af5003d319926</text:p>
          </table:table-cell>
          <table:table-cell office:value-type="string" calcext:value-type="string">
            <text:p>db55f407c9efb97cb28472e20043fa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501.Chipmentation_H3K27me3</text:p>
          </table:table-cell>
          <table:table-cell/>
          <table:table-cell office:value-type="string" calcext:value-type="string">
            <text:p>EMC_Barreiro/H3K27me3/MS050501.Chipmentation_H3K27me3.322.3.pair1.fastq.gz</text:p>
          </table:table-cell>
          <table:table-cell office:value-type="string" calcext:value-type="string">
            <text:p>b1f3e08f54a459d455b85a5dd281e126</text:p>
          </table:table-cell>
          <table:table-cell office:value-type="string" calcext:value-type="string">
            <text:p>6ebb314c1f1940034529c052d0ff7119</text:p>
          </table:table-cell>
          <table:table-cell/>
          <table:table-cell office:value-type="string" calcext:value-type="string">
            <text:p>EMC_Barreiro/H3K27me3/MS050501.Chipmentation_H3K27me3.322.3.pair2.fastq.gz</text:p>
          </table:table-cell>
          <table:table-cell office:value-type="string" calcext:value-type="string">
            <text:p>4b9e0f137e78ab99e36751f5fda3d623</text:p>
          </table:table-cell>
          <table:table-cell office:value-type="string" calcext:value-type="string">
            <text:p>5efdefb1adc2ed52b67698a308c072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502.Chipmentation_H3K27me3</text:p>
          </table:table-cell>
          <table:table-cell/>
          <table:table-cell office:value-type="string" calcext:value-type="string">
            <text:p>EMC_Barreiro/H3K27me3/MS050502.Chipmentation_H3K27me3.315.1.pair1.fastq.gz</text:p>
          </table:table-cell>
          <table:table-cell office:value-type="string" calcext:value-type="string">
            <text:p>8fbd0be17bbb64dd4220d25c54239ab4</text:p>
          </table:table-cell>
          <table:table-cell office:value-type="string" calcext:value-type="string">
            <text:p>05ee00f48ba4d2fb5d459726dc5b0dfc</text:p>
          </table:table-cell>
          <table:table-cell/>
          <table:table-cell office:value-type="string" calcext:value-type="string">
            <text:p>EMC_Barreiro/H3K27me3/MS050502.Chipmentation_H3K27me3.315.1.pair2.fastq.gz</text:p>
          </table:table-cell>
          <table:table-cell office:value-type="string" calcext:value-type="string">
            <text:p>349ea0d38a7e018a346b2c4f990077e7</text:p>
          </table:table-cell>
          <table:table-cell office:value-type="string" calcext:value-type="string">
            <text:p>5d43223fc2084e2e916fdbbd1cc42bb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601.Chipmentation_H3K27me3</text:p>
          </table:table-cell>
          <table:table-cell/>
          <table:table-cell office:value-type="string" calcext:value-type="string">
            <text:p>EMC_Barreiro/H3K27me3/MS050601.Chipmentation_H3K27me3.330.3.pair1.fastq.gz</text:p>
          </table:table-cell>
          <table:table-cell office:value-type="string" calcext:value-type="string">
            <text:p>a94deb850f7b393743edb9ab18aabdc3</text:p>
          </table:table-cell>
          <table:table-cell office:value-type="string" calcext:value-type="string">
            <text:p>7b28faea9f82c6015ecaa9c81a868979</text:p>
          </table:table-cell>
          <table:table-cell/>
          <table:table-cell office:value-type="string" calcext:value-type="string">
            <text:p>EMC_Barreiro/H3K27me3/MS050601.Chipmentation_H3K27me3.330.3.pair2.fastq.gz</text:p>
          </table:table-cell>
          <table:table-cell office:value-type="string" calcext:value-type="string">
            <text:p>17f6b2900bd39ac60403ef50e1fa52ce</text:p>
          </table:table-cell>
          <table:table-cell office:value-type="string" calcext:value-type="string">
            <text:p>bac9ddb934dd6f2a19d8421e130f80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602.Chipmentation_H3K27me3</text:p>
          </table:table-cell>
          <table:table-cell/>
          <table:table-cell office:value-type="string" calcext:value-type="string">
            <text:p>EMC_Barreiro/H3K27me3/MS050602.Chipmentation_H3K27me3.322.4.pair1.fastq.gz</text:p>
          </table:table-cell>
          <table:table-cell office:value-type="string" calcext:value-type="string">
            <text:p>2e74e6a2dd9191ca49b755450bd56114</text:p>
          </table:table-cell>
          <table:table-cell office:value-type="string" calcext:value-type="string">
            <text:p>e81e09a2de4e0149173010eabe1f7482</text:p>
          </table:table-cell>
          <table:table-cell/>
          <table:table-cell office:value-type="string" calcext:value-type="string">
            <text:p>EMC_Barreiro/H3K27me3/MS050602.Chipmentation_H3K27me3.322.4.pair2.fastq.gz</text:p>
          </table:table-cell>
          <table:table-cell office:value-type="string" calcext:value-type="string">
            <text:p>792c9165992c7bc7404750c0e64aed2d</text:p>
          </table:table-cell>
          <table:table-cell office:value-type="string" calcext:value-type="string">
            <text:p>32f08f3f17d9387f59050ed78df5af1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801.Chipmentation_H3K27me3</text:p>
          </table:table-cell>
          <table:table-cell/>
          <table:table-cell office:value-type="string" calcext:value-type="string">
            <text:p>EMC_Barreiro/H3K27me3/MS050801.Chipmentation_H3K27me3.322.3.pair1.fastq.gz</text:p>
          </table:table-cell>
          <table:table-cell office:value-type="string" calcext:value-type="string">
            <text:p>c499f1afd1fb17bab519a66c67f485fb</text:p>
          </table:table-cell>
          <table:table-cell office:value-type="string" calcext:value-type="string">
            <text:p>c93a48a8db7903f2455fd2cc45669018</text:p>
          </table:table-cell>
          <table:table-cell/>
          <table:table-cell office:value-type="string" calcext:value-type="string">
            <text:p>EMC_Barreiro/H3K27me3/MS050801.Chipmentation_H3K27me3.322.3.pair2.fastq.gz</text:p>
          </table:table-cell>
          <table:table-cell office:value-type="string" calcext:value-type="string">
            <text:p>dedb0153bac8b456b64adff6c7feeb58</text:p>
          </table:table-cell>
          <table:table-cell office:value-type="string" calcext:value-type="string">
            <text:p>3de22c61eeac4ef33ea216adca128b7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802.Chipmentation_H3K27me3</text:p>
          </table:table-cell>
          <table:table-cell/>
          <table:table-cell office:value-type="string" calcext:value-type="string">
            <text:p>EMC_Barreiro/H3K27me3/MS050802.Chipmentation_H3K27me3.322.4.pair1.fastq.gz</text:p>
          </table:table-cell>
          <table:table-cell office:value-type="string" calcext:value-type="string">
            <text:p>781b6bac65ca935bd461cfcb5fa2b494</text:p>
          </table:table-cell>
          <table:table-cell office:value-type="string" calcext:value-type="string">
            <text:p>2bf3a737c3907ded893d787d8f9601c4</text:p>
          </table:table-cell>
          <table:table-cell/>
          <table:table-cell office:value-type="string" calcext:value-type="string">
            <text:p>EMC_Barreiro/H3K27me3/MS050802.Chipmentation_H3K27me3.322.4.pair2.fastq.gz</text:p>
          </table:table-cell>
          <table:table-cell office:value-type="string" calcext:value-type="string">
            <text:p>8232dea2b083b78163adc2ec3687f749</text:p>
          </table:table-cell>
          <table:table-cell office:value-type="string" calcext:value-type="string">
            <text:p>6f5d1ab50a7fb8c06fa13d54c70da9d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901.Chipmentation_H3K27me3</text:p>
          </table:table-cell>
          <table:table-cell/>
          <table:table-cell office:value-type="string" calcext:value-type="string">
            <text:p>EMC_Barreiro/H3K27me3/MS050901.Chipmentation_H3K27me3.322.3.pair1.fastq.gz</text:p>
          </table:table-cell>
          <table:table-cell office:value-type="string" calcext:value-type="string">
            <text:p>7ccf9321241208fbc1197b014c584748</text:p>
          </table:table-cell>
          <table:table-cell office:value-type="string" calcext:value-type="string">
            <text:p>5dd041b2c381531d565fbd9377cd7ccb</text:p>
          </table:table-cell>
          <table:table-cell/>
          <table:table-cell office:value-type="string" calcext:value-type="string">
            <text:p>EMC_Barreiro/H3K27me3/MS050901.Chipmentation_H3K27me3.322.3.pair2.fastq.gz</text:p>
          </table:table-cell>
          <table:table-cell office:value-type="string" calcext:value-type="string">
            <text:p>41f87e265e73027cd7ee90bdc70c848c</text:p>
          </table:table-cell>
          <table:table-cell office:value-type="string" calcext:value-type="string">
            <text:p>72451a64ece80167bea5b1ef07a2a5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902.Chipmentation_H3K27me3</text:p>
          </table:table-cell>
          <table:table-cell/>
          <table:table-cell office:value-type="string" calcext:value-type="string">
            <text:p>EMC_Barreiro/H3K27me3/MS050902.Chipmentation_H3K27me3.330.3.pair1.fastq.gz</text:p>
          </table:table-cell>
          <table:table-cell office:value-type="string" calcext:value-type="string">
            <text:p>33bb3083f61a8f7b6871790dc3f5bc19</text:p>
          </table:table-cell>
          <table:table-cell office:value-type="string" calcext:value-type="string">
            <text:p>8885f696639e6a1e632c85694210b740</text:p>
          </table:table-cell>
          <table:table-cell/>
          <table:table-cell office:value-type="string" calcext:value-type="string">
            <text:p>EMC_Barreiro/H3K27me3/MS050902.Chipmentation_H3K27me3.330.3.pair2.fastq.gz</text:p>
          </table:table-cell>
          <table:table-cell office:value-type="string" calcext:value-type="string">
            <text:p>63c6b4e46bbcbaea72950ebcdef836f2</text:p>
          </table:table-cell>
          <table:table-cell office:value-type="string" calcext:value-type="string">
            <text:p>b36b21190aa6c4a81fd4c1bba8d9622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001.Chipmentation_H3K27me3</text:p>
          </table:table-cell>
          <table:table-cell/>
          <table:table-cell office:value-type="string" calcext:value-type="string">
            <text:p>EMC_Barreiro/H3K27me3/MS051001.Chipmentation_H3K27me3.330.3.pair1.fastq.gz</text:p>
          </table:table-cell>
          <table:table-cell office:value-type="string" calcext:value-type="string">
            <text:p>24eeaff3cd0d4bcf8add3dfc9888b202</text:p>
          </table:table-cell>
          <table:table-cell office:value-type="string" calcext:value-type="string">
            <text:p>d4496c10915494bc531d1996a4e7ca0f</text:p>
          </table:table-cell>
          <table:table-cell/>
          <table:table-cell office:value-type="string" calcext:value-type="string">
            <text:p>EMC_Barreiro/H3K27me3/MS051001.Chipmentation_H3K27me3.330.3.pair2.fastq.gz</text:p>
          </table:table-cell>
          <table:table-cell office:value-type="string" calcext:value-type="string">
            <text:p>979baeb9e61868926d0541a0c6afdc15</text:p>
          </table:table-cell>
          <table:table-cell office:value-type="string" calcext:value-type="string">
            <text:p>14da961a955b3e4c5f7f5aa74ff8a2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002.Chipmentation_H3K27me3</text:p>
          </table:table-cell>
          <table:table-cell/>
          <table:table-cell office:value-type="string" calcext:value-type="string">
            <text:p>EMC_Barreiro/H3K27me3/MS051002.Chipmentation_H3K27me3.330.3.pair1.fastq.gz</text:p>
          </table:table-cell>
          <table:table-cell office:value-type="string" calcext:value-type="string">
            <text:p>37e844e700610cef2247fd0d050ff036</text:p>
          </table:table-cell>
          <table:table-cell office:value-type="string" calcext:value-type="string">
            <text:p>2f16708fd289fe23fdb750b6de033861</text:p>
          </table:table-cell>
          <table:table-cell/>
          <table:table-cell office:value-type="string" calcext:value-type="string">
            <text:p>EMC_Barreiro/H3K27me3/MS051002.Chipmentation_H3K27me3.330.3.pair2.fastq.gz</text:p>
          </table:table-cell>
          <table:table-cell office:value-type="string" calcext:value-type="string">
            <text:p>1664685da333eced9f856caa256235f3</text:p>
          </table:table-cell>
          <table:table-cell office:value-type="string" calcext:value-type="string">
            <text:p>4883cfba683b90d3a157c95d77da71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201.Chipmentation_H3K27me3</text:p>
          </table:table-cell>
          <table:table-cell/>
          <table:table-cell office:value-type="string" calcext:value-type="string">
            <text:p>EMC_Barreiro/H3K27me3/MS051201.Chipmentation_H3K27me3.322.3.pair1.fastq.gz</text:p>
          </table:table-cell>
          <table:table-cell office:value-type="string" calcext:value-type="string">
            <text:p>caae2e7268753d483718eda95a85ed5b</text:p>
          </table:table-cell>
          <table:table-cell office:value-type="string" calcext:value-type="string">
            <text:p>092d93e2eda4df976728efa6eee04b60</text:p>
          </table:table-cell>
          <table:table-cell/>
          <table:table-cell office:value-type="string" calcext:value-type="string">
            <text:p>EMC_Barreiro/H3K27me3/MS051201.Chipmentation_H3K27me3.322.3.pair2.fastq.gz</text:p>
          </table:table-cell>
          <table:table-cell office:value-type="string" calcext:value-type="string">
            <text:p>049a970b626e142249f36b42bc15c824</text:p>
          </table:table-cell>
          <table:table-cell office:value-type="string" calcext:value-type="string">
            <text:p>b0b82c30634a7ac95801587618e2273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202.Chipmentation_H3K27me3</text:p>
          </table:table-cell>
          <table:table-cell/>
          <table:table-cell office:value-type="string" calcext:value-type="string">
            <text:p>EMC_Barreiro/H3K27me3/MS051202.Chipmentation_H3K27me3.322.3.pair1.fastq.gz</text:p>
          </table:table-cell>
          <table:table-cell office:value-type="string" calcext:value-type="string">
            <text:p>775b210ee039ab232d0da3298d087d3d</text:p>
          </table:table-cell>
          <table:table-cell office:value-type="string" calcext:value-type="string">
            <text:p>d233d7adb448b3532b2d9cef07fa48cf</text:p>
          </table:table-cell>
          <table:table-cell/>
          <table:table-cell office:value-type="string" calcext:value-type="string">
            <text:p>EMC_Barreiro/H3K27me3/MS051202.Chipmentation_H3K27me3.322.3.pair2.fastq.gz</text:p>
          </table:table-cell>
          <table:table-cell office:value-type="string" calcext:value-type="string">
            <text:p>2ca3a983645d0e9b8e093ec436f39385</text:p>
          </table:table-cell>
          <table:table-cell office:value-type="string" calcext:value-type="string">
            <text:p>66a68b75c2c852aeb4b5b04b79f036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301.Chipmentation_H3K27me3</text:p>
          </table:table-cell>
          <table:table-cell/>
          <table:table-cell office:value-type="string" calcext:value-type="string">
            <text:p>EMC_Barreiro/H3K27me3/MS051301.Chipmentation_H3K27me3.322.3.pair1.fastq.gz</text:p>
          </table:table-cell>
          <table:table-cell office:value-type="string" calcext:value-type="string">
            <text:p>940f4465873b17866ddb6cf058a54447</text:p>
          </table:table-cell>
          <table:table-cell office:value-type="string" calcext:value-type="string">
            <text:p>3a61c9dd858feaeccfef7010519c9eb7</text:p>
          </table:table-cell>
          <table:table-cell/>
          <table:table-cell office:value-type="string" calcext:value-type="string">
            <text:p>EMC_Barreiro/H3K27me3/MS051301.Chipmentation_H3K27me3.322.3.pair2.fastq.gz</text:p>
          </table:table-cell>
          <table:table-cell office:value-type="string" calcext:value-type="string">
            <text:p>a3bf04c4087ee13098c0c8b27a9f33bf</text:p>
          </table:table-cell>
          <table:table-cell office:value-type="string" calcext:value-type="string">
            <text:p>614bcea245f69d802e46469470b7e8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302.Chipmentation_H3K27me3</text:p>
          </table:table-cell>
          <table:table-cell/>
          <table:table-cell office:value-type="string" calcext:value-type="string">
            <text:p>EMC_Barreiro/H3K27me3/MS051302.Chipmentation_H3K27me3.322.3.pair1.fastq.gz</text:p>
          </table:table-cell>
          <table:table-cell office:value-type="string" calcext:value-type="string">
            <text:p>0c2db4bc2e275c57c28a0fb7c8b0009e</text:p>
          </table:table-cell>
          <table:table-cell office:value-type="string" calcext:value-type="string">
            <text:p>ce3b709daf2315bb7aec7dd05b253470</text:p>
          </table:table-cell>
          <table:table-cell/>
          <table:table-cell office:value-type="string" calcext:value-type="string">
            <text:p>EMC_Barreiro/H3K27me3/MS051302.Chipmentation_H3K27me3.322.3.pair2.fastq.gz</text:p>
          </table:table-cell>
          <table:table-cell office:value-type="string" calcext:value-type="string">
            <text:p>5013628b41bbd0ebf97693a7963d2ebf</text:p>
          </table:table-cell>
          <table:table-cell office:value-type="string" calcext:value-type="string">
            <text:p>8b7544f4a29a1cf949ce0c6020f38a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401.Chipmentation_H3K27me3</text:p>
          </table:table-cell>
          <table:table-cell/>
          <table:table-cell office:value-type="string" calcext:value-type="string">
            <text:p>EMC_Barreiro/H3K27me3/MS051401.Chipmentation_H3K27me3.322.3.pair1.fastq.gz</text:p>
          </table:table-cell>
          <table:table-cell office:value-type="string" calcext:value-type="string">
            <text:p>c26f3384aac2f44ea6800f0c4c8b38fa</text:p>
          </table:table-cell>
          <table:table-cell office:value-type="string" calcext:value-type="string">
            <text:p>1b9bc0aa1543a58906233cc0864134f7</text:p>
          </table:table-cell>
          <table:table-cell/>
          <table:table-cell office:value-type="string" calcext:value-type="string">
            <text:p>EMC_Barreiro/H3K27me3/MS051401.Chipmentation_H3K27me3.322.3.pair2.fastq.gz</text:p>
          </table:table-cell>
          <table:table-cell office:value-type="string" calcext:value-type="string">
            <text:p>3feef80e3e498be423d47ee0f00c4bf5</text:p>
          </table:table-cell>
          <table:table-cell office:value-type="string" calcext:value-type="string">
            <text:p>458f93bb82f99ace837de3ca2fea5d4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402.Chipmentation_H3K27me3</text:p>
          </table:table-cell>
          <table:table-cell/>
          <table:table-cell office:value-type="string" calcext:value-type="string">
            <text:p>EMC_Barreiro/H3K27me3/MS051402.Chipmentation_H3K27me3.322.3.pair1.fastq.gz</text:p>
          </table:table-cell>
          <table:table-cell office:value-type="string" calcext:value-type="string">
            <text:p>23cc396104ce8d0e63e59b78a00351aa</text:p>
          </table:table-cell>
          <table:table-cell office:value-type="string" calcext:value-type="string">
            <text:p>f88fe717078599e2799d2f4fa2459c1d</text:p>
          </table:table-cell>
          <table:table-cell/>
          <table:table-cell office:value-type="string" calcext:value-type="string">
            <text:p>EMC_Barreiro/H3K27me3/MS051402.Chipmentation_H3K27me3.322.3.pair2.fastq.gz</text:p>
          </table:table-cell>
          <table:table-cell office:value-type="string" calcext:value-type="string">
            <text:p>e5152870c3d516f5b913808b7ad53b61</text:p>
          </table:table-cell>
          <table:table-cell office:value-type="string" calcext:value-type="string">
            <text:p>60c496eea482a05727033ceb9c77673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501.Chipmentation_H3K27me3</text:p>
          </table:table-cell>
          <table:table-cell/>
          <table:table-cell office:value-type="string" calcext:value-type="string">
            <text:p>EMC_Barreiro/H3K27me3/MS051501.Chipmentation_H3K27me3.315.1.pair1.fastq.gz</text:p>
          </table:table-cell>
          <table:table-cell office:value-type="string" calcext:value-type="string">
            <text:p>7269d2ef3b77162af651f87caa76286d</text:p>
          </table:table-cell>
          <table:table-cell office:value-type="string" calcext:value-type="string">
            <text:p>e4c8d985de5cefbe9114721efd9e6776</text:p>
          </table:table-cell>
          <table:table-cell/>
          <table:table-cell office:value-type="string" calcext:value-type="string">
            <text:p>EMC_Barreiro/H3K27me3/MS051501.Chipmentation_H3K27me3.315.1.pair2.fastq.gz</text:p>
          </table:table-cell>
          <table:table-cell office:value-type="string" calcext:value-type="string">
            <text:p>aad3114b0ea08ac7af65a94877846914</text:p>
          </table:table-cell>
          <table:table-cell office:value-type="string" calcext:value-type="string">
            <text:p>b0bf4fa45939e0bbaa9e8f25b12ea6a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502.Chipmentation_H3K27me3</text:p>
          </table:table-cell>
          <table:table-cell/>
          <table:table-cell office:value-type="string" calcext:value-type="string">
            <text:p>EMC_Barreiro/H3K27me3/MS051502.Chipmentation_H3K27me3.322.4.pair1.fastq.gz</text:p>
          </table:table-cell>
          <table:table-cell office:value-type="string" calcext:value-type="string">
            <text:p>8b21f757de7fc9a3d37d2f1c50b1b6a5</text:p>
          </table:table-cell>
          <table:table-cell office:value-type="string" calcext:value-type="string">
            <text:p>6bedf3c08893695366a863689227b896</text:p>
          </table:table-cell>
          <table:table-cell/>
          <table:table-cell office:value-type="string" calcext:value-type="string">
            <text:p>EMC_Barreiro/H3K27me3/MS051502.Chipmentation_H3K27me3.322.4.pair2.fastq.gz</text:p>
          </table:table-cell>
          <table:table-cell office:value-type="string" calcext:value-type="string">
            <text:p>b8eda8b84b347128e97f9eb1f69ddd13</text:p>
          </table:table-cell>
          <table:table-cell office:value-type="string" calcext:value-type="string">
            <text:p>4f6b5bbce6fcff4ecc89a2efa522041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601.Chipmentation_H3K27me3</text:p>
          </table:table-cell>
          <table:table-cell/>
          <table:table-cell office:value-type="string" calcext:value-type="string">
            <text:p>EMC_Barreiro/H3K27me3/MS051601.Chipmentation_H3K27me3.322.3.pair1.fastq.gz</text:p>
          </table:table-cell>
          <table:table-cell office:value-type="string" calcext:value-type="string">
            <text:p>c97c2dd2f4d728d701fc155103d52dfb</text:p>
          </table:table-cell>
          <table:table-cell office:value-type="string" calcext:value-type="string">
            <text:p>cece38eb56e4f69486461dbbfab77506</text:p>
          </table:table-cell>
          <table:table-cell/>
          <table:table-cell office:value-type="string" calcext:value-type="string">
            <text:p>EMC_Barreiro/H3K27me3/MS051601.Chipmentation_H3K27me3.322.3.pair2.fastq.gz</text:p>
          </table:table-cell>
          <table:table-cell office:value-type="string" calcext:value-type="string">
            <text:p>ad9bdce41d3900e64307957d84970ef4</text:p>
          </table:table-cell>
          <table:table-cell office:value-type="string" calcext:value-type="string">
            <text:p>7a45c800f5c0c640e36af30d04dfb12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602.Chipmentation_H3K27me3</text:p>
          </table:table-cell>
          <table:table-cell/>
          <table:table-cell office:value-type="string" calcext:value-type="string">
            <text:p>EMC_Barreiro/H3K27me3/MS051602.Chipmentation_H3K27me3.322.4.pair1.fastq.gz</text:p>
          </table:table-cell>
          <table:table-cell office:value-type="string" calcext:value-type="string">
            <text:p>d5b9383b1fd6299a9d1573ad6dfb78e0</text:p>
          </table:table-cell>
          <table:table-cell office:value-type="string" calcext:value-type="string">
            <text:p>d30ad4cb72ab1a95c44b474bf4ce250f</text:p>
          </table:table-cell>
          <table:table-cell/>
          <table:table-cell office:value-type="string" calcext:value-type="string">
            <text:p>EMC_Barreiro/H3K27me3/MS051602.Chipmentation_H3K27me3.322.4.pair2.fastq.gz</text:p>
          </table:table-cell>
          <table:table-cell office:value-type="string" calcext:value-type="string">
            <text:p>8c28898e82f1d553ceaa3b140ac731cd</text:p>
          </table:table-cell>
          <table:table-cell office:value-type="string" calcext:value-type="string">
            <text:p>de4dcc91a22dfcfefb847e865dab46d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701.Chipmentation_H3K27me3</text:p>
          </table:table-cell>
          <table:table-cell/>
          <table:table-cell office:value-type="string" calcext:value-type="string">
            <text:p>EMC_Barreiro/H3K27me3/MS051701.Chipmentation_H3K27me3.322.3.pair1.fastq.gz</text:p>
          </table:table-cell>
          <table:table-cell office:value-type="string" calcext:value-type="string">
            <text:p>fd6dfb5f76cdb45d67b85a30f68d8749</text:p>
          </table:table-cell>
          <table:table-cell office:value-type="string" calcext:value-type="string">
            <text:p>4c01c3d9ebc885257353ffb324ed5dcb</text:p>
          </table:table-cell>
          <table:table-cell/>
          <table:table-cell office:value-type="string" calcext:value-type="string">
            <text:p>EMC_Barreiro/H3K27me3/MS051701.Chipmentation_H3K27me3.322.3.pair2.fastq.gz</text:p>
          </table:table-cell>
          <table:table-cell office:value-type="string" calcext:value-type="string">
            <text:p>66982e3bcc1637cfb184daf9690faa99</text:p>
          </table:table-cell>
          <table:table-cell office:value-type="string" calcext:value-type="string">
            <text:p>b6d3be99e4d3dfb071a942d91ab6614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702.Chipmentation_H3K27me3</text:p>
          </table:table-cell>
          <table:table-cell/>
          <table:table-cell office:value-type="string" calcext:value-type="string">
            <text:p>EMC_Barreiro/H3K27me3/MS051702.Chipmentation_H3K27me3.322.4.pair1.fastq.gz</text:p>
          </table:table-cell>
          <table:table-cell office:value-type="string" calcext:value-type="string">
            <text:p>57724c5e21c8d8ae819cb056f0346ff8</text:p>
          </table:table-cell>
          <table:table-cell office:value-type="string" calcext:value-type="string">
            <text:p>c0a204d14cd5bd9f830794d692a7e5f5</text:p>
          </table:table-cell>
          <table:table-cell/>
          <table:table-cell office:value-type="string" calcext:value-type="string">
            <text:p>EMC_Barreiro/H3K27me3/MS051702.Chipmentation_H3K27me3.322.4.pair2.fastq.gz</text:p>
          </table:table-cell>
          <table:table-cell office:value-type="string" calcext:value-type="string">
            <text:p>f896eec5aac734bc45395e03b8c577b6</text:p>
          </table:table-cell>
          <table:table-cell office:value-type="string" calcext:value-type="string">
            <text:p>438100d8f5a367ce4e73a4645d05c8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901.Chipmentation_H3K27me3</text:p>
          </table:table-cell>
          <table:table-cell/>
          <table:table-cell office:value-type="string" calcext:value-type="string">
            <text:p>EMC_Barreiro/H3K27me3/MS051901.Chipmentation_H3K27me3.315.1.pair1.fastq.gz</text:p>
          </table:table-cell>
          <table:table-cell office:value-type="string" calcext:value-type="string">
            <text:p>1c2f550a44e770a23b20c515495b9b16</text:p>
          </table:table-cell>
          <table:table-cell office:value-type="string" calcext:value-type="string">
            <text:p>92a6ec17e8dbb9eaa8fddd453844ee99</text:p>
          </table:table-cell>
          <table:table-cell/>
          <table:table-cell office:value-type="string" calcext:value-type="string">
            <text:p>EMC_Barreiro/H3K27me3/MS051901.Chipmentation_H3K27me3.315.1.pair2.fastq.gz</text:p>
          </table:table-cell>
          <table:table-cell office:value-type="string" calcext:value-type="string">
            <text:p>68d96be603a4f5a096390e0a39a56bc2</text:p>
          </table:table-cell>
          <table:table-cell office:value-type="string" calcext:value-type="string">
            <text:p>7882a9869e01b2531e35b0a45706d60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902.Chipmentation_H3K27me3</text:p>
          </table:table-cell>
          <table:table-cell/>
          <table:table-cell office:value-type="string" calcext:value-type="string">
            <text:p>EMC_Barreiro/H3K27me3/MS051902.Chipmentation_H3K27me3.322.4.pair1.fastq.gz</text:p>
          </table:table-cell>
          <table:table-cell office:value-type="string" calcext:value-type="string">
            <text:p>e57e5fcea9a014abb29c6abdcd6edaeb</text:p>
          </table:table-cell>
          <table:table-cell office:value-type="string" calcext:value-type="string">
            <text:p>22f33c737c94b9cff2e00aa56b090477</text:p>
          </table:table-cell>
          <table:table-cell/>
          <table:table-cell office:value-type="string" calcext:value-type="string">
            <text:p>EMC_Barreiro/H3K27me3/MS051902.Chipmentation_H3K27me3.322.4.pair2.fastq.gz</text:p>
          </table:table-cell>
          <table:table-cell office:value-type="string" calcext:value-type="string">
            <text:p>c1f75bf54beba35b13bd19122eb11e0a</text:p>
          </table:table-cell>
          <table:table-cell office:value-type="string" calcext:value-type="string">
            <text:p>f63e37c7e076ab86240ade9b2a83a6e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001.Chipmentation_H3K27me3</text:p>
          </table:table-cell>
          <table:table-cell/>
          <table:table-cell office:value-type="string" calcext:value-type="string">
            <text:p>EMC_Barreiro/H3K27me3/MS052001.Chipmentation_H3K27me3.322.3.pair1.fastq.gz</text:p>
          </table:table-cell>
          <table:table-cell office:value-type="string" calcext:value-type="string">
            <text:p>35e0b30d9040823493582089b93f0910</text:p>
          </table:table-cell>
          <table:table-cell office:value-type="string" calcext:value-type="string">
            <text:p>916517f18adbc147be417dde813bb184</text:p>
          </table:table-cell>
          <table:table-cell/>
          <table:table-cell office:value-type="string" calcext:value-type="string">
            <text:p>EMC_Barreiro/H3K27me3/MS052001.Chipmentation_H3K27me3.322.3.pair2.fastq.gz</text:p>
          </table:table-cell>
          <table:table-cell office:value-type="string" calcext:value-type="string">
            <text:p>d56750376f1fc489158d299973ccfb07</text:p>
          </table:table-cell>
          <table:table-cell office:value-type="string" calcext:value-type="string">
            <text:p>356d58372c1e6b49c39fdd7e0fd4c6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002.Chipmentation_H3K27me3</text:p>
          </table:table-cell>
          <table:table-cell/>
          <table:table-cell office:value-type="string" calcext:value-type="string">
            <text:p>EMC_Barreiro/H3K27me3/MS052002.Chipmentation_H3K27me3.322.4.pair1.fastq.gz</text:p>
          </table:table-cell>
          <table:table-cell office:value-type="string" calcext:value-type="string">
            <text:p>16cc507eec3950c1dc7717657caec746</text:p>
          </table:table-cell>
          <table:table-cell office:value-type="string" calcext:value-type="string">
            <text:p>ad630e14a3a51890d825e9ba8157065d</text:p>
          </table:table-cell>
          <table:table-cell/>
          <table:table-cell office:value-type="string" calcext:value-type="string">
            <text:p>EMC_Barreiro/H3K27me3/MS052002.Chipmentation_H3K27me3.322.4.pair2.fastq.gz</text:p>
          </table:table-cell>
          <table:table-cell office:value-type="string" calcext:value-type="string">
            <text:p>460a088ccdd19a594234290906ff7c68</text:p>
          </table:table-cell>
          <table:table-cell office:value-type="string" calcext:value-type="string">
            <text:p>c021ac41bb38390933e0a0d3c519064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101.Chipmentation_H3K27me3</text:p>
          </table:table-cell>
          <table:table-cell/>
          <table:table-cell office:value-type="string" calcext:value-type="string">
            <text:p>EMC_Barreiro/H3K27me3/MS052101.Chipmentation_H3K27me3.322.3.pair1.fastq.gz</text:p>
          </table:table-cell>
          <table:table-cell office:value-type="string" calcext:value-type="string">
            <text:p>826247f1dfbb3817383b7d2e4ae1abdf</text:p>
          </table:table-cell>
          <table:table-cell office:value-type="string" calcext:value-type="string">
            <text:p>84089f5fcbb9475eb3ec033584db3324</text:p>
          </table:table-cell>
          <table:table-cell/>
          <table:table-cell office:value-type="string" calcext:value-type="string">
            <text:p>EMC_Barreiro/H3K27me3/MS052101.Chipmentation_H3K27me3.322.3.pair2.fastq.gz</text:p>
          </table:table-cell>
          <table:table-cell office:value-type="string" calcext:value-type="string">
            <text:p>40978e290be09f7d04cb63c2718d5f63</text:p>
          </table:table-cell>
          <table:table-cell office:value-type="string" calcext:value-type="string">
            <text:p>33d8d11996c09acd67f3dcd6d2db4be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102.Chipmentation_H3K27me3</text:p>
          </table:table-cell>
          <table:table-cell/>
          <table:table-cell office:value-type="string" calcext:value-type="string">
            <text:p>EMC_Barreiro/H3K27me3/MS052102.Chipmentation_H3K27me3.322.4.pair1.fastq.gz</text:p>
          </table:table-cell>
          <table:table-cell office:value-type="string" calcext:value-type="string">
            <text:p>f6e09516e03e594112f9fba66a7907be</text:p>
          </table:table-cell>
          <table:table-cell office:value-type="string" calcext:value-type="string">
            <text:p>1501aedf0f128483f03209105e98c38b</text:p>
          </table:table-cell>
          <table:table-cell/>
          <table:table-cell office:value-type="string" calcext:value-type="string">
            <text:p>EMC_Barreiro/H3K27me3/MS052102.Chipmentation_H3K27me3.322.4.pair2.fastq.gz</text:p>
          </table:table-cell>
          <table:table-cell office:value-type="string" calcext:value-type="string">
            <text:p>cac8e6356729288fed259d8ea92f6e05</text:p>
          </table:table-cell>
          <table:table-cell office:value-type="string" calcext:value-type="string">
            <text:p>685e69116dae4df751c1de267895b97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201.Chipmentation_H3K27me3</text:p>
          </table:table-cell>
          <table:table-cell/>
          <table:table-cell office:value-type="string" calcext:value-type="string">
            <text:p>EMC_Barreiro/H3K27me3/MS052201.Chipmentation_H3K27me3.322.4.pair1.fastq.gz</text:p>
          </table:table-cell>
          <table:table-cell office:value-type="string" calcext:value-type="string">
            <text:p>c67d66653dc42f2836427f9b665056ea</text:p>
          </table:table-cell>
          <table:table-cell office:value-type="string" calcext:value-type="string">
            <text:p>cebf3e43919694f9ab517c2be4a37fff</text:p>
          </table:table-cell>
          <table:table-cell/>
          <table:table-cell office:value-type="string" calcext:value-type="string">
            <text:p>EMC_Barreiro/H3K27me3/MS052201.Chipmentation_H3K27me3.322.4.pair2.fastq.gz</text:p>
          </table:table-cell>
          <table:table-cell office:value-type="string" calcext:value-type="string">
            <text:p>34233e9d640b7f9fd153c0758152e8fc</text:p>
          </table:table-cell>
          <table:table-cell office:value-type="string" calcext:value-type="string">
            <text:p>5d0a132586ae571aed1189444363586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202.Chipmentation_H3K27me3</text:p>
          </table:table-cell>
          <table:table-cell/>
          <table:table-cell office:value-type="string" calcext:value-type="string">
            <text:p>EMC_Barreiro/H3K27me3/MS052202.Chipmentation_H3K27me3.322.4.pair1.fastq.gz</text:p>
          </table:table-cell>
          <table:table-cell office:value-type="string" calcext:value-type="string">
            <text:p>d8ceab1a33b22a14c75345e0316921c1</text:p>
          </table:table-cell>
          <table:table-cell office:value-type="string" calcext:value-type="string">
            <text:p>04f6aa1497df59e449fba5226df092bd</text:p>
          </table:table-cell>
          <table:table-cell/>
          <table:table-cell office:value-type="string" calcext:value-type="string">
            <text:p>EMC_Barreiro/H3K27me3/MS052202.Chipmentation_H3K27me3.322.4.pair2.fastq.gz</text:p>
          </table:table-cell>
          <table:table-cell office:value-type="string" calcext:value-type="string">
            <text:p>0a1e14f275469b90fb8fba38c56145c9</text:p>
          </table:table-cell>
          <table:table-cell office:value-type="string" calcext:value-type="string">
            <text:p>ea6164ca8f837992afa4ac274af709d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301.Chipmentation_H3K27me3</text:p>
          </table:table-cell>
          <table:table-cell/>
          <table:table-cell office:value-type="string" calcext:value-type="string">
            <text:p>EMC_Barreiro/H3K27me3/MS052301.Chipmentation_H3K27me3.322.4.pair1.fastq.gz</text:p>
          </table:table-cell>
          <table:table-cell office:value-type="string" calcext:value-type="string">
            <text:p>14ecf4d1d90334466375129a1c6afc55</text:p>
          </table:table-cell>
          <table:table-cell office:value-type="string" calcext:value-type="string">
            <text:p>56f0f6b711ce4902a49d0e2dfe9404f2</text:p>
          </table:table-cell>
          <table:table-cell/>
          <table:table-cell office:value-type="string" calcext:value-type="string">
            <text:p>EMC_Barreiro/H3K27me3/MS052301.Chipmentation_H3K27me3.322.4.pair2.fastq.gz</text:p>
          </table:table-cell>
          <table:table-cell office:value-type="string" calcext:value-type="string">
            <text:p>ff02f05d2881ff6b02d10db666660194</text:p>
          </table:table-cell>
          <table:table-cell office:value-type="string" calcext:value-type="string">
            <text:p>a89b837ba82bb30db5a482759f418d4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302.Chipmentation_H3K27me3</text:p>
          </table:table-cell>
          <table:table-cell/>
          <table:table-cell office:value-type="string" calcext:value-type="string">
            <text:p>EMC_Barreiro/H3K27me3/MS052302.Chipmentation_H3K27me3.322.4.pair1.fastq.gz</text:p>
          </table:table-cell>
          <table:table-cell office:value-type="string" calcext:value-type="string">
            <text:p>60c4f7d4f1326a0727595b6212dd1e73</text:p>
          </table:table-cell>
          <table:table-cell office:value-type="string" calcext:value-type="string">
            <text:p>d30b1c6097674ae8102a81462c1a3365</text:p>
          </table:table-cell>
          <table:table-cell/>
          <table:table-cell office:value-type="string" calcext:value-type="string">
            <text:p>EMC_Barreiro/H3K27me3/MS052302.Chipmentation_H3K27me3.322.4.pair2.fastq.gz</text:p>
          </table:table-cell>
          <table:table-cell office:value-type="string" calcext:value-type="string">
            <text:p>ab9d031f0ae60e9733839116238be31e</text:p>
          </table:table-cell>
          <table:table-cell office:value-type="string" calcext:value-type="string">
            <text:p>8d37c3121119e351948d78334b869a6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501.Chipmentation_H3K27me3</text:p>
          </table:table-cell>
          <table:table-cell/>
          <table:table-cell office:value-type="string" calcext:value-type="string">
            <text:p>EMC_Barreiro/H3K27me3/MS052501.Chipmentation_H3K27me3.322.4.pair1.fastq.gz</text:p>
          </table:table-cell>
          <table:table-cell office:value-type="string" calcext:value-type="string">
            <text:p>30c7ce0285427f32a24570988fa8fdbf</text:p>
          </table:table-cell>
          <table:table-cell office:value-type="string" calcext:value-type="string">
            <text:p>a532ec6742fa71cb22b1619573883bb4</text:p>
          </table:table-cell>
          <table:table-cell/>
          <table:table-cell office:value-type="string" calcext:value-type="string">
            <text:p>EMC_Barreiro/H3K27me3/MS052501.Chipmentation_H3K27me3.322.4.pair2.fastq.gz</text:p>
          </table:table-cell>
          <table:table-cell office:value-type="string" calcext:value-type="string">
            <text:p>67140b331b2d2a976b08220e74595def</text:p>
          </table:table-cell>
          <table:table-cell office:value-type="string" calcext:value-type="string">
            <text:p>3dc721f2a647831705a0796a28f6f5a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502.Chipmentation_H3K27me3</text:p>
          </table:table-cell>
          <table:table-cell/>
          <table:table-cell office:value-type="string" calcext:value-type="string">
            <text:p>EMC_Barreiro/H3K27me3/MS052502.Chipmentation_H3K27me3.322.4.pair1.fastq.gz</text:p>
          </table:table-cell>
          <table:table-cell office:value-type="string" calcext:value-type="string">
            <text:p>ca28568b69516187aaaf2186b1cfba4a</text:p>
          </table:table-cell>
          <table:table-cell office:value-type="string" calcext:value-type="string">
            <text:p>a4edc6ecf8a2ba8022e446b796aee949</text:p>
          </table:table-cell>
          <table:table-cell/>
          <table:table-cell office:value-type="string" calcext:value-type="string">
            <text:p>EMC_Barreiro/H3K27me3/MS052502.Chipmentation_H3K27me3.322.4.pair2.fastq.gz</text:p>
          </table:table-cell>
          <table:table-cell office:value-type="string" calcext:value-type="string">
            <text:p>0b079f20911da795607ca8277da64bbd</text:p>
          </table:table-cell>
          <table:table-cell office:value-type="string" calcext:value-type="string">
            <text:p>79ac230643a7cd1d6bad82bf83711a4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701.Chipmentation_H3K27me3</text:p>
          </table:table-cell>
          <table:table-cell/>
          <table:table-cell office:value-type="string" calcext:value-type="string">
            <text:p>EMC_Barreiro/H3K27me3/MS052701.Chipmentation_H3K27me3.322.3.pair1.fastq.gz</text:p>
          </table:table-cell>
          <table:table-cell office:value-type="string" calcext:value-type="string">
            <text:p>7b3e9eed658e63ce5058988f73469459</text:p>
          </table:table-cell>
          <table:table-cell office:value-type="string" calcext:value-type="string">
            <text:p>e7bab87a9989e4d92b2990f295958496</text:p>
          </table:table-cell>
          <table:table-cell/>
          <table:table-cell office:value-type="string" calcext:value-type="string">
            <text:p>EMC_Barreiro/H3K27me3/MS052701.Chipmentation_H3K27me3.322.3.pair2.fastq.gz</text:p>
          </table:table-cell>
          <table:table-cell office:value-type="string" calcext:value-type="string">
            <text:p>3fb16131bda9a113b7905360433affdf</text:p>
          </table:table-cell>
          <table:table-cell office:value-type="string" calcext:value-type="string">
            <text:p>aec6a39a9d77b19771e6804946f0dc1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702.Chipmentation_H3K27me3</text:p>
          </table:table-cell>
          <table:table-cell/>
          <table:table-cell office:value-type="string" calcext:value-type="string">
            <text:p>EMC_Barreiro/H3K27me3/MS052702.Chipmentation_H3K27me3.322.3.pair1.fastq.gz</text:p>
          </table:table-cell>
          <table:table-cell office:value-type="string" calcext:value-type="string">
            <text:p>005a02eed994b2600795863e78241bf2</text:p>
          </table:table-cell>
          <table:table-cell office:value-type="string" calcext:value-type="string">
            <text:p>9060fc0c256699b229e52fbe915b4890</text:p>
          </table:table-cell>
          <table:table-cell/>
          <table:table-cell office:value-type="string" calcext:value-type="string">
            <text:p>EMC_Barreiro/H3K27me3/MS052702.Chipmentation_H3K27me3.322.3.pair2.fastq.gz</text:p>
          </table:table-cell>
          <table:table-cell office:value-type="string" calcext:value-type="string">
            <text:p>ef31336eeba540ab2998a650ab612f6b</text:p>
          </table:table-cell>
          <table:table-cell office:value-type="string" calcext:value-type="string">
            <text:p>bb874326f71c8f9e55a738c66bebe1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801.Chipmentation_H3K27me3</text:p>
          </table:table-cell>
          <table:table-cell/>
          <table:table-cell office:value-type="string" calcext:value-type="string">
            <text:p>EMC_Barreiro/H3K27me3/MS052801.Chipmentation_H3K27me3.330.3.pair1.fastq.gz</text:p>
          </table:table-cell>
          <table:table-cell office:value-type="string" calcext:value-type="string">
            <text:p>0de36e12e1be74949dcfe4cbc69f4c3c</text:p>
          </table:table-cell>
          <table:table-cell office:value-type="string" calcext:value-type="string">
            <text:p>a9583a4a086bb9b951be6a7a22661fb7</text:p>
          </table:table-cell>
          <table:table-cell/>
          <table:table-cell office:value-type="string" calcext:value-type="string">
            <text:p>EMC_Barreiro/H3K27me3/MS052801.Chipmentation_H3K27me3.330.3.pair2.fastq.gz</text:p>
          </table:table-cell>
          <table:table-cell office:value-type="string" calcext:value-type="string">
            <text:p>da8d5b52e920c5bf79b1dfc06db3eb0d</text:p>
          </table:table-cell>
          <table:table-cell office:value-type="string" calcext:value-type="string">
            <text:p>40dd69104827a938613c25aaf6c02a5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802.Chipmentation_H3K27me3</text:p>
          </table:table-cell>
          <table:table-cell/>
          <table:table-cell office:value-type="string" calcext:value-type="string">
            <text:p>EMC_Barreiro/H3K27me3/MS052802.Chipmentation_H3K27me3.330.3.pair1.fastq.gz</text:p>
          </table:table-cell>
          <table:table-cell office:value-type="string" calcext:value-type="string">
            <text:p>459fc6777b457c3c9f4dd60904334e6a</text:p>
          </table:table-cell>
          <table:table-cell office:value-type="string" calcext:value-type="string">
            <text:p>4840bb6b8c407f84dc0f33aac03dd0e3</text:p>
          </table:table-cell>
          <table:table-cell/>
          <table:table-cell office:value-type="string" calcext:value-type="string">
            <text:p>EMC_Barreiro/H3K27me3/MS052802.Chipmentation_H3K27me3.330.3.pair2.fastq.gz</text:p>
          </table:table-cell>
          <table:table-cell office:value-type="string" calcext:value-type="string">
            <text:p>924df42620a7c60b9aec39ee4e462f76</text:p>
          </table:table-cell>
          <table:table-cell office:value-type="string" calcext:value-type="string">
            <text:p>6babcadcf282616f860fd47ed609954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3001.Chipmentation_H3K27me3</text:p>
          </table:table-cell>
          <table:table-cell/>
          <table:table-cell office:value-type="string" calcext:value-type="string">
            <text:p>EMC_Barreiro/H3K27me3/MS053001.Chipmentation_H3K27me3.330.3.pair1.fastq.gz</text:p>
          </table:table-cell>
          <table:table-cell office:value-type="string" calcext:value-type="string">
            <text:p>a521c95ec61dfaa384d4cf26715696c3</text:p>
          </table:table-cell>
          <table:table-cell office:value-type="string" calcext:value-type="string">
            <text:p>04b3cb89911b799240a541a0c8509755</text:p>
          </table:table-cell>
          <table:table-cell/>
          <table:table-cell office:value-type="string" calcext:value-type="string">
            <text:p>EMC_Barreiro/H3K27me3/MS053001.Chipmentation_H3K27me3.330.3.pair2.fastq.gz</text:p>
          </table:table-cell>
          <table:table-cell office:value-type="string" calcext:value-type="string">
            <text:p>098081c484b8229ccdb2ec152aa810a5</text:p>
          </table:table-cell>
          <table:table-cell office:value-type="string" calcext:value-type="string">
            <text:p>72682d17c402759c948bdce41b19ab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3002.Chipmentation_H3K27me3</text:p>
          </table:table-cell>
          <table:table-cell/>
          <table:table-cell office:value-type="string" calcext:value-type="string">
            <text:p>EMC_Barreiro/H3K27me3/MS053002.Chipmentation_H3K27me3.330.3.pair1.fastq.gz</text:p>
          </table:table-cell>
          <table:table-cell office:value-type="string" calcext:value-type="string">
            <text:p>8fe08aff12f34f2d4d83d4d00cdcdaee</text:p>
          </table:table-cell>
          <table:table-cell office:value-type="string" calcext:value-type="string">
            <text:p>4646d5b9a7e0507fe9e20f49be558f3e</text:p>
          </table:table-cell>
          <table:table-cell/>
          <table:table-cell office:value-type="string" calcext:value-type="string">
            <text:p>EMC_Barreiro/H3K27me3/MS053002.Chipmentation_H3K27me3.330.3.pair2.fastq.gz</text:p>
          </table:table-cell>
          <table:table-cell office:value-type="string" calcext:value-type="string">
            <text:p>83ff4b91835f079009f969439f3d70d9</text:p>
          </table:table-cell>
          <table:table-cell office:value-type="string" calcext:value-type="string">
            <text:p>da61440067bbbcb0ec0a4160730b05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301.Chipmentation_H3K4me1</text:p>
          </table:table-cell>
          <table:table-cell/>
          <table:table-cell office:value-type="string" calcext:value-type="string">
            <text:p>EMC_Barreiro/H3K4me1/MS049301.Chipmentation_H3K4me1.301.1.pair1.fastq.gz</text:p>
          </table:table-cell>
          <table:table-cell office:value-type="string" calcext:value-type="string">
            <text:p>d7d49d412852838fcf3f3b8261d25d5c</text:p>
          </table:table-cell>
          <table:table-cell office:value-type="string" calcext:value-type="string">
            <text:p>b6e59d59c74e0c17a1443265f5b23f02</text:p>
          </table:table-cell>
          <table:table-cell/>
          <table:table-cell office:value-type="string" calcext:value-type="string">
            <text:p>EMC_Barreiro/H3K4me1/MS049301.Chipmentation_H3K4me1.301.1.pair2.fastq.gz</text:p>
          </table:table-cell>
          <table:table-cell office:value-type="string" calcext:value-type="string">
            <text:p>a7a3aa55ddd88e82b7547052bd24958d</text:p>
          </table:table-cell>
          <table:table-cell office:value-type="string" calcext:value-type="string">
            <text:p>c1e5bc98be1b9f77fa0f2c7c6c0387b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302.Chipmentation_H3K4me1</text:p>
          </table:table-cell>
          <table:table-cell/>
          <table:table-cell office:value-type="string" calcext:value-type="string">
            <text:p>EMC_Barreiro/H3K4me1/MS049302.Chipmentation_H3K4me1.289.2.pair1.fastq.gz</text:p>
          </table:table-cell>
          <table:table-cell office:value-type="string" calcext:value-type="string">
            <text:p>a2c40ef2d88895ff41f44ee6ad969649</text:p>
          </table:table-cell>
          <table:table-cell office:value-type="string" calcext:value-type="string">
            <text:p>2bc24e8a95e01e30841e5f1a25d785ea</text:p>
          </table:table-cell>
          <table:table-cell/>
          <table:table-cell office:value-type="string" calcext:value-type="string">
            <text:p>EMC_Barreiro/H3K4me1/MS049302.Chipmentation_H3K4me1.289.2.pair2.fastq.gz</text:p>
          </table:table-cell>
          <table:table-cell office:value-type="string" calcext:value-type="string">
            <text:p>40f7882f36bd312758483f39a4f05b45</text:p>
          </table:table-cell>
          <table:table-cell office:value-type="string" calcext:value-type="string">
            <text:p>ca7560281181394a0c8e36a4f29016643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401.Chipmentation_H3K4me1</text:p>
          </table:table-cell>
          <table:table-cell/>
          <table:table-cell office:value-type="string" calcext:value-type="string">
            <text:p>EMC_Barreiro/H3K4me1/MS049401.Chipmentation_H3K4me1.301.1.pair1.fastq.gz</text:p>
          </table:table-cell>
          <table:table-cell office:value-type="string" calcext:value-type="string">
            <text:p>5250656c44417496ce8eb9d7ae091238</text:p>
          </table:table-cell>
          <table:table-cell office:value-type="string" calcext:value-type="string">
            <text:p>fcb6e1c69f30b4a96e4c8d1bd8c31c75</text:p>
          </table:table-cell>
          <table:table-cell/>
          <table:table-cell office:value-type="string" calcext:value-type="string">
            <text:p>EMC_Barreiro/H3K4me1/MS049401.Chipmentation_H3K4me1.301.1.pair2.fastq.gz</text:p>
          </table:table-cell>
          <table:table-cell office:value-type="string" calcext:value-type="string">
            <text:p>e506c5049278ff4c0a9197ffc85555f0</text:p>
          </table:table-cell>
          <table:table-cell office:value-type="string" calcext:value-type="string">
            <text:p>08374796b5033161a4d41c5145cd6a4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402.Chipmentation_H3K4me1</text:p>
          </table:table-cell>
          <table:table-cell/>
          <table:table-cell office:value-type="string" calcext:value-type="string">
            <text:p>EMC_Barreiro/H3K4me1/MS049402.Chipmentation_H3K4me1.289.2.pair1.fastq.gz</text:p>
          </table:table-cell>
          <table:table-cell office:value-type="string" calcext:value-type="string">
            <text:p>8cdd724e8c3a92806ab1c550d719580d</text:p>
          </table:table-cell>
          <table:table-cell office:value-type="string" calcext:value-type="string">
            <text:p>012df6a52fb6fdd5964b818c057d7ee2</text:p>
          </table:table-cell>
          <table:table-cell/>
          <table:table-cell office:value-type="string" calcext:value-type="string">
            <text:p>EMC_Barreiro/H3K4me1/MS049402.Chipmentation_H3K4me1.289.2.pair2.fastq.gz</text:p>
          </table:table-cell>
          <table:table-cell office:value-type="string" calcext:value-type="string">
            <text:p>9bd342361e1e7f7587a9317a4078434c</text:p>
          </table:table-cell>
          <table:table-cell office:value-type="string" calcext:value-type="string">
            <text:p>45efa8ebe187404179cb90a260ab8cb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501.Chipmentation_H3K4me1</text:p>
          </table:table-cell>
          <table:table-cell/>
          <table:table-cell office:value-type="string" calcext:value-type="string">
            <text:p>EMC_Barreiro/H3K4me1/MS049501.Chipmentation_H3K4me1.289.2.pair1.fastq.gz</text:p>
          </table:table-cell>
          <table:table-cell office:value-type="string" calcext:value-type="string">
            <text:p>bf785f9068234de2c3d9eda9087accdf</text:p>
          </table:table-cell>
          <table:table-cell office:value-type="string" calcext:value-type="string">
            <text:p>64f43d2c03e9b47f7ebd19eb9b5caaa9</text:p>
          </table:table-cell>
          <table:table-cell/>
          <table:table-cell office:value-type="string" calcext:value-type="string">
            <text:p>EMC_Barreiro/H3K4me1/MS049501.Chipmentation_H3K4me1.289.2.pair2.fastq.gz</text:p>
          </table:table-cell>
          <table:table-cell office:value-type="string" calcext:value-type="string">
            <text:p>04c1e2d52f7e9090cafed3e188a3b608</text:p>
          </table:table-cell>
          <table:table-cell office:value-type="string" calcext:value-type="string">
            <text:p>61e2e7d247767588f101882ec927f03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502.Chipmentation_H3K4me1</text:p>
          </table:table-cell>
          <table:table-cell/>
          <table:table-cell office:value-type="string" calcext:value-type="string">
            <text:p>EMC_Barreiro/H3K4me1/MS049502.Chipmentation_H3K4me1.289.1.pair1.fastq.gz</text:p>
          </table:table-cell>
          <table:table-cell office:value-type="string" calcext:value-type="string">
            <text:p>05d8890b4dcf735014318bd058990a7a</text:p>
          </table:table-cell>
          <table:table-cell office:value-type="string" calcext:value-type="string">
            <text:p>d8e15fcbab7af41a6c4bcaf0988b3647</text:p>
          </table:table-cell>
          <table:table-cell/>
          <table:table-cell office:value-type="string" calcext:value-type="string">
            <text:p>EMC_Barreiro/H3K4me1/MS049502.Chipmentation_H3K4me1.289.1.pair2.fastq.gz</text:p>
          </table:table-cell>
          <table:table-cell office:value-type="string" calcext:value-type="string">
            <text:p>8fadc8c8cdd18e6d824a2e41630a6734</text:p>
          </table:table-cell>
          <table:table-cell office:value-type="string" calcext:value-type="string">
            <text:p>ba28b126982716fe323e17274a27e3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701.Chipmentation_H3K4me1</text:p>
          </table:table-cell>
          <table:table-cell/>
          <table:table-cell office:value-type="string" calcext:value-type="string">
            <text:p>EMC_Barreiro/H3K4me1/MS049701.Chipmentation_H3K4me1.289.2.pair1.fastq.gz</text:p>
          </table:table-cell>
          <table:table-cell office:value-type="string" calcext:value-type="string">
            <text:p>fe869bbd61a79e7e25491fb17475ffdc</text:p>
          </table:table-cell>
          <table:table-cell office:value-type="string" calcext:value-type="string">
            <text:p>f517c05cb56368c0f138515d309245ef</text:p>
          </table:table-cell>
          <table:table-cell/>
          <table:table-cell office:value-type="string" calcext:value-type="string">
            <text:p>EMC_Barreiro/H3K4me1/MS049701.Chipmentation_H3K4me1.289.2.pair2.fastq.gz</text:p>
          </table:table-cell>
          <table:table-cell office:value-type="string" calcext:value-type="string">
            <text:p>ffcb259c33c2c036b9877bc81f50637b</text:p>
          </table:table-cell>
          <table:table-cell office:value-type="string" calcext:value-type="string">
            <text:p>125a7818ec9d7d7ead74be5a308093f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702.Chipmentation_H3K4me1</text:p>
          </table:table-cell>
          <table:table-cell/>
          <table:table-cell office:value-type="string" calcext:value-type="string">
            <text:p>EMC_Barreiro/H3K4me1/MS049702.Chipmentation_H3K4me1.301.1.pair1.fastq.gz</text:p>
          </table:table-cell>
          <table:table-cell office:value-type="string" calcext:value-type="string">
            <text:p>e2e4d2be1fd31a5b147dc8b7f9601549</text:p>
          </table:table-cell>
          <table:table-cell office:value-type="string" calcext:value-type="string">
            <text:p>a08fb550c7708d0c2fcf7139f3665f59</text:p>
          </table:table-cell>
          <table:table-cell/>
          <table:table-cell office:value-type="string" calcext:value-type="string">
            <text:p>EMC_Barreiro/H3K4me1/MS049702.Chipmentation_H3K4me1.301.1.pair2.fastq.gz</text:p>
          </table:table-cell>
          <table:table-cell office:value-type="string" calcext:value-type="string">
            <text:p>35a58d16561c18e7e98fa6a5cb247f40</text:p>
          </table:table-cell>
          <table:table-cell office:value-type="string" calcext:value-type="string">
            <text:p>c888d61cdca2b70ddd4299304a6d49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901.Chipmentation_H3K4me1</text:p>
          </table:table-cell>
          <table:table-cell/>
          <table:table-cell office:value-type="string" calcext:value-type="string">
            <text:p>EMC_Barreiro/H3K4me1/MS049901.Chipmentation_H3K4me1.289.2.pair1.fastq.gz</text:p>
          </table:table-cell>
          <table:table-cell office:value-type="string" calcext:value-type="string">
            <text:p>07c0ad32af8ed9a1473a9eac73e273bc</text:p>
          </table:table-cell>
          <table:table-cell office:value-type="string" calcext:value-type="string">
            <text:p>b1785f374f2079422f9d5904d7236ac1</text:p>
          </table:table-cell>
          <table:table-cell/>
          <table:table-cell office:value-type="string" calcext:value-type="string">
            <text:p>EMC_Barreiro/H3K4me1/MS049901.Chipmentation_H3K4me1.289.2.pair2.fastq.gz</text:p>
          </table:table-cell>
          <table:table-cell office:value-type="string" calcext:value-type="string">
            <text:p>456123143f1a91b4104ec6829b83657d</text:p>
          </table:table-cell>
          <table:table-cell office:value-type="string" calcext:value-type="string">
            <text:p>434804491f3c36600c9c1e42b968dc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902.Chipmentation_H3K4me1</text:p>
          </table:table-cell>
          <table:table-cell/>
          <table:table-cell office:value-type="string" calcext:value-type="string">
            <text:p>EMC_Barreiro/H3K4me1/MS049902.Chipmentation_H3K4me1.301.1.pair1.fastq.gz</text:p>
          </table:table-cell>
          <table:table-cell office:value-type="string" calcext:value-type="string">
            <text:p>c1edc8190119b7f83ae7cfad2e9df33f</text:p>
          </table:table-cell>
          <table:table-cell office:value-type="string" calcext:value-type="string">
            <text:p>6a004bc0a13dcec8f2c726fc10fc76a6</text:p>
          </table:table-cell>
          <table:table-cell/>
          <table:table-cell office:value-type="string" calcext:value-type="string">
            <text:p>EMC_Barreiro/H3K4me1/MS049902.Chipmentation_H3K4me1.301.1.pair2.fastq.gz</text:p>
          </table:table-cell>
          <table:table-cell office:value-type="string" calcext:value-type="string">
            <text:p>8b3078151624d05a3f716656eb699a9a</text:p>
          </table:table-cell>
          <table:table-cell office:value-type="string" calcext:value-type="string">
            <text:p>0521767e39448d3aed1c7128c48e42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001.Chipmentation_H3K4me1</text:p>
          </table:table-cell>
          <table:table-cell/>
          <table:table-cell office:value-type="string" calcext:value-type="string">
            <text:p>EMC_Barreiro/H3K4me1/MS050001.Chipmentation_H3K4me1.301.1.pair1.fastq.gz</text:p>
          </table:table-cell>
          <table:table-cell office:value-type="string" calcext:value-type="string">
            <text:p>0abc9a2ea26ed9030c67db5602dc33ce</text:p>
          </table:table-cell>
          <table:table-cell office:value-type="string" calcext:value-type="string">
            <text:p>095a1da8bdd5930ce890bdc49e4af1dd</text:p>
          </table:table-cell>
          <table:table-cell/>
          <table:table-cell office:value-type="string" calcext:value-type="string">
            <text:p>EMC_Barreiro/H3K4me1/MS050001.Chipmentation_H3K4me1.301.1.pair2.fastq.gz</text:p>
          </table:table-cell>
          <table:table-cell office:value-type="string" calcext:value-type="string">
            <text:p>7e88924459c7b6aa0569d079cf9f3160</text:p>
          </table:table-cell>
          <table:table-cell office:value-type="string" calcext:value-type="string">
            <text:p>821d5759df3d165b84d1458178fa889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002.Chipmentation_H3K4me1</text:p>
          </table:table-cell>
          <table:table-cell/>
          <table:table-cell office:value-type="string" calcext:value-type="string">
            <text:p>EMC_Barreiro/H3K4me1/MS050002.Chipmentation_H3K4me1.289.2.pair1.fastq.gz</text:p>
          </table:table-cell>
          <table:table-cell office:value-type="string" calcext:value-type="string">
            <text:p>e873a891ea5be42157fa971e630db78f</text:p>
          </table:table-cell>
          <table:table-cell office:value-type="string" calcext:value-type="string">
            <text:p>4b38e4f507150c820cc11e4705316df1</text:p>
          </table:table-cell>
          <table:table-cell/>
          <table:table-cell office:value-type="string" calcext:value-type="string">
            <text:p>EMC_Barreiro/H3K4me1/MS050002.Chipmentation_H3K4me1.289.2.pair2.fastq.gz</text:p>
          </table:table-cell>
          <table:table-cell office:value-type="string" calcext:value-type="string">
            <text:p>96f65723870565044e1998e1a94f4c2b</text:p>
          </table:table-cell>
          <table:table-cell office:value-type="string" calcext:value-type="string">
            <text:p>45a502e01e4b589f0e44e8438b773a9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101.Chipmentation_H3K4me1</text:p>
          </table:table-cell>
          <table:table-cell/>
          <table:table-cell office:value-type="string" calcext:value-type="string">
            <text:p>EMC_Barreiro/H3K4me1/MS050101.Chipmentation_H3K4me1.289.1.pair1.fastq.gz</text:p>
          </table:table-cell>
          <table:table-cell office:value-type="string" calcext:value-type="string">
            <text:p>ec1594f84676273f415b1cfea21eb1d3</text:p>
          </table:table-cell>
          <table:table-cell office:value-type="string" calcext:value-type="string">
            <text:p>af6efe2f24a4466e802b9bb78c255384</text:p>
          </table:table-cell>
          <table:table-cell/>
          <table:table-cell office:value-type="string" calcext:value-type="string">
            <text:p>EMC_Barreiro/H3K4me1/MS050101.Chipmentation_H3K4me1.289.1.pair2.fastq.gz</text:p>
          </table:table-cell>
          <table:table-cell office:value-type="string" calcext:value-type="string">
            <text:p>5d08dcab00f58b495d1edf1a4e9ea20a</text:p>
          </table:table-cell>
          <table:table-cell office:value-type="string" calcext:value-type="string">
            <text:p>8fa80033b4e31e915db95f85e5bfee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102.Chipmentation_H3K4me1</text:p>
          </table:table-cell>
          <table:table-cell/>
          <table:table-cell office:value-type="string" calcext:value-type="string">
            <text:p>EMC_Barreiro/H3K4me1/MS050102.Chipmentation_H3K4me1.301.2.pair1.fastq.gz</text:p>
          </table:table-cell>
          <table:table-cell office:value-type="string" calcext:value-type="string">
            <text:p>5744c2eb81611f2de30e5b25707189dc</text:p>
          </table:table-cell>
          <table:table-cell office:value-type="string" calcext:value-type="string">
            <text:p>f8eeb8428ccf3d30719b192633b1de39</text:p>
          </table:table-cell>
          <table:table-cell/>
          <table:table-cell office:value-type="string" calcext:value-type="string">
            <text:p>EMC_Barreiro/H3K4me1/MS050102.Chipmentation_H3K4me1.301.2.pair2.fastq.gz</text:p>
          </table:table-cell>
          <table:table-cell office:value-type="string" calcext:value-type="string">
            <text:p>235377a3ff90e93a3cbbe17d4c24b3c2</text:p>
          </table:table-cell>
          <table:table-cell office:value-type="string" calcext:value-type="string">
            <text:p>ed33be7a78a010fcb25b305ea534d73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201.Chipmentation_H3K4me1</text:p>
          </table:table-cell>
          <table:table-cell/>
          <table:table-cell office:value-type="string" calcext:value-type="string">
            <text:p>EMC_Barreiro/H3K4me1/MS050201.Chipmentation_H3K4me1.301.2.pair1.fastq.gz</text:p>
          </table:table-cell>
          <table:table-cell office:value-type="string" calcext:value-type="string">
            <text:p>4f8aee2eea04c1cb8e69e7f308f6fa19</text:p>
          </table:table-cell>
          <table:table-cell office:value-type="string" calcext:value-type="string">
            <text:p>78081a4f1df7f63f8a3f7db4264162ec</text:p>
          </table:table-cell>
          <table:table-cell/>
          <table:table-cell office:value-type="string" calcext:value-type="string">
            <text:p>EMC_Barreiro/H3K4me1/MS050201.Chipmentation_H3K4me1.301.2.pair2.fastq.gz</text:p>
          </table:table-cell>
          <table:table-cell office:value-type="string" calcext:value-type="string">
            <text:p>375a6990c629656afe087d07836f38a4</text:p>
          </table:table-cell>
          <table:table-cell office:value-type="string" calcext:value-type="string">
            <text:p>1e56302d25ef27631879804861a76c4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202.Chipmentation_H3K4me1</text:p>
          </table:table-cell>
          <table:table-cell/>
          <table:table-cell office:value-type="string" calcext:value-type="string">
            <text:p>EMC_Barreiro/H3K4me1/MS050202.Chipmentation_H3K4me1.301.2.pair1.fastq.gz</text:p>
          </table:table-cell>
          <table:table-cell office:value-type="string" calcext:value-type="string">
            <text:p>64b4744568c7c97cd73de6fdc0977ada</text:p>
          </table:table-cell>
          <table:table-cell office:value-type="string" calcext:value-type="string">
            <text:p>67c46ecec2fbd405bd8352ecc0294371</text:p>
          </table:table-cell>
          <table:table-cell/>
          <table:table-cell office:value-type="string" calcext:value-type="string">
            <text:p>EMC_Barreiro/H3K4me1/MS050202.Chipmentation_H3K4me1.301.2.pair2.fastq.gz</text:p>
          </table:table-cell>
          <table:table-cell office:value-type="string" calcext:value-type="string">
            <text:p>901d6d8def46bd6f623e8eb6dd42a331</text:p>
          </table:table-cell>
          <table:table-cell office:value-type="string" calcext:value-type="string">
            <text:p>ee404e30bdbd72e2642eaf177fc928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301.Chipmentation_H3K4me1</text:p>
          </table:table-cell>
          <table:table-cell/>
          <table:table-cell office:value-type="string" calcext:value-type="string">
            <text:p>EMC_Barreiro/H3K4me1/MS050301.Chipmentation_H3K4me1.301.1.pair1.fastq.gz</text:p>
          </table:table-cell>
          <table:table-cell office:value-type="string" calcext:value-type="string">
            <text:p>05a81a0b3d4ea91b766d2dc2b83ee000</text:p>
          </table:table-cell>
          <table:table-cell office:value-type="string" calcext:value-type="string">
            <text:p>2650e28f7ae3570987c07a297216efef</text:p>
          </table:table-cell>
          <table:table-cell/>
          <table:table-cell office:value-type="string" calcext:value-type="string">
            <text:p>EMC_Barreiro/H3K4me1/MS050301.Chipmentation_H3K4me1.301.1.pair2.fastq.gz</text:p>
          </table:table-cell>
          <table:table-cell office:value-type="string" calcext:value-type="string">
            <text:p>822836847afb32cc1e9500b5e9bd2b5c</text:p>
          </table:table-cell>
          <table:table-cell office:value-type="string" calcext:value-type="string">
            <text:p>39a42953aeef95986ec70b8e8046d4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302.Chipmentation_H3K4me1</text:p>
          </table:table-cell>
          <table:table-cell/>
          <table:table-cell office:value-type="string" calcext:value-type="string">
            <text:p>EMC_Barreiro/H3K4me1/MS050302.Chipmentation_H3K4me1.289.2.pair1.fastq.gz</text:p>
          </table:table-cell>
          <table:table-cell office:value-type="string" calcext:value-type="string">
            <text:p>a85d7418832bec81168fed9c3d9c6a67</text:p>
          </table:table-cell>
          <table:table-cell office:value-type="string" calcext:value-type="string">
            <text:p>7ba581e9932d28b061db4d8dc8c3b58a</text:p>
          </table:table-cell>
          <table:table-cell/>
          <table:table-cell office:value-type="string" calcext:value-type="string">
            <text:p>EMC_Barreiro/H3K4me1/MS050302.Chipmentation_H3K4me1.289.2.pair2.fastq.gz</text:p>
          </table:table-cell>
          <table:table-cell office:value-type="string" calcext:value-type="string">
            <text:p>bb14748a73d570c71164ec807f780677</text:p>
          </table:table-cell>
          <table:table-cell office:value-type="string" calcext:value-type="string">
            <text:p>1971be111ccb90038f4222d29cf817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401.Chipmentation_H3K4me1</text:p>
          </table:table-cell>
          <table:table-cell/>
          <table:table-cell office:value-type="string" calcext:value-type="string">
            <text:p>EMC_Barreiro/H3K4me1/MS050401.Chipmentation_H3K4me1.289.2.pair1.fastq.gz</text:p>
          </table:table-cell>
          <table:table-cell office:value-type="string" calcext:value-type="string">
            <text:p>992af0ecb8d619d82646b95140caacbb</text:p>
          </table:table-cell>
          <table:table-cell office:value-type="string" calcext:value-type="string">
            <text:p>7851c0929213c833649c6b334fab8518</text:p>
          </table:table-cell>
          <table:table-cell/>
          <table:table-cell office:value-type="string" calcext:value-type="string">
            <text:p>EMC_Barreiro/H3K4me1/MS050401.Chipmentation_H3K4me1.289.2.pair2.fastq.gz</text:p>
          </table:table-cell>
          <table:table-cell office:value-type="string" calcext:value-type="string">
            <text:p>02c089395ef6d2311a1697d12ceb5445</text:p>
          </table:table-cell>
          <table:table-cell office:value-type="string" calcext:value-type="string">
            <text:p>f06a2874e09249e58bf81a44a768c8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402.Chipmentation_H3K4me1</text:p>
          </table:table-cell>
          <table:table-cell/>
          <table:table-cell office:value-type="string" calcext:value-type="string">
            <text:p>EMC_Barreiro/H3K4me1/MS050402.Chipmentation_H3K4me1.301.2.pair1.fastq.gz</text:p>
          </table:table-cell>
          <table:table-cell office:value-type="string" calcext:value-type="string">
            <text:p>cf4a2746387e9bdd9e44300ce2e61c5a</text:p>
          </table:table-cell>
          <table:table-cell office:value-type="string" calcext:value-type="string">
            <text:p>1e8d6e28c0ba84843e8b80dc156faec8</text:p>
          </table:table-cell>
          <table:table-cell/>
          <table:table-cell office:value-type="string" calcext:value-type="string">
            <text:p>EMC_Barreiro/H3K4me1/MS050402.Chipmentation_H3K4me1.301.2.pair2.fastq.gz</text:p>
          </table:table-cell>
          <table:table-cell office:value-type="string" calcext:value-type="string">
            <text:p>1b76cc36f1f80b8c7566b34eb1c6839d</text:p>
          </table:table-cell>
          <table:table-cell office:value-type="string" calcext:value-type="string">
            <text:p>3f22d6af0e8a1b23abe5f3a58c8d65e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501.Chipmentation_H3K4me1</text:p>
          </table:table-cell>
          <table:table-cell/>
          <table:table-cell office:value-type="string" calcext:value-type="string">
            <text:p>EMC_Barreiro/H3K4me1/MS050501.Chipmentation_H3K4me1.289.2.pair1.fastq.gz</text:p>
          </table:table-cell>
          <table:table-cell office:value-type="string" calcext:value-type="string">
            <text:p>deef8cd9306c87b91a6657ec10ef5415</text:p>
          </table:table-cell>
          <table:table-cell office:value-type="string" calcext:value-type="string">
            <text:p>07ff69822739b520dc4f54ad79b9ef85</text:p>
          </table:table-cell>
          <table:table-cell/>
          <table:table-cell office:value-type="string" calcext:value-type="string">
            <text:p>EMC_Barreiro/H3K4me1/MS050501.Chipmentation_H3K4me1.289.2.pair2.fastq.gz</text:p>
          </table:table-cell>
          <table:table-cell office:value-type="string" calcext:value-type="string">
            <text:p>a9331a3974b3073f6a655a47ee38881c</text:p>
          </table:table-cell>
          <table:table-cell office:value-type="string" calcext:value-type="string">
            <text:p>3cd455506efa20c3e3f23aa98b299d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502.Chipmentation_H3K4me1</text:p>
          </table:table-cell>
          <table:table-cell/>
          <table:table-cell office:value-type="string" calcext:value-type="string">
            <text:p>EMC_Barreiro/H3K4me1/MS050502.Chipmentation_H3K4me1.289.1.pair1.fastq.gz</text:p>
          </table:table-cell>
          <table:table-cell office:value-type="string" calcext:value-type="string">
            <text:p>12b4e11e9341b99f4efb71dbdfd3e3fa</text:p>
          </table:table-cell>
          <table:table-cell office:value-type="string" calcext:value-type="string">
            <text:p>abb55656465f2628f274690d788e199d</text:p>
          </table:table-cell>
          <table:table-cell/>
          <table:table-cell office:value-type="string" calcext:value-type="string">
            <text:p>EMC_Barreiro/H3K4me1/MS050502.Chipmentation_H3K4me1.289.1.pair2.fastq.gz</text:p>
          </table:table-cell>
          <table:table-cell office:value-type="string" calcext:value-type="string">
            <text:p>bfecb54a5ebe161d66d6f3597f4a7a7e</text:p>
          </table:table-cell>
          <table:table-cell office:value-type="string" calcext:value-type="string">
            <text:p>1d7f0bad6d4677b4e6121bd65160fb1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601.Chipmentation_H3K4me1</text:p>
          </table:table-cell>
          <table:table-cell/>
          <table:table-cell office:value-type="string" calcext:value-type="string">
            <text:p>EMC_Barreiro/H3K4me1/MS050601.Chipmentation_H3K4me1.301.2.pair1.fastq.gz</text:p>
          </table:table-cell>
          <table:table-cell office:value-type="string" calcext:value-type="string">
            <text:p>f94751995676bff055e2818a902d36af</text:p>
          </table:table-cell>
          <table:table-cell office:value-type="string" calcext:value-type="string">
            <text:p>f848b5787cb6d721fa27894160f3ee98</text:p>
          </table:table-cell>
          <table:table-cell/>
          <table:table-cell office:value-type="string" calcext:value-type="string">
            <text:p>EMC_Barreiro/H3K4me1/MS050601.Chipmentation_H3K4me1.301.2.pair2.fastq.gz</text:p>
          </table:table-cell>
          <table:table-cell office:value-type="string" calcext:value-type="string">
            <text:p>85010bb96d04db7d3dc94e8ad3126165</text:p>
          </table:table-cell>
          <table:table-cell office:value-type="string" calcext:value-type="string">
            <text:p>1bc441d8e2b590d735c0b158ffd4912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602.Chipmentation_H3K4me1</text:p>
          </table:table-cell>
          <table:table-cell/>
          <table:table-cell office:value-type="string" calcext:value-type="string">
            <text:p>EMC_Barreiro/H3K4me1/MS050602.Chipmentation_H3K4me1.301.2.pair1.fastq.gz</text:p>
          </table:table-cell>
          <table:table-cell office:value-type="string" calcext:value-type="string">
            <text:p>b7ee4f71c0376301a965af1b81cfc1d0</text:p>
          </table:table-cell>
          <table:table-cell office:value-type="string" calcext:value-type="string">
            <text:p>3003ae68c77f05f574ec03aa4c6e8c7a</text:p>
          </table:table-cell>
          <table:table-cell/>
          <table:table-cell office:value-type="string" calcext:value-type="string">
            <text:p>EMC_Barreiro/H3K4me1/MS050602.Chipmentation_H3K4me1.301.2.pair2.fastq.gz</text:p>
          </table:table-cell>
          <table:table-cell office:value-type="string" calcext:value-type="string">
            <text:p>271ada0c4df5026a242aa2bc93f5c596</text:p>
          </table:table-cell>
          <table:table-cell office:value-type="string" calcext:value-type="string">
            <text:p>6fab1589a85611299cdcd0c85d162ac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801.Chipmentation_H3K4me1</text:p>
          </table:table-cell>
          <table:table-cell/>
          <table:table-cell office:value-type="string" calcext:value-type="string">
            <text:p>EMC_Barreiro/H3K4me1/MS050801.Chipmentation_H3K4me1.289.2.pair1.fastq.gz</text:p>
          </table:table-cell>
          <table:table-cell office:value-type="string" calcext:value-type="string">
            <text:p>fdd5665651de372228b5130ca5255cd2</text:p>
          </table:table-cell>
          <table:table-cell office:value-type="string" calcext:value-type="string">
            <text:p>cac80bd0e7a646162d2e320c91771f7e</text:p>
          </table:table-cell>
          <table:table-cell/>
          <table:table-cell office:value-type="string" calcext:value-type="string">
            <text:p>EMC_Barreiro/H3K4me1/MS050801.Chipmentation_H3K4me1.289.2.pair2.fastq.gz</text:p>
          </table:table-cell>
          <table:table-cell office:value-type="string" calcext:value-type="string">
            <text:p>b882e56a7ec942a962b32feb4d1feb43</text:p>
          </table:table-cell>
          <table:table-cell office:value-type="string" calcext:value-type="string">
            <text:p>abdd7e7afd6203c35120645d63c7d72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802.Chipmentation_H3K4me1</text:p>
          </table:table-cell>
          <table:table-cell/>
          <table:table-cell office:value-type="string" calcext:value-type="string">
            <text:p>EMC_Barreiro/H3K4me1/MS050802.Chipmentation_H3K4me1.301.1.pair1.fastq.gz</text:p>
          </table:table-cell>
          <table:table-cell office:value-type="string" calcext:value-type="string">
            <text:p>40706fc18170a66ec874514276ecce97</text:p>
          </table:table-cell>
          <table:table-cell office:value-type="string" calcext:value-type="string">
            <text:p>4f06aa2285f810c7b64e4651278db3a8</text:p>
          </table:table-cell>
          <table:table-cell/>
          <table:table-cell office:value-type="string" calcext:value-type="string">
            <text:p>EMC_Barreiro/H3K4me1/MS050802.Chipmentation_H3K4me1.301.1.pair2.fastq.gz</text:p>
          </table:table-cell>
          <table:table-cell office:value-type="string" calcext:value-type="string">
            <text:p>aa9295e572613a3d6cf2b1f0819a79f7</text:p>
          </table:table-cell>
          <table:table-cell office:value-type="string" calcext:value-type="string">
            <text:p>abbab35f9cf4caafa6767fee310c4a5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901.Chipmentation_H3K4me1</text:p>
          </table:table-cell>
          <table:table-cell/>
          <table:table-cell office:value-type="string" calcext:value-type="string">
            <text:p>EMC_Barreiro/H3K4me1/MS050901.Chipmentation_H3K4me1.289.2.pair1.fastq.gz</text:p>
          </table:table-cell>
          <table:table-cell office:value-type="string" calcext:value-type="string">
            <text:p>b7373f5abc1e77b16985a0fcf7be4c3a</text:p>
          </table:table-cell>
          <table:table-cell office:value-type="string" calcext:value-type="string">
            <text:p>1ce027f1582cc3cd045afb8632db43df</text:p>
          </table:table-cell>
          <table:table-cell/>
          <table:table-cell office:value-type="string" calcext:value-type="string">
            <text:p>EMC_Barreiro/H3K4me1/MS050901.Chipmentation_H3K4me1.289.2.pair2.fastq.gz</text:p>
          </table:table-cell>
          <table:table-cell office:value-type="string" calcext:value-type="string">
            <text:p>1e50f91951bfc0dc70c6155eab7f5bff</text:p>
          </table:table-cell>
          <table:table-cell office:value-type="string" calcext:value-type="string">
            <text:p>9b6b179d2895481db9a8b9838c15b86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902.Chipmentation_H3K4me1</text:p>
          </table:table-cell>
          <table:table-cell/>
          <table:table-cell office:value-type="string" calcext:value-type="string">
            <text:p>EMC_Barreiro/H3K4me1/MS050902.Chipmentation_H3K4me1.301.2.pair1.fastq.gz</text:p>
          </table:table-cell>
          <table:table-cell office:value-type="string" calcext:value-type="string">
            <text:p>3a57757e22d935fbe1abea6fb1b920a4</text:p>
          </table:table-cell>
          <table:table-cell office:value-type="string" calcext:value-type="string">
            <text:p>a9d4d8781c5730b167be0552a66885df</text:p>
          </table:table-cell>
          <table:table-cell/>
          <table:table-cell office:value-type="string" calcext:value-type="string">
            <text:p>EMC_Barreiro/H3K4me1/MS050902.Chipmentation_H3K4me1.301.2.pair2.fastq.gz</text:p>
          </table:table-cell>
          <table:table-cell office:value-type="string" calcext:value-type="string">
            <text:p>8f00e2ddddfbe31b03e8242ad897cc1e</text:p>
          </table:table-cell>
          <table:table-cell office:value-type="string" calcext:value-type="string">
            <text:p>678599ea028d0acc15f5a28f0cc0997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001.Chipmentation_H3K4me1</text:p>
          </table:table-cell>
          <table:table-cell/>
          <table:table-cell office:value-type="string" calcext:value-type="string">
            <text:p>EMC_Barreiro/H3K4me1/MS051001.Chipmentation_H3K4me1.301.2.pair1.fastq.gz</text:p>
          </table:table-cell>
          <table:table-cell office:value-type="string" calcext:value-type="string">
            <text:p>0e1389f58691d8cbbcff003ea222985c</text:p>
          </table:table-cell>
          <table:table-cell office:value-type="string" calcext:value-type="string">
            <text:p>ea73d3a7b994b958fb408b7a692826bd</text:p>
          </table:table-cell>
          <table:table-cell/>
          <table:table-cell office:value-type="string" calcext:value-type="string">
            <text:p>EMC_Barreiro/H3K4me1/MS051001.Chipmentation_H3K4me1.301.2.pair2.fastq.gz</text:p>
          </table:table-cell>
          <table:table-cell office:value-type="string" calcext:value-type="string">
            <text:p>855dda8a252ea4d898fb2c6cd0061745</text:p>
          </table:table-cell>
          <table:table-cell office:value-type="string" calcext:value-type="string">
            <text:p>50e8f9b4c62961bb6becae29053f9b3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002.Chipmentation_H3K4me1</text:p>
          </table:table-cell>
          <table:table-cell/>
          <table:table-cell office:value-type="string" calcext:value-type="string">
            <text:p>EMC_Barreiro/H3K4me1/MS051002.Chipmentation_H3K4me1.301.2.pair1.fastq.gz</text:p>
          </table:table-cell>
          <table:table-cell office:value-type="string" calcext:value-type="string">
            <text:p>d3277c56d93ef5e5f4e93c1c7d9c153c</text:p>
          </table:table-cell>
          <table:table-cell office:value-type="string" calcext:value-type="string">
            <text:p>1c975e6959d1dcb715472f6545e8bb84</text:p>
          </table:table-cell>
          <table:table-cell/>
          <table:table-cell office:value-type="string" calcext:value-type="string">
            <text:p>EMC_Barreiro/H3K4me1/MS051002.Chipmentation_H3K4me1.301.2.pair2.fastq.gz</text:p>
          </table:table-cell>
          <table:table-cell office:value-type="string" calcext:value-type="string">
            <text:p>aabd98b82331dae6def8f6f2109a0d49</text:p>
          </table:table-cell>
          <table:table-cell office:value-type="string" calcext:value-type="string">
            <text:p>efe9047a49be113e34ba792aa50b7df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201.Chipmentation_H3K4me1</text:p>
          </table:table-cell>
          <table:table-cell/>
          <table:table-cell office:value-type="string" calcext:value-type="string">
            <text:p>EMC_Barreiro/H3K4me1/MS051201.Chipmentation_H3K4me1.301.1.pair1.fastq.gz</text:p>
          </table:table-cell>
          <table:table-cell office:value-type="string" calcext:value-type="string">
            <text:p>181977ec39ad13be044786cb15e5a001</text:p>
          </table:table-cell>
          <table:table-cell office:value-type="string" calcext:value-type="string">
            <text:p>45e599c3c3a97ab45a00bacbeaaa03c2</text:p>
          </table:table-cell>
          <table:table-cell/>
          <table:table-cell office:value-type="string" calcext:value-type="string">
            <text:p>EMC_Barreiro/H3K4me1/MS051201.Chipmentation_H3K4me1.301.1.pair2.fastq.gz</text:p>
          </table:table-cell>
          <table:table-cell office:value-type="string" calcext:value-type="string">
            <text:p>dcd556fa7a96a0bd278b32acdc2dbc63</text:p>
          </table:table-cell>
          <table:table-cell office:value-type="string" calcext:value-type="string">
            <text:p>aabac0d58fdc6c482cbd0f3993704c8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202.Chipmentation_H3K4me1</text:p>
          </table:table-cell>
          <table:table-cell/>
          <table:table-cell office:value-type="string" calcext:value-type="string">
            <text:p>EMC_Barreiro/H3K4me1/MS051202.Chipmentation_H3K4me1.289.2.pair1.fastq.gz</text:p>
          </table:table-cell>
          <table:table-cell office:value-type="string" calcext:value-type="string">
            <text:p>0bf80d4a8caa7e1603920439180e6cb1</text:p>
          </table:table-cell>
          <table:table-cell office:value-type="string" calcext:value-type="string">
            <text:p>fccb7955a9e3f8d371cfc93b12e264ff</text:p>
          </table:table-cell>
          <table:table-cell/>
          <table:table-cell office:value-type="string" calcext:value-type="string">
            <text:p>EMC_Barreiro/H3K4me1/MS051202.Chipmentation_H3K4me1.289.2.pair2.fastq.gz</text:p>
          </table:table-cell>
          <table:table-cell office:value-type="string" calcext:value-type="string">
            <text:p>ac1b050934a59412f2e505ab866c612c</text:p>
          </table:table-cell>
          <table:table-cell office:value-type="string" calcext:value-type="string">
            <text:p>93b3aac408c7d781ab5137235dcee4a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301.Chipmentation_H3K4me1</text:p>
          </table:table-cell>
          <table:table-cell/>
          <table:table-cell office:value-type="string" calcext:value-type="string">
            <text:p>EMC_Barreiro/H3K4me1/MS051301.Chipmentation_H3K4me1.301.1.pair1.fastq.gz</text:p>
          </table:table-cell>
          <table:table-cell office:value-type="string" calcext:value-type="string">
            <text:p>7ca0bc060b8b58bbfea46ddcafde5f81</text:p>
          </table:table-cell>
          <table:table-cell office:value-type="string" calcext:value-type="string">
            <text:p>22533a0582457b7ec167c5e3d9a6f979</text:p>
          </table:table-cell>
          <table:table-cell/>
          <table:table-cell office:value-type="string" calcext:value-type="string">
            <text:p>EMC_Barreiro/H3K4me1/MS051301.Chipmentation_H3K4me1.301.1.pair2.fastq.gz</text:p>
          </table:table-cell>
          <table:table-cell office:value-type="string" calcext:value-type="string">
            <text:p>02844ee009e94c89ac90d017c5392322</text:p>
          </table:table-cell>
          <table:table-cell office:value-type="string" calcext:value-type="string">
            <text:p>d114f7cbfce431e6e356bd2b3c22c77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302.Chipmentation_H3K4me1</text:p>
          </table:table-cell>
          <table:table-cell/>
          <table:table-cell office:value-type="string" calcext:value-type="string">
            <text:p>EMC_Barreiro/H3K4me1/MS051302.Chipmentation_H3K4me1.289.2.pair1.fastq.gz</text:p>
          </table:table-cell>
          <table:table-cell office:value-type="string" calcext:value-type="string">
            <text:p>0944833db1fb3d0474a9443b9afef4c5</text:p>
          </table:table-cell>
          <table:table-cell office:value-type="string" calcext:value-type="string">
            <text:p>fd16eb8465151a749ea659812a8e75ba</text:p>
          </table:table-cell>
          <table:table-cell/>
          <table:table-cell office:value-type="string" calcext:value-type="string">
            <text:p>EMC_Barreiro/H3K4me1/MS051302.Chipmentation_H3K4me1.289.2.pair2.fastq.gz</text:p>
          </table:table-cell>
          <table:table-cell office:value-type="string" calcext:value-type="string">
            <text:p>f6d31d1879146a4300936e1636a0cbc5</text:p>
          </table:table-cell>
          <table:table-cell office:value-type="string" calcext:value-type="string">
            <text:p>7dd9f4dc863b55a32b63487bde22f0d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401.Chipmentation_H3K4me1</text:p>
          </table:table-cell>
          <table:table-cell/>
          <table:table-cell office:value-type="string" calcext:value-type="string">
            <text:p>EMC_Barreiro/H3K4me1/MS051401.Chipmentation_H3K4me1.301.1.pair1.fastq.gz</text:p>
          </table:table-cell>
          <table:table-cell office:value-type="string" calcext:value-type="string">
            <text:p>fbac904efcdb704a0ad10e48376effc4</text:p>
          </table:table-cell>
          <table:table-cell office:value-type="string" calcext:value-type="string">
            <text:p>554cc0e5bb3ebc6cc755621941d5df95</text:p>
          </table:table-cell>
          <table:table-cell/>
          <table:table-cell office:value-type="string" calcext:value-type="string">
            <text:p>EMC_Barreiro/H3K4me1/MS051401.Chipmentation_H3K4me1.301.1.pair2.fastq.gz</text:p>
          </table:table-cell>
          <table:table-cell office:value-type="string" calcext:value-type="string">
            <text:p>1a5637e641c5f47743226879b26a761d</text:p>
          </table:table-cell>
          <table:table-cell office:value-type="string" calcext:value-type="string">
            <text:p>30d8d6d73c45c1e5027d49902c4f662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402.Chipmentation_H3K4me1</text:p>
          </table:table-cell>
          <table:table-cell/>
          <table:table-cell office:value-type="string" calcext:value-type="string">
            <text:p>EMC_Barreiro/H3K4me1/MS051402.Chipmentation_H3K4me1.289.2.pair1.fastq.gz</text:p>
          </table:table-cell>
          <table:table-cell office:value-type="string" calcext:value-type="string">
            <text:p>e9937912bf1f1f12347166ab91940d05</text:p>
          </table:table-cell>
          <table:table-cell office:value-type="string" calcext:value-type="string">
            <text:p>469f06d2115933bf520b584bfc8998ea</text:p>
          </table:table-cell>
          <table:table-cell/>
          <table:table-cell office:value-type="string" calcext:value-type="string">
            <text:p>EMC_Barreiro/H3K4me1/MS051402.Chipmentation_H3K4me1.289.2.pair2.fastq.gz</text:p>
          </table:table-cell>
          <table:table-cell office:value-type="string" calcext:value-type="string">
            <text:p>3cc52377f57061e761b5534723e73404</text:p>
          </table:table-cell>
          <table:table-cell office:value-type="string" calcext:value-type="string">
            <text:p>c5f5448574dc187f21a03741ae98a60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501.Chipmentation_H3K4me1</text:p>
          </table:table-cell>
          <table:table-cell/>
          <table:table-cell office:value-type="string" calcext:value-type="string">
            <text:p>EMC_Barreiro/H3K4me1/MS051501.Chipmentation_H3K4me1.289.1.pair1.fastq.gz</text:p>
          </table:table-cell>
          <table:table-cell office:value-type="string" calcext:value-type="string">
            <text:p>2dde3882576794d6de2093331edc598d</text:p>
          </table:table-cell>
          <table:table-cell office:value-type="string" calcext:value-type="string">
            <text:p>897aa128775d78545a6148c5179784be</text:p>
          </table:table-cell>
          <table:table-cell/>
          <table:table-cell office:value-type="string" calcext:value-type="string">
            <text:p>EMC_Barreiro/H3K4me1/MS051501.Chipmentation_H3K4me1.289.1.pair2.fastq.gz</text:p>
          </table:table-cell>
          <table:table-cell office:value-type="string" calcext:value-type="string">
            <text:p>7af7fbb3e2dc3fca1170168f1373a2bc</text:p>
          </table:table-cell>
          <table:table-cell office:value-type="string" calcext:value-type="string">
            <text:p>a7aec5640e2ecabf0e0a5af8947caf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502.Chipmentation_H3K4me1</text:p>
          </table:table-cell>
          <table:table-cell/>
          <table:table-cell office:value-type="string" calcext:value-type="string">
            <text:p>EMC_Barreiro/H3K4me1/MS051502.Chipmentation_H3K4me1.301.1.pair1.fastq.gz</text:p>
          </table:table-cell>
          <table:table-cell office:value-type="string" calcext:value-type="string">
            <text:p>c56ff81fdad371437500cd38791c20aa</text:p>
          </table:table-cell>
          <table:table-cell office:value-type="string" calcext:value-type="string">
            <text:p>74fbe7b880bc8f6d281162c8c280a0fe</text:p>
          </table:table-cell>
          <table:table-cell/>
          <table:table-cell office:value-type="string" calcext:value-type="string">
            <text:p>EMC_Barreiro/H3K4me1/MS051502.Chipmentation_H3K4me1.301.1.pair2.fastq.gz</text:p>
          </table:table-cell>
          <table:table-cell office:value-type="string" calcext:value-type="string">
            <text:p>90c9b3e1d3fbf25b7a91b3f9c84398df</text:p>
          </table:table-cell>
          <table:table-cell office:value-type="string" calcext:value-type="string">
            <text:p>061747221aa518fab7c70d5b603f78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601.Chipmentation_H3K4me1</text:p>
          </table:table-cell>
          <table:table-cell/>
          <table:table-cell office:value-type="string" calcext:value-type="string">
            <text:p>EMC_Barreiro/H3K4me1/MS051601.Chipmentation_H3K4me1.289.2.pair1.fastq.gz</text:p>
          </table:table-cell>
          <table:table-cell office:value-type="string" calcext:value-type="string">
            <text:p>04f7a399aa4ceb00cf2f6d7efd8cfcf3</text:p>
          </table:table-cell>
          <table:table-cell office:value-type="string" calcext:value-type="string">
            <text:p>6741635619d02b49c4dec88de1e5e50b</text:p>
          </table:table-cell>
          <table:table-cell/>
          <table:table-cell office:value-type="string" calcext:value-type="string">
            <text:p>EMC_Barreiro/H3K4me1/MS051601.Chipmentation_H3K4me1.289.2.pair2.fastq.gz</text:p>
          </table:table-cell>
          <table:table-cell office:value-type="string" calcext:value-type="string">
            <text:p>b947d4b7b888df997f4f9f316571b99c</text:p>
          </table:table-cell>
          <table:table-cell office:value-type="string" calcext:value-type="string">
            <text:p>7064eeb8518e02c74b9d7f6f930755b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602.Chipmentation_H3K4me1</text:p>
          </table:table-cell>
          <table:table-cell/>
          <table:table-cell office:value-type="string" calcext:value-type="string">
            <text:p>EMC_Barreiro/H3K4me1/MS051602.Chipmentation_H3K4me1.301.1.pair1.fastq.gz</text:p>
          </table:table-cell>
          <table:table-cell office:value-type="string" calcext:value-type="string">
            <text:p>4e2d521b2f35b834566a0f0b00420a30</text:p>
          </table:table-cell>
          <table:table-cell office:value-type="string" calcext:value-type="string">
            <text:p>337de0c4a49fa1293c17f5d221560063</text:p>
          </table:table-cell>
          <table:table-cell/>
          <table:table-cell office:value-type="string" calcext:value-type="string">
            <text:p>EMC_Barreiro/H3K4me1/MS051602.Chipmentation_H3K4me1.301.1.pair2.fastq.gz</text:p>
          </table:table-cell>
          <table:table-cell office:value-type="string" calcext:value-type="string">
            <text:p>499ada8f07128ef27733b2b89bf116dc</text:p>
          </table:table-cell>
          <table:table-cell office:value-type="string" calcext:value-type="string">
            <text:p>9a34b6714a6ce58de8cefa301996ac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701.Chipmentation_H3K4me1</text:p>
          </table:table-cell>
          <table:table-cell/>
          <table:table-cell office:value-type="string" calcext:value-type="string">
            <text:p>EMC_Barreiro/H3K4me1/MS051701.Chipmentation_H3K4me1.289.2.pair1.fastq.gz</text:p>
          </table:table-cell>
          <table:table-cell office:value-type="string" calcext:value-type="string">
            <text:p>14cfc227c0ef21211f9cf140c5aa35bd</text:p>
          </table:table-cell>
          <table:table-cell office:value-type="string" calcext:value-type="string">
            <text:p>3c80c8b8ef4a5fd6508cad73089e23b3</text:p>
          </table:table-cell>
          <table:table-cell/>
          <table:table-cell office:value-type="string" calcext:value-type="string">
            <text:p>EMC_Barreiro/H3K4me1/MS051701.Chipmentation_H3K4me1.289.2.pair2.fastq.gz</text:p>
          </table:table-cell>
          <table:table-cell office:value-type="string" calcext:value-type="string">
            <text:p>2f751f36eead2e434b1a003168323524</text:p>
          </table:table-cell>
          <table:table-cell office:value-type="string" calcext:value-type="string">
            <text:p>672a84d772e9a2de353dd18655a64b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702.Chipmentation_H3K4me1</text:p>
          </table:table-cell>
          <table:table-cell/>
          <table:table-cell office:value-type="string" calcext:value-type="string">
            <text:p>EMC_Barreiro/H3K4me1/MS051702.Chipmentation_H3K4me1.301.1.pair1.fastq.gz</text:p>
          </table:table-cell>
          <table:table-cell office:value-type="string" calcext:value-type="string">
            <text:p>73df99d797f751ebb839b852a33397b5</text:p>
          </table:table-cell>
          <table:table-cell office:value-type="string" calcext:value-type="string">
            <text:p>a30fceb1caffb069db9c71bf723178cf</text:p>
          </table:table-cell>
          <table:table-cell/>
          <table:table-cell office:value-type="string" calcext:value-type="string">
            <text:p>EMC_Barreiro/H3K4me1/MS051702.Chipmentation_H3K4me1.301.1.pair2.fastq.gz</text:p>
          </table:table-cell>
          <table:table-cell office:value-type="string" calcext:value-type="string">
            <text:p>cd7beb5728a48817a2b58116857c0f9c</text:p>
          </table:table-cell>
          <table:table-cell office:value-type="string" calcext:value-type="string">
            <text:p>461b8f4e7241ca5254bd99ed940303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901.Chipmentation_H3K4me1</text:p>
          </table:table-cell>
          <table:table-cell/>
          <table:table-cell office:value-type="string" calcext:value-type="string">
            <text:p>EMC_Barreiro/H3K4me1/MS051901.Chipmentation_H3K4me1.289.2.pair1.fastq.gz</text:p>
          </table:table-cell>
          <table:table-cell office:value-type="string" calcext:value-type="string">
            <text:p>b9e1f3727a70ef442b87aba5db4d0241</text:p>
          </table:table-cell>
          <table:table-cell office:value-type="string" calcext:value-type="string">
            <text:p>c0fe52385c388b7011354624bb250eea</text:p>
          </table:table-cell>
          <table:table-cell/>
          <table:table-cell office:value-type="string" calcext:value-type="string">
            <text:p>EMC_Barreiro/H3K4me1/MS051901.Chipmentation_H3K4me1.289.2.pair2.fastq.gz</text:p>
          </table:table-cell>
          <table:table-cell office:value-type="string" calcext:value-type="string">
            <text:p>3d6b04dbfdc6a74c9f8715e1bf31a790</text:p>
          </table:table-cell>
          <table:table-cell office:value-type="string" calcext:value-type="string">
            <text:p>a5bc31d40fb0075a3ab167f703611e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902.Chipmentation_H3K4me1</text:p>
          </table:table-cell>
          <table:table-cell/>
          <table:table-cell office:value-type="string" calcext:value-type="string">
            <text:p>EMC_Barreiro/H3K4me1/MS051902.Chipmentation_H3K4me1.301.1.pair1.fastq.gz</text:p>
          </table:table-cell>
          <table:table-cell office:value-type="string" calcext:value-type="string">
            <text:p>0cf38ddf558c31ca8e29362028279562</text:p>
          </table:table-cell>
          <table:table-cell office:value-type="string" calcext:value-type="string">
            <text:p>9e357f4b02573538020ccd8596e6ea1b</text:p>
          </table:table-cell>
          <table:table-cell/>
          <table:table-cell office:value-type="string" calcext:value-type="string">
            <text:p>EMC_Barreiro/H3K4me1/MS051902.Chipmentation_H3K4me1.301.1.pair2.fastq.gz</text:p>
          </table:table-cell>
          <table:table-cell office:value-type="string" calcext:value-type="string">
            <text:p>995bbb66862e3926b484718cd036b3ed</text:p>
          </table:table-cell>
          <table:table-cell office:value-type="string" calcext:value-type="string">
            <text:p>260cc0faa1618889da1c5ce6a860381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001.Chipmentation_H3K4me1</text:p>
          </table:table-cell>
          <table:table-cell/>
          <table:table-cell office:value-type="string" calcext:value-type="string">
            <text:p>EMC_Barreiro/H3K4me1/MS052001.Chipmentation_H3K4me1.289.2.pair1.fastq.gz</text:p>
          </table:table-cell>
          <table:table-cell office:value-type="string" calcext:value-type="string">
            <text:p>e3d0ab331627c0599a2b0d4e7e2b69c9</text:p>
          </table:table-cell>
          <table:table-cell office:value-type="string" calcext:value-type="string">
            <text:p>34c7e0f7e25202aa9c6f46d630e07110</text:p>
          </table:table-cell>
          <table:table-cell/>
          <table:table-cell office:value-type="string" calcext:value-type="string">
            <text:p>EMC_Barreiro/H3K4me1/MS052001.Chipmentation_H3K4me1.289.2.pair2.fastq.gz</text:p>
          </table:table-cell>
          <table:table-cell office:value-type="string" calcext:value-type="string">
            <text:p>78e11828d761ee1b6d44d3b6259be501</text:p>
          </table:table-cell>
          <table:table-cell office:value-type="string" calcext:value-type="string">
            <text:p>733f09a0a9f8c15a15ac8a2b281194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002.Chipmentation_H3K4me1</text:p>
          </table:table-cell>
          <table:table-cell/>
          <table:table-cell office:value-type="string" calcext:value-type="string">
            <text:p>EMC_Barreiro/H3K4me1/MS052002.Chipmentation_H3K4me1.301.1.pair1.fastq.gz</text:p>
          </table:table-cell>
          <table:table-cell office:value-type="string" calcext:value-type="string">
            <text:p>ec75eecdd56cc0a233887d2e07622ddb</text:p>
          </table:table-cell>
          <table:table-cell office:value-type="string" calcext:value-type="string">
            <text:p>98e870cb0408776b44551c5537f3e1d3</text:p>
          </table:table-cell>
          <table:table-cell/>
          <table:table-cell office:value-type="string" calcext:value-type="string">
            <text:p>EMC_Barreiro/H3K4me1/MS052002.Chipmentation_H3K4me1.301.1.pair2.fastq.gz</text:p>
          </table:table-cell>
          <table:table-cell office:value-type="string" calcext:value-type="string">
            <text:p>8eb1425910c858e0a7d046dea96f7e1b</text:p>
          </table:table-cell>
          <table:table-cell office:value-type="string" calcext:value-type="string">
            <text:p>6b794c1018167697479fa1ec782ad23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101.Chipmentation_H3K4me1</text:p>
          </table:table-cell>
          <table:table-cell/>
          <table:table-cell office:value-type="string" calcext:value-type="string">
            <text:p>EMC_Barreiro/H3K4me1/MS052101.Chipmentation_H3K4me1.289.2.pair1.fastq.gz</text:p>
          </table:table-cell>
          <table:table-cell office:value-type="string" calcext:value-type="string">
            <text:p>573c4dd17a5b1604bbcea4603bc36b21</text:p>
          </table:table-cell>
          <table:table-cell office:value-type="string" calcext:value-type="string">
            <text:p>faa3ed273704214bc05f029021cadfc5</text:p>
          </table:table-cell>
          <table:table-cell/>
          <table:table-cell office:value-type="string" calcext:value-type="string">
            <text:p>EMC_Barreiro/H3K4me1/MS052101.Chipmentation_H3K4me1.289.2.pair2.fastq.gz</text:p>
          </table:table-cell>
          <table:table-cell office:value-type="string" calcext:value-type="string">
            <text:p>97f9e3b2eaded381a21301d3f4702570</text:p>
          </table:table-cell>
          <table:table-cell office:value-type="string" calcext:value-type="string">
            <text:p>c31c90dee85c39cb2872e06d8380b61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102.Chipmentation_H3K4me1</text:p>
          </table:table-cell>
          <table:table-cell/>
          <table:table-cell office:value-type="string" calcext:value-type="string">
            <text:p>EMC_Barreiro/H3K4me1/MS052102.Chipmentation_H3K4me1.301.2.pair1.fastq.gz</text:p>
          </table:table-cell>
          <table:table-cell office:value-type="string" calcext:value-type="string">
            <text:p>2b4cf9c7d682de511a17a8f1f2beed84</text:p>
          </table:table-cell>
          <table:table-cell office:value-type="string" calcext:value-type="string">
            <text:p>3d57e0c15331d90a4054eca4cc20f1d5</text:p>
          </table:table-cell>
          <table:table-cell/>
          <table:table-cell office:value-type="string" calcext:value-type="string">
            <text:p>EMC_Barreiro/H3K4me1/MS052102.Chipmentation_H3K4me1.301.2.pair2.fastq.gz</text:p>
          </table:table-cell>
          <table:table-cell office:value-type="string" calcext:value-type="string">
            <text:p>6af8ac2cb90c370bf5fb0a8e458dc5cb</text:p>
          </table:table-cell>
          <table:table-cell office:value-type="string" calcext:value-type="string">
            <text:p>e80f0dbcbb96a5b9190085e680d4e9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201.Chipmentation_H3K4me1</text:p>
          </table:table-cell>
          <table:table-cell/>
          <table:table-cell office:value-type="string" calcext:value-type="string">
            <text:p>EMC_Barreiro/H3K4me1/MS052201.Chipmentation_H3K4me1.301.1.pair1.fastq.gz</text:p>
          </table:table-cell>
          <table:table-cell office:value-type="string" calcext:value-type="string">
            <text:p>8c37dd425aaac3fb20ffa425e1ca4c50</text:p>
          </table:table-cell>
          <table:table-cell office:value-type="string" calcext:value-type="string">
            <text:p>9349b1c7b7bab5a37c97e06c0d4f3b48</text:p>
          </table:table-cell>
          <table:table-cell/>
          <table:table-cell office:value-type="string" calcext:value-type="string">
            <text:p>EMC_Barreiro/H3K4me1/MS052201.Chipmentation_H3K4me1.301.1.pair2.fastq.gz</text:p>
          </table:table-cell>
          <table:table-cell office:value-type="string" calcext:value-type="string">
            <text:p>2b7235c3e889be0d73a0ce663bddc665</text:p>
          </table:table-cell>
          <table:table-cell office:value-type="string" calcext:value-type="string">
            <text:p>99377077d6bcdd0a368bceef45c578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202.Chipmentation_H3K4me1</text:p>
          </table:table-cell>
          <table:table-cell/>
          <table:table-cell office:value-type="string" calcext:value-type="string">
            <text:p>EMC_Barreiro/H3K4me1/MS052202.Chipmentation_H3K4me1.301.1.pair1.fastq.gz</text:p>
          </table:table-cell>
          <table:table-cell office:value-type="string" calcext:value-type="string">
            <text:p>a07f2720ac412b695860348d3cdb71a7</text:p>
          </table:table-cell>
          <table:table-cell office:value-type="string" calcext:value-type="string">
            <text:p>c37e9ba438148f6c6ab57fd12c8b7307</text:p>
          </table:table-cell>
          <table:table-cell/>
          <table:table-cell office:value-type="string" calcext:value-type="string">
            <text:p>EMC_Barreiro/H3K4me1/MS052202.Chipmentation_H3K4me1.301.1.pair2.fastq.gz</text:p>
          </table:table-cell>
          <table:table-cell office:value-type="string" calcext:value-type="string">
            <text:p>09d23e8abfac2278e128d838feb6ad99</text:p>
          </table:table-cell>
          <table:table-cell office:value-type="string" calcext:value-type="string">
            <text:p>629fd341fa5d5b49b30a20944326e7e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301.Chipmentation_H3K4me1</text:p>
          </table:table-cell>
          <table:table-cell/>
          <table:table-cell office:value-type="string" calcext:value-type="string">
            <text:p>EMC_Barreiro/H3K4me1/MS052301.Chipmentation_H3K4me1.301.1.pair1.fastq.gz</text:p>
          </table:table-cell>
          <table:table-cell office:value-type="string" calcext:value-type="string">
            <text:p>9b26dd883c722b664f908b93f1d2f82c</text:p>
          </table:table-cell>
          <table:table-cell office:value-type="string" calcext:value-type="string">
            <text:p>5696f4f73b6a7751354b79f1c2084de0</text:p>
          </table:table-cell>
          <table:table-cell/>
          <table:table-cell office:value-type="string" calcext:value-type="string">
            <text:p>EMC_Barreiro/H3K4me1/MS052301.Chipmentation_H3K4me1.301.1.pair2.fastq.gz</text:p>
          </table:table-cell>
          <table:table-cell office:value-type="string" calcext:value-type="string">
            <text:p>9e454364fd2cfdc7cc635a0009b3a553</text:p>
          </table:table-cell>
          <table:table-cell office:value-type="string" calcext:value-type="string">
            <text:p>1a138a77c80dc99da5f28b61ec30f0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302.Chipmentation_H3K4me1</text:p>
          </table:table-cell>
          <table:table-cell/>
          <table:table-cell office:value-type="string" calcext:value-type="string">
            <text:p>EMC_Barreiro/H3K4me1/MS052302.Chipmentation_H3K4me1.301.1.pair1.fastq.gz</text:p>
          </table:table-cell>
          <table:table-cell office:value-type="string" calcext:value-type="string">
            <text:p>d10634d693b787671148673517a1be55</text:p>
          </table:table-cell>
          <table:table-cell office:value-type="string" calcext:value-type="string">
            <text:p>d67f810b99a1ffcdf70cff54943cdcfc</text:p>
          </table:table-cell>
          <table:table-cell/>
          <table:table-cell office:value-type="string" calcext:value-type="string">
            <text:p>EMC_Barreiro/H3K4me1/MS052302.Chipmentation_H3K4me1.301.1.pair2.fastq.gz</text:p>
          </table:table-cell>
          <table:table-cell office:value-type="string" calcext:value-type="string">
            <text:p>9848f0db2f5aa2de32854569a8c2cdcd</text:p>
          </table:table-cell>
          <table:table-cell office:value-type="string" calcext:value-type="string">
            <text:p>a3255eeb55e4c0dd3465794f4e23f6a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501.Chipmentation_H3K4me1</text:p>
          </table:table-cell>
          <table:table-cell/>
          <table:table-cell office:value-type="string" calcext:value-type="string">
            <text:p>EMC_Barreiro/H3K4me1/MS052501.Chipmentation_H3K4me1.301.1.pair1.fastq.gz</text:p>
          </table:table-cell>
          <table:table-cell office:value-type="string" calcext:value-type="string">
            <text:p>83997dd67c58811faf49cd405ca471ea</text:p>
          </table:table-cell>
          <table:table-cell office:value-type="string" calcext:value-type="string">
            <text:p>bcb7c0ae73d0fde7d6c36438b2e21b1f</text:p>
          </table:table-cell>
          <table:table-cell/>
          <table:table-cell office:value-type="string" calcext:value-type="string">
            <text:p>EMC_Barreiro/H3K4me1/MS052501.Chipmentation_H3K4me1.301.1.pair2.fastq.gz</text:p>
          </table:table-cell>
          <table:table-cell office:value-type="string" calcext:value-type="string">
            <text:p>f91f4f6a27fd38e16895b2c19f6bff6f</text:p>
          </table:table-cell>
          <table:table-cell office:value-type="string" calcext:value-type="string">
            <text:p>2c29ac8b9babee87949cc791b64fa42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502.Chipmentation_H3K4me1</text:p>
          </table:table-cell>
          <table:table-cell/>
          <table:table-cell office:value-type="string" calcext:value-type="string">
            <text:p>EMC_Barreiro/H3K4me1/MS052502.Chipmentation_H3K4me1.301.1.pair1.fastq.gz</text:p>
          </table:table-cell>
          <table:table-cell office:value-type="string" calcext:value-type="string">
            <text:p>9e20afaf13c8e8f0c3be4fc9eba56f9d</text:p>
          </table:table-cell>
          <table:table-cell office:value-type="string" calcext:value-type="string">
            <text:p>1eb5baf8db79c2920834f5c07df6a476</text:p>
          </table:table-cell>
          <table:table-cell/>
          <table:table-cell office:value-type="string" calcext:value-type="string">
            <text:p>EMC_Barreiro/H3K4me1/MS052502.Chipmentation_H3K4me1.301.1.pair2.fastq.gz</text:p>
          </table:table-cell>
          <table:table-cell office:value-type="string" calcext:value-type="string">
            <text:p>764a5b9c7b66cc1a977b6097af60cacc</text:p>
          </table:table-cell>
          <table:table-cell office:value-type="string" calcext:value-type="string">
            <text:p>8e80add43e67fb06e7407edfab821b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701.Chipmentation_H3K4me1</text:p>
          </table:table-cell>
          <table:table-cell/>
          <table:table-cell office:value-type="string" calcext:value-type="string">
            <text:p>EMC_Barreiro/H3K4me1/MS052701.Chipmentation_H3K4me1.289.2.pair1.fastq.gz</text:p>
          </table:table-cell>
          <table:table-cell office:value-type="string" calcext:value-type="string">
            <text:p>ed471d004658d8b4adbdd4f62f45665b</text:p>
          </table:table-cell>
          <table:table-cell office:value-type="string" calcext:value-type="string">
            <text:p>c4529d54de36e7296a0dea66a8684582</text:p>
          </table:table-cell>
          <table:table-cell/>
          <table:table-cell office:value-type="string" calcext:value-type="string">
            <text:p>EMC_Barreiro/H3K4me1/MS052701.Chipmentation_H3K4me1.289.2.pair2.fastq.gz</text:p>
          </table:table-cell>
          <table:table-cell office:value-type="string" calcext:value-type="string">
            <text:p>4c1f7ba3dc866b161e80691061b5a7de</text:p>
          </table:table-cell>
          <table:table-cell office:value-type="string" calcext:value-type="string">
            <text:p>96d6d27d4cb5ef46a4675922f4c4da8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702.Chipmentation_H3K4me1</text:p>
          </table:table-cell>
          <table:table-cell/>
          <table:table-cell office:value-type="string" calcext:value-type="string">
            <text:p>EMC_Barreiro/H3K4me1/MS052702.Chipmentation_H3K4me1.289.2.pair1.fastq.gz</text:p>
          </table:table-cell>
          <table:table-cell office:value-type="string" calcext:value-type="string">
            <text:p>984c29c91f6aa3438f91d43bf1fb302e</text:p>
          </table:table-cell>
          <table:table-cell office:value-type="string" calcext:value-type="string">
            <text:p>6559039d4e343acacabc7f5a07da3ce0</text:p>
          </table:table-cell>
          <table:table-cell/>
          <table:table-cell office:value-type="string" calcext:value-type="string">
            <text:p>EMC_Barreiro/H3K4me1/MS052702.Chipmentation_H3K4me1.289.2.pair2.fastq.gz</text:p>
          </table:table-cell>
          <table:table-cell office:value-type="string" calcext:value-type="string">
            <text:p>b8c3fe541547a598a3d7858fc7df3e35</text:p>
          </table:table-cell>
          <table:table-cell office:value-type="string" calcext:value-type="string">
            <text:p>1fa83e3c29e1b3d75efc549fbb2f30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801.Chipmentation_H3K4me1</text:p>
          </table:table-cell>
          <table:table-cell/>
          <table:table-cell office:value-type="string" calcext:value-type="string">
            <text:p>EMC_Barreiro/H3K4me1/MS052801.Chipmentation_H3K4me1.301.2.pair1.fastq.gz</text:p>
          </table:table-cell>
          <table:table-cell office:value-type="string" calcext:value-type="string">
            <text:p>30c71db9c4ba11e12badc2030f0578de</text:p>
          </table:table-cell>
          <table:table-cell office:value-type="string" calcext:value-type="string">
            <text:p>5be270234e975a884318e28edc8fe0d2</text:p>
          </table:table-cell>
          <table:table-cell/>
          <table:table-cell office:value-type="string" calcext:value-type="string">
            <text:p>EMC_Barreiro/H3K4me1/MS052801.Chipmentation_H3K4me1.301.2.pair2.fastq.gz</text:p>
          </table:table-cell>
          <table:table-cell office:value-type="string" calcext:value-type="string">
            <text:p>95c8f05c0eef245a8852a7a62f91a8b5</text:p>
          </table:table-cell>
          <table:table-cell office:value-type="string" calcext:value-type="string">
            <text:p>133d4c612ead536a81f8c99fd17639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802.Chipmentation_H3K4me1</text:p>
          </table:table-cell>
          <table:table-cell/>
          <table:table-cell office:value-type="string" calcext:value-type="string">
            <text:p>EMC_Barreiro/H3K4me1/MS052802.Chipmentation_H3K4me1.301.2.pair1.fastq.gz</text:p>
          </table:table-cell>
          <table:table-cell office:value-type="string" calcext:value-type="string">
            <text:p>3278309b1b3d9685f8a70df24da1ada6</text:p>
          </table:table-cell>
          <table:table-cell office:value-type="string" calcext:value-type="string">
            <text:p>961f147afeb0cbadeb1fafc8d650ec6c</text:p>
          </table:table-cell>
          <table:table-cell/>
          <table:table-cell office:value-type="string" calcext:value-type="string">
            <text:p>EMC_Barreiro/H3K4me1/MS052802.Chipmentation_H3K4me1.301.2.pair2.fastq.gz</text:p>
          </table:table-cell>
          <table:table-cell office:value-type="string" calcext:value-type="string">
            <text:p>0238c6526533a7d70032ac29da34c4e4</text:p>
          </table:table-cell>
          <table:table-cell office:value-type="string" calcext:value-type="string">
            <text:p>daf131bf3808e57372440ed5402970c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3001.Chipmentation_H3K4me1</text:p>
          </table:table-cell>
          <table:table-cell/>
          <table:table-cell office:value-type="string" calcext:value-type="string">
            <text:p>EMC_Barreiro/H3K4me1/MS053001.Chipmentation_H3K4me1.301.2.pair1.fastq.gz</text:p>
          </table:table-cell>
          <table:table-cell office:value-type="string" calcext:value-type="string">
            <text:p>77637c0fa86948af4c15168e44dfc958</text:p>
          </table:table-cell>
          <table:table-cell office:value-type="string" calcext:value-type="string">
            <text:p>c2e22fca6af500de2340749fdd2e015e</text:p>
          </table:table-cell>
          <table:table-cell/>
          <table:table-cell office:value-type="string" calcext:value-type="string">
            <text:p>EMC_Barreiro/H3K4me1/MS053001.Chipmentation_H3K4me1.301.2.pair2.fastq.gz</text:p>
          </table:table-cell>
          <table:table-cell office:value-type="string" calcext:value-type="string">
            <text:p>eeba4088843111f0092dc3e75ea71979</text:p>
          </table:table-cell>
          <table:table-cell office:value-type="string" calcext:value-type="string">
            <text:p>d0547db976f3478228b7463f8f0ac5a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3002.Chipmentation_H3K4me1</text:p>
          </table:table-cell>
          <table:table-cell/>
          <table:table-cell office:value-type="string" calcext:value-type="string">
            <text:p>EMC_Barreiro/H3K4me1/MS053002.Chipmentation_H3K4me1.301.2.pair1.fastq.gz</text:p>
          </table:table-cell>
          <table:table-cell office:value-type="string" calcext:value-type="string">
            <text:p>cb391c371c42d0b93c5a0220a7ea5b77</text:p>
          </table:table-cell>
          <table:table-cell office:value-type="string" calcext:value-type="string">
            <text:p>69211c019b849a783ab8409ff0589d76</text:p>
          </table:table-cell>
          <table:table-cell/>
          <table:table-cell office:value-type="string" calcext:value-type="string">
            <text:p>EMC_Barreiro/H3K4me1/MS053002.Chipmentation_H3K4me1.301.2.pair2.fastq.gz</text:p>
          </table:table-cell>
          <table:table-cell office:value-type="string" calcext:value-type="string">
            <text:p>8b1680b84b13bb932641eb81aa8637e1</text:p>
          </table:table-cell>
          <table:table-cell office:value-type="string" calcext:value-type="string">
            <text:p>d026a9bcc531286f4d2faaa7fbf479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501.Chipmentation_H3K4me3</text:p>
          </table:table-cell>
          <table:table-cell/>
          <table:table-cell office:value-type="string" calcext:value-type="string">
            <text:p>EMC_Barreiro/H3K4me3/MS049501.Chipmentation_H3K4me3.328.1.pair1.fastq.gz</text:p>
          </table:table-cell>
          <table:table-cell office:value-type="string" calcext:value-type="string">
            <text:p>cef0c131800b2937436646a4f2301d2f</text:p>
          </table:table-cell>
          <table:table-cell office:value-type="string" calcext:value-type="string">
            <text:p>71c36c503f1e6be287d9c3dfcd52e4f5</text:p>
          </table:table-cell>
          <table:table-cell/>
          <table:table-cell office:value-type="string" calcext:value-type="string">
            <text:p>EMC_Barreiro/H3K4me3/MS049501.Chipmentation_H3K4me3.328.1.pair2.fastq.gz</text:p>
          </table:table-cell>
          <table:table-cell office:value-type="string" calcext:value-type="string">
            <text:p>76e15265493fc2b1236ad48c1002acb9</text:p>
          </table:table-cell>
          <table:table-cell office:value-type="string" calcext:value-type="string">
            <text:p>73c85733a02ab001af9af1ee0321bd7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502.Chipmentation_H3K4me3</text:p>
          </table:table-cell>
          <table:table-cell/>
          <table:table-cell office:value-type="string" calcext:value-type="string">
            <text:p>EMC_Barreiro/H3K4me3/MS049502.Chipmentation_H3K4me3.322.2.pair1.fastq.gz</text:p>
          </table:table-cell>
          <table:table-cell office:value-type="string" calcext:value-type="string">
            <text:p>deba61d22d479227f271a814ff7e3c70</text:p>
          </table:table-cell>
          <table:table-cell office:value-type="string" calcext:value-type="string">
            <text:p>efe4078184c4449a92c9dca9c39ddf66</text:p>
          </table:table-cell>
          <table:table-cell/>
          <table:table-cell office:value-type="string" calcext:value-type="string">
            <text:p>EMC_Barreiro/H3K4me3/MS049502.Chipmentation_H3K4me3.332.2.pair2.fastq.gz</text:p>
          </table:table-cell>
          <table:table-cell office:value-type="string" calcext:value-type="string">
            <text:p>e9da34465466e3a2bcc77aad9e37f8c5</text:p>
          </table:table-cell>
          <table:table-cell office:value-type="string" calcext:value-type="string">
            <text:p>e7b38bc668f023b093e0bfd97230e75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701.Chipmentation_H3K4me3</text:p>
          </table:table-cell>
          <table:table-cell/>
          <table:table-cell office:value-type="string" calcext:value-type="string">
            <text:p>EMC_Barreiro/H3K4me3/MS049701.Chipmentation_H3K4me3.330.3.pair1.fastq.gz</text:p>
          </table:table-cell>
          <table:table-cell office:value-type="string" calcext:value-type="string">
            <text:p>38179c8057e296a7f1f494e4a7565f6d</text:p>
          </table:table-cell>
          <table:table-cell office:value-type="string" calcext:value-type="string">
            <text:p>8bcb20148d84532b6adbd554011ef564</text:p>
          </table:table-cell>
          <table:table-cell/>
          <table:table-cell office:value-type="string" calcext:value-type="string">
            <text:p>EMC_Barreiro/H3K4me3/MS049701.Chipmentation_H3K4me3.330.3.pair2.fastq.gz</text:p>
          </table:table-cell>
          <table:table-cell office:value-type="string" calcext:value-type="string">
            <text:p>ec764e359dd469b79860fb25ca52f53b</text:p>
          </table:table-cell>
          <table:table-cell office:value-type="string" calcext:value-type="string">
            <text:p>175b70dd9b5a8dd466d9b750d70e22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702.Chipmentation_H3K4me3</text:p>
          </table:table-cell>
          <table:table-cell/>
          <table:table-cell office:value-type="string" calcext:value-type="string">
            <text:p>EMC_Barreiro/H3K4me3/MS049702.Chipmentation_H3K4me3.332.1.pair1.fastq.gz</text:p>
          </table:table-cell>
          <table:table-cell office:value-type="string" calcext:value-type="string">
            <text:p>568bc556f990a6835500c348d2e75b64</text:p>
          </table:table-cell>
          <table:table-cell office:value-type="string" calcext:value-type="string">
            <text:p>9d0553438f8ad45c066848a57f7c37b0</text:p>
          </table:table-cell>
          <table:table-cell/>
          <table:table-cell office:value-type="string" calcext:value-type="string">
            <text:p>EMC_Barreiro/H3K4me3/MS049702.Chipmentation_H3K4me3.332.1.pair2.fastq.gz</text:p>
          </table:table-cell>
          <table:table-cell office:value-type="string" calcext:value-type="string">
            <text:p>b3ee63a17d475e269cbba85d92cdb30b</text:p>
          </table:table-cell>
          <table:table-cell office:value-type="string" calcext:value-type="string">
            <text:p>295a27c7c0cc254a6a028afefe160a9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901.Chipmentation_H3K4me3</text:p>
          </table:table-cell>
          <table:table-cell/>
          <table:table-cell office:value-type="string" calcext:value-type="string">
            <text:p>EMC_Barreiro/H3K4me3/MS049901.Chipmentation_H3K4me3.328.1.pair1.fastq.gz</text:p>
          </table:table-cell>
          <table:table-cell office:value-type="string" calcext:value-type="string">
            <text:p>331fc3d77c9d14af6cc97ca2137cfc0e</text:p>
          </table:table-cell>
          <table:table-cell office:value-type="string" calcext:value-type="string">
            <text:p>b7b7629ebe7b8a62468c9cf7d2caf145</text:p>
          </table:table-cell>
          <table:table-cell/>
          <table:table-cell office:value-type="string" calcext:value-type="string">
            <text:p>EMC_Barreiro/H3K4me3/MS049901.Chipmentation_H3K4me3.328.1.pair2.fastq.gz</text:p>
          </table:table-cell>
          <table:table-cell office:value-type="string" calcext:value-type="string">
            <text:p>721c02d78d10459947c2c3fe64168b83</text:p>
          </table:table-cell>
          <table:table-cell office:value-type="string" calcext:value-type="string">
            <text:p>8d2f3eb4787069f3ae07eba4d9299d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902.Chipmentation_H3K4me3</text:p>
          </table:table-cell>
          <table:table-cell/>
          <table:table-cell office:value-type="string" calcext:value-type="string">
            <text:p>EMC_Barreiro/H3K4me3/MS049902.Chipmentation_H3K4me3.332.1.pair1.fastq.gz</text:p>
          </table:table-cell>
          <table:table-cell office:value-type="string" calcext:value-type="string">
            <text:p>2b44afd87b9f170a2f4188dea11f0d31</text:p>
          </table:table-cell>
          <table:table-cell office:value-type="string" calcext:value-type="string">
            <text:p>8e98e11b5ebdf404b098a81c8f885507</text:p>
          </table:table-cell>
          <table:table-cell/>
          <table:table-cell office:value-type="string" calcext:value-type="string">
            <text:p>EMC_Barreiro/H3K4me3/MS049902.Chipmentation_H3K4me3.332.1.pair2.fastq.gz</text:p>
          </table:table-cell>
          <table:table-cell office:value-type="string" calcext:value-type="string">
            <text:p>cf6b56bca13f933a4da302e18e1f7405</text:p>
          </table:table-cell>
          <table:table-cell office:value-type="string" calcext:value-type="string">
            <text:p>f0c5ae3993e1b792bdaf8a033bf2997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001.Chipmentation_H3K4me3</text:p>
          </table:table-cell>
          <table:table-cell/>
          <table:table-cell office:value-type="string" calcext:value-type="string">
            <text:p>EMC_Barreiro/H3K4me3/MS050001.Chipmentation_H3K4me3.332.1.pair1.fastq.gz</text:p>
          </table:table-cell>
          <table:table-cell office:value-type="string" calcext:value-type="string">
            <text:p>0f8871a44dcc4607c9c0b648822e485f</text:p>
          </table:table-cell>
          <table:table-cell office:value-type="string" calcext:value-type="string">
            <text:p>694103c0a0265074e534a6c6a0e3c6d4</text:p>
          </table:table-cell>
          <table:table-cell/>
          <table:table-cell office:value-type="string" calcext:value-type="string">
            <text:p>EMC_Barreiro/H3K4me3/MS050001.Chipmentation_H3K4me3.332.1.pair2.fastq.gz</text:p>
          </table:table-cell>
          <table:table-cell office:value-type="string" calcext:value-type="string">
            <text:p>016247cd6414acb2dfbb6fff319fd549</text:p>
          </table:table-cell>
          <table:table-cell office:value-type="string" calcext:value-type="string">
            <text:p>45c0abb1c06aad36d6e79bfe9f9f8d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002.Chipmentation_H3K4me3</text:p>
          </table:table-cell>
          <table:table-cell/>
          <table:table-cell office:value-type="string" calcext:value-type="string">
            <text:p>EMC_Barreiro/H3K4me3/MS050002.Chipmentation_H3K4me3.332.1.pair1.fastq.gz</text:p>
          </table:table-cell>
          <table:table-cell office:value-type="string" calcext:value-type="string">
            <text:p>ea85709694ad4f91732a31dc9ec5866f</text:p>
          </table:table-cell>
          <table:table-cell office:value-type="string" calcext:value-type="string">
            <text:p>d0bf872e89cd22e926396d471aa6d482</text:p>
          </table:table-cell>
          <table:table-cell/>
          <table:table-cell office:value-type="string" calcext:value-type="string">
            <text:p>EMC_Barreiro/H3K4me3/MS050002.Chipmentation_H3K4me3.332.1.pair2.fastq.gz</text:p>
          </table:table-cell>
          <table:table-cell office:value-type="string" calcext:value-type="string">
            <text:p>923124a14d79d50b3cacf7f2c8eab9e5</text:p>
          </table:table-cell>
          <table:table-cell office:value-type="string" calcext:value-type="string">
            <text:p>66557b40421bc41f0c653ebca66f96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101.Chipmentation_H3K4me3</text:p>
          </table:table-cell>
          <table:table-cell/>
          <table:table-cell office:value-type="string" calcext:value-type="string">
            <text:p>EMC_Barreiro/H3K4me3/MS050101.Chipmentation_H3K4me3.332.2.pair1.fastq.gz</text:p>
          </table:table-cell>
          <table:table-cell office:value-type="string" calcext:value-type="string">
            <text:p>929de0103ecac16a9eacfabc2b3492c2</text:p>
          </table:table-cell>
          <table:table-cell office:value-type="string" calcext:value-type="string">
            <text:p>e961555b682c6ef9b66e2d8d4a7e46e0</text:p>
          </table:table-cell>
          <table:table-cell/>
          <table:table-cell office:value-type="string" calcext:value-type="string">
            <text:p>EMC_Barreiro/H3K4me3/MS050101.Chipmentation_H3K4me3.332.2.pair2.fastq.gz</text:p>
          </table:table-cell>
          <table:table-cell office:value-type="string" calcext:value-type="string">
            <text:p>a1b9ed881e13bf8e0638b1b19342784d</text:p>
          </table:table-cell>
          <table:table-cell office:value-type="string" calcext:value-type="string">
            <text:p>4114967e148a33f13fe58bf1b5fe4db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102.Chipmentation_H3K4me3</text:p>
          </table:table-cell>
          <table:table-cell/>
          <table:table-cell office:value-type="string" calcext:value-type="string">
            <text:p>EMC_Barreiro/H3K4me3/MS050102.Chipmentation_H3K4me3.332.2.pair1.fastq.gz</text:p>
          </table:table-cell>
          <table:table-cell office:value-type="string" calcext:value-type="string">
            <text:p>ef91844d8aded2a17c8ddb5e9f664f80</text:p>
          </table:table-cell>
          <table:table-cell office:value-type="string" calcext:value-type="string">
            <text:p>dd3c0d23899ae5ad28b93d878bff12d1</text:p>
          </table:table-cell>
          <table:table-cell/>
          <table:table-cell office:value-type="string" calcext:value-type="string">
            <text:p>EMC_Barreiro/H3K4me3/MS050102.Chipmentation_H3K4me3.332.2.pair2.fastq.gz</text:p>
          </table:table-cell>
          <table:table-cell office:value-type="string" calcext:value-type="string">
            <text:p>26334ae34683d548cf368a36c211a979</text:p>
          </table:table-cell>
          <table:table-cell office:value-type="string" calcext:value-type="string">
            <text:p>7987665b09013c5d4cb85f7d6a27368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201.Chipmentation_H3K4me3</text:p>
          </table:table-cell>
          <table:table-cell/>
          <table:table-cell office:value-type="string" calcext:value-type="string">
            <text:p>EMC_Barreiro/H3K4me3/MS050201.Chipmentation_H3K4me3.332.2.pair1.fastq.gz</text:p>
          </table:table-cell>
          <table:table-cell office:value-type="string" calcext:value-type="string">
            <text:p>c000de2ea41470992a89677166943e77</text:p>
          </table:table-cell>
          <table:table-cell office:value-type="string" calcext:value-type="string">
            <text:p>33d96bf30209bbe23d1e36074ea278f9</text:p>
          </table:table-cell>
          <table:table-cell/>
          <table:table-cell office:value-type="string" calcext:value-type="string">
            <text:p>EMC_Barreiro/H3K4me3/MS050201.Chipmentation_H3K4me3.332.2.pair2.fastq.gz</text:p>
          </table:table-cell>
          <table:table-cell office:value-type="string" calcext:value-type="string">
            <text:p>7774dfb5e776d4e386d6da6f45380408</text:p>
          </table:table-cell>
          <table:table-cell office:value-type="string" calcext:value-type="string">
            <text:p>436b50e12ef22d4a94192f9e1be1cc8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202.Chipmentation_H3K4me3</text:p>
          </table:table-cell>
          <table:table-cell/>
          <table:table-cell office:value-type="string" calcext:value-type="string">
            <text:p>EMC_Barreiro/H3K4me3/MS050202.Chipmentation_H3K4me3.332.2.pair1.fastq.gz</text:p>
          </table:table-cell>
          <table:table-cell office:value-type="string" calcext:value-type="string">
            <text:p>0b3f32eca0fedfbd4531c1cc9c474922</text:p>
          </table:table-cell>
          <table:table-cell office:value-type="string" calcext:value-type="string">
            <text:p>ae06a56c5b8c4ee657131b35a476f23d</text:p>
          </table:table-cell>
          <table:table-cell/>
          <table:table-cell office:value-type="string" calcext:value-type="string">
            <text:p>EMC_Barreiro/H3K4me3/MS050202.Chipmentation_H3K4me3.332.2.pair2.fastq.gz</text:p>
          </table:table-cell>
          <table:table-cell office:value-type="string" calcext:value-type="string">
            <text:p>4468f1711b4f659b4e19c8492a40c829</text:p>
          </table:table-cell>
          <table:table-cell office:value-type="string" calcext:value-type="string">
            <text:p>c9f460a12f9604a46ab63727374465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301.Chipmentation_H3K4me3</text:p>
          </table:table-cell>
          <table:table-cell/>
          <table:table-cell office:value-type="string" calcext:value-type="string">
            <text:p>EMC_Barreiro/H3K4me3/MS050301.Chipmentation_H3K4me3.332.1.pair1.fastq.gz</text:p>
          </table:table-cell>
          <table:table-cell office:value-type="string" calcext:value-type="string">
            <text:p>b2e6e3ebf4d53bb4aa01c73e1a01f82d</text:p>
          </table:table-cell>
          <table:table-cell office:value-type="string" calcext:value-type="string">
            <text:p>210a3d0d819699c33b67a8ea24c22a22</text:p>
          </table:table-cell>
          <table:table-cell/>
          <table:table-cell office:value-type="string" calcext:value-type="string">
            <text:p>EMC_Barreiro/H3K4me3/MS050301.Chipmentation_H3K4me3.332.1.pair2.fastq.gz</text:p>
          </table:table-cell>
          <table:table-cell office:value-type="string" calcext:value-type="string">
            <text:p>a40b3a9e53d5902f1c6568e3e0634d29</text:p>
          </table:table-cell>
          <table:table-cell office:value-type="string" calcext:value-type="string">
            <text:p>5eccbe30de5b9746d0f9b4f7400b17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302.Chipmentation_H3K4me3</text:p>
          </table:table-cell>
          <table:table-cell/>
          <table:table-cell office:value-type="string" calcext:value-type="string">
            <text:p>EMC_Barreiro/H3K4me3/MS050302.Chipmentation_H3K4me3.328.1.pair1.fastq.gz</text:p>
          </table:table-cell>
          <table:table-cell office:value-type="string" calcext:value-type="string">
            <text:p>938394f8ca3c2fc61566d3f36a4b07b1</text:p>
          </table:table-cell>
          <table:table-cell office:value-type="string" calcext:value-type="string">
            <text:p>1fc4a964bbf4a1532424d386e7facdf4</text:p>
          </table:table-cell>
          <table:table-cell/>
          <table:table-cell office:value-type="string" calcext:value-type="string">
            <text:p>EMC_Barreiro/H3K4me3/MS050302.Chipmentation_H3K4me3.328.1.pair2.fastq.gz</text:p>
          </table:table-cell>
          <table:table-cell office:value-type="string" calcext:value-type="string">
            <text:p>daa9ea206dde7f7e4f9fc978a2bbac5e</text:p>
          </table:table-cell>
          <table:table-cell office:value-type="string" calcext:value-type="string">
            <text:p>42b1d48c5c7ebb35cdcc8609152d6d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401.Chipmentation_H3K4me3</text:p>
          </table:table-cell>
          <table:table-cell/>
          <table:table-cell office:value-type="string" calcext:value-type="string">
            <text:p>EMC_Barreiro/H3K4me3/MS050401.Chipmentation_H3K4me3.330.3.pair1.fastq.gz</text:p>
          </table:table-cell>
          <table:table-cell office:value-type="string" calcext:value-type="string">
            <text:p>de2e23f80bfeaf05910633520ed2214d</text:p>
          </table:table-cell>
          <table:table-cell office:value-type="string" calcext:value-type="string">
            <text:p>1c4fe9b59887cf4ffa79cde0b9d4f5e2</text:p>
          </table:table-cell>
          <table:table-cell/>
          <table:table-cell office:value-type="string" calcext:value-type="string">
            <text:p>EMC_Barreiro/H3K4me3/MS050401.Chipmentation_H3K4me3.330.3.pair2.fastq.gz</text:p>
          </table:table-cell>
          <table:table-cell office:value-type="string" calcext:value-type="string">
            <text:p>f5f5cc1846649153f0882f674a4b52f1</text:p>
          </table:table-cell>
          <table:table-cell office:value-type="string" calcext:value-type="string">
            <text:p>e638c5cb2bd1bc793b53fbc1bd9fb4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402.Chipmentation_H3K4me3</text:p>
          </table:table-cell>
          <table:table-cell/>
          <table:table-cell office:value-type="string" calcext:value-type="string">
            <text:p>EMC_Barreiro/H3K4me3/MS050402.Chipmentation_H3K4me3.332.2.pair1.fastq.gz</text:p>
          </table:table-cell>
          <table:table-cell office:value-type="string" calcext:value-type="string">
            <text:p>b2f9b5f8ffb345539994c74c51e6dabc</text:p>
          </table:table-cell>
          <table:table-cell office:value-type="string" calcext:value-type="string">
            <text:p>ffa9cd5a4ab54e6d0b9f2f4117804696</text:p>
          </table:table-cell>
          <table:table-cell/>
          <table:table-cell office:value-type="string" calcext:value-type="string">
            <text:p>EMC_Barreiro/H3K4me3/MS050402.Chipmentation_H3K4me3.332.2.pair2.fastq.gz</text:p>
          </table:table-cell>
          <table:table-cell office:value-type="string" calcext:value-type="string">
            <text:p>5eaac522279cabb25888f6f7891bb520</text:p>
          </table:table-cell>
          <table:table-cell office:value-type="string" calcext:value-type="string">
            <text:p>8f4532d72eaf1350f5fea1080fb3a9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501.Chipmentation_H3K4me3</text:p>
          </table:table-cell>
          <table:table-cell/>
          <table:table-cell office:value-type="string" calcext:value-type="string">
            <text:p>EMC_Barreiro/H3K4me3/MS050501.Chipmentation_H3K4me3.330.3.pair1.fastq.gz</text:p>
          </table:table-cell>
          <table:table-cell office:value-type="string" calcext:value-type="string">
            <text:p>3bc2e4ee5ac78625a6b868ccd535e54c</text:p>
          </table:table-cell>
          <table:table-cell office:value-type="string" calcext:value-type="string">
            <text:p>49949cc9790295cb84f65db76f4bb82b</text:p>
          </table:table-cell>
          <table:table-cell/>
          <table:table-cell office:value-type="string" calcext:value-type="string">
            <text:p>EMC_Barreiro/H3K4me3/MS050501.Chipmentation_H3K4me3.330.3.pair2.fastq.gz</text:p>
          </table:table-cell>
          <table:table-cell office:value-type="string" calcext:value-type="string">
            <text:p>dcf4f69ae727698408946d320f6dd4ef</text:p>
          </table:table-cell>
          <table:table-cell office:value-type="string" calcext:value-type="string">
            <text:p>463ab9fa132b3c2e8be5c1accecb23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502.Chipmentation_H3K4me3</text:p>
          </table:table-cell>
          <table:table-cell/>
          <table:table-cell office:value-type="string" calcext:value-type="string">
            <text:p>EMC_Barreiro/H3K4me3/MS050502.Chipmentation_H3K4me3.315.1.pair1.fastq.gz</text:p>
          </table:table-cell>
          <table:table-cell office:value-type="string" calcext:value-type="string">
            <text:p>a046f03f21cd53f0bbfe00c9e35e63ef</text:p>
          </table:table-cell>
          <table:table-cell office:value-type="string" calcext:value-type="string">
            <text:p>fb91e0ae4fba456abeb2315c0efce530</text:p>
          </table:table-cell>
          <table:table-cell/>
          <table:table-cell office:value-type="string" calcext:value-type="string">
            <text:p>EMC_Barreiro/H3K4me3/MS050502.Chipmentation_H3K4me3.315.1.pair2.fastq.gz</text:p>
          </table:table-cell>
          <table:table-cell office:value-type="string" calcext:value-type="string">
            <text:p>1a4a511b27772cd1a406275d09ba0799</text:p>
          </table:table-cell>
          <table:table-cell office:value-type="string" calcext:value-type="string">
            <text:p>30d80e85bcf82ff3af5b4499a5397d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601.Chipmentation_H3K4me3</text:p>
          </table:table-cell>
          <table:table-cell/>
          <table:table-cell office:value-type="string" calcext:value-type="string">
            <text:p>EMC_Barreiro/H3K4me3/MS050601.Chipmentation_H3K4me3.332.2.pair1.fastq.gz</text:p>
          </table:table-cell>
          <table:table-cell office:value-type="string" calcext:value-type="string">
            <text:p>df383cdb4d42d6d2fc73cb3b66ac5f06</text:p>
          </table:table-cell>
          <table:table-cell office:value-type="string" calcext:value-type="string">
            <text:p>cec5565447607de809f374d77638bbd5</text:p>
          </table:table-cell>
          <table:table-cell/>
          <table:table-cell office:value-type="string" calcext:value-type="string">
            <text:p>EMC_Barreiro/H3K4me3/MS050601.Chipmentation_H3K4me3.332.2.pair2.fastq.gz</text:p>
          </table:table-cell>
          <table:table-cell office:value-type="string" calcext:value-type="string">
            <text:p>54201562aa875c6a3f3d7703948b0764</text:p>
          </table:table-cell>
          <table:table-cell office:value-type="string" calcext:value-type="string">
            <text:p>c8eac792636ecbb9123cea759ddb8cc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602.Chipmentation_H3K4me3</text:p>
          </table:table-cell>
          <table:table-cell/>
          <table:table-cell office:value-type="string" calcext:value-type="string">
            <text:p>EMC_Barreiro/H3K4me3/MS050602.Chipmentation_H3K4me3.332.2.pair1.fastq.gz</text:p>
          </table:table-cell>
          <table:table-cell office:value-type="string" calcext:value-type="string">
            <text:p>288dc68aad078aaca5c717af1a98db0d</text:p>
          </table:table-cell>
          <table:table-cell office:value-type="string" calcext:value-type="string">
            <text:p>0a684c5d63d11680fc10286ad52bed97</text:p>
          </table:table-cell>
          <table:table-cell/>
          <table:table-cell office:value-type="string" calcext:value-type="string">
            <text:p>EMC_Barreiro/H3K4me3/MS050602.Chipmentation_H3K4me3.332.2.pair2.fastq.gz</text:p>
          </table:table-cell>
          <table:table-cell office:value-type="string" calcext:value-type="string">
            <text:p>f8f1447ba2ae02c6d19f14133a205501</text:p>
          </table:table-cell>
          <table:table-cell office:value-type="string" calcext:value-type="string">
            <text:p>bafb8779d47514c46a819fc800533e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801.Chipmentation_H3K4me3</text:p>
          </table:table-cell>
          <table:table-cell/>
          <table:table-cell office:value-type="string" calcext:value-type="string">
            <text:p>EMC_Barreiro/H3K4me3/MS050801.Chipmentation_H3K4me3.330.3.pair1.fastq.gz</text:p>
          </table:table-cell>
          <table:table-cell office:value-type="string" calcext:value-type="string">
            <text:p>a4092920aea4a2032c0f860799bf960a</text:p>
          </table:table-cell>
          <table:table-cell office:value-type="string" calcext:value-type="string">
            <text:p>19ce50c4a07db89ec4d086095f0ea6c4</text:p>
          </table:table-cell>
          <table:table-cell/>
          <table:table-cell office:value-type="string" calcext:value-type="string">
            <text:p>EMC_Barreiro/H3K4me3/MS050801.Chipmentation_H3K4me3.330.3.pair2.fastq.gz</text:p>
          </table:table-cell>
          <table:table-cell office:value-type="string" calcext:value-type="string">
            <text:p>ff458fc95feba92a8f9fc4f8cf526e2d</text:p>
          </table:table-cell>
          <table:table-cell office:value-type="string" calcext:value-type="string">
            <text:p>38410cdd04971ba11a6d09c3994f34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802.Chipmentation_H3K4me3</text:p>
          </table:table-cell>
          <table:table-cell/>
          <table:table-cell office:value-type="string" calcext:value-type="string">
            <text:p>EMC_Barreiro/H3K4me3/MS050802.Chipmentation_H3K4me3.332.1.pair1.fastq.gz</text:p>
          </table:table-cell>
          <table:table-cell office:value-type="string" calcext:value-type="string">
            <text:p>5569cfde702113af24c6465753bd3ab3</text:p>
          </table:table-cell>
          <table:table-cell office:value-type="string" calcext:value-type="string">
            <text:p>425fbd90648ec72c87eca0e6f01602d9</text:p>
          </table:table-cell>
          <table:table-cell/>
          <table:table-cell office:value-type="string" calcext:value-type="string">
            <text:p>EMC_Barreiro/H3K4me3/MS050802.Chipmentation_H3K4me3.332.1.pair2.fastq.gz</text:p>
          </table:table-cell>
          <table:table-cell office:value-type="string" calcext:value-type="string">
            <text:p>48f8de98a267598b7faa7c5ed569ab15</text:p>
          </table:table-cell>
          <table:table-cell office:value-type="string" calcext:value-type="string">
            <text:p>3ac148521c864f40257abadb757d178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901.Chipmentation_H3K4me3</text:p>
          </table:table-cell>
          <table:table-cell/>
          <table:table-cell office:value-type="string" calcext:value-type="string">
            <text:p>EMC_Barreiro/H3K4me3/MS050901.Chipmentation_H3K4me3.330.3.pair1.fastq.gz</text:p>
          </table:table-cell>
          <table:table-cell office:value-type="string" calcext:value-type="string">
            <text:p>4d4cbe48eadd32c83b1737b9e60e1d69</text:p>
          </table:table-cell>
          <table:table-cell office:value-type="string" calcext:value-type="string">
            <text:p>ede2a56eb4c64a764a6b26c7af8d05ac</text:p>
          </table:table-cell>
          <table:table-cell/>
          <table:table-cell office:value-type="string" calcext:value-type="string">
            <text:p>EMC_Barreiro/H3K4me3/MS050901.Chipmentation_H3K4me3.330.3.pair2.fastq.gz</text:p>
          </table:table-cell>
          <table:table-cell office:value-type="string" calcext:value-type="string">
            <text:p>475c21fe2c1f99cb6805bffff47867f7</text:p>
          </table:table-cell>
          <table:table-cell office:value-type="string" calcext:value-type="string">
            <text:p>8b9734d893a02cacd4a913219dd025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902.Chipmentation_H3K4me3</text:p>
          </table:table-cell>
          <table:table-cell/>
          <table:table-cell office:value-type="string" calcext:value-type="string">
            <text:p>EMC_Barreiro/H3K4me3/MS050902.Chipmentation_H3K4me3.332.2.pair1.fastq.gz</text:p>
          </table:table-cell>
          <table:table-cell office:value-type="string" calcext:value-type="string">
            <text:p>b5d0ea2fada62d7fedfa9003197f179a</text:p>
          </table:table-cell>
          <table:table-cell office:value-type="string" calcext:value-type="string">
            <text:p>4538042bc7c541f8e96234d566c3eac7</text:p>
          </table:table-cell>
          <table:table-cell/>
          <table:table-cell office:value-type="string" calcext:value-type="string">
            <text:p>EMC_Barreiro/H3K4me3/MS050902.Chipmentation_H3K4me3.332.2.pair2.fastq.gz</text:p>
          </table:table-cell>
          <table:table-cell office:value-type="string" calcext:value-type="string">
            <text:p>a095f3fb6a4d9c673e6a7241c6fbeb7c</text:p>
          </table:table-cell>
          <table:table-cell office:value-type="string" calcext:value-type="string">
            <text:p>f79d43e26e29fe2201c9170e78ae10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001.Chipmentation_H3K4me3</text:p>
          </table:table-cell>
          <table:table-cell/>
          <table:table-cell office:value-type="string" calcext:value-type="string">
            <text:p>EMC_Barreiro/H3K4me3/MS051001.Chipmentation_H3K4me3.332.2.pair1.fastq.gz</text:p>
          </table:table-cell>
          <table:table-cell office:value-type="string" calcext:value-type="string">
            <text:p>da11246d8f89498bcef4c8b1f30ebe3a</text:p>
          </table:table-cell>
          <table:table-cell office:value-type="string" calcext:value-type="string">
            <text:p>4a5d8593cb12117e6f968cf0e9b13666</text:p>
          </table:table-cell>
          <table:table-cell/>
          <table:table-cell office:value-type="string" calcext:value-type="string">
            <text:p>EMC_Barreiro/H3K4me3/MS051001.Chipmentation_H3K4me3.332.2.pair2.fastq.gz</text:p>
          </table:table-cell>
          <table:table-cell office:value-type="string" calcext:value-type="string">
            <text:p>db291d4bd10b12ed6ff76e71739372b2</text:p>
          </table:table-cell>
          <table:table-cell office:value-type="string" calcext:value-type="string">
            <text:p>72677768bf221211c74d0070bc7eae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002.Chipmentation_H3K4me3</text:p>
          </table:table-cell>
          <table:table-cell/>
          <table:table-cell office:value-type="string" calcext:value-type="string">
            <text:p>EMC_Barreiro/H3K4me3/MS051002.Chipmentation_H3K4me3.332.2.pair1.fastq.gz</text:p>
          </table:table-cell>
          <table:table-cell office:value-type="string" calcext:value-type="string">
            <text:p>60acc48abc70c3a040590cf202ca3c06</text:p>
          </table:table-cell>
          <table:table-cell office:value-type="string" calcext:value-type="string">
            <text:p>96fbd58acc6322ce07e32e837f4c13fa</text:p>
          </table:table-cell>
          <table:table-cell/>
          <table:table-cell office:value-type="string" calcext:value-type="string">
            <text:p>EMC_Barreiro/H3K4me3/MS051002.Chipmentation_H3K4me3.332.2.pair2.fastq.gz</text:p>
          </table:table-cell>
          <table:table-cell office:value-type="string" calcext:value-type="string">
            <text:p>c4b7213a666090403d8a992b4863a81b</text:p>
          </table:table-cell>
          <table:table-cell office:value-type="string" calcext:value-type="string">
            <text:p>9183c1d4d61ef9dc4740644b6a5b9b8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201.Chipmentation_H3K4me3</text:p>
          </table:table-cell>
          <table:table-cell/>
          <table:table-cell office:value-type="string" calcext:value-type="string">
            <text:p>EMC_Barreiro/H3K4me3/MS051201.Chipmentation_H3K4me3.332.1.pair1.fastq.gz</text:p>
          </table:table-cell>
          <table:table-cell office:value-type="string" calcext:value-type="string">
            <text:p>cd85eea11814736335f196940907e2f8</text:p>
          </table:table-cell>
          <table:table-cell office:value-type="string" calcext:value-type="string">
            <text:p>85084305ed9c3647ed33a5e0240fbb79</text:p>
          </table:table-cell>
          <table:table-cell/>
          <table:table-cell office:value-type="string" calcext:value-type="string">
            <text:p>EMC_Barreiro/H3K4me3/MS051201.Chipmentation_H3K4me3.332.1.pair2.fastq.gz</text:p>
          </table:table-cell>
          <table:table-cell office:value-type="string" calcext:value-type="string">
            <text:p>bd527e66711c267d9f728f6248084612</text:p>
          </table:table-cell>
          <table:table-cell office:value-type="string" calcext:value-type="string">
            <text:p>4a23a0a5ebfba9fd12be16c0363caf3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202.Chipmentation_H3K4me3</text:p>
          </table:table-cell>
          <table:table-cell/>
          <table:table-cell office:value-type="string" calcext:value-type="string">
            <text:p>EMC_Barreiro/H3K4me3/MS051202.Chipmentation_H3K4me3.330.3.pair1.fastq.gz</text:p>
          </table:table-cell>
          <table:table-cell office:value-type="string" calcext:value-type="string">
            <text:p>5ce10d15cc6baccbd23cdc204d4d5663</text:p>
          </table:table-cell>
          <table:table-cell office:value-type="string" calcext:value-type="string">
            <text:p>c1adc2c6e186b562e85af32add6e9e65</text:p>
          </table:table-cell>
          <table:table-cell/>
          <table:table-cell office:value-type="string" calcext:value-type="string">
            <text:p>EMC_Barreiro/H3K4me3/MS051202.Chipmentation_H3K4me3.330.3.pair2.fastq.gz</text:p>
          </table:table-cell>
          <table:table-cell office:value-type="string" calcext:value-type="string">
            <text:p>126087977e844f4e5fbd76d9e6e5cde8</text:p>
          </table:table-cell>
          <table:table-cell office:value-type="string" calcext:value-type="string">
            <text:p>63e6dd20b40e99ed93af3ddb672e0b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301.Chipmentation_H3K4me3</text:p>
          </table:table-cell>
          <table:table-cell/>
          <table:table-cell office:value-type="string" calcext:value-type="string">
            <text:p>EMC_Barreiro/H3K4me3/MS051301.Chipmentation_H3K4me3.332.1.pair1.fastq.gz</text:p>
          </table:table-cell>
          <table:table-cell office:value-type="string" calcext:value-type="string">
            <text:p>82ea226273885922fb8679525c2a3d29</text:p>
          </table:table-cell>
          <table:table-cell office:value-type="string" calcext:value-type="string">
            <text:p>01c46717e0fe9e90fc9ffa3929d23c5e</text:p>
          </table:table-cell>
          <table:table-cell/>
          <table:table-cell office:value-type="string" calcext:value-type="string">
            <text:p>EMC_Barreiro/H3K4me3/MS051301.Chipmentation_H3K4me3.332.1.pair2.fastq.gz</text:p>
          </table:table-cell>
          <table:table-cell office:value-type="string" calcext:value-type="string">
            <text:p>ad255350952baa3b6f52510144948b1c</text:p>
          </table:table-cell>
          <table:table-cell office:value-type="string" calcext:value-type="string">
            <text:p>f23d6c961438f4edbede2885649181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302.Chipmentation_H3K4me3</text:p>
          </table:table-cell>
          <table:table-cell/>
          <table:table-cell office:value-type="string" calcext:value-type="string">
            <text:p>EMC_Barreiro/H3K4me3/MS051302.Chipmentation_H3K4me3.330.3.pair1.fastq.gz</text:p>
          </table:table-cell>
          <table:table-cell office:value-type="string" calcext:value-type="string">
            <text:p>b2db6dbc07f2abc9622f77937a3c9cda</text:p>
          </table:table-cell>
          <table:table-cell office:value-type="string" calcext:value-type="string">
            <text:p>cbebbfdecaef691d9ec4420b03b2aa79</text:p>
          </table:table-cell>
          <table:table-cell/>
          <table:table-cell office:value-type="string" calcext:value-type="string">
            <text:p>EMC_Barreiro/H3K4me3/MS051302.Chipmentation_H3K4me3.330.3.pair2.fastq.gz</text:p>
          </table:table-cell>
          <table:table-cell office:value-type="string" calcext:value-type="string">
            <text:p>3442f331c64b074c97e623a4c09d1f4d</text:p>
          </table:table-cell>
          <table:table-cell office:value-type="string" calcext:value-type="string">
            <text:p>868767f8306a24d56e0b7e7ee4c479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401.Chipmentation_H3K4me3</text:p>
          </table:table-cell>
          <table:table-cell/>
          <table:table-cell office:value-type="string" calcext:value-type="string">
            <text:p>EMC_Barreiro/H3K4me3/MS051401.Chipmentation_H3K4me3.332.1.pair1.fastq.gz</text:p>
          </table:table-cell>
          <table:table-cell office:value-type="string" calcext:value-type="string">
            <text:p>ef3040ba010caec6524497f6fef528e5</text:p>
          </table:table-cell>
          <table:table-cell office:value-type="string" calcext:value-type="string">
            <text:p>b3d5e035dca50f9b6191b902702b9215</text:p>
          </table:table-cell>
          <table:table-cell/>
          <table:table-cell office:value-type="string" calcext:value-type="string">
            <text:p>EMC_Barreiro/H3K4me3/MS051401.Chipmentation_H3K4me3.332.1.pair2.fastq.gz</text:p>
          </table:table-cell>
          <table:table-cell office:value-type="string" calcext:value-type="string">
            <text:p>5aa1e9c8c0751c8450c6d4313c57b68a</text:p>
          </table:table-cell>
          <table:table-cell office:value-type="string" calcext:value-type="string">
            <text:p>d953c31badb2901228abf16f3410f3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402.Chipmentation_H3K4me3</text:p>
          </table:table-cell>
          <table:table-cell/>
          <table:table-cell office:value-type="string" calcext:value-type="string">
            <text:p>EMC_Barreiro/H3K4me3/MS051402.Chipmentation_H3K4me3.328.1.pair1.fastq.gz</text:p>
          </table:table-cell>
          <table:table-cell office:value-type="string" calcext:value-type="string">
            <text:p>b0d6d6a877d646f87b21794f70c8e362</text:p>
          </table:table-cell>
          <table:table-cell office:value-type="string" calcext:value-type="string">
            <text:p>b97f081d86973205ad785ca4e101278a</text:p>
          </table:table-cell>
          <table:table-cell/>
          <table:table-cell office:value-type="string" calcext:value-type="string">
            <text:p>EMC_Barreiro/H3K4me3/MS051402.Chipmentation_H3K4me3.328.1.pair2.fastq.gz</text:p>
          </table:table-cell>
          <table:table-cell office:value-type="string" calcext:value-type="string">
            <text:p>109737d7055a7e76ae19a7a342656acb</text:p>
          </table:table-cell>
          <table:table-cell office:value-type="string" calcext:value-type="string">
            <text:p>3035c14572847fed3cc3ed1fd943d33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501.Chipmentation_H3K4me3</text:p>
          </table:table-cell>
          <table:table-cell/>
          <table:table-cell office:value-type="string" calcext:value-type="string">
            <text:p>EMC_Barreiro/H3K4me3/MS051501.Chipmentation_H3K4me3.315.1.pair1.fastq.gz</text:p>
          </table:table-cell>
          <table:table-cell office:value-type="string" calcext:value-type="string">
            <text:p>6d846dc8a4ed84511344bee15e3e707a</text:p>
          </table:table-cell>
          <table:table-cell office:value-type="string" calcext:value-type="string">
            <text:p>06ada428a5a852f7298ba747d443a2ce</text:p>
          </table:table-cell>
          <table:table-cell/>
          <table:table-cell office:value-type="string" calcext:value-type="string">
            <text:p>EMC_Barreiro/H3K4me3/MS051501.Chipmentation_H3K4me3.315.1.pair2.fastq.gz</text:p>
          </table:table-cell>
          <table:table-cell office:value-type="string" calcext:value-type="string">
            <text:p>a67a017913fd8041db9c464058c4a82c</text:p>
          </table:table-cell>
          <table:table-cell office:value-type="string" calcext:value-type="string">
            <text:p>6b4810ca5161c0b2129ebfea8235b8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502.Chipmentation_H3K4me3</text:p>
          </table:table-cell>
          <table:table-cell/>
          <table:table-cell office:value-type="string" calcext:value-type="string">
            <text:p>EMC_Barreiro/H3K4me3/MS051502.Chipmentation_H3K4me3.332.1.pair1.fastq.gz</text:p>
          </table:table-cell>
          <table:table-cell office:value-type="string" calcext:value-type="string">
            <text:p>9ea8e5428a82aa68432332d19b9e64e5</text:p>
          </table:table-cell>
          <table:table-cell office:value-type="string" calcext:value-type="string">
            <text:p>d474bb28ca789f0022593c0ade314345</text:p>
          </table:table-cell>
          <table:table-cell/>
          <table:table-cell office:value-type="string" calcext:value-type="string">
            <text:p>EMC_Barreiro/H3K4me3/MS051502.Chipmentation_H3K4me3.332.1.pair2.fastq.gz</text:p>
          </table:table-cell>
          <table:table-cell office:value-type="string" calcext:value-type="string">
            <text:p>185cd17aa77fff0ee11a6b7abff04271</text:p>
          </table:table-cell>
          <table:table-cell office:value-type="string" calcext:value-type="string">
            <text:p>e1ffe5054ce0834b97f1d5f6201f210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601.Chipmentation_H3K4me3</text:p>
          </table:table-cell>
          <table:table-cell/>
          <table:table-cell office:value-type="string" calcext:value-type="string">
            <text:p>EMC_Barreiro/H3K4me3/MS051601.Chipmentation_H3K4me3.330.3.pair1.fastq.gz</text:p>
          </table:table-cell>
          <table:table-cell office:value-type="string" calcext:value-type="string">
            <text:p>e03b663fdac535602c8781ddbbba3cdb</text:p>
          </table:table-cell>
          <table:table-cell office:value-type="string" calcext:value-type="string">
            <text:p>7ca529633ea4423bcd9c32e86f36f02b</text:p>
          </table:table-cell>
          <table:table-cell/>
          <table:table-cell office:value-type="string" calcext:value-type="string">
            <text:p>EMC_Barreiro/H3K4me3/MS051601.Chipmentation_H3K4me3.330.3.pair2.fastq.gz</text:p>
          </table:table-cell>
          <table:table-cell office:value-type="string" calcext:value-type="string">
            <text:p>aaed4915da61e21919c1308e46436372</text:p>
          </table:table-cell>
          <table:table-cell office:value-type="string" calcext:value-type="string">
            <text:p>9b9f2be2c7ef150ea3a0daf0ef9217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602.Chipmentation_H3K4me3</text:p>
          </table:table-cell>
          <table:table-cell/>
          <table:table-cell office:value-type="string" calcext:value-type="string">
            <text:p>EMC_Barreiro/H3K4me3/MS051602.Chipmentation_H3K4me3.332.1.pair1.fastq.gz</text:p>
          </table:table-cell>
          <table:table-cell office:value-type="string" calcext:value-type="string">
            <text:p>f6bcfc085bc4fad5fc3fc29b0b0ebed7</text:p>
          </table:table-cell>
          <table:table-cell office:value-type="string" calcext:value-type="string">
            <text:p>9d7e81e7b03baa308e583a0abf858d2a</text:p>
          </table:table-cell>
          <table:table-cell/>
          <table:table-cell office:value-type="string" calcext:value-type="string">
            <text:p>EMC_Barreiro/H3K4me3/MS051602.Chipmentation_H3K4me3.332.1.pair2.fastq.gz</text:p>
          </table:table-cell>
          <table:table-cell office:value-type="string" calcext:value-type="string">
            <text:p>8043d3d3db7fac28aa5a693b9db7ea05</text:p>
          </table:table-cell>
          <table:table-cell office:value-type="string" calcext:value-type="string">
            <text:p>1133fe5d5cc044e0a65ece5fe129885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701.Chipmentation_H3K4me3</text:p>
          </table:table-cell>
          <table:table-cell/>
          <table:table-cell office:value-type="string" calcext:value-type="string">
            <text:p>EMC_Barreiro/H3K4me3/MS051701.Chipmentation_H3K4me3.330.3.pair1.fastq.gz</text:p>
          </table:table-cell>
          <table:table-cell office:value-type="string" calcext:value-type="string">
            <text:p>b0f5909ed03e2e9eb01905ac0a7f064e</text:p>
          </table:table-cell>
          <table:table-cell office:value-type="string" calcext:value-type="string">
            <text:p>c72a88d3e61a65f9da0ca588ef9f2198</text:p>
          </table:table-cell>
          <table:table-cell/>
          <table:table-cell office:value-type="string" calcext:value-type="string">
            <text:p>EMC_Barreiro/H3K4me3/MS051701.Chipmentation_H3K4me3.330.3.pair2.fastq.gz</text:p>
          </table:table-cell>
          <table:table-cell office:value-type="string" calcext:value-type="string">
            <text:p>27b2845ebdd74666dfab1bcdb4e6afa5</text:p>
          </table:table-cell>
          <table:table-cell office:value-type="string" calcext:value-type="string">
            <text:p>30c73ac376ebc901c69560c73bdb5f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702.Chipmentation_H3K4me3</text:p>
          </table:table-cell>
          <table:table-cell/>
          <table:table-cell office:value-type="string" calcext:value-type="string">
            <text:p>EMC_Barreiro/H3K4me3/MS051702.Chipmentation_H3K4me3.332.1.pair1.fastq.gz</text:p>
          </table:table-cell>
          <table:table-cell office:value-type="string" calcext:value-type="string">
            <text:p>d58d0f0d95756a60618637a23227478e</text:p>
          </table:table-cell>
          <table:table-cell office:value-type="string" calcext:value-type="string">
            <text:p>f031c94af5ee8778669b6e1944fad4c3</text:p>
          </table:table-cell>
          <table:table-cell/>
          <table:table-cell office:value-type="string" calcext:value-type="string">
            <text:p>EMC_Barreiro/H3K4me3/MS051702.Chipmentation_H3K4me3.332.1.pair2.fastq.gz</text:p>
          </table:table-cell>
          <table:table-cell office:value-type="string" calcext:value-type="string">
            <text:p>3ded7e9f701454c19186a50b33af8b46</text:p>
          </table:table-cell>
          <table:table-cell office:value-type="string" calcext:value-type="string">
            <text:p>79a939329a03a887c2e60b9575f5f9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901.Chipmentation_H3K4me3</text:p>
          </table:table-cell>
          <table:table-cell/>
          <table:table-cell office:value-type="string" calcext:value-type="string">
            <text:p>EMC_Barreiro/H3K4me3/MS051901.Chipmentation_H3K4me3.330.3.pair1.fastq.gz</text:p>
          </table:table-cell>
          <table:table-cell office:value-type="string" calcext:value-type="string">
            <text:p>f3042b0747a7186aa6c7c9996e54abf6</text:p>
          </table:table-cell>
          <table:table-cell office:value-type="string" calcext:value-type="string">
            <text:p>ba71328813fdcb381fee630b3512428b</text:p>
          </table:table-cell>
          <table:table-cell/>
          <table:table-cell office:value-type="string" calcext:value-type="string">
            <text:p>EMC_Barreiro/H3K4me3/MS051901.Chipmentation_H3K4me3.330.3.pair2.fastq.gz</text:p>
          </table:table-cell>
          <table:table-cell office:value-type="string" calcext:value-type="string">
            <text:p>df53d7eefb99ab6cbcde090fd3ecb279</text:p>
          </table:table-cell>
          <table:table-cell office:value-type="string" calcext:value-type="string">
            <text:p>00b40d9dc329fbbebb90e7e90b16a0f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902.Chipmentation_H3K4me3</text:p>
          </table:table-cell>
          <table:table-cell/>
          <table:table-cell office:value-type="string" calcext:value-type="string">
            <text:p>EMC_Barreiro/H3K4me3/MS051902.Chipmentation_H3K4me3.332.1.pair1.fastq.gz</text:p>
          </table:table-cell>
          <table:table-cell office:value-type="string" calcext:value-type="string">
            <text:p>da68ae52a836dc40cc734370ba0e144c</text:p>
          </table:table-cell>
          <table:table-cell office:value-type="string" calcext:value-type="string">
            <text:p>c0b27d28e0f88aa32473c1627bfa0a82</text:p>
          </table:table-cell>
          <table:table-cell/>
          <table:table-cell office:value-type="string" calcext:value-type="string">
            <text:p>EMC_Barreiro/H3K4me3/MS051902.Chipmentation_H3K4me3.332.1.pair2.fastq.gz</text:p>
          </table:table-cell>
          <table:table-cell office:value-type="string" calcext:value-type="string">
            <text:p>fbb9fbe5a48c1b5c68d1b891e46884ae</text:p>
          </table:table-cell>
          <table:table-cell office:value-type="string" calcext:value-type="string">
            <text:p>1028f903b2f2dd374f792aa894e87b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001.Chipmentation_H3K4me3</text:p>
          </table:table-cell>
          <table:table-cell/>
          <table:table-cell office:value-type="string" calcext:value-type="string">
            <text:p>EMC_Barreiro/H3K4me3/MS052001.Chipmentation_H3K4me3.328.1.pair1.fastq.gz</text:p>
          </table:table-cell>
          <table:table-cell office:value-type="string" calcext:value-type="string">
            <text:p>ed313888a148bc454732b0a72f319185</text:p>
          </table:table-cell>
          <table:table-cell office:value-type="string" calcext:value-type="string">
            <text:p>269c94f2b7103e950b761f63cf7300f6</text:p>
          </table:table-cell>
          <table:table-cell/>
          <table:table-cell office:value-type="string" calcext:value-type="string">
            <text:p>EMC_Barreiro/H3K4me3/MS052001.Chipmentation_H3K4me3.328.1.pair2.fastq.gz</text:p>
          </table:table-cell>
          <table:table-cell office:value-type="string" calcext:value-type="string">
            <text:p>32efa65c2d01a0684d88f3cf2094ddc4</text:p>
          </table:table-cell>
          <table:table-cell office:value-type="string" calcext:value-type="string">
            <text:p>aaaaae8b74634a835456ed236d488a2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002.Chipmentation_H3K4me3</text:p>
          </table:table-cell>
          <table:table-cell/>
          <table:table-cell office:value-type="string" calcext:value-type="string">
            <text:p>EMC_Barreiro/H3K4me3/MS052002.Chipmentation_H3K4me3.332.1.pair1.fastq.gz</text:p>
          </table:table-cell>
          <table:table-cell office:value-type="string" calcext:value-type="string">
            <text:p>e22775ae217a466deeacd193f575a0cc</text:p>
          </table:table-cell>
          <table:table-cell office:value-type="string" calcext:value-type="string">
            <text:p>7819ae763efd1d64eb57cb8ace913782</text:p>
          </table:table-cell>
          <table:table-cell/>
          <table:table-cell office:value-type="string" calcext:value-type="string">
            <text:p>EMC_Barreiro/H3K4me3/MS052002.Chipmentation_H3K4me3.332.1.pair2.fastq.gz</text:p>
          </table:table-cell>
          <table:table-cell office:value-type="string" calcext:value-type="string">
            <text:p>d97c802ea5a77533180193d86fb00bb9</text:p>
          </table:table-cell>
          <table:table-cell office:value-type="string" calcext:value-type="string">
            <text:p>4638a220cffc22b7f17b3428e63843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101.Chipmentation_H3K4me3</text:p>
          </table:table-cell>
          <table:table-cell/>
          <table:table-cell office:value-type="string" calcext:value-type="string">
            <text:p>EMC_Barreiro/H3K4me3/MS052101.Chipmentation_H3K4me3.330.3.pair1.fastq.gz</text:p>
          </table:table-cell>
          <table:table-cell office:value-type="string" calcext:value-type="string">
            <text:p>d7b731cc358ace8f3cd7eb9fe79030ee</text:p>
          </table:table-cell>
          <table:table-cell office:value-type="string" calcext:value-type="string">
            <text:p>88d4ce8bb646791f03c8ee8e47c31f53</text:p>
          </table:table-cell>
          <table:table-cell/>
          <table:table-cell office:value-type="string" calcext:value-type="string">
            <text:p>EMC_Barreiro/H3K4me3/MS052101.Chipmentation_H3K4me3.330.3.pair2.fastq.gz</text:p>
          </table:table-cell>
          <table:table-cell office:value-type="string" calcext:value-type="string">
            <text:p>abaf3fdd6b836456f0844495905f13af</text:p>
          </table:table-cell>
          <table:table-cell office:value-type="string" calcext:value-type="string">
            <text:p>8c4fdc2e0f0f9174ea146ec5eb0eb9e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102.Chipmentation_H3K4me3</text:p>
          </table:table-cell>
          <table:table-cell/>
          <table:table-cell office:value-type="string" calcext:value-type="string">
            <text:p>EMC_Barreiro/H3K4me3/MS052102.Chipmentation_H3K4me3.332.2.pair1.fastq.gz</text:p>
          </table:table-cell>
          <table:table-cell office:value-type="string" calcext:value-type="string">
            <text:p>c336fa1f1d4201fcf7afdd039cd42e44</text:p>
          </table:table-cell>
          <table:table-cell office:value-type="string" calcext:value-type="string">
            <text:p>74a5abeaac64c2a08bb7bdfec8e5152f</text:p>
          </table:table-cell>
          <table:table-cell/>
          <table:table-cell office:value-type="string" calcext:value-type="string">
            <text:p>EMC_Barreiro/H3K4me3/MS052102.Chipmentation_H3K4me3.332.2.pair2.fastq.gz</text:p>
          </table:table-cell>
          <table:table-cell office:value-type="string" calcext:value-type="string">
            <text:p>cd6ee23c1f943acae607064009847dd1</text:p>
          </table:table-cell>
          <table:table-cell office:value-type="string" calcext:value-type="string">
            <text:p>f533c61c872b4270a5178707cc2f8f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201.Chipmentation_H3K4me3</text:p>
          </table:table-cell>
          <table:table-cell/>
          <table:table-cell office:value-type="string" calcext:value-type="string">
            <text:p>EMC_Barreiro/H3K4me3/MS052201.Chipmentation_H3K4me3.332.1.pair1.fastq.gz</text:p>
          </table:table-cell>
          <table:table-cell office:value-type="string" calcext:value-type="string">
            <text:p>201353ffac45412eaf70bd233d01fec8</text:p>
          </table:table-cell>
          <table:table-cell office:value-type="string" calcext:value-type="string">
            <text:p>a3cd03297d65c78516f2e3c33f76aed8</text:p>
          </table:table-cell>
          <table:table-cell/>
          <table:table-cell office:value-type="string" calcext:value-type="string">
            <text:p>EMC_Barreiro/H3K4me3/MS052201.Chipmentation_H3K4me3.332.1.pair2.fastq.gz</text:p>
          </table:table-cell>
          <table:table-cell office:value-type="string" calcext:value-type="string">
            <text:p>e99c9ff2c42f178d23578c91927a443b</text:p>
          </table:table-cell>
          <table:table-cell office:value-type="string" calcext:value-type="string">
            <text:p>6782f3f8bfe1f7ddea6147c639202a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202.Chipmentation_H3K4me3</text:p>
          </table:table-cell>
          <table:table-cell/>
          <table:table-cell office:value-type="string" calcext:value-type="string">
            <text:p>EMC_Barreiro/H3K4me3/MS052202.Chipmentation_H3K4me3.332.1.pair1.fastq.gz</text:p>
          </table:table-cell>
          <table:table-cell office:value-type="string" calcext:value-type="string">
            <text:p>dbaa9967981286a6726ac472f8347901</text:p>
          </table:table-cell>
          <table:table-cell office:value-type="string" calcext:value-type="string">
            <text:p>08ff00f4e8f52aab3d74c639ec0485a5</text:p>
          </table:table-cell>
          <table:table-cell/>
          <table:table-cell office:value-type="string" calcext:value-type="string">
            <text:p>EMC_Barreiro/H3K4me3/MS052202.Chipmentation_H3K4me3.332.1.pair2.fastq.gz</text:p>
          </table:table-cell>
          <table:table-cell office:value-type="string" calcext:value-type="string">
            <text:p>707f3d76e8adc5c2ad66e91b56cfeffc</text:p>
          </table:table-cell>
          <table:table-cell office:value-type="string" calcext:value-type="string">
            <text:p>7d27f8e2cfda94d0b7b1fbdaf9cff43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501.Chipmentation_H3K4me3</text:p>
          </table:table-cell>
          <table:table-cell/>
          <table:table-cell office:value-type="string" calcext:value-type="string">
            <text:p>EMC_Barreiro/H3K4me3/MS052501.Chipmentation_H3K4me3.332.1.pair1.fastq.gz</text:p>
          </table:table-cell>
          <table:table-cell office:value-type="string" calcext:value-type="string">
            <text:p>f2e1addac636a5bf94dd892c49460330</text:p>
          </table:table-cell>
          <table:table-cell office:value-type="string" calcext:value-type="string">
            <text:p>83d533aa41ebe7cf76600c5f5cc1f8f0</text:p>
          </table:table-cell>
          <table:table-cell/>
          <table:table-cell office:value-type="string" calcext:value-type="string">
            <text:p>EMC_Barreiro/H3K4me3/MS052501.Chipmentation_H3K4me3.332.1.pair2.fastq.gz</text:p>
          </table:table-cell>
          <table:table-cell office:value-type="string" calcext:value-type="string">
            <text:p>ce3822858d0e4c44dff1185edb65689a</text:p>
          </table:table-cell>
          <table:table-cell office:value-type="string" calcext:value-type="string">
            <text:p>6aebfafd5dff5f70db34ef06fa58865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502.Chipmentation_H3K4me3</text:p>
          </table:table-cell>
          <table:table-cell/>
          <table:table-cell office:value-type="string" calcext:value-type="string">
            <text:p>EMC_Barreiro/H3K4me3/MS052502.Chipmentation_H3K4me3.332.2.pair1.fastq.gz</text:p>
          </table:table-cell>
          <table:table-cell office:value-type="string" calcext:value-type="string">
            <text:p>a7af56285f09c8aa2b7376af0679a434</text:p>
          </table:table-cell>
          <table:table-cell office:value-type="string" calcext:value-type="string">
            <text:p>d07d25ff8b91c78159698015353c23c3</text:p>
          </table:table-cell>
          <table:table-cell/>
          <table:table-cell office:value-type="string" calcext:value-type="string">
            <text:p>EMC_Barreiro/H3K4me3/MS052502.Chipmentation_H3K4me3.332.2.pair2.fastq.gz</text:p>
          </table:table-cell>
          <table:table-cell office:value-type="string" calcext:value-type="string">
            <text:p>62bfb4ae112b0dd387472828a254583f</text:p>
          </table:table-cell>
          <table:table-cell office:value-type="string" calcext:value-type="string">
            <text:p>8a50ada332b0c5571f075083ef547d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701.Chipmentation_H3K4me3</text:p>
          </table:table-cell>
          <table:table-cell/>
          <table:table-cell office:value-type="string" calcext:value-type="string">
            <text:p>EMC_Barreiro/H3K4me3/MS052701.Chipmentation_H3K4me3.330.3.pair1.fastq.gz</text:p>
          </table:table-cell>
          <table:table-cell office:value-type="string" calcext:value-type="string">
            <text:p>6745b55978003418e79cd67fa478b7db</text:p>
          </table:table-cell>
          <table:table-cell office:value-type="string" calcext:value-type="string">
            <text:p>4e416a4daf5047604b8708f38ed3564a</text:p>
          </table:table-cell>
          <table:table-cell/>
          <table:table-cell office:value-type="string" calcext:value-type="string">
            <text:p>EMC_Barreiro/H3K4me3/MS052701.Chipmentation_H3K4me3.330.3.pair2.fastq.gz</text:p>
          </table:table-cell>
          <table:table-cell office:value-type="string" calcext:value-type="string">
            <text:p>b6eec8b979a18f0d34f0bec7327e65fc</text:p>
          </table:table-cell>
          <table:table-cell office:value-type="string" calcext:value-type="string">
            <text:p>a5ce13472e895493cd1dadd2bfcf712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702.Chipmentation_H3K4me3</text:p>
          </table:table-cell>
          <table:table-cell/>
          <table:table-cell office:value-type="string" calcext:value-type="string">
            <text:p>EMC_Barreiro/H3K4me3/MS052702.Chipmentation_H3K4me3.330.3.pair1.fastq.gz</text:p>
          </table:table-cell>
          <table:table-cell office:value-type="string" calcext:value-type="string">
            <text:p>8a3f7c7ac74881a078b87d1d9ababdd4</text:p>
          </table:table-cell>
          <table:table-cell office:value-type="string" calcext:value-type="string">
            <text:p>f9b1f31885177a0d097ca12ab5b30ea0</text:p>
          </table:table-cell>
          <table:table-cell/>
          <table:table-cell office:value-type="string" calcext:value-type="string">
            <text:p>EMC_Barreiro/H3K4me3/MS052702.Chipmentation_H3K4me3.330.3.pair2.fastq.gz</text:p>
          </table:table-cell>
          <table:table-cell office:value-type="string" calcext:value-type="string">
            <text:p>dcc9dfbdae03e4c8d027c8542a9db6fe</text:p>
          </table:table-cell>
          <table:table-cell office:value-type="string" calcext:value-type="string">
            <text:p>2efcfa1e48d3587104babf830d0eea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801.Chipmentation_H3K4me3</text:p>
          </table:table-cell>
          <table:table-cell/>
          <table:table-cell office:value-type="string" calcext:value-type="string">
            <text:p>EMC_Barreiro/H3K4me3/MS052801.Chipmentation_H3K4me3.332.2.pair1.fastq.gz</text:p>
          </table:table-cell>
          <table:table-cell office:value-type="string" calcext:value-type="string">
            <text:p>6c331895a8aaf05f4dc7961d5ad1d2f6</text:p>
          </table:table-cell>
          <table:table-cell office:value-type="string" calcext:value-type="string">
            <text:p>9156f278c3e2044b952f91593b6badb2</text:p>
          </table:table-cell>
          <table:table-cell/>
          <table:table-cell office:value-type="string" calcext:value-type="string">
            <text:p>EMC_Barreiro/H3K4me3/MS052801.Chipmentation_H3K4me3.332.2.pair2.fastq.gz</text:p>
          </table:table-cell>
          <table:table-cell office:value-type="string" calcext:value-type="string">
            <text:p>65550900cc0fd3f4800403f0fa323e98</text:p>
          </table:table-cell>
          <table:table-cell office:value-type="string" calcext:value-type="string">
            <text:p>03ec83aad2ab646596a125856f1926a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802.Chipmentation_H3K4me3</text:p>
          </table:table-cell>
          <table:table-cell/>
          <table:table-cell office:value-type="string" calcext:value-type="string">
            <text:p>EMC_Barreiro/H3K4me3/MS052802.Chipmentation_H3K4me3.332.2.pair1.fastq.gz</text:p>
          </table:table-cell>
          <table:table-cell office:value-type="string" calcext:value-type="string">
            <text:p>740a4e226c6e685a7c8a91509e0b3a9a</text:p>
          </table:table-cell>
          <table:table-cell office:value-type="string" calcext:value-type="string">
            <text:p>4dda96958b3ca1deb251be7689842230</text:p>
          </table:table-cell>
          <table:table-cell/>
          <table:table-cell office:value-type="string" calcext:value-type="string">
            <text:p>EMC_Barreiro/H3K4me3/MS052802.Chipmentation_H3K4me3.332.2.pair2.fastq.gz</text:p>
          </table:table-cell>
          <table:table-cell office:value-type="string" calcext:value-type="string">
            <text:p>db14657c357566bdec3540bc8c1a7fd0</text:p>
          </table:table-cell>
          <table:table-cell office:value-type="string" calcext:value-type="string">
            <text:p>17a7ed2f2d3275e89c90563f55b47e9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3001.Chipmentation_H3K4me3</text:p>
          </table:table-cell>
          <table:table-cell/>
          <table:table-cell office:value-type="string" calcext:value-type="string">
            <text:p>EMC_Barreiro/H3K4me3/MS053001.Chipmentation_H3K4me3.332.2.pair1.fastq.gz</text:p>
          </table:table-cell>
          <table:table-cell office:value-type="string" calcext:value-type="string">
            <text:p>f3b2fbd78ddca01af448525156e59fec</text:p>
          </table:table-cell>
          <table:table-cell office:value-type="string" calcext:value-type="string">
            <text:p>50d65e4884d140a7128e53fd057e0785</text:p>
          </table:table-cell>
          <table:table-cell/>
          <table:table-cell office:value-type="string" calcext:value-type="string">
            <text:p>EMC_Barreiro/H3K4me3/MS053001.Chipmentation_H3K4me3.332.2.pair2.fastq.gz</text:p>
          </table:table-cell>
          <table:table-cell office:value-type="string" calcext:value-type="string">
            <text:p>c2f15b539ebe709b85cd139adcb64beb</text:p>
          </table:table-cell>
          <table:table-cell office:value-type="string" calcext:value-type="string">
            <text:p>f0a71b1ae982a64e3f50d80b8aa095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3002.Chipmentation_H3K4me3</text:p>
          </table:table-cell>
          <table:table-cell/>
          <table:table-cell office:value-type="string" calcext:value-type="string">
            <text:p>EMC_Barreiro/H3K4me3/MS053002.Chipmentation_H3K4me3.332.2.pair1.fastq.gz</text:p>
          </table:table-cell>
          <table:table-cell office:value-type="string" calcext:value-type="string">
            <text:p>6fb2eea8c88373df6c3376545c652bd4</text:p>
          </table:table-cell>
          <table:table-cell office:value-type="string" calcext:value-type="string">
            <text:p>690f7618e8d0bd8031dbf7f913308c38</text:p>
          </table:table-cell>
          <table:table-cell/>
          <table:table-cell office:value-type="string" calcext:value-type="string">
            <text:p>EMC_Barreiro/H3K4me3/MS053002.Chipmentation_H3K4me3.332.2.pair2.fastq.gz</text:p>
          </table:table-cell>
          <table:table-cell office:value-type="string" calcext:value-type="string">
            <text:p>ccb55fcc6d23d8dc568529b4822ea2be</text:p>
          </table:table-cell>
          <table:table-cell office:value-type="string" calcext:value-type="string">
            <text:p>d706917cca4fffee81d9948c3aa05f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201</text:p>
          </table:table-cell>
          <table:table-cell office:value-type="string" calcext:value-type="string">
            <text:p>MS049201.json</text:p>
          </table:table-cell>
          <table:table-cell/>
          <table:table-cell office:value-type="string" calcext:value-type="string">
            <text:p>MS049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201.RNASeq</text:p>
          </table:table-cell>
          <table:table-cell/>
          <table:table-cell office:value-type="string" calcext:value-type="string">
            <text:p>EMC_Barreiro/RNAseq/MS049201.RNASeq.141.1.pair1.fastq.gz</text:p>
          </table:table-cell>
          <table:table-cell office:value-type="string" calcext:value-type="string">
            <text:p>dc1e8d7e84baf05f0319b2a658b50352</text:p>
          </table:table-cell>
          <table:table-cell office:value-type="string" calcext:value-type="string">
            <text:p>29265e143f759afcfabe3bae9c2dfec4</text:p>
          </table:table-cell>
          <table:table-cell/>
          <table:table-cell office:value-type="string" calcext:value-type="string">
            <text:p>EMC_Barreiro/RNAseq/MS049201.RNASeq.141.1.pair2.fastq.gz</text:p>
          </table:table-cell>
          <table:table-cell office:value-type="string" calcext:value-type="string">
            <text:p>e23af008e91221f77d408e3d1551cf8a</text:p>
          </table:table-cell>
          <table:table-cell office:value-type="string" calcext:value-type="string">
            <text:p>dd1d5a0ef4aa9a29bc437434b790c04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202</text:p>
          </table:table-cell>
          <table:table-cell office:value-type="string" calcext:value-type="string">
            <text:p>MS049202.json</text:p>
          </table:table-cell>
          <table:table-cell/>
          <table:table-cell office:value-type="string" calcext:value-type="string">
            <text:p>MS049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202.RNASeq</text:p>
          </table:table-cell>
          <table:table-cell/>
          <table:table-cell office:value-type="string" calcext:value-type="string">
            <text:p>EMC_Barreiro/RNAseq/MS049202.RNASeq.141.1.pair1.fastq.gz</text:p>
          </table:table-cell>
          <table:table-cell office:value-type="string" calcext:value-type="string">
            <text:p>cb9a8ea5ae83e4cdbf653988763645d1</text:p>
          </table:table-cell>
          <table:table-cell office:value-type="string" calcext:value-type="string">
            <text:p>8564418eeb6c59aabcafe5085e5b72dd</text:p>
          </table:table-cell>
          <table:table-cell/>
          <table:table-cell office:value-type="string" calcext:value-type="string">
            <text:p>EMC_Barreiro/RNAseq/MS049202.RNASeq.141.1.pair2.fastq.gz</text:p>
          </table:table-cell>
          <table:table-cell office:value-type="string" calcext:value-type="string">
            <text:p>45fe8470019e19bc97be62af2e2c8565</text:p>
          </table:table-cell>
          <table:table-cell office:value-type="string" calcext:value-type="string">
            <text:p>f276b902331e6d5855e1c4ac550388a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301.RNASeq</text:p>
          </table:table-cell>
          <table:table-cell/>
          <table:table-cell office:value-type="string" calcext:value-type="string">
            <text:p>EMC_Barreiro/RNAseq/MS049301.RNASeq.141.1.pair1.fastq.gz</text:p>
          </table:table-cell>
          <table:table-cell office:value-type="string" calcext:value-type="string">
            <text:p>2c7aa4e9e0e6725be56bc0f66867c197</text:p>
          </table:table-cell>
          <table:table-cell office:value-type="string" calcext:value-type="string">
            <text:p>dd530b77186f51584398137f45383cdb</text:p>
          </table:table-cell>
          <table:table-cell/>
          <table:table-cell office:value-type="string" calcext:value-type="string">
            <text:p>EMC_Barreiro/RNAseq/MS049301.RNASeq.141.1.pair2.fastq.gz</text:p>
          </table:table-cell>
          <table:table-cell office:value-type="string" calcext:value-type="string">
            <text:p>24310ae8146d98de036de082351dc36a</text:p>
          </table:table-cell>
          <table:table-cell office:value-type="string" calcext:value-type="string">
            <text:p>67d6390093065e3fe64ad0906e6d4f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302.RNASeq</text:p>
          </table:table-cell>
          <table:table-cell/>
          <table:table-cell office:value-type="string" calcext:value-type="string">
            <text:p>EMC_Barreiro/RNAseq/MS049302.RNASeq.141.1.pair1.fastq.gz</text:p>
          </table:table-cell>
          <table:table-cell office:value-type="string" calcext:value-type="string">
            <text:p>82cbb8e308502b9ec8d6bcff64f178ed</text:p>
          </table:table-cell>
          <table:table-cell office:value-type="string" calcext:value-type="string">
            <text:p>b909e4912d95f54b14f94017188a5d1d</text:p>
          </table:table-cell>
          <table:table-cell/>
          <table:table-cell office:value-type="string" calcext:value-type="string">
            <text:p>EMC_Barreiro/RNAseq/MS049302.RNASeq.141.1.pair2.fastq.gz</text:p>
          </table:table-cell>
          <table:table-cell office:value-type="string" calcext:value-type="string">
            <text:p>f7de164e1b51f171a3058a9ef8bee7aa</text:p>
          </table:table-cell>
          <table:table-cell office:value-type="string" calcext:value-type="string">
            <text:p>836f0bd0bea0799dfb386cdeb58d4c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401.RNASeq</text:p>
          </table:table-cell>
          <table:table-cell/>
          <table:table-cell office:value-type="string" calcext:value-type="string">
            <text:p>EMC_Barreiro/RNAseq/MS049401.RNASeq.141.1.pair1.fastq.gz</text:p>
          </table:table-cell>
          <table:table-cell office:value-type="string" calcext:value-type="string">
            <text:p>a8b8e8338f75797acf614ad964901c7d</text:p>
          </table:table-cell>
          <table:table-cell office:value-type="string" calcext:value-type="string">
            <text:p>3d14730087cd0818e755e407e3b78fc6</text:p>
          </table:table-cell>
          <table:table-cell/>
          <table:table-cell office:value-type="string" calcext:value-type="string">
            <text:p>EMC_Barreiro/RNAseq/MS049401.RNASeq.141.1.pair2.fastq.gz</text:p>
          </table:table-cell>
          <table:table-cell office:value-type="string" calcext:value-type="string">
            <text:p>f9d1d97646a33b44575b7a7b72b51793</text:p>
          </table:table-cell>
          <table:table-cell office:value-type="string" calcext:value-type="string">
            <text:p>8ad9cf22866f4b2d113518328a73e72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402.RNASeq</text:p>
          </table:table-cell>
          <table:table-cell/>
          <table:table-cell office:value-type="string" calcext:value-type="string">
            <text:p>EMC_Barreiro/RNAseq/MS049402.RNASeq.141.1.pair1.fastq.gz</text:p>
          </table:table-cell>
          <table:table-cell office:value-type="string" calcext:value-type="string">
            <text:p>5dab29eae7207294f7392c22a877e451</text:p>
          </table:table-cell>
          <table:table-cell office:value-type="string" calcext:value-type="string">
            <text:p>bbff45795c1efddce66d625876472d5d</text:p>
          </table:table-cell>
          <table:table-cell/>
          <table:table-cell office:value-type="string" calcext:value-type="string">
            <text:p>EMC_Barreiro/RNAseq/MS049402.RNASeq.141.1.pair2.fastq.gz</text:p>
          </table:table-cell>
          <table:table-cell office:value-type="string" calcext:value-type="string">
            <text:p>fc409eeed088548797d99bdbb1cde7cd</text:p>
          </table:table-cell>
          <table:table-cell office:value-type="string" calcext:value-type="string">
            <text:p>bd5569ccac79f375d405a1e8b1354a1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501.RNASeq</text:p>
          </table:table-cell>
          <table:table-cell/>
          <table:table-cell office:value-type="string" calcext:value-type="string">
            <text:p>EMC_Barreiro/RNAseq/MS049501.RNASeq.141.2.pair1.fastq.gz</text:p>
          </table:table-cell>
          <table:table-cell office:value-type="string" calcext:value-type="string">
            <text:p>a955ae897250db56b15c19a25aef7b81</text:p>
          </table:table-cell>
          <table:table-cell office:value-type="string" calcext:value-type="string">
            <text:p>dfe6c951411c53d06d18b8b5ce279507</text:p>
          </table:table-cell>
          <table:table-cell/>
          <table:table-cell office:value-type="string" calcext:value-type="string">
            <text:p>EMC_Barreiro/RNAseq/MS049501.RNASeq.141.2.pair2.fastq.gz</text:p>
          </table:table-cell>
          <table:table-cell office:value-type="string" calcext:value-type="string">
            <text:p>1f00cf99b71d099c0b300d5d13114d3c</text:p>
          </table:table-cell>
          <table:table-cell office:value-type="string" calcext:value-type="string">
            <text:p>4301b0474f253d05ce84aa4ffa300fe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502.RNASeq</text:p>
          </table:table-cell>
          <table:table-cell/>
          <table:table-cell office:value-type="string" calcext:value-type="string">
            <text:p>EMC_Barreiro/RNAseq/MS049502.RNASeq.141.2.pair1.fastq.gz</text:p>
          </table:table-cell>
          <table:table-cell office:value-type="string" calcext:value-type="string">
            <text:p>37f04a0150fea3c30d7e29097da8daef</text:p>
          </table:table-cell>
          <table:table-cell office:value-type="string" calcext:value-type="string">
            <text:p>08cfa525a514f0b2fcbb94865c893174</text:p>
          </table:table-cell>
          <table:table-cell/>
          <table:table-cell office:value-type="string" calcext:value-type="string">
            <text:p>EMC_Barreiro/RNAseq/MS049502.RNASeq.141.2.pair2.fastq.gz</text:p>
          </table:table-cell>
          <table:table-cell office:value-type="string" calcext:value-type="string">
            <text:p>deb3b219b4b298f368c28e1fd11ae6f1</text:p>
          </table:table-cell>
          <table:table-cell office:value-type="string" calcext:value-type="string">
            <text:p>4268fd737dba9e3043df0260f05f3e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601.RNASeq</text:p>
          </table:table-cell>
          <table:table-cell/>
          <table:table-cell office:value-type="string" calcext:value-type="string">
            <text:p>EMC_Barreiro/RNAseq/MS049601.RNASeq.141.2.pair1.fastq.gz</text:p>
          </table:table-cell>
          <table:table-cell office:value-type="string" calcext:value-type="string">
            <text:p>f6c021c4ca5752597dcd52b6e8a27f18</text:p>
          </table:table-cell>
          <table:table-cell office:value-type="string" calcext:value-type="string">
            <text:p>60b0e6cd8fbb069950815740dd94d91e</text:p>
          </table:table-cell>
          <table:table-cell/>
          <table:table-cell office:value-type="string" calcext:value-type="string">
            <text:p>EMC_Barreiro/RNAseq/MS049601.RNASeq.141.2.pair2.fastq.gz</text:p>
          </table:table-cell>
          <table:table-cell office:value-type="string" calcext:value-type="string">
            <text:p>50394ce9deec58c44fe310a9b5c37705</text:p>
          </table:table-cell>
          <table:table-cell office:value-type="string" calcext:value-type="string">
            <text:p>6b0bab2285a622ecd37bb057dc03cb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602.RNASeq</text:p>
          </table:table-cell>
          <table:table-cell/>
          <table:table-cell office:value-type="string" calcext:value-type="string">
            <text:p>EMC_Barreiro/RNAseq/MS049602.RNASeq.141.2.pair1.fastq.gz</text:p>
          </table:table-cell>
          <table:table-cell office:value-type="string" calcext:value-type="string">
            <text:p>a1611790423e43bcd70346458da1b8e4</text:p>
          </table:table-cell>
          <table:table-cell office:value-type="string" calcext:value-type="string">
            <text:p>5104fcca7948b2a45c45a14f08ffb325</text:p>
          </table:table-cell>
          <table:table-cell/>
          <table:table-cell office:value-type="string" calcext:value-type="string">
            <text:p>EMC_Barreiro/RNAseq/MS049602.RNASeq.141.2.pair2.fastq.gz</text:p>
          </table:table-cell>
          <table:table-cell office:value-type="string" calcext:value-type="string">
            <text:p>5ded8eaa6a65848d04f25572580ef167</text:p>
          </table:table-cell>
          <table:table-cell office:value-type="string" calcext:value-type="string">
            <text:p>465efe2bb27384b6f05d9b9fde461f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701.RNASeq</text:p>
          </table:table-cell>
          <table:table-cell/>
          <table:table-cell office:value-type="string" calcext:value-type="string">
            <text:p>EMC_Barreiro/RNAseq/MS049701.RNASeq.141.2.pair1.fastq.gz</text:p>
          </table:table-cell>
          <table:table-cell office:value-type="string" calcext:value-type="string">
            <text:p>9bf1a34bcea90086187ecf1e3046ea07</text:p>
          </table:table-cell>
          <table:table-cell office:value-type="string" calcext:value-type="string">
            <text:p>3d88f89fdc1816cada83d3a82a35caac</text:p>
          </table:table-cell>
          <table:table-cell/>
          <table:table-cell office:value-type="string" calcext:value-type="string">
            <text:p>EMC_Barreiro/RNAseq/MS049701.RNASeq.141.2.pair2.fastq.gz</text:p>
          </table:table-cell>
          <table:table-cell office:value-type="string" calcext:value-type="string">
            <text:p>7b3243b1553dc7de9fa6fb08243afb44</text:p>
          </table:table-cell>
          <table:table-cell office:value-type="string" calcext:value-type="string">
            <text:p>335f31044e663c043412987ef51675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702.RNASeq</text:p>
          </table:table-cell>
          <table:table-cell/>
          <table:table-cell office:value-type="string" calcext:value-type="string">
            <text:p>EMC_Barreiro/RNAseq/MS049702.RNASeq.141.2.pair1.fastq.gz</text:p>
          </table:table-cell>
          <table:table-cell office:value-type="string" calcext:value-type="string">
            <text:p>83d786fa10311d0fa120c7a4cc5a4a34</text:p>
          </table:table-cell>
          <table:table-cell office:value-type="string" calcext:value-type="string">
            <text:p>dc58ae5ddca15a1061b5821cfd5a42eb</text:p>
          </table:table-cell>
          <table:table-cell/>
          <table:table-cell office:value-type="string" calcext:value-type="string">
            <text:p>EMC_Barreiro/RNAseq/MS049702.RNASeq.141.2.pair2.fastq.gz</text:p>
          </table:table-cell>
          <table:table-cell office:value-type="string" calcext:value-type="string">
            <text:p>651650cdc1557b28ce1c414f5e7acc8d</text:p>
          </table:table-cell>
          <table:table-cell office:value-type="string" calcext:value-type="string">
            <text:p>4d81c5e86a086050712c78ba6110b7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801.RNASeq</text:p>
          </table:table-cell>
          <table:table-cell/>
          <table:table-cell office:value-type="string" calcext:value-type="string">
            <text:p>EMC_Barreiro/RNAseq/MS049801.RNASeq.141.2.pair1.fastq.gz</text:p>
          </table:table-cell>
          <table:table-cell office:value-type="string" calcext:value-type="string">
            <text:p>3a4e599685344bac17f1bfd0b75d3cea</text:p>
          </table:table-cell>
          <table:table-cell office:value-type="string" calcext:value-type="string">
            <text:p>dd8c2ea75ea64395f4adc46e6747ecbb</text:p>
          </table:table-cell>
          <table:table-cell/>
          <table:table-cell office:value-type="string" calcext:value-type="string">
            <text:p>EMC_Barreiro/RNAseq/MS049801.RNASeq.141.2.pair2.fastq.gz</text:p>
          </table:table-cell>
          <table:table-cell office:value-type="string" calcext:value-type="string">
            <text:p>f36f6f09a03d5802a4177029c93fec1c</text:p>
          </table:table-cell>
          <table:table-cell office:value-type="string" calcext:value-type="string">
            <text:p>1302ef1a057dfd7b82da2e0aff134fc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802.RNASeq</text:p>
          </table:table-cell>
          <table:table-cell/>
          <table:table-cell office:value-type="string" calcext:value-type="string">
            <text:p>EMC_Barreiro/RNAseq/MS049802.RNASeq.141.2.pair1.fastq.gz</text:p>
          </table:table-cell>
          <table:table-cell office:value-type="string" calcext:value-type="string">
            <text:p>278f9a4171941446bda03a9dda015bd0</text:p>
          </table:table-cell>
          <table:table-cell office:value-type="string" calcext:value-type="string">
            <text:p>f812b132304e45d839c50ea086db6ecc</text:p>
          </table:table-cell>
          <table:table-cell/>
          <table:table-cell office:value-type="string" calcext:value-type="string">
            <text:p>EMC_Barreiro/RNAseq/MS049802.RNASeq.141.2.pair2.fastq.gz</text:p>
          </table:table-cell>
          <table:table-cell office:value-type="string" calcext:value-type="string">
            <text:p>3b8a42e37b9d18a9136278bbb0343825</text:p>
          </table:table-cell>
          <table:table-cell office:value-type="string" calcext:value-type="string">
            <text:p>9973bf249abf61d799033cbf8b64eca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901.RNASeq</text:p>
          </table:table-cell>
          <table:table-cell/>
          <table:table-cell office:value-type="string" calcext:value-type="string">
            <text:p>EMC_Barreiro/RNAseq/MS049901.RNASeq.141.2.pair1.fastq.gz</text:p>
          </table:table-cell>
          <table:table-cell office:value-type="string" calcext:value-type="string">
            <text:p>6bb9cf40a702dbf069af27cb60578647</text:p>
          </table:table-cell>
          <table:table-cell office:value-type="string" calcext:value-type="string">
            <text:p>90d2ae5f7bbe08357b3780d96cf77b7c</text:p>
          </table:table-cell>
          <table:table-cell/>
          <table:table-cell office:value-type="string" calcext:value-type="string">
            <text:p>EMC_Barreiro/RNAseq/MS049901.RNASeq.141.2.pair2.fastq.gz</text:p>
          </table:table-cell>
          <table:table-cell office:value-type="string" calcext:value-type="string">
            <text:p>16857dd5d512d442d468300df8d7b309</text:p>
          </table:table-cell>
          <table:table-cell office:value-type="string" calcext:value-type="string">
            <text:p>2baaace6b757a3e34fc66ae58860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902.RNASeq</text:p>
          </table:table-cell>
          <table:table-cell/>
          <table:table-cell office:value-type="string" calcext:value-type="string">
            <text:p>EMC_Barreiro/RNAseq/MS049902.RNASeq.141.2.pair1.fastq.gz</text:p>
          </table:table-cell>
          <table:table-cell office:value-type="string" calcext:value-type="string">
            <text:p>a0228f351bbfd6057da58081a693a945</text:p>
          </table:table-cell>
          <table:table-cell office:value-type="string" calcext:value-type="string">
            <text:p>0f34a2b0dba205f61fb349eb5b8f14e9</text:p>
          </table:table-cell>
          <table:table-cell/>
          <table:table-cell office:value-type="string" calcext:value-type="string">
            <text:p>EMC_Barreiro/RNAseq/MS049902.RNASeq.141.2.pair2.fastq.gz</text:p>
          </table:table-cell>
          <table:table-cell office:value-type="string" calcext:value-type="string">
            <text:p>ec054ead5c40067bd976502df8fd200d</text:p>
          </table:table-cell>
          <table:table-cell office:value-type="string" calcext:value-type="string">
            <text:p>87cb1df00e49c8afbe3fea19190669c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001.RNASeq</text:p>
          </table:table-cell>
          <table:table-cell/>
          <table:table-cell office:value-type="string" calcext:value-type="string">
            <text:p>EMC_Barreiro/RNAseq/MS050001.RNASeq.141.2.pair1.fastq.gz</text:p>
          </table:table-cell>
          <table:table-cell office:value-type="string" calcext:value-type="string">
            <text:p>8f8b5ebce55738d59b8f7ad85cdba9b1</text:p>
          </table:table-cell>
          <table:table-cell office:value-type="string" calcext:value-type="string">
            <text:p>bd087575665dfb13ae5bb2c527e62a18</text:p>
          </table:table-cell>
          <table:table-cell/>
          <table:table-cell office:value-type="string" calcext:value-type="string">
            <text:p>EMC_Barreiro/RNAseq/MS050001.RNASeq.141.2.pair2.fastq.gz</text:p>
          </table:table-cell>
          <table:table-cell office:value-type="string" calcext:value-type="string">
            <text:p>6b9a45f042426347aef1979074155f16</text:p>
          </table:table-cell>
          <table:table-cell office:value-type="string" calcext:value-type="string">
            <text:p>a10d816d605319c5309363a6a77b536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002.RNASeq</text:p>
          </table:table-cell>
          <table:table-cell/>
          <table:table-cell office:value-type="string" calcext:value-type="string">
            <text:p>EMC_Barreiro/RNAseq/MS050002.RNASeq.141.2.pair1.fastq.gz</text:p>
          </table:table-cell>
          <table:table-cell office:value-type="string" calcext:value-type="string">
            <text:p>ab0063f05ac537979e5622cbbbe81da8</text:p>
          </table:table-cell>
          <table:table-cell office:value-type="string" calcext:value-type="string">
            <text:p>0499100bcd4b53f7dbf9b2098c26563b</text:p>
          </table:table-cell>
          <table:table-cell/>
          <table:table-cell office:value-type="string" calcext:value-type="string">
            <text:p>EMC_Barreiro/RNAseq/MS050002.RNASeq.141.2.pair2.fastq.gz</text:p>
          </table:table-cell>
          <table:table-cell office:value-type="string" calcext:value-type="string">
            <text:p>3dcbd04f2ac4efb71261b30ebc0ee863</text:p>
          </table:table-cell>
          <table:table-cell office:value-type="string" calcext:value-type="string">
            <text:p>7761cfef19724db4d382c92f645c3e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101.RNASeq</text:p>
          </table:table-cell>
          <table:table-cell/>
          <table:table-cell office:value-type="string" calcext:value-type="string">
            <text:p>EMC_Barreiro/RNAseq/MS050101.RNASeq.141.3.pair1.fastq.gz</text:p>
          </table:table-cell>
          <table:table-cell office:value-type="string" calcext:value-type="string">
            <text:p>6cdd56a9dffc0f758efaea6eaa682e19</text:p>
          </table:table-cell>
          <table:table-cell office:value-type="string" calcext:value-type="string">
            <text:p>4b0789b30e85d3da756a9cc1c6dc9149</text:p>
          </table:table-cell>
          <table:table-cell/>
          <table:table-cell office:value-type="string" calcext:value-type="string">
            <text:p>EMC_Barreiro/RNAseq/MS050101.RNASeq.141.3.pair2.fastq.gz</text:p>
          </table:table-cell>
          <table:table-cell office:value-type="string" calcext:value-type="string">
            <text:p>29a4ba918ce99e8dc334a6adcd03bc18</text:p>
          </table:table-cell>
          <table:table-cell office:value-type="string" calcext:value-type="string">
            <text:p>07d363a8394fb4b2c7ec39c5bf173e9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102.RNASeq</text:p>
          </table:table-cell>
          <table:table-cell/>
          <table:table-cell office:value-type="string" calcext:value-type="string">
            <text:p>EMC_Barreiro/RNAseq/MS050102.RNASeq.131.3.pair1.fastq.gz</text:p>
          </table:table-cell>
          <table:table-cell office:value-type="string" calcext:value-type="string">
            <text:p>b1ab846e9c3cd1d5f719cd9ce702c7a2</text:p>
          </table:table-cell>
          <table:table-cell office:value-type="string" calcext:value-type="string">
            <text:p>970e15f3a0139a425fd2d6d1d5425ecc</text:p>
          </table:table-cell>
          <table:table-cell/>
          <table:table-cell office:value-type="string" calcext:value-type="string">
            <text:p>EMC_Barreiro/RNAseq/MS050102.RNASeq.141.3.pair2.fastq.gz</text:p>
          </table:table-cell>
          <table:table-cell office:value-type="string" calcext:value-type="string">
            <text:p>595bb04654584fd48596987c9e0e13a4</text:p>
          </table:table-cell>
          <table:table-cell office:value-type="string" calcext:value-type="string">
            <text:p>6527176d47a8aa114b47b69065ac7d8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201.RNASeq</text:p>
          </table:table-cell>
          <table:table-cell/>
          <table:table-cell office:value-type="string" calcext:value-type="string">
            <text:p>EMC_Barreiro/RNAseq/MS050201.RNASeq.131.3.pair1.fastq.gz</text:p>
          </table:table-cell>
          <table:table-cell office:value-type="string" calcext:value-type="string">
            <text:p>5d817e188d8b88d9901bbcabe0b7fd3c</text:p>
          </table:table-cell>
          <table:table-cell office:value-type="string" calcext:value-type="string">
            <text:p>b360d5bef27e311b5d367a723eb2f6a0</text:p>
          </table:table-cell>
          <table:table-cell/>
          <table:table-cell office:value-type="string" calcext:value-type="string">
            <text:p>EMC_Barreiro/RNAseq/MS050201.RNASeq.141.3.pair2.fastq.gz</text:p>
          </table:table-cell>
          <table:table-cell office:value-type="string" calcext:value-type="string">
            <text:p>1770b4f3b9977144ebc44acec28cd523</text:p>
          </table:table-cell>
          <table:table-cell office:value-type="string" calcext:value-type="string">
            <text:p>5501121a80284c1b93341bb1fb01da7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202.RNASeq</text:p>
          </table:table-cell>
          <table:table-cell/>
          <table:table-cell office:value-type="string" calcext:value-type="string">
            <text:p>EMC_Barreiro/RNAseq/MS050202.RNASeq.141.3.pair1.fastq.gz</text:p>
          </table:table-cell>
          <table:table-cell office:value-type="string" calcext:value-type="string">
            <text:p>3d2bd6364d3ffddf08c9d0c62366b51c</text:p>
          </table:table-cell>
          <table:table-cell office:value-type="string" calcext:value-type="string">
            <text:p>18daeb24c9d1f634b53b695642667895</text:p>
          </table:table-cell>
          <table:table-cell/>
          <table:table-cell office:value-type="string" calcext:value-type="string">
            <text:p>EMC_Barreiro/RNAseq/MS050202.RNASeq.141.3.pair2.fastq.gz</text:p>
          </table:table-cell>
          <table:table-cell office:value-type="string" calcext:value-type="string">
            <text:p>0c16607c4e8325f796f220d5f685572c</text:p>
          </table:table-cell>
          <table:table-cell office:value-type="string" calcext:value-type="string">
            <text:p>42a6eb1dceb7df24118fde35a0ab2d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301.RNASeq</text:p>
          </table:table-cell>
          <table:table-cell/>
          <table:table-cell office:value-type="string" calcext:value-type="string">
            <text:p>EMC_Barreiro/RNAseq/MS050301.RNASeq.141.3.pair1.fastq.gz</text:p>
          </table:table-cell>
          <table:table-cell office:value-type="string" calcext:value-type="string">
            <text:p>0222ca8f01d5d1791680a815b41dfd3a</text:p>
          </table:table-cell>
          <table:table-cell office:value-type="string" calcext:value-type="string">
            <text:p>7290018e6f102e4f63e69e1bcfcf6c7e</text:p>
          </table:table-cell>
          <table:table-cell/>
          <table:table-cell office:value-type="string" calcext:value-type="string">
            <text:p>EMC_Barreiro/RNAseq/MS050301.RNASeq.141.3.pair2.fastq.gz</text:p>
          </table:table-cell>
          <table:table-cell office:value-type="string" calcext:value-type="string">
            <text:p>26ef95822cb1d8db4673567b92f20a65</text:p>
          </table:table-cell>
          <table:table-cell office:value-type="string" calcext:value-type="string">
            <text:p>6dfbdc2dc55c23e679f7b2a6db0ec66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302.RNASeq</text:p>
          </table:table-cell>
          <table:table-cell/>
          <table:table-cell office:value-type="string" calcext:value-type="string">
            <text:p>EMC_Barreiro/RNAseq/MS050302.RNASeq.131.3.pair1.fastq.gz</text:p>
          </table:table-cell>
          <table:table-cell office:value-type="string" calcext:value-type="string">
            <text:p>e6e3246132b7a00bda69438391196925</text:p>
          </table:table-cell>
          <table:table-cell office:value-type="string" calcext:value-type="string">
            <text:p>fbf6b15bc3152f5f2ee0da9c878c2b5b</text:p>
          </table:table-cell>
          <table:table-cell/>
          <table:table-cell office:value-type="string" calcext:value-type="string">
            <text:p>EMC_Barreiro/RNAseq/MS050302.RNASeq.141.3.pair2.fastq.gz</text:p>
          </table:table-cell>
          <table:table-cell office:value-type="string" calcext:value-type="string">
            <text:p>f59d5f326640d022580227415b701e90</text:p>
          </table:table-cell>
          <table:table-cell office:value-type="string" calcext:value-type="string">
            <text:p>7b61904ce78e798b13bd52917b535a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401.RNASeq</text:p>
          </table:table-cell>
          <table:table-cell/>
          <table:table-cell office:value-type="string" calcext:value-type="string">
            <text:p>EMC_Barreiro/RNAseq/MS050401.RNASeq.141.3.pair1.fastq.gz</text:p>
          </table:table-cell>
          <table:table-cell office:value-type="string" calcext:value-type="string">
            <text:p>59f76037c771a4c2d73c1ad9c26590c8</text:p>
          </table:table-cell>
          <table:table-cell office:value-type="string" calcext:value-type="string">
            <text:p>9d5e3a32522ec61a9e786ca4718ec6eb</text:p>
          </table:table-cell>
          <table:table-cell/>
          <table:table-cell office:value-type="string" calcext:value-type="string">
            <text:p>EMC_Barreiro/RNAseq/MS050401.RNASeq.141.3.pair2.fastq.gz</text:p>
          </table:table-cell>
          <table:table-cell office:value-type="string" calcext:value-type="string">
            <text:p>f9c3b8362bea61e34a2a776c87a2fa5a</text:p>
          </table:table-cell>
          <table:table-cell office:value-type="string" calcext:value-type="string">
            <text:p>00f151a1a5873c493d3105fa6a9b49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402.RNASeq</text:p>
          </table:table-cell>
          <table:table-cell/>
          <table:table-cell office:value-type="string" calcext:value-type="string">
            <text:p>EMC_Barreiro/RNAseq/MS050402.RNASeq.141.3.pair1.fastq.gz</text:p>
          </table:table-cell>
          <table:table-cell office:value-type="string" calcext:value-type="string">
            <text:p>c66c50ab7cc882527abfcbbf7b614f4a</text:p>
          </table:table-cell>
          <table:table-cell office:value-type="string" calcext:value-type="string">
            <text:p>c1babdf174f8a0635bc9f395bc1276c9</text:p>
          </table:table-cell>
          <table:table-cell/>
          <table:table-cell office:value-type="string" calcext:value-type="string">
            <text:p>EMC_Barreiro/RNAseq/MS050402.RNASeq.141.3.pair2.fastq.gz</text:p>
          </table:table-cell>
          <table:table-cell office:value-type="string" calcext:value-type="string">
            <text:p>dcd2a1e5136f2674fa9d150f57129c6b</text:p>
          </table:table-cell>
          <table:table-cell office:value-type="string" calcext:value-type="string">
            <text:p>6d61e2b13995c71fbce969cd154e4c3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501.RNASeq</text:p>
          </table:table-cell>
          <table:table-cell/>
          <table:table-cell office:value-type="string" calcext:value-type="string">
            <text:p>EMC_Barreiro/RNAseq/MS050501.RNASeq.141.3.pair1.fastq.gz</text:p>
          </table:table-cell>
          <table:table-cell office:value-type="string" calcext:value-type="string">
            <text:p>8f4a6d8e245747df3042ead25835e545</text:p>
          </table:table-cell>
          <table:table-cell office:value-type="string" calcext:value-type="string">
            <text:p>53bdc336e3d7163242e09c4a0807ed3b</text:p>
          </table:table-cell>
          <table:table-cell/>
          <table:table-cell office:value-type="string" calcext:value-type="string">
            <text:p>EMC_Barreiro/RNAseq/MS050501.RNASeq.141.3.pair2.fastq.gz</text:p>
          </table:table-cell>
          <table:table-cell office:value-type="string" calcext:value-type="string">
            <text:p>f7b9ed8baa38b0b93291946d7281e78a</text:p>
          </table:table-cell>
          <table:table-cell office:value-type="string" calcext:value-type="string">
            <text:p>80812df0c6ebd18f9c551a3e764b4e8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502.RNASeq</text:p>
          </table:table-cell>
          <table:table-cell/>
          <table:table-cell office:value-type="string" calcext:value-type="string">
            <text:p>EMC_Barreiro/RNAseq/MS050502.RNASeq.141.3.pair1.fastq.gz</text:p>
          </table:table-cell>
          <table:table-cell office:value-type="string" calcext:value-type="string">
            <text:p>4d358baa66dc02342c45dde13a4db954</text:p>
          </table:table-cell>
          <table:table-cell office:value-type="string" calcext:value-type="string">
            <text:p>e389a24c5b69a8b974d8692e59f0419c</text:p>
          </table:table-cell>
          <table:table-cell/>
          <table:table-cell office:value-type="string" calcext:value-type="string">
            <text:p>EMC_Barreiro/RNAseq/MS050502.RNASeq.141.3.pair2.fastq.gz</text:p>
          </table:table-cell>
          <table:table-cell office:value-type="string" calcext:value-type="string">
            <text:p>0ffb37fd791113ad5e032537ba8de3a4</text:p>
          </table:table-cell>
          <table:table-cell office:value-type="string" calcext:value-type="string">
            <text:p>04d30e238dd450c7109433a8f8fe47d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601.RNASeq</text:p>
          </table:table-cell>
          <table:table-cell/>
          <table:table-cell office:value-type="string" calcext:value-type="string">
            <text:p>EMC_Barreiro/RNAseq/MS050601.RNASeq.141.3.pair1.fastq.gz</text:p>
          </table:table-cell>
          <table:table-cell office:value-type="string" calcext:value-type="string">
            <text:p>21d46b87401e7cca7c4ad4f6d969e292</text:p>
          </table:table-cell>
          <table:table-cell office:value-type="string" calcext:value-type="string">
            <text:p>60883e33a661bc4c5a6aee980b763e1d</text:p>
          </table:table-cell>
          <table:table-cell/>
          <table:table-cell office:value-type="string" calcext:value-type="string">
            <text:p>EMC_Barreiro/RNAseq/MS050601.RNASeq.141.3.pair2.fastq.gz</text:p>
          </table:table-cell>
          <table:table-cell office:value-type="string" calcext:value-type="string">
            <text:p>cc35c9c546a0ddde24771b87684d4be6</text:p>
          </table:table-cell>
          <table:table-cell office:value-type="string" calcext:value-type="string">
            <text:p>5a6dbfe473310042229a3a2703b805e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602.RNASeq</text:p>
          </table:table-cell>
          <table:table-cell/>
          <table:table-cell office:value-type="string" calcext:value-type="string">
            <text:p>EMC_Barreiro/RNAseq/MS050602.RNASeq.141.3.pair1.fastq.gz</text:p>
          </table:table-cell>
          <table:table-cell office:value-type="string" calcext:value-type="string">
            <text:p>da396b400995891376a01930015727e8</text:p>
          </table:table-cell>
          <table:table-cell office:value-type="string" calcext:value-type="string">
            <text:p>3d53dd57a37545343405c6434e11407f</text:p>
          </table:table-cell>
          <table:table-cell/>
          <table:table-cell office:value-type="string" calcext:value-type="string">
            <text:p>EMC_Barreiro/RNAseq/MS050602.RNASeq.141.3.pair2.fastq.gz</text:p>
          </table:table-cell>
          <table:table-cell office:value-type="string" calcext:value-type="string">
            <text:p>46cf262c9e76dc5527781673d02adb03</text:p>
          </table:table-cell>
          <table:table-cell office:value-type="string" calcext:value-type="string">
            <text:p>bb58dd0a67b166625f6925c43535d10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701</text:p>
          </table:table-cell>
          <table:table-cell office:value-type="string" calcext:value-type="string">
            <text:p>MS050701.json</text:p>
          </table:table-cell>
          <table:table-cell/>
          <table:table-cell office:value-type="string" calcext:value-type="string">
            <text:p>MS050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701.RNASeq</text:p>
          </table:table-cell>
          <table:table-cell/>
          <table:table-cell office:value-type="string" calcext:value-type="string">
            <text:p>EMC_Barreiro/RNAseq/MS050701.RNASeq.141.3.pair1.fastq.gz</text:p>
          </table:table-cell>
          <table:table-cell office:value-type="string" calcext:value-type="string">
            <text:p>9cb33146c4189b80764913c1e1cf2481</text:p>
          </table:table-cell>
          <table:table-cell office:value-type="string" calcext:value-type="string">
            <text:p>7c4c515974441c7cf7b3d77634b3bb2b</text:p>
          </table:table-cell>
          <table:table-cell/>
          <table:table-cell office:value-type="string" calcext:value-type="string">
            <text:p>EMC_Barreiro/RNAseq/MS050701.RNASeq.141.3.pair2.fastq.gz</text:p>
          </table:table-cell>
          <table:table-cell office:value-type="string" calcext:value-type="string">
            <text:p>d2d89c867166cf0498ddcb8e9d602077</text:p>
          </table:table-cell>
          <table:table-cell office:value-type="string" calcext:value-type="string">
            <text:p>dcf5066a3879102f91a215601c5f485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702</text:p>
          </table:table-cell>
          <table:table-cell office:value-type="string" calcext:value-type="string">
            <text:p>MS050702.json</text:p>
          </table:table-cell>
          <table:table-cell/>
          <table:table-cell office:value-type="string" calcext:value-type="string">
            <text:p>MS050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702.RNASeq</text:p>
          </table:table-cell>
          <table:table-cell/>
          <table:table-cell office:value-type="string" calcext:value-type="string">
            <text:p>EMC_Barreiro/RNAseq/MS050702.RNASeq.141.3.pair1.fastq.gz</text:p>
          </table:table-cell>
          <table:table-cell office:value-type="string" calcext:value-type="string">
            <text:p>58ed37c18978706c6af5ae03a7efa2ef</text:p>
          </table:table-cell>
          <table:table-cell office:value-type="string" calcext:value-type="string">
            <text:p>ccb62c5ab9c74de646a5ccdf183983c8</text:p>
          </table:table-cell>
          <table:table-cell/>
          <table:table-cell office:value-type="string" calcext:value-type="string">
            <text:p>EMC_Barreiro/RNAseq/MS050702.RNASeq.141.3.pair2.fastq.gz</text:p>
          </table:table-cell>
          <table:table-cell office:value-type="string" calcext:value-type="string">
            <text:p>9fdfe40dec660af682f073b4dadf06ce</text:p>
          </table:table-cell>
          <table:table-cell office:value-type="string" calcext:value-type="string">
            <text:p>acfa5f8bbadee7fbbaa5dcb675f997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801.RNASeq</text:p>
          </table:table-cell>
          <table:table-cell/>
          <table:table-cell office:value-type="string" calcext:value-type="string">
            <text:p>EMC_Barreiro/RNAseq/MS050801.RNASeq.141.4.pair1.fastq.gz</text:p>
          </table:table-cell>
          <table:table-cell office:value-type="string" calcext:value-type="string">
            <text:p>b92520aff5872fe537a307cf544cd2b1</text:p>
          </table:table-cell>
          <table:table-cell office:value-type="string" calcext:value-type="string">
            <text:p>317f09b7fa417b1621ddc0d1aab580d3</text:p>
          </table:table-cell>
          <table:table-cell/>
          <table:table-cell office:value-type="string" calcext:value-type="string">
            <text:p>EMC_Barreiro/RNAseq/MS050801.RNASeq.141.4.pair2.fastq.gz</text:p>
          </table:table-cell>
          <table:table-cell office:value-type="string" calcext:value-type="string">
            <text:p>e903743e8c7a804b44d564ff01bda458</text:p>
          </table:table-cell>
          <table:table-cell office:value-type="string" calcext:value-type="string">
            <text:p>58de5b5c8800101f0f2c187519f906d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802.RNASeq</text:p>
          </table:table-cell>
          <table:table-cell/>
          <table:table-cell office:value-type="string" calcext:value-type="string">
            <text:p>EMC_Barreiro/RNAseq/MS050802.RNASeq.141.3.pair1.fastq.gz</text:p>
          </table:table-cell>
          <table:table-cell office:value-type="string" calcext:value-type="string">
            <text:p>fc0bf095fb3ae18f7097c493efe91d88</text:p>
          </table:table-cell>
          <table:table-cell office:value-type="string" calcext:value-type="string">
            <text:p>371655de9937d5c0f623157ab5aa66bb</text:p>
          </table:table-cell>
          <table:table-cell/>
          <table:table-cell office:value-type="string" calcext:value-type="string">
            <text:p>EMC_Barreiro/RNAseq/MS050802.RNASeq.141.3.pair2.fastq.gz</text:p>
          </table:table-cell>
          <table:table-cell office:value-type="string" calcext:value-type="string">
            <text:p>68df5c58275e07efcc10ef40ec7a1d3b</text:p>
          </table:table-cell>
          <table:table-cell office:value-type="string" calcext:value-type="string">
            <text:p>a38bdb5f6c65fff33580b09c2ebf37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901.RNASeq</text:p>
          </table:table-cell>
          <table:table-cell/>
          <table:table-cell office:value-type="string" calcext:value-type="string">
            <text:p>EMC_Barreiro/RNAseq/MS050901.RNASeq.141.4.pair1.fastq.gz</text:p>
          </table:table-cell>
          <table:table-cell office:value-type="string" calcext:value-type="string">
            <text:p>24d86ffe86589e43ea29daa6b6e69f52</text:p>
          </table:table-cell>
          <table:table-cell office:value-type="string" calcext:value-type="string">
            <text:p>b04e58c535d5e7a56f762f7103400556</text:p>
          </table:table-cell>
          <table:table-cell/>
          <table:table-cell office:value-type="string" calcext:value-type="string">
            <text:p>EMC_Barreiro/RNAseq/MS050901.RNASeq.141.4.pair2.fastq.gz</text:p>
          </table:table-cell>
          <table:table-cell office:value-type="string" calcext:value-type="string">
            <text:p>6a0fef5e80eade8542b29c366c42e1f3</text:p>
          </table:table-cell>
          <table:table-cell office:value-type="string" calcext:value-type="string">
            <text:p>e0aa16895a7f9254a5f552c8dbeb2f8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902.RNASeq</text:p>
          </table:table-cell>
          <table:table-cell/>
          <table:table-cell office:value-type="string" calcext:value-type="string">
            <text:p>EMC_Barreiro/RNAseq/MS050902.RNASeq.141.4.pair1.fastq.gz</text:p>
          </table:table-cell>
          <table:table-cell office:value-type="string" calcext:value-type="string">
            <text:p>f46b870e1a27a2b3c1d25496da4ab19b</text:p>
          </table:table-cell>
          <table:table-cell office:value-type="string" calcext:value-type="string">
            <text:p>71d5eed75ef4830cfddf844a69f13aed</text:p>
          </table:table-cell>
          <table:table-cell/>
          <table:table-cell office:value-type="string" calcext:value-type="string">
            <text:p>EMC_Barreiro/RNAseq/MS050902.RNASeq.141.4.pair2.fastq.gz</text:p>
          </table:table-cell>
          <table:table-cell office:value-type="string" calcext:value-type="string">
            <text:p>95e3bd7f0e658fe78125684198ccdefe</text:p>
          </table:table-cell>
          <table:table-cell office:value-type="string" calcext:value-type="string">
            <text:p>83cf46c2aaa9ccd23b83748795eefa3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001.RNASeq</text:p>
          </table:table-cell>
          <table:table-cell/>
          <table:table-cell office:value-type="string" calcext:value-type="string">
            <text:p>EMC_Barreiro/RNAseq/MS051001.RNASeq.141.4.pair1.fastq.gz</text:p>
          </table:table-cell>
          <table:table-cell office:value-type="string" calcext:value-type="string">
            <text:p>0feaa697fabf0656d890b618ce335648</text:p>
          </table:table-cell>
          <table:table-cell office:value-type="string" calcext:value-type="string">
            <text:p>492c47f4a1b3952022787ddb19c5d197</text:p>
          </table:table-cell>
          <table:table-cell/>
          <table:table-cell office:value-type="string" calcext:value-type="string">
            <text:p>EMC_Barreiro/RNAseq/MS051001.RNASeq.141.4.pair2.fastq.gz</text:p>
          </table:table-cell>
          <table:table-cell office:value-type="string" calcext:value-type="string">
            <text:p>a98d631f6377576683f8f0bfb53ac30b</text:p>
          </table:table-cell>
          <table:table-cell office:value-type="string" calcext:value-type="string">
            <text:p>c715a5bb0841ad813b42f6aab4adab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002.RNASeq</text:p>
          </table:table-cell>
          <table:table-cell/>
          <table:table-cell office:value-type="string" calcext:value-type="string">
            <text:p>EMC_Barreiro/RNAseq/MS051002.RNASeq.141.4.pair1.fastq.gz</text:p>
          </table:table-cell>
          <table:table-cell office:value-type="string" calcext:value-type="string">
            <text:p>1db0237dd2ffa12b67026d1b233c1748</text:p>
          </table:table-cell>
          <table:table-cell office:value-type="string" calcext:value-type="string">
            <text:p>40646625d0e36678cffd81b555704749</text:p>
          </table:table-cell>
          <table:table-cell/>
          <table:table-cell office:value-type="string" calcext:value-type="string">
            <text:p>EMC_Barreiro/RNAseq/MS051002.RNASeq.141.4.pair2.fastq.gz</text:p>
          </table:table-cell>
          <table:table-cell office:value-type="string" calcext:value-type="string">
            <text:p>91b101369f77d34356707f16c9e3aed4</text:p>
          </table:table-cell>
          <table:table-cell office:value-type="string" calcext:value-type="string">
            <text:p>46b6d547b6090d8d8d385de8416b6d7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101</text:p>
          </table:table-cell>
          <table:table-cell office:value-type="string" calcext:value-type="string">
            <text:p>MS051101.json</text:p>
          </table:table-cell>
          <table:table-cell/>
          <table:table-cell office:value-type="string" calcext:value-type="string">
            <text:p>MS051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101.RNASeq</text:p>
          </table:table-cell>
          <table:table-cell/>
          <table:table-cell office:value-type="string" calcext:value-type="string">
            <text:p>EMC_Barreiro/RNAseq/MS051101.RNASeq.141.1.pair1.fastq.gz</text:p>
          </table:table-cell>
          <table:table-cell office:value-type="string" calcext:value-type="string">
            <text:p>6bde01580798ae10c287c37749bcf2cf</text:p>
          </table:table-cell>
          <table:table-cell office:value-type="string" calcext:value-type="string">
            <text:p>9708adf701cba241b8214bc8e9d72fbd</text:p>
          </table:table-cell>
          <table:table-cell/>
          <table:table-cell office:value-type="string" calcext:value-type="string">
            <text:p>EMC_Barreiro/RNAseq/MS051101.RNASeq.141.1.pair2.fastq.gz</text:p>
          </table:table-cell>
          <table:table-cell office:value-type="string" calcext:value-type="string">
            <text:p>ba1a19f0b3ea02934a9a86b012632c5c</text:p>
          </table:table-cell>
          <table:table-cell office:value-type="string" calcext:value-type="string">
            <text:p>725a479a962d8acca20a2f075c7ac6c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102</text:p>
          </table:table-cell>
          <table:table-cell office:value-type="string" calcext:value-type="string">
            <text:p>MS051102.json</text:p>
          </table:table-cell>
          <table:table-cell/>
          <table:table-cell office:value-type="string" calcext:value-type="string">
            <text:p>MS051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102.RNASeq</text:p>
          </table:table-cell>
          <table:table-cell/>
          <table:table-cell office:value-type="string" calcext:value-type="string">
            <text:p>EMC_Barreiro/RNAseq/MS051102.RNASeq.141.1.pair1.fastq.gz</text:p>
          </table:table-cell>
          <table:table-cell office:value-type="string" calcext:value-type="string">
            <text:p>a08490ce95b145d251455b835caf6db5</text:p>
          </table:table-cell>
          <table:table-cell office:value-type="string" calcext:value-type="string">
            <text:p>d8cde1a7794316ebecc7ecd10084d240</text:p>
          </table:table-cell>
          <table:table-cell/>
          <table:table-cell office:value-type="string" calcext:value-type="string">
            <text:p>EMC_Barreiro/RNAseq/MS051102.RNASeq.141.1.pair2.fastq.gz</text:p>
          </table:table-cell>
          <table:table-cell office:value-type="string" calcext:value-type="string">
            <text:p>0e31f0234423ab444cf555e575ac5b05</text:p>
          </table:table-cell>
          <table:table-cell office:value-type="string" calcext:value-type="string">
            <text:p>896faabf7c44aaecca6be4bc41d308a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201.RNASeq</text:p>
          </table:table-cell>
          <table:table-cell/>
          <table:table-cell office:value-type="string" calcext:value-type="string">
            <text:p>EMC_Barreiro/RNAseq/MS051201.RNASeq.141.1.pair1.fastq.gz</text:p>
          </table:table-cell>
          <table:table-cell office:value-type="string" calcext:value-type="string">
            <text:p>d410019009233545af37631fcfc1e38f</text:p>
          </table:table-cell>
          <table:table-cell office:value-type="string" calcext:value-type="string">
            <text:p>96eaebe4847d67fa47b5caf0162ce17c</text:p>
          </table:table-cell>
          <table:table-cell/>
          <table:table-cell office:value-type="string" calcext:value-type="string">
            <text:p>EMC_Barreiro/RNAseq/MS051201.RNASeq.141.1.pair2.fastq.gz</text:p>
          </table:table-cell>
          <table:table-cell office:value-type="string" calcext:value-type="string">
            <text:p>00b60c93d51e78588fc504dc27f18caa</text:p>
          </table:table-cell>
          <table:table-cell office:value-type="string" calcext:value-type="string">
            <text:p>71cdeb680d0b676401450837dc114a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202.RNASeq</text:p>
          </table:table-cell>
          <table:table-cell/>
          <table:table-cell office:value-type="string" calcext:value-type="string">
            <text:p>EMC_Barreiro/RNAseq/MS051202.RNASeq.141.1.pair1.fastq.gz</text:p>
          </table:table-cell>
          <table:table-cell office:value-type="string" calcext:value-type="string">
            <text:p>03955b72dcec281b94a9764ef4de0d00</text:p>
          </table:table-cell>
          <table:table-cell office:value-type="string" calcext:value-type="string">
            <text:p>c63ffc45efcb080822c5e6603b33a20f</text:p>
          </table:table-cell>
          <table:table-cell/>
          <table:table-cell office:value-type="string" calcext:value-type="string">
            <text:p>EMC_Barreiro/RNAseq/MS051202.RNASeq.141.1.pair2.fastq.gz</text:p>
          </table:table-cell>
          <table:table-cell office:value-type="string" calcext:value-type="string">
            <text:p>729136c5d4c8b58e7d7493c1ed3402c4</text:p>
          </table:table-cell>
          <table:table-cell office:value-type="string" calcext:value-type="string">
            <text:p>aff45dbf0774368307f53c93f4ceb3e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301.RNASeq</text:p>
          </table:table-cell>
          <table:table-cell/>
          <table:table-cell office:value-type="string" calcext:value-type="string">
            <text:p>EMC_Barreiro/RNAseq/MS051301.RNASeq.141.1.pair1.fastq.gz</text:p>
          </table:table-cell>
          <table:table-cell office:value-type="string" calcext:value-type="string">
            <text:p>80bb86eb0c35512931c6fcb72b05d962</text:p>
          </table:table-cell>
          <table:table-cell office:value-type="string" calcext:value-type="string">
            <text:p>0ba666f9b9b9fa1682ce774ca5aaf8a3</text:p>
          </table:table-cell>
          <table:table-cell/>
          <table:table-cell office:value-type="string" calcext:value-type="string">
            <text:p>EMC_Barreiro/RNAseq/MS051301.RNASeq.141.1.pair2.fastq.gz</text:p>
          </table:table-cell>
          <table:table-cell office:value-type="string" calcext:value-type="string">
            <text:p>2f30b3034156851f32a8d14d7d05f674</text:p>
          </table:table-cell>
          <table:table-cell office:value-type="string" calcext:value-type="string">
            <text:p>71d287bee90f21ebb33242dad0c79c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302.RNASeq</text:p>
          </table:table-cell>
          <table:table-cell/>
          <table:table-cell office:value-type="string" calcext:value-type="string">
            <text:p>EMC_Barreiro/RNAseq/MS051302.RNASeq.141.1.pair1.fastq.gz</text:p>
          </table:table-cell>
          <table:table-cell office:value-type="string" calcext:value-type="string">
            <text:p>0b83fe24fdaa922e958e00b6fd8564cb</text:p>
          </table:table-cell>
          <table:table-cell office:value-type="string" calcext:value-type="string">
            <text:p>d5808faa79f4ffb1bd4bfb800e73f422</text:p>
          </table:table-cell>
          <table:table-cell/>
          <table:table-cell office:value-type="string" calcext:value-type="string">
            <text:p>EMC_Barreiro/RNAseq/MS051302.RNASeq.141.1.pair2.fastq.gz</text:p>
          </table:table-cell>
          <table:table-cell office:value-type="string" calcext:value-type="string">
            <text:p>6a1275d2dfad92e3b402117d5f62bf8f</text:p>
          </table:table-cell>
          <table:table-cell office:value-type="string" calcext:value-type="string">
            <text:p>cf077c08ea2c9d39bdf7162229e8e8e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401.RNASeq</text:p>
          </table:table-cell>
          <table:table-cell/>
          <table:table-cell office:value-type="string" calcext:value-type="string">
            <text:p>EMC_Barreiro/RNAseq/MS051401.RNASeq.141.1.pair1.fastq.gz</text:p>
          </table:table-cell>
          <table:table-cell office:value-type="string" calcext:value-type="string">
            <text:p>1385d19561e370b5bb9f7a40dbbf0ffb</text:p>
          </table:table-cell>
          <table:table-cell office:value-type="string" calcext:value-type="string">
            <text:p>12221732463d401ee4949b1cb63a63be</text:p>
          </table:table-cell>
          <table:table-cell/>
          <table:table-cell office:value-type="string" calcext:value-type="string">
            <text:p>EMC_Barreiro/RNAseq/MS051401.RNASeq.141.1.pair2.fastq.gz</text:p>
          </table:table-cell>
          <table:table-cell office:value-type="string" calcext:value-type="string">
            <text:p>13d0671231066f3bc09eb55515aac5c6</text:p>
          </table:table-cell>
          <table:table-cell office:value-type="string" calcext:value-type="string">
            <text:p>cf3feecd9f945628580ec5f417a7e4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402.RNASeq</text:p>
          </table:table-cell>
          <table:table-cell/>
          <table:table-cell office:value-type="string" calcext:value-type="string">
            <text:p>EMC_Barreiro/RNAseq/MS051402.RNASeq.141.1.pair1.fastq.gz</text:p>
          </table:table-cell>
          <table:table-cell office:value-type="string" calcext:value-type="string">
            <text:p>ab81d8925076ab2f25a4e436c739982f</text:p>
          </table:table-cell>
          <table:table-cell office:value-type="string" calcext:value-type="string">
            <text:p>b7348e09d512da78be6f12de4efe1700</text:p>
          </table:table-cell>
          <table:table-cell/>
          <table:table-cell office:value-type="string" calcext:value-type="string">
            <text:p>EMC_Barreiro/RNAseq/MS051402.RNASeq.141.1.pair2.fastq.gz</text:p>
          </table:table-cell>
          <table:table-cell office:value-type="string" calcext:value-type="string">
            <text:p>bd39c1b05e80ac06f3609bed30e88417</text:p>
          </table:table-cell>
          <table:table-cell office:value-type="string" calcext:value-type="string">
            <text:p>eaf25d50dbab8f4b6470f28915c65c5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501.RNASeq</text:p>
          </table:table-cell>
          <table:table-cell/>
          <table:table-cell office:value-type="string" calcext:value-type="string">
            <text:p>EMC_Barreiro/RNAseq/MS051501.RNASeq.141.1.pair1.fastq.gz</text:p>
          </table:table-cell>
          <table:table-cell office:value-type="string" calcext:value-type="string">
            <text:p>4a3875b5389a6ba44b417a33933d2f20</text:p>
          </table:table-cell>
          <table:table-cell office:value-type="string" calcext:value-type="string">
            <text:p>70f82bfb359a96de40e855df74f0f3bc</text:p>
          </table:table-cell>
          <table:table-cell/>
          <table:table-cell office:value-type="string" calcext:value-type="string">
            <text:p>EMC_Barreiro/RNAseq/MS051501.RNASeq.141.1.pair2.fastq.gz</text:p>
          </table:table-cell>
          <table:table-cell office:value-type="string" calcext:value-type="string">
            <text:p>cde0efb723ab3f07950ac0eadfa585d8</text:p>
          </table:table-cell>
          <table:table-cell office:value-type="string" calcext:value-type="string">
            <text:p>b248356a2b07c06e86e512b86670eaf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502.RNASeq</text:p>
          </table:table-cell>
          <table:table-cell/>
          <table:table-cell office:value-type="string" calcext:value-type="string">
            <text:p>EMC_Barreiro/RNAseq/MS051502.RNASeq.141.1.pair1.fastq.gz</text:p>
          </table:table-cell>
          <table:table-cell office:value-type="string" calcext:value-type="string">
            <text:p>21acc269defd14eb96d6ab19f064ed71</text:p>
          </table:table-cell>
          <table:table-cell office:value-type="string" calcext:value-type="string">
            <text:p>cf8a38d7153d073d4eebb9400f7817af</text:p>
          </table:table-cell>
          <table:table-cell/>
          <table:table-cell office:value-type="string" calcext:value-type="string">
            <text:p>EMC_Barreiro/RNAseq/MS051502.RNASeq.141.1.pair2.fastq.gz</text:p>
          </table:table-cell>
          <table:table-cell office:value-type="string" calcext:value-type="string">
            <text:p>929fdf28e4be5f1f7c8c830393b35c29</text:p>
          </table:table-cell>
          <table:table-cell office:value-type="string" calcext:value-type="string">
            <text:p>5f87a69195636a21f411a5687bd253f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601.RNASeq</text:p>
          </table:table-cell>
          <table:table-cell/>
          <table:table-cell office:value-type="string" calcext:value-type="string">
            <text:p>EMC_Barreiro/RNAseq/MS051601.RNASeq.141.1.pair1.fastq.gz</text:p>
          </table:table-cell>
          <table:table-cell office:value-type="string" calcext:value-type="string">
            <text:p>9bdd0e945aa7f0be2b193b406277a8be</text:p>
          </table:table-cell>
          <table:table-cell office:value-type="string" calcext:value-type="string">
            <text:p>d8f4839a6d587abc48869093740f9076</text:p>
          </table:table-cell>
          <table:table-cell/>
          <table:table-cell office:value-type="string" calcext:value-type="string">
            <text:p>EMC_Barreiro/RNAseq/MS051601.RNASeq.141.1.pair2.fastq.gz</text:p>
          </table:table-cell>
          <table:table-cell office:value-type="string" calcext:value-type="string">
            <text:p>b678fbc8d4700cb39e6bcc2e021db1bc</text:p>
          </table:table-cell>
          <table:table-cell office:value-type="string" calcext:value-type="string">
            <text:p>647f656947ce7e1d060640df7e26911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602.RNASeq</text:p>
          </table:table-cell>
          <table:table-cell/>
          <table:table-cell office:value-type="string" calcext:value-type="string">
            <text:p>EMC_Barreiro/RNAseq/MS051602.RNASeq.141.1.pair1.fastq.gz</text:p>
          </table:table-cell>
          <table:table-cell office:value-type="string" calcext:value-type="string">
            <text:p>7038b27357713a12e25a59f8e1ff7955</text:p>
          </table:table-cell>
          <table:table-cell office:value-type="string" calcext:value-type="string">
            <text:p>0acfaf2317ed073703f4bffe55ce3cb8</text:p>
          </table:table-cell>
          <table:table-cell/>
          <table:table-cell office:value-type="string" calcext:value-type="string">
            <text:p>EMC_Barreiro/RNAseq/MS051602.RNASeq.141.1.pair2.fastq.gz</text:p>
          </table:table-cell>
          <table:table-cell office:value-type="string" calcext:value-type="string">
            <text:p>d5eaf8cc8c7901629715fdb13ab37d7f</text:p>
          </table:table-cell>
          <table:table-cell office:value-type="string" calcext:value-type="string">
            <text:p>ae83852d2d620c9ed0c0ad02a9ca32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701.RNASeq</text:p>
          </table:table-cell>
          <table:table-cell/>
          <table:table-cell office:value-type="string" calcext:value-type="string">
            <text:p>EMC_Barreiro/RNAseq/MS051701.RNASeq.141.1.pair1.fastq.gz</text:p>
          </table:table-cell>
          <table:table-cell office:value-type="string" calcext:value-type="string">
            <text:p>0b666c88cd07242902e71d3387bdbbfe</text:p>
          </table:table-cell>
          <table:table-cell office:value-type="string" calcext:value-type="string">
            <text:p>82e7d3b789346628c9cb51cdda2c90a5</text:p>
          </table:table-cell>
          <table:table-cell/>
          <table:table-cell office:value-type="string" calcext:value-type="string">
            <text:p>EMC_Barreiro/RNAseq/MS051701.RNASeq.141.1.pair2.fastq.gz</text:p>
          </table:table-cell>
          <table:table-cell office:value-type="string" calcext:value-type="string">
            <text:p>85a4ac999fe72d0c03f2358e14a13504</text:p>
          </table:table-cell>
          <table:table-cell office:value-type="string" calcext:value-type="string">
            <text:p>3caa3ab855fe05b317ce02b4ffce862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702.RNASeq</text:p>
          </table:table-cell>
          <table:table-cell/>
          <table:table-cell office:value-type="string" calcext:value-type="string">
            <text:p>EMC_Barreiro/RNAseq/MS051702.RNASeq.141.1.pair1.fastq.gz</text:p>
          </table:table-cell>
          <table:table-cell office:value-type="string" calcext:value-type="string">
            <text:p>63caeb59cacc664132c5824e2fc6fd8e</text:p>
          </table:table-cell>
          <table:table-cell office:value-type="string" calcext:value-type="string">
            <text:p>a1e7b02b4414f9c0b5948e5166ce86f3</text:p>
          </table:table-cell>
          <table:table-cell/>
          <table:table-cell office:value-type="string" calcext:value-type="string">
            <text:p>EMC_Barreiro/RNAseq/MS051702.RNASeq.141.1.pair2.fastq.gz</text:p>
          </table:table-cell>
          <table:table-cell office:value-type="string" calcext:value-type="string">
            <text:p>a68260d13f26a4275172d17602b955f1</text:p>
          </table:table-cell>
          <table:table-cell office:value-type="string" calcext:value-type="string">
            <text:p>84c139c44866d803cf14b3bee6d257f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801.RNASeq</text:p>
          </table:table-cell>
          <table:table-cell/>
          <table:table-cell office:value-type="string" calcext:value-type="string">
            <text:p>EMC_Barreiro/RNAseq/MS051801.RNASeq.141.1.pair1.fastq.gz</text:p>
          </table:table-cell>
          <table:table-cell office:value-type="string" calcext:value-type="string">
            <text:p>7dbca7ff9711da91a796a1f9f67b60fd</text:p>
          </table:table-cell>
          <table:table-cell office:value-type="string" calcext:value-type="string">
            <text:p>48353304693893a9f9af3d2f53b1f771</text:p>
          </table:table-cell>
          <table:table-cell/>
          <table:table-cell office:value-type="string" calcext:value-type="string">
            <text:p>EMC_Barreiro/RNAseq/MS051801.RNASeq.141.1.pair2.fastq.gz</text:p>
          </table:table-cell>
          <table:table-cell office:value-type="string" calcext:value-type="string">
            <text:p>40da50b9c647cd362b0dc757fd0559cb</text:p>
          </table:table-cell>
          <table:table-cell office:value-type="string" calcext:value-type="string">
            <text:p>d015dac3ed48ac8146650c163506bf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802.RNASeq</text:p>
          </table:table-cell>
          <table:table-cell/>
          <table:table-cell office:value-type="string" calcext:value-type="string">
            <text:p>EMC_Barreiro/RNAseq/MS051802.RNASeq.141.1.pair1.fastq.gz</text:p>
          </table:table-cell>
          <table:table-cell office:value-type="string" calcext:value-type="string">
            <text:p>229854fd7da96c0b4dc083fcd8494563</text:p>
          </table:table-cell>
          <table:table-cell office:value-type="string" calcext:value-type="string">
            <text:p>2ffe264cca7f7df1efce848118312498</text:p>
          </table:table-cell>
          <table:table-cell/>
          <table:table-cell office:value-type="string" calcext:value-type="string">
            <text:p>EMC_Barreiro/RNAseq/MS051802.RNASeq.141.1.pair2.fastq.gz</text:p>
          </table:table-cell>
          <table:table-cell office:value-type="string" calcext:value-type="string">
            <text:p>bc71b4a4507ddc249ca25423aa53a727</text:p>
          </table:table-cell>
          <table:table-cell office:value-type="string" calcext:value-type="string">
            <text:p>ef6197c62e694055651f7ee1b74ef7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901.RNASeq</text:p>
          </table:table-cell>
          <table:table-cell/>
          <table:table-cell office:value-type="string" calcext:value-type="string">
            <text:p>EMC_Barreiro/RNAseq/MS051901.RNASeq.141.2.pair1.fastq.gz</text:p>
          </table:table-cell>
          <table:table-cell office:value-type="string" calcext:value-type="string">
            <text:p>4c3e0b5cb44813814f428d737735736e</text:p>
          </table:table-cell>
          <table:table-cell office:value-type="string" calcext:value-type="string">
            <text:p>3d37ed896da3f178567225a85bb8fe89</text:p>
          </table:table-cell>
          <table:table-cell/>
          <table:table-cell office:value-type="string" calcext:value-type="string">
            <text:p>EMC_Barreiro/RNAseq/MS051901.RNASeq.141.2.pair2.fastq.gz</text:p>
          </table:table-cell>
          <table:table-cell office:value-type="string" calcext:value-type="string">
            <text:p>0c0eb1402e241b7bc68c7038e09b9f29</text:p>
          </table:table-cell>
          <table:table-cell office:value-type="string" calcext:value-type="string">
            <text:p>97b7bdf3fe7761238d72d69a69f389e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902.RNASeq</text:p>
          </table:table-cell>
          <table:table-cell/>
          <table:table-cell office:value-type="string" calcext:value-type="string">
            <text:p>EMC_Barreiro/RNAseq/MS051902.RNASeq.141.2.pair1.fastq.gz</text:p>
          </table:table-cell>
          <table:table-cell office:value-type="string" calcext:value-type="string">
            <text:p>f7e7796c521186db7bfe9c4a2119dac7</text:p>
          </table:table-cell>
          <table:table-cell office:value-type="string" calcext:value-type="string">
            <text:p>c3a1bd7a9900c931c56a20760d6c3d50</text:p>
          </table:table-cell>
          <table:table-cell/>
          <table:table-cell office:value-type="string" calcext:value-type="string">
            <text:p>EMC_Barreiro/RNAseq/MS051902.RNASeq.141.2.pair2.fastq.gz</text:p>
          </table:table-cell>
          <table:table-cell office:value-type="string" calcext:value-type="string">
            <text:p>9a7f9acfbd776b83cc834fd768c58291</text:p>
          </table:table-cell>
          <table:table-cell office:value-type="string" calcext:value-type="string">
            <text:p>6a64e2eef2db8efbe29f326ef70d13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001.RNASeq</text:p>
          </table:table-cell>
          <table:table-cell/>
          <table:table-cell office:value-type="string" calcext:value-type="string">
            <text:p>EMC_Barreiro/RNAseq/MS052001.RNASeq.141.2.pair1.fastq.gz</text:p>
          </table:table-cell>
          <table:table-cell office:value-type="string" calcext:value-type="string">
            <text:p>1520092a8a0918047bac7a29b7f57553</text:p>
          </table:table-cell>
          <table:table-cell office:value-type="string" calcext:value-type="string">
            <text:p>0c9b671d730f2e81cf4a343fd38b3329</text:p>
          </table:table-cell>
          <table:table-cell/>
          <table:table-cell office:value-type="string" calcext:value-type="string">
            <text:p>EMC_Barreiro/RNAseq/MS052001.RNASeq.141.2.pair2.fastq.gz</text:p>
          </table:table-cell>
          <table:table-cell office:value-type="string" calcext:value-type="string">
            <text:p>f574ec56fb7baa202281848279cf6211</text:p>
          </table:table-cell>
          <table:table-cell office:value-type="string" calcext:value-type="string">
            <text:p>9e7b23771becf1ab88a2174d5db4929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002.RNASeq</text:p>
          </table:table-cell>
          <table:table-cell/>
          <table:table-cell office:value-type="string" calcext:value-type="string">
            <text:p>EMC_Barreiro/RNAseq/MS052002.RNASeq.141.2.pair1.fastq.gz</text:p>
          </table:table-cell>
          <table:table-cell office:value-type="string" calcext:value-type="string">
            <text:p>653a2e0097ae335a2bdeaf292046895f</text:p>
          </table:table-cell>
          <table:table-cell office:value-type="string" calcext:value-type="string">
            <text:p>da5f37851ffc3b42b6fca23f9db8f6c4</text:p>
          </table:table-cell>
          <table:table-cell/>
          <table:table-cell office:value-type="string" calcext:value-type="string">
            <text:p>EMC_Barreiro/RNAseq/MS052002.RNASeq.141.2.pair2.fastq.gz</text:p>
          </table:table-cell>
          <table:table-cell office:value-type="string" calcext:value-type="string">
            <text:p>ab24e550c593aecdc24c0574614eeb46</text:p>
          </table:table-cell>
          <table:table-cell office:value-type="string" calcext:value-type="string">
            <text:p>43a667f667e4eb7adac3964400eb171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101.RNASeq</text:p>
          </table:table-cell>
          <table:table-cell/>
          <table:table-cell office:value-type="string" calcext:value-type="string">
            <text:p>EMC_Barreiro/RNAseq/MS052101.RNASeq.141.2.pair1.fastq.gz</text:p>
          </table:table-cell>
          <table:table-cell office:value-type="string" calcext:value-type="string">
            <text:p>8d6e050890f4e9ce25fe613383c77f30</text:p>
          </table:table-cell>
          <table:table-cell office:value-type="string" calcext:value-type="string">
            <text:p>ca4cdf45bb90cd89877c83a057fd4676</text:p>
          </table:table-cell>
          <table:table-cell/>
          <table:table-cell office:value-type="string" calcext:value-type="string">
            <text:p>EMC_Barreiro/RNAseq/MS052101.RNASeq.141.2.pair2.fastq.gz</text:p>
          </table:table-cell>
          <table:table-cell office:value-type="string" calcext:value-type="string">
            <text:p>d0a7f99a5595b3069f0c805f8ed4362f</text:p>
          </table:table-cell>
          <table:table-cell office:value-type="string" calcext:value-type="string">
            <text:p>0ebcb0010621a9504af07230c372723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102.RNASeq</text:p>
          </table:table-cell>
          <table:table-cell/>
          <table:table-cell office:value-type="string" calcext:value-type="string">
            <text:p>EMC_Barreiro/RNAseq/MS052102.RNASeq.141.2.pair1.fastq.gz</text:p>
          </table:table-cell>
          <table:table-cell office:value-type="string" calcext:value-type="string">
            <text:p>397e0e7adfb8fd22dc72c4f07a29ea45</text:p>
          </table:table-cell>
          <table:table-cell office:value-type="string" calcext:value-type="string">
            <text:p>039922bfba99dac4f61273c4f13370d9</text:p>
          </table:table-cell>
          <table:table-cell/>
          <table:table-cell office:value-type="string" calcext:value-type="string">
            <text:p>EMC_Barreiro/RNAseq/MS052102.RNASeq.141.2.pair2.fastq.gz</text:p>
          </table:table-cell>
          <table:table-cell office:value-type="string" calcext:value-type="string">
            <text:p>f9c46738e7273257a7dea2a2c29d3c18</text:p>
          </table:table-cell>
          <table:table-cell office:value-type="string" calcext:value-type="string">
            <text:p>f63b5b55dcfc8b9608854a56e741fb2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201.RNASeq</text:p>
          </table:table-cell>
          <table:table-cell/>
          <table:table-cell office:value-type="string" calcext:value-type="string">
            <text:p>EMC_Barreiro/RNAseq/MS052201.RNASeq.141.2.pair1.fastq.gz</text:p>
          </table:table-cell>
          <table:table-cell office:value-type="string" calcext:value-type="string">
            <text:p>890cd49de30395bffd9bd8774ce4195d</text:p>
          </table:table-cell>
          <table:table-cell office:value-type="string" calcext:value-type="string">
            <text:p>5621c0e400dafc791f7425a9e983da91</text:p>
          </table:table-cell>
          <table:table-cell/>
          <table:table-cell office:value-type="string" calcext:value-type="string">
            <text:p>EMC_Barreiro/RNAseq/MS052201.RNASeq.141.2.pair2.fastq.gz</text:p>
          </table:table-cell>
          <table:table-cell office:value-type="string" calcext:value-type="string">
            <text:p>3e2323e256b6984ae865ffe41abf1f4c</text:p>
          </table:table-cell>
          <table:table-cell office:value-type="string" calcext:value-type="string">
            <text:p>4143f8c243c3653b5c201d400bea2e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202.RNASeq</text:p>
          </table:table-cell>
          <table:table-cell/>
          <table:table-cell office:value-type="string" calcext:value-type="string">
            <text:p>EMC_Barreiro/RNAseq/MS052202.RNASeq.141.2.pair1.fastq.gz</text:p>
          </table:table-cell>
          <table:table-cell office:value-type="string" calcext:value-type="string">
            <text:p>014e69da5521cf35317723821db92b90</text:p>
          </table:table-cell>
          <table:table-cell office:value-type="string" calcext:value-type="string">
            <text:p>135a92231fd001c92376019ed74e9c0f</text:p>
          </table:table-cell>
          <table:table-cell/>
          <table:table-cell office:value-type="string" calcext:value-type="string">
            <text:p>EMC_Barreiro/RNAseq/MS052202.RNASeq.141.2.pair2.fastq.gz</text:p>
          </table:table-cell>
          <table:table-cell office:value-type="string" calcext:value-type="string">
            <text:p>73dbdc151d338905aea2d75d9cf79e3e</text:p>
          </table:table-cell>
          <table:table-cell office:value-type="string" calcext:value-type="string">
            <text:p>5f1228420d4b8332d596a15cc8dbb6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301.RNASeq</text:p>
          </table:table-cell>
          <table:table-cell/>
          <table:table-cell office:value-type="string" calcext:value-type="string">
            <text:p>EMC_Barreiro/RNAseq/MS052301.RNASeq.141.2.pair1.fastq.gz</text:p>
          </table:table-cell>
          <table:table-cell office:value-type="string" calcext:value-type="string">
            <text:p>b8bc497e927a59e18d2022ccdffc3448</text:p>
          </table:table-cell>
          <table:table-cell office:value-type="string" calcext:value-type="string">
            <text:p>0cab31a59e042b3f6b25f67316da177c</text:p>
          </table:table-cell>
          <table:table-cell/>
          <table:table-cell office:value-type="string" calcext:value-type="string">
            <text:p>EMC_Barreiro/RNAseq/MS052301.RNASeq.141.2.pair2.fastq.gz</text:p>
          </table:table-cell>
          <table:table-cell office:value-type="string" calcext:value-type="string">
            <text:p>6c2b1e1ca7b4c5ee4f968f22b8948f65</text:p>
          </table:table-cell>
          <table:table-cell office:value-type="string" calcext:value-type="string">
            <text:p>fc6e1905ef666f33151bbbd1ce511a0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302.RNASeq</text:p>
          </table:table-cell>
          <table:table-cell/>
          <table:table-cell office:value-type="string" calcext:value-type="string">
            <text:p>EMC_Barreiro/RNAseq/MS052302.RNASeq.141.2.pair1.fastq.gz</text:p>
          </table:table-cell>
          <table:table-cell office:value-type="string" calcext:value-type="string">
            <text:p>a118d39123496fca6e37336bdfd45aea</text:p>
          </table:table-cell>
          <table:table-cell office:value-type="string" calcext:value-type="string">
            <text:p>aa9072b168151a82816623eef2fc25ab</text:p>
          </table:table-cell>
          <table:table-cell/>
          <table:table-cell office:value-type="string" calcext:value-type="string">
            <text:p>EMC_Barreiro/RNAseq/MS052302.RNASeq.141.2.pair2.fastq.gz</text:p>
          </table:table-cell>
          <table:table-cell office:value-type="string" calcext:value-type="string">
            <text:p>7f0f5ea54378d165118125dea361eade</text:p>
          </table:table-cell>
          <table:table-cell office:value-type="string" calcext:value-type="string">
            <text:p>017ad1b4026c8aa67826a2f3a6d5707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401</text:p>
          </table:table-cell>
          <table:table-cell office:value-type="string" calcext:value-type="string">
            <text:p>MS052401.json</text:p>
          </table:table-cell>
          <table:table-cell/>
          <table:table-cell office:value-type="string" calcext:value-type="string">
            <text:p>MS052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401.RNASeq</text:p>
          </table:table-cell>
          <table:table-cell/>
          <table:table-cell office:value-type="string" calcext:value-type="string">
            <text:p>EMC_Barreiro/RNAseq/MS052401.RNASeq.141.3.pair1.fastq.gz</text:p>
          </table:table-cell>
          <table:table-cell office:value-type="string" calcext:value-type="string">
            <text:p>389f7b831678e11a2b9c7461dddd94ed</text:p>
          </table:table-cell>
          <table:table-cell office:value-type="string" calcext:value-type="string">
            <text:p>66d98a6583e8c5d26f3554e6aa9c8441</text:p>
          </table:table-cell>
          <table:table-cell/>
          <table:table-cell office:value-type="string" calcext:value-type="string">
            <text:p>EMC_Barreiro/RNAseq/MS052401.RNASeq.141.3.pair2.fastq.gz</text:p>
          </table:table-cell>
          <table:table-cell office:value-type="string" calcext:value-type="string">
            <text:p>c155e51b8a5d480cd241b30597dc89bb</text:p>
          </table:table-cell>
          <table:table-cell office:value-type="string" calcext:value-type="string">
            <text:p>09e514b7ef630f6eb1707382456a3dc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402</text:p>
          </table:table-cell>
          <table:table-cell office:value-type="string" calcext:value-type="string">
            <text:p>MS052402.json</text:p>
          </table:table-cell>
          <table:table-cell/>
          <table:table-cell office:value-type="string" calcext:value-type="string">
            <text:p>MS052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402.RNASeq</text:p>
          </table:table-cell>
          <table:table-cell/>
          <table:table-cell office:value-type="string" calcext:value-type="string">
            <text:p>EMC_Barreiro/RNAseq/MS052402.RNASeq.141.3.pair1.fastq.gz</text:p>
          </table:table-cell>
          <table:table-cell office:value-type="string" calcext:value-type="string">
            <text:p>af91a15b7db2a6791c1a3cddefb0f10f</text:p>
          </table:table-cell>
          <table:table-cell office:value-type="string" calcext:value-type="string">
            <text:p>58aeb004e1cbac03a8c2b03915734c47</text:p>
          </table:table-cell>
          <table:table-cell/>
          <table:table-cell office:value-type="string" calcext:value-type="string">
            <text:p>EMC_Barreiro/RNAseq/MS052402.RNASeq.141.3.pair2.fastq.gz</text:p>
          </table:table-cell>
          <table:table-cell office:value-type="string" calcext:value-type="string">
            <text:p>20474a23aad3647c685d4d80fa721aa2</text:p>
          </table:table-cell>
          <table:table-cell office:value-type="string" calcext:value-type="string">
            <text:p>717208f337a8644ed7163bd8f92f020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501.RNASeq</text:p>
          </table:table-cell>
          <table:table-cell/>
          <table:table-cell office:value-type="string" calcext:value-type="string">
            <text:p>EMC_Barreiro/RNAseq/MS052501.RNASeq.141.3.pair1.fastq.gz</text:p>
          </table:table-cell>
          <table:table-cell office:value-type="string" calcext:value-type="string">
            <text:p>78274655dfb84da890355bcda2bf9585</text:p>
          </table:table-cell>
          <table:table-cell office:value-type="string" calcext:value-type="string">
            <text:p>b1f89d87a8683916578c7b047f656c89</text:p>
          </table:table-cell>
          <table:table-cell/>
          <table:table-cell office:value-type="string" calcext:value-type="string">
            <text:p>EMC_Barreiro/RNAseq/MS052501.RNASeq.141.3.pair2.fastq.gz</text:p>
          </table:table-cell>
          <table:table-cell office:value-type="string" calcext:value-type="string">
            <text:p>70c917e8c4e238cf7cd7793b6017166f</text:p>
          </table:table-cell>
          <table:table-cell office:value-type="string" calcext:value-type="string">
            <text:p>24568c386339da0501e26b1b8a20c90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502.RNASeq</text:p>
          </table:table-cell>
          <table:table-cell/>
          <table:table-cell office:value-type="string" calcext:value-type="string">
            <text:p>EMC_Barreiro/RNAseq/MS052502.RNASeq.141.3.pair1.fastq.gz</text:p>
          </table:table-cell>
          <table:table-cell office:value-type="string" calcext:value-type="string">
            <text:p>7f1c16568900c060ebfb20ff5f7f2330</text:p>
          </table:table-cell>
          <table:table-cell office:value-type="string" calcext:value-type="string">
            <text:p>46bc6afebf90abe7692463fc066808e0</text:p>
          </table:table-cell>
          <table:table-cell/>
          <table:table-cell office:value-type="string" calcext:value-type="string">
            <text:p>EMC_Barreiro/RNAseq/MS052502.RNASeq.141.3.pair2.fastq.gz</text:p>
          </table:table-cell>
          <table:table-cell office:value-type="string" calcext:value-type="string">
            <text:p>b5fb3e0910b0f4c652c3244f3e67f81c</text:p>
          </table:table-cell>
          <table:table-cell office:value-type="string" calcext:value-type="string">
            <text:p>81ab697f55718dba4261f28ac24510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601.RNASeq</text:p>
          </table:table-cell>
          <table:table-cell/>
          <table:table-cell office:value-type="string" calcext:value-type="string">
            <text:p>EMC_Barreiro/RNAseq/MS052601.RNASeq.141.3.pair1.fastq.gz</text:p>
          </table:table-cell>
          <table:table-cell office:value-type="string" calcext:value-type="string">
            <text:p>e1c064ba2b881e1ffe4a840223310545</text:p>
          </table:table-cell>
          <table:table-cell office:value-type="string" calcext:value-type="string">
            <text:p>707780b204ce04758b4cf0a7fbabc28f</text:p>
          </table:table-cell>
          <table:table-cell/>
          <table:table-cell office:value-type="string" calcext:value-type="string">
            <text:p>EMC_Barreiro/RNAseq/MS052601.RNASeq.141.3.pair2.fastq.gz</text:p>
          </table:table-cell>
          <table:table-cell office:value-type="string" calcext:value-type="string">
            <text:p>67e9001f05202ac5d2f76147c19d0bf3</text:p>
          </table:table-cell>
          <table:table-cell office:value-type="string" calcext:value-type="string">
            <text:p>1de43e543771ff77eb51d4124ca1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602.RNASeq</text:p>
          </table:table-cell>
          <table:table-cell/>
          <table:table-cell office:value-type="string" calcext:value-type="string">
            <text:p>EMC_Barreiro/RNAseq/MS052602.RNASeq.141.3.pair1.fastq.gz</text:p>
          </table:table-cell>
          <table:table-cell office:value-type="string" calcext:value-type="string">
            <text:p>25e659de8eed66cddbed321d2d847228</text:p>
          </table:table-cell>
          <table:table-cell office:value-type="string" calcext:value-type="string">
            <text:p>4493e7ba1da7c5906f1fb8962b9a3834</text:p>
          </table:table-cell>
          <table:table-cell/>
          <table:table-cell office:value-type="string" calcext:value-type="string">
            <text:p>EMC_Barreiro/RNAseq/MS052602.RNASeq.141.3.pair2.fastq.gz</text:p>
          </table:table-cell>
          <table:table-cell office:value-type="string" calcext:value-type="string">
            <text:p>33cbc03b86d6f2945233ff5c882e4717</text:p>
          </table:table-cell>
          <table:table-cell office:value-type="string" calcext:value-type="string">
            <text:p>35b651611a4742256b72072452235c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701.RNASeq</text:p>
          </table:table-cell>
          <table:table-cell/>
          <table:table-cell office:value-type="string" calcext:value-type="string">
            <text:p>EMC_Barreiro/RNAseq/MS052701.RNASeq.141.4.pair1.fastq.gz</text:p>
          </table:table-cell>
          <table:table-cell office:value-type="string" calcext:value-type="string">
            <text:p>b20de802f319b65d05ddb57518cf5c87</text:p>
          </table:table-cell>
          <table:table-cell office:value-type="string" calcext:value-type="string">
            <text:p>6af97b2f8533372d148aaeb13593dde5</text:p>
          </table:table-cell>
          <table:table-cell/>
          <table:table-cell office:value-type="string" calcext:value-type="string">
            <text:p>EMC_Barreiro/RNAseq/MS052701.RNASeq.141.4.pair2.fastq.gz</text:p>
          </table:table-cell>
          <table:table-cell office:value-type="string" calcext:value-type="string">
            <text:p>9a73da990db04ad56bf4a4551f3cbcdf</text:p>
          </table:table-cell>
          <table:table-cell office:value-type="string" calcext:value-type="string">
            <text:p>9705f47be4435b006adf306bf19141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702.RNASeq</text:p>
          </table:table-cell>
          <table:table-cell/>
          <table:table-cell office:value-type="string" calcext:value-type="string">
            <text:p>EMC_Barreiro/RNAseq/MS052702.RNASeq.141.4.pair1.fastq.gz</text:p>
          </table:table-cell>
          <table:table-cell office:value-type="string" calcext:value-type="string">
            <text:p>6f90b11b13b942065d95d0bc1152b87d</text:p>
          </table:table-cell>
          <table:table-cell office:value-type="string" calcext:value-type="string">
            <text:p>de15df27959f88f0d3d3ce211174b94c</text:p>
          </table:table-cell>
          <table:table-cell/>
          <table:table-cell office:value-type="string" calcext:value-type="string">
            <text:p>EMC_Barreiro/RNAseq/MS052702.RNASeq.141.4.pair2.fastq.gz</text:p>
          </table:table-cell>
          <table:table-cell office:value-type="string" calcext:value-type="string">
            <text:p>e9e1ce33ff7599d4786a9aff85aadc02</text:p>
          </table:table-cell>
          <table:table-cell office:value-type="string" calcext:value-type="string">
            <text:p>11709aad16a58d20b337e2bf0b2ec7f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801.RNASeq</text:p>
          </table:table-cell>
          <table:table-cell/>
          <table:table-cell office:value-type="string" calcext:value-type="string">
            <text:p>EMC_Barreiro/RNAseq/MS052801.RNASeq.141.4.pair1.fastq.gz</text:p>
          </table:table-cell>
          <table:table-cell office:value-type="string" calcext:value-type="string">
            <text:p>c46125cd2440dca056dd3c58d9c16be1</text:p>
          </table:table-cell>
          <table:table-cell office:value-type="string" calcext:value-type="string">
            <text:p>8a4b771f3d7ffffd031c36c70e444220</text:p>
          </table:table-cell>
          <table:table-cell/>
          <table:table-cell office:value-type="string" calcext:value-type="string">
            <text:p>EMC_Barreiro/RNAseq/MS052801.RNASeq.141.4.pair2.fastq.gz</text:p>
          </table:table-cell>
          <table:table-cell office:value-type="string" calcext:value-type="string">
            <text:p>c8e9b9f1927bbcc13d574b318189ba49</text:p>
          </table:table-cell>
          <table:table-cell office:value-type="string" calcext:value-type="string">
            <text:p>073192a5e58a6b5fabf14224db008c7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802.RNASeq</text:p>
          </table:table-cell>
          <table:table-cell/>
          <table:table-cell office:value-type="string" calcext:value-type="string">
            <text:p>EMC_Barreiro/RNAseq/MS052802.RNASeq.141.4.pair1.fastq.gz</text:p>
          </table:table-cell>
          <table:table-cell office:value-type="string" calcext:value-type="string">
            <text:p>435aa13c94bd4c38078ec0db971a8e33</text:p>
          </table:table-cell>
          <table:table-cell office:value-type="string" calcext:value-type="string">
            <text:p>f2d03658920c3f169994a8dcd0a83201</text:p>
          </table:table-cell>
          <table:table-cell/>
          <table:table-cell office:value-type="string" calcext:value-type="string">
            <text:p>EMC_Barreiro/RNAseq/MS052802.RNASeq.141.4.pair2.fastq.gz</text:p>
          </table:table-cell>
          <table:table-cell office:value-type="string" calcext:value-type="string">
            <text:p>f5d82c9495ceb2cc438a8971a52d9afe</text:p>
          </table:table-cell>
          <table:table-cell office:value-type="string" calcext:value-type="string">
            <text:p>150ddcbe520c08a3713ad138fe0782e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901.RNASeq</text:p>
          </table:table-cell>
          <table:table-cell/>
          <table:table-cell office:value-type="string" calcext:value-type="string">
            <text:p>EMC_Barreiro/RNAseq/MS052901.RNASeq.141.4.pair1.fastq.gz</text:p>
          </table:table-cell>
          <table:table-cell office:value-type="string" calcext:value-type="string">
            <text:p>0a273c19762234ea6465a80f2b8599b4</text:p>
          </table:table-cell>
          <table:table-cell office:value-type="string" calcext:value-type="string">
            <text:p>b22ef9f5998027447ae307499dced739</text:p>
          </table:table-cell>
          <table:table-cell/>
          <table:table-cell office:value-type="string" calcext:value-type="string">
            <text:p>EMC_Barreiro/RNAseq/MS052901.RNASeq.141.4.pair2.fastq.gz</text:p>
          </table:table-cell>
          <table:table-cell office:value-type="string" calcext:value-type="string">
            <text:p>52460aa76357caabe4fe33355e266239</text:p>
          </table:table-cell>
          <table:table-cell office:value-type="string" calcext:value-type="string">
            <text:p>3e643299c255c98eaa64f3447d55ab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902.RNASeq</text:p>
          </table:table-cell>
          <table:table-cell/>
          <table:table-cell office:value-type="string" calcext:value-type="string">
            <text:p>EMC_Barreiro/RNAseq/MS052902.RNASeq.141.4.pair1.fastq.gz</text:p>
          </table:table-cell>
          <table:table-cell office:value-type="string" calcext:value-type="string">
            <text:p>adf84c9c842b09038c7a8f68eefb223f</text:p>
          </table:table-cell>
          <table:table-cell office:value-type="string" calcext:value-type="string">
            <text:p>944abda40e17b8db9b6960ef5feeb723</text:p>
          </table:table-cell>
          <table:table-cell/>
          <table:table-cell office:value-type="string" calcext:value-type="string">
            <text:p>EMC_Barreiro/RNAseq/MS052902.RNASeq.141.4.pair2.fastq.gz</text:p>
          </table:table-cell>
          <table:table-cell office:value-type="string" calcext:value-type="string">
            <text:p>57985cc5c6401c89d26140bec4b1097d</text:p>
          </table:table-cell>
          <table:table-cell office:value-type="string" calcext:value-type="string">
            <text:p>10010d146f8710e7287418521382b5d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3001.RNASeq</text:p>
          </table:table-cell>
          <table:table-cell/>
          <table:table-cell office:value-type="string" calcext:value-type="string">
            <text:p>EMC_Barreiro/RNAseq/MS053001.RNASeq.141.4.pair1.fastq.gz</text:p>
          </table:table-cell>
          <table:table-cell office:value-type="string" calcext:value-type="string">
            <text:p>7981206fa6999fa8b8e1bc36b3f95947</text:p>
          </table:table-cell>
          <table:table-cell office:value-type="string" calcext:value-type="string">
            <text:p>6cca67f6b8fb267965ccd52bb45398ec</text:p>
          </table:table-cell>
          <table:table-cell/>
          <table:table-cell office:value-type="string" calcext:value-type="string">
            <text:p>EMC_Barreiro/RNAseq/MS053001.RNASeq.141.4.pair2.fastq.gz</text:p>
          </table:table-cell>
          <table:table-cell office:value-type="string" calcext:value-type="string">
            <text:p>3c60dfed9f51b04ceb96458978986b27</text:p>
          </table:table-cell>
          <table:table-cell office:value-type="string" calcext:value-type="string">
            <text:p>b4d6b39eb1d256f3b456bd277705e1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3002.RNASeq</text:p>
          </table:table-cell>
          <table:table-cell/>
          <table:table-cell office:value-type="string" calcext:value-type="string">
            <text:p>EMC_Barreiro/RNAseq/MS053002.RNASeq.141.4.pair1.fastq.gz</text:p>
          </table:table-cell>
          <table:table-cell office:value-type="string" calcext:value-type="string">
            <text:p>8034c764497f50ca5fe69e750202b951</text:p>
          </table:table-cell>
          <table:table-cell office:value-type="string" calcext:value-type="string">
            <text:p>de6a5d670417c8854253eba299841e32</text:p>
          </table:table-cell>
          <table:table-cell/>
          <table:table-cell office:value-type="string" calcext:value-type="string">
            <text:p>EMC_Barreiro/RNAseq/MS053002.RNASeq.141.4.pair2.fastq.gz</text:p>
          </table:table-cell>
          <table:table-cell office:value-type="string" calcext:value-type="string">
            <text:p>4db72a2fb850c9edd9e84a7731428420</text:p>
          </table:table-cell>
          <table:table-cell office:value-type="string" calcext:value-type="string">
            <text:p>02ada9a6e4a6ada888e4a38b4e8b73e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00-00-00</text:date>, <text:time style:data-style-name="N2" text:time-value="16:52:50.318550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_20_DO_20__20_STRANGE_20_CASES" style:display-name="PageStyle_TO DO  STRANGE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9-01T14:50:30.656870257</dc:date>
    <meta:editing-duration>P1DT19H17M23S</meta:editing-duration>
    <meta:editing-cycles>18</meta:editing-cycles>
    <meta:document-statistic meta:table-count="1" meta:cell-count="6279" meta:object-count="0"/>
  </office:meta>
</office:document-meta>
</file>